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7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unix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symbol</text:p>
          </table:table-cell>
          <table:table-cell office:value-type="string" table:style-name="ce1">
            <text:p>open</text:p>
          </table:table-cell>
          <table:table-cell office:value-type="string" table:style-name="ce1">
            <text:p>high</text:p>
          </table:table-cell>
          <table:table-cell office:value-type="string" table:style-name="ce1">
            <text:p>low</text:p>
          </table:table-cell>
          <table:table-cell office:value-type="string" table:style-name="ce1">
            <text:p>close</text:p>
          </table:table-cell>
          <table:table-cell office:value-type="string" table:style-name="ce1">
            <text:p>Volume BTC</text:p>
          </table:table-cell>
          <table:table-cell office:value-type="string" table:style-name="ce1">
            <text:p>Volume USD</text:p>
          </table:table-cell>
          <table:table-cell table:number-columns-repeated="16375"/>
        </table:table-row>
        <table:table-row table:style-name="ro1">
          <table:table-cell office:value-type="float" office:value="1612764960" table:style-name="ce1">
            <text:p>1612764960</text:p>
          </table:table-cell>
          <table:table-cell office:value-type="date" office:date-value="2021-02-08T06:16:00" table:style-name="ce2">
            <text:p>08/02/2021 06:16</text:p>
          </table:table-cell>
          <table:table-cell office:value-type="string" table:style-name="ce1">
            <text:p>BTC/USD</text:p>
          </table:table-cell>
          <table:table-cell office:value-type="float" office:value="39038.050000000003" table:style-name="ce1">
            <text:p>39038.05</text:p>
          </table:table-cell>
          <table:table-cell office:value-type="float" office:value="39044.07" table:style-name="ce1">
            <text:p>39044.07</text:p>
          </table:table-cell>
          <table:table-cell office:value-type="float" office:value="39038.050000000003" table:style-name="ce1">
            <text:p>39038.05</text:p>
          </table:table-cell>
          <table:table-cell office:value-type="float" office:value="39044.07" table:style-name="ce1">
            <text:p>39044.07</text:p>
          </table:table-cell>
          <table:table-cell office:value-type="float" office:value="0.4523952" table:style-name="ce1">
            <text:p>0.4523952</text:p>
          </table:table-cell>
          <table:table-cell office:value-type="float" office:value="17663.349856463999" table:style-name="ce1">
            <text:p>17663.34986</text:p>
          </table:table-cell>
          <table:table-cell table:number-columns-repeated="16375"/>
        </table:table-row>
        <table:table-row table:style-name="ro1">
          <table:table-cell office:value-type="float" office:value="1612764900" table:style-name="ce1">
            <text:p>1612764900</text:p>
          </table:table-cell>
          <table:table-cell office:value-type="date" office:date-value="2021-02-08T06:15:00" table:style-name="ce2">
            <text:p>08/02/2021 06:15</text:p>
          </table:table-cell>
          <table:table-cell office:value-type="string" table:style-name="ce1">
            <text:p>BTC/USD</text:p>
          </table:table-cell>
          <table:table-cell office:value-type="float" office:value="39020.769999999997" table:style-name="ce1">
            <text:p>39020.77</text:p>
          </table:table-cell>
          <table:table-cell office:value-type="float" office:value="39067.18" table:style-name="ce1">
            <text:p>39067.18</text:p>
          </table:table-cell>
          <table:table-cell office:value-type="float" office:value="39007.17" table:style-name="ce1">
            <text:p>39007.17</text:p>
          </table:table-cell>
          <table:table-cell office:value-type="float" office:value="39031.26" table:style-name="ce1">
            <text:p>39031.26</text:p>
          </table:table-cell>
          <table:table-cell office:value-type="float" office:value="6.00282625" table:style-name="ce1">
            <text:p>6.00282625</text:p>
          </table:table-cell>
          <table:table-cell office:value-type="float" office:value="234297.872098575" table:style-name="ce1">
            <text:p>234297.8721</text:p>
          </table:table-cell>
          <table:table-cell table:number-columns-repeated="16375"/>
        </table:table-row>
        <table:table-row table:style-name="ro1">
          <table:table-cell office:value-type="float" office:value="1612764840" table:style-name="ce1">
            <text:p>1612764840</text:p>
          </table:table-cell>
          <table:table-cell office:value-type="date" office:date-value="2021-02-08T06:14:00" table:style-name="ce2">
            <text:p>08/02/2021 06:14</text:p>
          </table:table-cell>
          <table:table-cell office:value-type="string" table:style-name="ce1">
            <text:p>BTC/USD</text:p>
          </table:table-cell>
          <table:table-cell office:value-type="float" office:value="38985" table:style-name="ce1">
            <text:p>38985</text:p>
          </table:table-cell>
          <table:table-cell office:value-type="float" office:value="39021.449999999997" table:style-name="ce1">
            <text:p>39021.45</text:p>
          </table:table-cell>
          <table:table-cell office:value-type="float" office:value="38985" table:style-name="ce1">
            <text:p>38985</text:p>
          </table:table-cell>
          <table:table-cell office:value-type="float" office:value="39021.449999999997" table:style-name="ce1">
            <text:p>39021.45</text:p>
          </table:table-cell>
          <table:table-cell office:value-type="float" office:value="7.9296131799999996" table:style-name="ce1">
            <text:p>7.92961318</text:p>
          </table:table-cell>
          <table:table-cell office:value-type="float" office:value="309425.00422270998" table:style-name="ce1">
            <text:p>309425.0042</text:p>
          </table:table-cell>
          <table:table-cell table:number-columns-repeated="16375"/>
        </table:table-row>
        <table:table-row table:style-name="ro1">
          <table:table-cell office:value-type="float" office:value="1612764780" table:style-name="ce1">
            <text:p>1612764780</text:p>
          </table:table-cell>
          <table:table-cell office:value-type="date" office:date-value="2021-02-08T06:13:00" table:style-name="ce2">
            <text:p>08/02/2021 06:13</text:p>
          </table:table-cell>
          <table:table-cell office:value-type="string" table:style-name="ce1">
            <text:p>BTC/USD</text:p>
          </table:table-cell>
          <table:table-cell office:value-type="float" office:value="38960" table:style-name="ce1">
            <text:p>38960</text:p>
          </table:table-cell>
          <table:table-cell office:value-type="float" office:value="38974.68" table:style-name="ce1">
            <text:p>38974.68</text:p>
          </table:table-cell>
          <table:table-cell office:value-type="float" office:value="38952.81" table:style-name="ce1">
            <text:p>38952.81</text:p>
          </table:table-cell>
          <table:table-cell office:value-type="float" office:value="38973.01" table:style-name="ce1">
            <text:p>38973.01</text:p>
          </table:table-cell>
          <table:table-cell office:value-type="float" office:value="8.4827571699999993" table:style-name="ce1">
            <text:p>8.48275717</text:p>
          </table:table-cell>
          <table:table-cell office:value-type="float" office:value="330598.58001398097" table:style-name="ce1">
            <text:p>330598.58</text:p>
          </table:table-cell>
          <table:table-cell table:number-columns-repeated="16375"/>
        </table:table-row>
        <table:table-row table:style-name="ro1">
          <table:table-cell office:value-type="float" office:value="1612764720" table:style-name="ce1">
            <text:p>1612764720</text:p>
          </table:table-cell>
          <table:table-cell office:value-type="date" office:date-value="2021-02-08T06:12:00" table:style-name="ce2">
            <text:p>08/02/2021 06:12</text:p>
          </table:table-cell>
          <table:table-cell office:value-type="string" table:style-name="ce1">
            <text:p>BTC/USD</text:p>
          </table:table-cell>
          <table:table-cell office:value-type="float" office:value="38913.56" table:style-name="ce1">
            <text:p>38913.56</text:p>
          </table:table-cell>
          <table:table-cell office:value-type="float" office:value="38960" table:style-name="ce1">
            <text:p>38960</text:p>
          </table:table-cell>
          <table:table-cell office:value-type="float" office:value="38902.949999999997" table:style-name="ce1">
            <text:p>38902.95</text:p>
          </table:table-cell>
          <table:table-cell office:value-type="float" office:value="38960" table:style-name="ce1">
            <text:p>38960</text:p>
          </table:table-cell>
          <table:table-cell office:value-type="float" office:value="7.6692002500000003" table:style-name="ce1">
            <text:p>7.66920025</text:p>
          </table:table-cell>
          <table:table-cell office:value-type="float" office:value="298792.04174000002" table:style-name="ce1">
            <text:p>298792.0417</text:p>
          </table:table-cell>
          <table:table-cell table:number-columns-repeated="16375"/>
        </table:table-row>
        <table:table-row table:style-name="ro1">
          <table:table-cell office:value-type="float" office:value="1612764660" table:style-name="ce1">
            <text:p>1612764660</text:p>
          </table:table-cell>
          <table:table-cell office:value-type="date" office:date-value="2021-02-08T06:11:00" table:style-name="ce2">
            <text:p>08/02/2021 06:11</text:p>
          </table:table-cell>
          <table:table-cell office:value-type="string" table:style-name="ce1">
            <text:p>BTC/USD</text:p>
          </table:table-cell>
          <table:table-cell office:value-type="float" office:value="38890" table:style-name="ce1">
            <text:p>38890</text:p>
          </table:table-cell>
          <table:table-cell office:value-type="float" office:value="38924.75" table:style-name="ce1">
            <text:p>38924.75</text:p>
          </table:table-cell>
          <table:table-cell office:value-type="float" office:value="38890" table:style-name="ce1">
            <text:p>38890</text:p>
          </table:table-cell>
          <table:table-cell office:value-type="float" office:value="38924.75" table:style-name="ce1">
            <text:p>38924.75</text:p>
          </table:table-cell>
          <table:table-cell office:value-type="float" office:value="0.60442059000000004" table:style-name="ce1">
            <text:p>0.60442059</text:p>
          </table:table-cell>
          <table:table-cell office:value-type="float" office:value="23526.9203606025" table:style-name="ce1">
            <text:p>23526.92036</text:p>
          </table:table-cell>
          <table:table-cell table:number-columns-repeated="16375"/>
        </table:table-row>
        <table:table-row table:style-name="ro1">
          <table:table-cell office:value-type="float" office:value="1612764600" table:style-name="ce1">
            <text:p>1612764600</text:p>
          </table:table-cell>
          <table:table-cell office:value-type="date" office:date-value="2021-02-08T06:10:00" table:style-name="ce2">
            <text:p>08/02/2021 06:10</text:p>
          </table:table-cell>
          <table:table-cell office:value-type="string" table:style-name="ce1">
            <text:p>BTC/USD</text:p>
          </table:table-cell>
          <table:table-cell office:value-type="float" office:value="38830.61" table:style-name="ce1">
            <text:p>38830.61</text:p>
          </table:table-cell>
          <table:table-cell office:value-type="float" office:value="38864.15" table:style-name="ce1">
            <text:p>38864.15</text:p>
          </table:table-cell>
          <table:table-cell office:value-type="float" office:value="38830.61" table:style-name="ce1">
            <text:p>38830.61</text:p>
          </table:table-cell>
          <table:table-cell office:value-type="float" office:value="38864.15" table:style-name="ce1">
            <text:p>38864.15</text:p>
          </table:table-cell>
          <table:table-cell office:value-type="float" office:value="1.15088433" table:style-name="ce1">
            <text:p>1.15088433</text:p>
          </table:table-cell>
          <table:table-cell office:value-type="float" office:value="44728.1412337695" table:style-name="ce1">
            <text:p>44728.14123</text:p>
          </table:table-cell>
          <table:table-cell table:number-columns-repeated="16375"/>
        </table:table-row>
        <table:table-row table:style-name="ro1">
          <table:table-cell office:value-type="float" office:value="1612764540" table:style-name="ce1">
            <text:p>1612764540</text:p>
          </table:table-cell>
          <table:table-cell office:value-type="date" office:date-value="2021-02-08T06:09:00" table:style-name="ce2">
            <text:p>08/02/2021 06:09</text:p>
          </table:table-cell>
          <table:table-cell office:value-type="string" table:style-name="ce1">
            <text:p>BTC/USD</text:p>
          </table:table-cell>
          <table:table-cell office:value-type="float" office:value="38836" table:style-name="ce1">
            <text:p>38836</text:p>
          </table:table-cell>
          <table:table-cell office:value-type="float" office:value="38836" table:style-name="ce1">
            <text:p>38836</text:p>
          </table:table-cell>
          <table:table-cell office:value-type="float" office:value="38835.08" table:style-name="ce1">
            <text:p>38835.08</text:p>
          </table:table-cell>
          <table:table-cell office:value-type="float" office:value="38835.08" table:style-name="ce1">
            <text:p>38835.08</text:p>
          </table:table-cell>
          <table:table-cell office:value-type="float" office:value="6.72546686" table:style-name="ce1">
            <text:p>6.72546686</text:p>
          </table:table-cell>
          <table:table-cell office:value-type="float" office:value="261184.04354544799" table:style-name="ce1">
            <text:p>261184.0435</text:p>
          </table:table-cell>
          <table:table-cell table:number-columns-repeated="16375"/>
        </table:table-row>
        <table:table-row table:style-name="ro1">
          <table:table-cell office:value-type="float" office:value="1612764480" table:style-name="ce1">
            <text:p>1612764480</text:p>
          </table:table-cell>
          <table:table-cell office:value-type="date" office:date-value="2021-02-08T06:08:00" table:style-name="ce2">
            <text:p>08/02/2021 06:08</text:p>
          </table:table-cell>
          <table:table-cell office:value-type="string" table:style-name="ce1">
            <text:p>BTC/USD</text:p>
          </table:table-cell>
          <table:table-cell office:value-type="float" office:value="38810.230000000003" table:style-name="ce1">
            <text:p>38810.23</text:p>
          </table:table-cell>
          <table:table-cell office:value-type="float" office:value="38839.9" table:style-name="ce1">
            <text:p>38839.9</text:p>
          </table:table-cell>
          <table:table-cell office:value-type="float" office:value="38799.599999999999" table:style-name="ce1">
            <text:p>38799.6</text:p>
          </table:table-cell>
          <table:table-cell office:value-type="float" office:value="38839.9" table:style-name="ce1">
            <text:p>38839.9</text:p>
          </table:table-cell>
          <table:table-cell office:value-type="float" office:value="6.8008549299999999" table:style-name="ce1">
            <text:p>6.80085493</text:p>
          </table:table-cell>
          <table:table-cell office:value-type="float" office:value="264144.52539570699" table:style-name="ce1">
            <text:p>264144.5254</text:p>
          </table:table-cell>
          <table:table-cell table:number-columns-repeated="16375"/>
        </table:table-row>
        <table:table-row table:style-name="ro1">
          <table:table-cell office:value-type="float" office:value="1612764420" table:style-name="ce1">
            <text:p>1612764420</text:p>
          </table:table-cell>
          <table:table-cell office:value-type="date" office:date-value="2021-02-08T06:07:00" table:style-name="ce2">
            <text:p>08/02/2021 06:07</text:p>
          </table:table-cell>
          <table:table-cell office:value-type="string" table:style-name="ce1">
            <text:p>BTC/USD</text:p>
          </table:table-cell>
          <table:table-cell office:value-type="float" office:value="38769.730000000003" table:style-name="ce1">
            <text:p>38769.73</text:p>
          </table:table-cell>
          <table:table-cell office:value-type="float" office:value="38832.5" table:style-name="ce1">
            <text:p>38832.5</text:p>
          </table:table-cell>
          <table:table-cell office:value-type="float" office:value="38769.730000000003" table:style-name="ce1">
            <text:p>38769.73</text:p>
          </table:table-cell>
          <table:table-cell office:value-type="float" office:value="38832.5" table:style-name="ce1">
            <text:p>38832.5</text:p>
          </table:table-cell>
          <table:table-cell office:value-type="float" office:value="1.8771990000000001" table:style-name="ce1">
            <text:p>1.877199</text:p>
          </table:table-cell>
          <table:table-cell office:value-type="float" office:value="72896.330167499997" table:style-name="ce1">
            <text:p>72896.33017</text:p>
          </table:table-cell>
          <table:table-cell table:number-columns-repeated="16375"/>
        </table:table-row>
        <table:table-row table:style-name="ro1">
          <table:table-cell office:value-type="float" office:value="1612764360" table:style-name="ce1">
            <text:p>1612764360</text:p>
          </table:table-cell>
          <table:table-cell office:value-type="date" office:date-value="2021-02-08T06:06:00" table:style-name="ce2">
            <text:p>08/02/2021 06:06</text:p>
          </table:table-cell>
          <table:table-cell office:value-type="string" table:style-name="ce1">
            <text:p>BTC/USD</text:p>
          </table:table-cell>
          <table:table-cell office:value-type="float" office:value="38720.71" table:style-name="ce1">
            <text:p>38720.71</text:p>
          </table:table-cell>
          <table:table-cell office:value-type="float" office:value="38769.71" table:style-name="ce1">
            <text:p>38769.71</text:p>
          </table:table-cell>
          <table:table-cell office:value-type="float" office:value="38720.71" table:style-name="ce1">
            <text:p>38720.71</text:p>
          </table:table-cell>
          <table:table-cell office:value-type="float" office:value="38759.89" table:style-name="ce1">
            <text:p>38759.89</text:p>
          </table:table-cell>
          <table:table-cell office:value-type="float" office:value="5.61544927" table:style-name="ce1">
            <text:p>5.61544927</text:p>
          </table:table-cell>
          <table:table-cell office:value-type="float" office:value="217654.19600577999" table:style-name="ce1">
            <text:p>217654.196</text:p>
          </table:table-cell>
          <table:table-cell table:number-columns-repeated="16375"/>
        </table:table-row>
        <table:table-row table:style-name="ro1">
          <table:table-cell office:value-type="float" office:value="1612764300" table:style-name="ce1">
            <text:p>1612764300</text:p>
          </table:table-cell>
          <table:table-cell office:value-type="date" office:date-value="2021-02-08T06:05:00" table:style-name="ce2">
            <text:p>08/02/2021 06:05</text:p>
          </table:table-cell>
          <table:table-cell office:value-type="string" table:style-name="ce1">
            <text:p>BTC/USD</text:p>
          </table:table-cell>
          <table:table-cell office:value-type="float" office:value="38767.07" table:style-name="ce1">
            <text:p>38767.07</text:p>
          </table:table-cell>
          <table:table-cell office:value-type="float" office:value="38783.089999999997" table:style-name="ce1">
            <text:p>38783.09</text:p>
          </table:table-cell>
          <table:table-cell office:value-type="float" office:value="38730.620000000003" table:style-name="ce1">
            <text:p>38730.62</text:p>
          </table:table-cell>
          <table:table-cell office:value-type="float" office:value="38733.56" table:style-name="ce1">
            <text:p>38733.56</text:p>
          </table:table-cell>
          <table:table-cell office:value-type="float" office:value="0.88944968999999996" table:style-name="ce1">
            <text:p>0.88944969</text:p>
          </table:table-cell>
          <table:table-cell office:value-type="float" office:value="34451.5529345963" table:style-name="ce1">
            <text:p>34451.55293</text:p>
          </table:table-cell>
          <table:table-cell table:number-columns-repeated="16375"/>
        </table:table-row>
        <table:table-row table:style-name="ro1">
          <table:table-cell office:value-type="float" office:value="1612764240" table:style-name="ce1">
            <text:p>1612764240</text:p>
          </table:table-cell>
          <table:table-cell office:value-type="date" office:date-value="2021-02-08T06:04:00" table:style-name="ce2">
            <text:p>08/02/2021 06:04</text:p>
          </table:table-cell>
          <table:table-cell office:value-type="string" table:style-name="ce1">
            <text:p>BTC/USD</text:p>
          </table:table-cell>
          <table:table-cell office:value-type="float" office:value="38797.64" table:style-name="ce1">
            <text:p>38797.64</text:p>
          </table:table-cell>
          <table:table-cell office:value-type="float" office:value="38800" table:style-name="ce1">
            <text:p>38800</text:p>
          </table:table-cell>
          <table:table-cell office:value-type="float" office:value="38797.64" table:style-name="ce1">
            <text:p>38797.64</text:p>
          </table:table-cell>
          <table:table-cell office:value-type="float" office:value="38800" table:style-name="ce1">
            <text:p>38800</text:p>
          </table:table-cell>
          <table:table-cell office:value-type="float" office:value="0.1090004" table:style-name="ce1">
            <text:p>0.1090004</text:p>
          </table:table-cell>
          <table:table-cell office:value-type="float" office:value="4229.2155199999997" table:style-name="ce1">
            <text:p>4229.21552</text:p>
          </table:table-cell>
          <table:table-cell table:number-columns-repeated="16375"/>
        </table:table-row>
        <table:table-row table:style-name="ro1">
          <table:table-cell office:value-type="float" office:value="1612764180" table:style-name="ce1">
            <text:p>1612764180</text:p>
          </table:table-cell>
          <table:table-cell office:value-type="date" office:date-value="2021-02-08T06:03:00" table:style-name="ce2">
            <text:p>08/02/2021 06:03</text:p>
          </table:table-cell>
          <table:table-cell office:value-type="string" table:style-name="ce1">
            <text:p>BTC/USD</text:p>
          </table:table-cell>
          <table:table-cell office:value-type="float" office:value="38745.769999999997" table:style-name="ce1">
            <text:p>38745.77</text:p>
          </table:table-cell>
          <table:table-cell office:value-type="float" office:value="38745.769999999997" table:style-name="ce1">
            <text:p>38745.77</text:p>
          </table:table-cell>
          <table:table-cell office:value-type="float" office:value="38745.769999999997" table:style-name="ce1">
            <text:p>38745.77</text:p>
          </table:table-cell>
          <table:table-cell office:value-type="float" office:value="38745.769999999997" table:style-name="ce1">
            <text:p>38745.77</text:p>
          </table:table-cell>
          <table:table-cell office:value-type="float" office:value="7.6499999999999997E-3" table:style-name="ce1">
            <text:p>0.00765</text:p>
          </table:table-cell>
          <table:table-cell office:value-type="float" office:value="296.40514049999899" table:style-name="ce1">
            <text:p>296.4051405</text:p>
          </table:table-cell>
          <table:table-cell table:number-columns-repeated="16375"/>
        </table:table-row>
        <table:table-row table:style-name="ro1">
          <table:table-cell office:value-type="float" office:value="1612764120" table:style-name="ce1">
            <text:p>1612764120</text:p>
          </table:table-cell>
          <table:table-cell office:value-type="date" office:date-value="2021-02-08T06:02:00" table:style-name="ce2">
            <text:p>08/02/2021 06:02</text:p>
          </table:table-cell>
          <table:table-cell office:value-type="string" table:style-name="ce1">
            <text:p>BTC/USD</text:p>
          </table:table-cell>
          <table:table-cell office:value-type="float" office:value="38696.629999999997" table:style-name="ce1">
            <text:p>38696.63</text:p>
          </table:table-cell>
          <table:table-cell office:value-type="float" office:value="38709.879999999997" table:style-name="ce1">
            <text:p>38709.88</text:p>
          </table:table-cell>
          <table:table-cell office:value-type="float" office:value="38696.629999999997" table:style-name="ce1">
            <text:p>38696.63</text:p>
          </table:table-cell>
          <table:table-cell office:value-type="float" office:value="38709.879999999997" table:style-name="ce1">
            <text:p>38709.88</text:p>
          </table:table-cell>
          <table:table-cell office:value-type="float" office:value="0.36582913" table:style-name="ce1">
            <text:p>0.36582913</text:p>
          </table:table-cell>
          <table:table-cell office:value-type="float" office:value="14161.201722804301" table:style-name="ce1">
            <text:p>14161.20172</text:p>
          </table:table-cell>
          <table:table-cell table:number-columns-repeated="16375"/>
        </table:table-row>
        <table:table-row table:style-name="ro1">
          <table:table-cell office:value-type="float" office:value="1612764060" table:style-name="ce1">
            <text:p>1612764060</text:p>
          </table:table-cell>
          <table:table-cell office:value-type="date" office:date-value="2021-02-08T06:01:00" table:style-name="ce2">
            <text:p>08/02/2021 06:01</text:p>
          </table:table-cell>
          <table:table-cell office:value-type="string" table:style-name="ce1">
            <text:p>BTC/USD</text:p>
          </table:table-cell>
          <table:table-cell office:value-type="float" office:value="38650.589999999997" table:style-name="ce1">
            <text:p>38650.59</text:p>
          </table:table-cell>
          <table:table-cell office:value-type="float" office:value="38650.589999999997" table:style-name="ce1">
            <text:p>38650.59</text:p>
          </table:table-cell>
          <table:table-cell office:value-type="float" office:value="38650.589999999997" table:style-name="ce1">
            <text:p>38650.59</text:p>
          </table:table-cell>
          <table:table-cell office:value-type="float" office:value="38650.589999999997" table:style-name="ce1">
            <text:p>38650.59</text:p>
          </table:table-cell>
          <table:table-cell office:value-type="float" office:value="0.16523753999999999" table:style-name="ce1">
            <text:p>0.16523754</text:p>
          </table:table-cell>
          <table:table-cell office:value-type="float" office:value="6386.5284111485898" table:style-name="ce1">
            <text:p>6386.528411</text:p>
          </table:table-cell>
          <table:table-cell table:number-columns-repeated="16375"/>
        </table:table-row>
        <table:table-row table:style-name="ro1">
          <table:table-cell office:value-type="float" office:value="1612764000" table:style-name="ce1">
            <text:p>1612764000</text:p>
          </table:table-cell>
          <table:table-cell office:value-type="date" office:date-value="2021-02-08T06:00:00" table:style-name="ce2">
            <text:p>08/02/2021 06:00</text:p>
          </table:table-cell>
          <table:table-cell office:value-type="string" table:style-name="ce1">
            <text:p>BTC/USD</text:p>
          </table:table-cell>
          <table:table-cell office:value-type="float" office:value="38717.1" table:style-name="ce1">
            <text:p>38717.1</text:p>
          </table:table-cell>
          <table:table-cell office:value-type="float" office:value="38717.1" table:style-name="ce1">
            <text:p>38717.1</text:p>
          </table:table-cell>
          <table:table-cell office:value-type="float" office:value="38717.1" table:style-name="ce1">
            <text:p>38717.1</text:p>
          </table:table-cell>
          <table:table-cell office:value-type="float" office:value="38717.1" table:style-name="ce1">
            <text:p>38717.1</text:p>
          </table:table-cell>
          <table:table-cell office:value-type="float" office:value="0.21724219" table:style-name="ce1">
            <text:p>0.21724219</text:p>
          </table:table-cell>
          <table:table-cell office:value-type="float" office:value="8410.9875944489995" table:style-name="ce1">
            <text:p>8410.987594</text:p>
          </table:table-cell>
          <table:table-cell table:number-columns-repeated="16375"/>
        </table:table-row>
        <table:table-row table:style-name="ro1">
          <table:table-cell office:value-type="float" office:value="1612763940" table:style-name="ce1">
            <text:p>1612763940</text:p>
          </table:table-cell>
          <table:table-cell office:value-type="date" office:date-value="2021-02-08T05:59:00" table:style-name="ce2">
            <text:p>08/02/2021 05:59</text:p>
          </table:table-cell>
          <table:table-cell office:value-type="string" table:style-name="ce1">
            <text:p>BTC/USD</text:p>
          </table:table-cell>
          <table:table-cell office:value-type="float" office:value="38701.360000000001" table:style-name="ce1">
            <text:p>38701.36</text:p>
          </table:table-cell>
          <table:table-cell office:value-type="float" office:value="38736.129999999997" table:style-name="ce1">
            <text:p>38736.13</text:p>
          </table:table-cell>
          <table:table-cell office:value-type="float" office:value="38701.360000000001" table:style-name="ce1">
            <text:p>38701.36</text:p>
          </table:table-cell>
          <table:table-cell office:value-type="float" office:value="38701.67" table:style-name="ce1">
            <text:p>38701.67</text:p>
          </table:table-cell>
          <table:table-cell office:value-type="float" office:value="8.3086215800000005" table:style-name="ce1">
            <text:p>8.30862158</text:p>
          </table:table-cell>
          <table:table-cell office:value-type="float" office:value="321557.53054403799" table:style-name="ce1">
            <text:p>321557.5305</text:p>
          </table:table-cell>
          <table:table-cell table:number-columns-repeated="16375"/>
        </table:table-row>
        <table:table-row table:style-name="ro1">
          <table:table-cell office:value-type="float" office:value="1612763880" table:style-name="ce1">
            <text:p>1612763880</text:p>
          </table:table-cell>
          <table:table-cell office:value-type="date" office:date-value="2021-02-08T05:58:00" table:style-name="ce2">
            <text:p>08/02/2021 05:58</text:p>
          </table:table-cell>
          <table:table-cell office:value-type="string" table:style-name="ce1">
            <text:p>BTC/USD</text:p>
          </table:table-cell>
          <table:table-cell office:value-type="float" office:value="38702.660000000003" table:style-name="ce1">
            <text:p>38702.66</text:p>
          </table:table-cell>
          <table:table-cell office:value-type="float" office:value="38702.660000000003" table:style-name="ce1">
            <text:p>38702.66</text:p>
          </table:table-cell>
          <table:table-cell office:value-type="float" office:value="38661.839999999997" table:style-name="ce1">
            <text:p>38661.84</text:p>
          </table:table-cell>
          <table:table-cell office:value-type="float" office:value="38661.839999999997" table:style-name="ce1">
            <text:p>38661.84</text:p>
          </table:table-cell>
          <table:table-cell office:value-type="float" office:value="4.8382600199999999" table:style-name="ce1">
            <text:p>4.83826002</text:p>
          </table:table-cell>
          <table:table-cell office:value-type="float" office:value="187056.03477163601" table:style-name="ce1">
            <text:p>187056.0348</text:p>
          </table:table-cell>
          <table:table-cell table:number-columns-repeated="16375"/>
        </table:table-row>
        <table:table-row table:style-name="ro1">
          <table:table-cell office:value-type="float" office:value="1612763820" table:style-name="ce1">
            <text:p>1612763820</text:p>
          </table:table-cell>
          <table:table-cell office:value-type="date" office:date-value="2021-02-08T05:57:00" table:style-name="ce2">
            <text:p>08/02/2021 05:57</text:p>
          </table:table-cell>
          <table:table-cell office:value-type="string" table:style-name="ce1">
            <text:p>BTC/USD</text:p>
          </table:table-cell>
          <table:table-cell office:value-type="float" office:value="38715.33" table:style-name="ce1">
            <text:p>38715.33</text:p>
          </table:table-cell>
          <table:table-cell office:value-type="float" office:value="38725.06" table:style-name="ce1">
            <text:p>38725.06</text:p>
          </table:table-cell>
          <table:table-cell office:value-type="float" office:value="38701.61" table:style-name="ce1">
            <text:p>38701.61</text:p>
          </table:table-cell>
          <table:table-cell office:value-type="float" office:value="38701.61" table:style-name="ce1">
            <text:p>38701.61</text:p>
          </table:table-cell>
          <table:table-cell office:value-type="float" office:value="0.74638693" table:style-name="ce1">
            <text:p>0.74638693</text:p>
          </table:table-cell>
          <table:table-cell office:value-type="float" office:value="28886.375873957299" table:style-name="ce1">
            <text:p>28886.37587</text:p>
          </table:table-cell>
          <table:table-cell table:number-columns-repeated="16375"/>
        </table:table-row>
        <table:table-row table:style-name="ro1">
          <table:table-cell office:value-type="float" office:value="1612763760" table:style-name="ce1">
            <text:p>1612763760</text:p>
          </table:table-cell>
          <table:table-cell office:value-type="date" office:date-value="2021-02-08T05:56:00" table:style-name="ce2">
            <text:p>08/02/2021 05:56</text:p>
          </table:table-cell>
          <table:table-cell office:value-type="string" table:style-name="ce1">
            <text:p>BTC/USD</text:p>
          </table:table-cell>
          <table:table-cell office:value-type="float" office:value="38713.839999999997" table:style-name="ce1">
            <text:p>38713.84</text:p>
          </table:table-cell>
          <table:table-cell office:value-type="float" office:value="38713.839999999997" table:style-name="ce1">
            <text:p>38713.84</text:p>
          </table:table-cell>
          <table:table-cell office:value-type="float" office:value="38713.839999999997" table:style-name="ce1">
            <text:p>38713.84</text:p>
          </table:table-cell>
          <table:table-cell office:value-type="float" office:value="38713.839999999997" table:style-name="ce1">
            <text:p>38713.84</text:p>
          </table:table-cell>
          <table:table-cell office:value-type="float" office:value="1.1148E-2" table:style-name="ce1">
            <text:p>0.011148</text:p>
          </table:table-cell>
          <table:table-cell office:value-type="float" office:value="431.581888319999" table:style-name="ce1">
            <text:p>431.5818883</text:p>
          </table:table-cell>
          <table:table-cell table:number-columns-repeated="16375"/>
        </table:table-row>
        <table:table-row table:style-name="ro1">
          <table:table-cell office:value-type="float" office:value="1612763700" table:style-name="ce1">
            <text:p>1612763700</text:p>
          </table:table-cell>
          <table:table-cell office:value-type="date" office:date-value="2021-02-08T05:55:00" table:style-name="ce2">
            <text:p>08/02/2021 05:55</text:p>
          </table:table-cell>
          <table:table-cell office:value-type="string" table:style-name="ce1">
            <text:p>BTC/USD</text:p>
          </table:table-cell>
          <table:table-cell office:value-type="float" office:value="38683.379999999997" table:style-name="ce1">
            <text:p>38683.38</text:p>
          </table:table-cell>
          <table:table-cell office:value-type="float" office:value="38716.17" table:style-name="ce1">
            <text:p>38716.17</text:p>
          </table:table-cell>
          <table:table-cell office:value-type="float" office:value="38683.379999999997" table:style-name="ce1">
            <text:p>38683.38</text:p>
          </table:table-cell>
          <table:table-cell office:value-type="float" office:value="38711.94" table:style-name="ce1">
            <text:p>38711.94</text:p>
          </table:table-cell>
          <table:table-cell office:value-type="float" office:value="0.91770602999999995" table:style-name="ce1">
            <text:p>0.91770603</text:p>
          </table:table-cell>
          <table:table-cell office:value-type="float" office:value="35526.180770998202" table:style-name="ce1">
            <text:p>35526.18077</text:p>
          </table:table-cell>
          <table:table-cell table:number-columns-repeated="16375"/>
        </table:table-row>
        <table:table-row table:style-name="ro1">
          <table:table-cell office:value-type="float" office:value="1612763640" table:style-name="ce1">
            <text:p>1612763640</text:p>
          </table:table-cell>
          <table:table-cell office:value-type="date" office:date-value="2021-02-08T05:54:00" table:style-name="ce2">
            <text:p>08/02/2021 05:54</text:p>
          </table:table-cell>
          <table:table-cell office:value-type="string" table:style-name="ce1">
            <text:p>BTC/USD</text:p>
          </table:table-cell>
          <table:table-cell office:value-type="float" office:value="38700" table:style-name="ce1">
            <text:p>38700</text:p>
          </table:table-cell>
          <table:table-cell office:value-type="float" office:value="38700" table:style-name="ce1">
            <text:p>38700</text:p>
          </table:table-cell>
          <table:table-cell office:value-type="float" office:value="38677.53" table:style-name="ce1">
            <text:p>38677.53</text:p>
          </table:table-cell>
          <table:table-cell office:value-type="float" office:value="38677.53" table:style-name="ce1">
            <text:p>38677.53</text:p>
          </table:table-cell>
          <table:table-cell office:value-type="float" office:value="0.92660560000000003" table:style-name="ce1">
            <text:p>0.9266056</text:p>
          </table:table-cell>
          <table:table-cell office:value-type="float" office:value="35838.815892168001" table:style-name="ce1">
            <text:p>35838.81589</text:p>
          </table:table-cell>
          <table:table-cell table:number-columns-repeated="16375"/>
        </table:table-row>
        <table:table-row table:style-name="ro1">
          <table:table-cell office:value-type="float" office:value="1612763580" table:style-name="ce1">
            <text:p>1612763580</text:p>
          </table:table-cell>
          <table:table-cell office:value-type="date" office:date-value="2021-02-08T05:53:00" table:style-name="ce2">
            <text:p>08/02/2021 05:53</text:p>
          </table:table-cell>
          <table:table-cell office:value-type="string" table:style-name="ce1">
            <text:p>BTC/USD</text:p>
          </table:table-cell>
          <table:table-cell office:value-type="float" office:value="38729.03" table:style-name="ce1">
            <text:p>38729.03</text:p>
          </table:table-cell>
          <table:table-cell office:value-type="float" office:value="38754.58" table:style-name="ce1">
            <text:p>38754.58</text:p>
          </table:table-cell>
          <table:table-cell office:value-type="float" office:value="38729.01" table:style-name="ce1">
            <text:p>38729.01</text:p>
          </table:table-cell>
          <table:table-cell office:value-type="float" office:value="38729.01" table:style-name="ce1">
            <text:p>38729.01</text:p>
          </table:table-cell>
          <table:table-cell office:value-type="float" office:value="0.50886332999999995" table:style-name="ce1">
            <text:p>0.50886333</text:p>
          </table:table-cell>
          <table:table-cell office:value-type="float" office:value="19707.772996203199" table:style-name="ce1">
            <text:p>19707.773</text:p>
          </table:table-cell>
          <table:table-cell table:number-columns-repeated="16375"/>
        </table:table-row>
        <table:table-row table:style-name="ro1">
          <table:table-cell office:value-type="float" office:value="1612763520" table:style-name="ce1">
            <text:p>1612763520</text:p>
          </table:table-cell>
          <table:table-cell office:value-type="date" office:date-value="2021-02-08T05:52:00" table:style-name="ce2">
            <text:p>08/02/2021 05:52</text:p>
          </table:table-cell>
          <table:table-cell office:value-type="string" table:style-name="ce1">
            <text:p>BTC/USD</text:p>
          </table:table-cell>
          <table:table-cell office:value-type="float" office:value="38731.68" table:style-name="ce1">
            <text:p>38731.68</text:p>
          </table:table-cell>
          <table:table-cell office:value-type="float" office:value="38768.18" table:style-name="ce1">
            <text:p>38768.18</text:p>
          </table:table-cell>
          <table:table-cell office:value-type="float" office:value="38728.629999999997" table:style-name="ce1">
            <text:p>38728.63</text:p>
          </table:table-cell>
          <table:table-cell office:value-type="float" office:value="38728.629999999997" table:style-name="ce1">
            <text:p>38728.63</text:p>
          </table:table-cell>
          <table:table-cell office:value-type="float" office:value="0.84452539999999998" table:style-name="ce1">
            <text:p>0.8445254</text:p>
          </table:table-cell>
          <table:table-cell office:value-type="float" office:value="32707.311742201899" table:style-name="ce1">
            <text:p>32707.31174</text:p>
          </table:table-cell>
          <table:table-cell table:number-columns-repeated="16375"/>
        </table:table-row>
        <table:table-row table:style-name="ro1">
          <table:table-cell office:value-type="float" office:value="1612763460" table:style-name="ce1">
            <text:p>1612763460</text:p>
          </table:table-cell>
          <table:table-cell office:value-type="date" office:date-value="2021-02-08T05:51:00" table:style-name="ce2">
            <text:p>08/02/2021 05:51</text:p>
          </table:table-cell>
          <table:table-cell office:value-type="string" table:style-name="ce1">
            <text:p>BTC/USD</text:p>
          </table:table-cell>
          <table:table-cell office:value-type="float" office:value="38783.14" table:style-name="ce1">
            <text:p>38783.14</text:p>
          </table:table-cell>
          <table:table-cell office:value-type="float" office:value="38783.14" table:style-name="ce1">
            <text:p>38783.14</text:p>
          </table:table-cell>
          <table:table-cell office:value-type="float" office:value="38726.49" table:style-name="ce1">
            <text:p>38726.49</text:p>
          </table:table-cell>
          <table:table-cell office:value-type="float" office:value="38726.49" table:style-name="ce1">
            <text:p>38726.49</text:p>
          </table:table-cell>
          <table:table-cell office:value-type="float" office:value="5.6228741800000002" table:style-name="ce1">
            <text:p>5.62287418</text:p>
          </table:table-cell>
          <table:table-cell office:value-type="float" office:value="217754.18070302799" table:style-name="ce1">
            <text:p>217754.1807</text:p>
          </table:table-cell>
          <table:table-cell table:number-columns-repeated="16375"/>
        </table:table-row>
        <table:table-row table:style-name="ro1">
          <table:table-cell office:value-type="float" office:value="1612763400" table:style-name="ce1">
            <text:p>1612763400</text:p>
          </table:table-cell>
          <table:table-cell office:value-type="date" office:date-value="2021-02-08T05:50:00" table:style-name="ce2">
            <text:p>08/02/2021 05:50</text:p>
          </table:table-cell>
          <table:table-cell office:value-type="string" table:style-name="ce1">
            <text:p>BTC/USD</text:p>
          </table:table-cell>
          <table:table-cell office:value-type="float" office:value="38792.78" table:style-name="ce1">
            <text:p>38792.78</text:p>
          </table:table-cell>
          <table:table-cell office:value-type="float" office:value="38816.39" table:style-name="ce1">
            <text:p>38816.39</text:p>
          </table:table-cell>
          <table:table-cell office:value-type="float" office:value="38773.339999999997" table:style-name="ce1">
            <text:p>38773.34</text:p>
          </table:table-cell>
          <table:table-cell office:value-type="float" office:value="38773.339999999997" table:style-name="ce1">
            <text:p>38773.34</text:p>
          </table:table-cell>
          <table:table-cell office:value-type="float" office:value="0.23543529999999999" table:style-name="ce1">
            <text:p>0.2354353</text:p>
          </table:table-cell>
          <table:table-cell office:value-type="float" office:value="9128.6129349019993" table:style-name="ce1">
            <text:p>9128.612935</text:p>
          </table:table-cell>
          <table:table-cell table:number-columns-repeated="16375"/>
        </table:table-row>
        <table:table-row table:style-name="ro1">
          <table:table-cell office:value-type="float" office:value="1612763340" table:style-name="ce1">
            <text:p>1612763340</text:p>
          </table:table-cell>
          <table:table-cell office:value-type="date" office:date-value="2021-02-08T05:49:00" table:style-name="ce2">
            <text:p>08/02/2021 05:49</text:p>
          </table:table-cell>
          <table:table-cell office:value-type="string" table:style-name="ce1">
            <text:p>BTC/USD</text:p>
          </table:table-cell>
          <table:table-cell office:value-type="float" office:value="38760.93" table:style-name="ce1">
            <text:p>38760.93</text:p>
          </table:table-cell>
          <table:table-cell office:value-type="float" office:value="38797.43" table:style-name="ce1">
            <text:p>38797.43</text:p>
          </table:table-cell>
          <table:table-cell office:value-type="float" office:value="38760.93" table:style-name="ce1">
            <text:p>38760.93</text:p>
          </table:table-cell>
          <table:table-cell office:value-type="float" office:value="38797.43" table:style-name="ce1">
            <text:p>38797.43</text:p>
          </table:table-cell>
          <table:table-cell office:value-type="float" office:value="0.34611035000000001" table:style-name="ce1">
            <text:p>0.34611035</text:p>
          </table:table-cell>
          <table:table-cell office:value-type="float" office:value="13428.192076400501" table:style-name="ce1">
            <text:p>13428.19208</text:p>
          </table:table-cell>
          <table:table-cell table:number-columns-repeated="16375"/>
        </table:table-row>
        <table:table-row table:style-name="ro1">
          <table:table-cell office:value-type="float" office:value="1612763280" table:style-name="ce1">
            <text:p>1612763280</text:p>
          </table:table-cell>
          <table:table-cell office:value-type="date" office:date-value="2021-02-08T05:48:00" table:style-name="ce2">
            <text:p>08/02/2021 05:48</text:p>
          </table:table-cell>
          <table:table-cell office:value-type="string" table:style-name="ce1">
            <text:p>BTC/USD</text:p>
          </table:table-cell>
          <table:table-cell office:value-type="float" office:value="38831.07" table:style-name="ce1">
            <text:p>38831.07</text:p>
          </table:table-cell>
          <table:table-cell office:value-type="float" office:value="38831.07" table:style-name="ce1">
            <text:p>38831.07</text:p>
          </table:table-cell>
          <table:table-cell office:value-type="float" office:value="38755.96" table:style-name="ce1">
            <text:p>38755.96</text:p>
          </table:table-cell>
          <table:table-cell office:value-type="float" office:value="38755.96" table:style-name="ce1">
            <text:p>38755.96</text:p>
          </table:table-cell>
          <table:table-cell office:value-type="float" office:value="0.75060693999999994" table:style-name="ce1">
            <text:p>0.75060694</text:p>
          </table:table-cell>
          <table:table-cell office:value-type="float" office:value="29090.492542362299" table:style-name="ce1">
            <text:p>29090.49254</text:p>
          </table:table-cell>
          <table:table-cell table:number-columns-repeated="16375"/>
        </table:table-row>
        <table:table-row table:style-name="ro1">
          <table:table-cell office:value-type="float" office:value="1612763220" table:style-name="ce1">
            <text:p>1612763220</text:p>
          </table:table-cell>
          <table:table-cell office:value-type="date" office:date-value="2021-02-08T05:47:00" table:style-name="ce2">
            <text:p>08/02/2021 05:47</text:p>
          </table:table-cell>
          <table:table-cell office:value-type="string" table:style-name="ce1">
            <text:p>BTC/USD</text:p>
          </table:table-cell>
          <table:table-cell office:value-type="float" office:value="38838.49" table:style-name="ce1">
            <text:p>38838.49</text:p>
          </table:table-cell>
          <table:table-cell office:value-type="float" office:value="38850.69" table:style-name="ce1">
            <text:p>38850.69</text:p>
          </table:table-cell>
          <table:table-cell office:value-type="float" office:value="38821.480000000003" table:style-name="ce1">
            <text:p>38821.48</text:p>
          </table:table-cell>
          <table:table-cell office:value-type="float" office:value="38821.480000000003" table:style-name="ce1">
            <text:p>38821.48</text:p>
          </table:table-cell>
          <table:table-cell office:value-type="float" office:value="1.4470791999999999" table:style-name="ce1">
            <text:p>1.4470792</text:p>
          </table:table-cell>
          <table:table-cell office:value-type="float" office:value="56177.756221215997" table:style-name="ce1">
            <text:p>56177.75622</text:p>
          </table:table-cell>
          <table:table-cell table:number-columns-repeated="16375"/>
        </table:table-row>
        <table:table-row table:style-name="ro1">
          <table:table-cell office:value-type="float" office:value="1612763160" table:style-name="ce1">
            <text:p>1612763160</text:p>
          </table:table-cell>
          <table:table-cell office:value-type="date" office:date-value="2021-02-08T05:46:00" table:style-name="ce2">
            <text:p>08/02/2021 05:46</text:p>
          </table:table-cell>
          <table:table-cell office:value-type="string" table:style-name="ce1">
            <text:p>BTC/USD</text:p>
          </table:table-cell>
          <table:table-cell office:value-type="float" office:value="38876.83" table:style-name="ce1">
            <text:p>38876.83</text:p>
          </table:table-cell>
          <table:table-cell office:value-type="float" office:value="38884.639999999999" table:style-name="ce1">
            <text:p>38884.64</text:p>
          </table:table-cell>
          <table:table-cell office:value-type="float" office:value="38846.36" table:style-name="ce1">
            <text:p>38846.36</text:p>
          </table:table-cell>
          <table:table-cell office:value-type="float" office:value="38861.96" table:style-name="ce1">
            <text:p>38861.96</text:p>
          </table:table-cell>
          <table:table-cell office:value-type="float" office:value="1.9810724" table:style-name="ce1">
            <text:p>1.9810724</text:p>
          </table:table-cell>
          <table:table-cell office:value-type="float" office:value="76988.356365903994" table:style-name="ce1">
            <text:p>76988.35637</text:p>
          </table:table-cell>
          <table:table-cell table:number-columns-repeated="16375"/>
        </table:table-row>
        <table:table-row table:style-name="ro1">
          <table:table-cell office:value-type="float" office:value="1612763100" table:style-name="ce1">
            <text:p>1612763100</text:p>
          </table:table-cell>
          <table:table-cell office:value-type="date" office:date-value="2021-02-08T05:45:00" table:style-name="ce2">
            <text:p>08/02/2021 05:45</text:p>
          </table:table-cell>
          <table:table-cell office:value-type="string" table:style-name="ce1">
            <text:p>BTC/USD</text:p>
          </table:table-cell>
          <table:table-cell office:value-type="float" office:value="38857.65" table:style-name="ce1">
            <text:p>38857.65</text:p>
          </table:table-cell>
          <table:table-cell office:value-type="float" office:value="38881.64" table:style-name="ce1">
            <text:p>38881.64</text:p>
          </table:table-cell>
          <table:table-cell office:value-type="float" office:value="38851.879999999997" table:style-name="ce1">
            <text:p>38851.88</text:p>
          </table:table-cell>
          <table:table-cell office:value-type="float" office:value="38881.64" table:style-name="ce1">
            <text:p>38881.64</text:p>
          </table:table-cell>
          <table:table-cell office:value-type="float" office:value="1.26533421" table:style-name="ce1">
            <text:p>1.26533421</text:p>
          </table:table-cell>
          <table:table-cell office:value-type="float" office:value="49198.2692329044" table:style-name="ce1">
            <text:p>49198.26923</text:p>
          </table:table-cell>
          <table:table-cell table:number-columns-repeated="16375"/>
        </table:table-row>
        <table:table-row table:style-name="ro1">
          <table:table-cell office:value-type="float" office:value="1612763040" table:style-name="ce1">
            <text:p>1612763040</text:p>
          </table:table-cell>
          <table:table-cell office:value-type="date" office:date-value="2021-02-08T05:44:00" table:style-name="ce2">
            <text:p>08/02/2021 05:44</text:p>
          </table:table-cell>
          <table:table-cell office:value-type="string" table:style-name="ce1">
            <text:p>BTC/USD</text:p>
          </table:table-cell>
          <table:table-cell office:value-type="float" office:value="38879.61" table:style-name="ce1">
            <text:p>38879.61</text:p>
          </table:table-cell>
          <table:table-cell office:value-type="float" office:value="38890" table:style-name="ce1">
            <text:p>38890</text:p>
          </table:table-cell>
          <table:table-cell office:value-type="float" office:value="38857.65" table:style-name="ce1">
            <text:p>38857.65</text:p>
          </table:table-cell>
          <table:table-cell office:value-type="float" office:value="38857.65" table:style-name="ce1">
            <text:p>38857.65</text:p>
          </table:table-cell>
          <table:table-cell office:value-type="float" office:value="1.4774495599999999" table:style-name="ce1">
            <text:p>1.47744956</text:p>
          </table:table-cell>
          <table:table-cell office:value-type="float" office:value="57410.217895134003" table:style-name="ce1">
            <text:p>57410.2179</text:p>
          </table:table-cell>
          <table:table-cell table:number-columns-repeated="16375"/>
        </table:table-row>
        <table:table-row table:style-name="ro1">
          <table:table-cell office:value-type="float" office:value="1612762980" table:style-name="ce1">
            <text:p>1612762980</text:p>
          </table:table-cell>
          <table:table-cell office:value-type="date" office:date-value="2021-02-08T05:43:00" table:style-name="ce2">
            <text:p>08/02/2021 05:43</text:p>
          </table:table-cell>
          <table:table-cell office:value-type="string" table:style-name="ce1">
            <text:p>BTC/USD</text:p>
          </table:table-cell>
          <table:table-cell office:value-type="float" office:value="38871.24" table:style-name="ce1">
            <text:p>38871.24</text:p>
          </table:table-cell>
          <table:table-cell office:value-type="float" office:value="38890" table:style-name="ce1">
            <text:p>38890</text:p>
          </table:table-cell>
          <table:table-cell office:value-type="float" office:value="38856.269999999997" table:style-name="ce1">
            <text:p>38856.27</text:p>
          </table:table-cell>
          <table:table-cell office:value-type="float" office:value="38880.6" table:style-name="ce1">
            <text:p>38880.6</text:p>
          </table:table-cell>
          <table:table-cell office:value-type="float" office:value="8.8377365999999995" table:style-name="ce1">
            <text:p>8.8377366</text:p>
          </table:table-cell>
          <table:table-cell office:value-type="float" office:value="343616.50164995901" table:style-name="ce1">
            <text:p>343616.5016</text:p>
          </table:table-cell>
          <table:table-cell table:number-columns-repeated="16375"/>
        </table:table-row>
        <table:table-row table:style-name="ro1">
          <table:table-cell office:value-type="float" office:value="1612762920" table:style-name="ce1">
            <text:p>1612762920</text:p>
          </table:table-cell>
          <table:table-cell office:value-type="date" office:date-value="2021-02-08T05:42:00" table:style-name="ce2">
            <text:p>08/02/2021 05:42</text:p>
          </table:table-cell>
          <table:table-cell office:value-type="string" table:style-name="ce1">
            <text:p>BTC/USD</text:p>
          </table:table-cell>
          <table:table-cell office:value-type="float" office:value="38814" table:style-name="ce1">
            <text:p>38814</text:p>
          </table:table-cell>
          <table:table-cell office:value-type="float" office:value="38881.31" table:style-name="ce1">
            <text:p>38881.31</text:p>
          </table:table-cell>
          <table:table-cell office:value-type="float" office:value="38804.300000000003" table:style-name="ce1">
            <text:p>38804.3</text:p>
          </table:table-cell>
          <table:table-cell office:value-type="float" office:value="38859.410000000003" table:style-name="ce1">
            <text:p>38859.41</text:p>
          </table:table-cell>
          <table:table-cell office:value-type="float" office:value="7.3508680200000001" table:style-name="ce1">
            <text:p>7.35086802</text:p>
          </table:table-cell>
          <table:table-cell office:value-type="float" office:value="285650.39424506802" table:style-name="ce1">
            <text:p>285650.3942</text:p>
          </table:table-cell>
          <table:table-cell table:number-columns-repeated="16375"/>
        </table:table-row>
        <table:table-row table:style-name="ro1">
          <table:table-cell office:value-type="float" office:value="1612762860" table:style-name="ce1">
            <text:p>1612762860</text:p>
          </table:table-cell>
          <table:table-cell office:value-type="date" office:date-value="2021-02-08T05:41:00" table:style-name="ce2">
            <text:p>08/02/2021 05:41</text:p>
          </table:table-cell>
          <table:table-cell office:value-type="string" table:style-name="ce1">
            <text:p>BTC/USD</text:p>
          </table:table-cell>
          <table:table-cell office:value-type="float" office:value="38782.75" table:style-name="ce1">
            <text:p>38782.75</text:p>
          </table:table-cell>
          <table:table-cell office:value-type="float" office:value="38806" table:style-name="ce1">
            <text:p>38806</text:p>
          </table:table-cell>
          <table:table-cell office:value-type="float" office:value="38768.81" table:style-name="ce1">
            <text:p>38768.81</text:p>
          </table:table-cell>
          <table:table-cell office:value-type="float" office:value="38806" table:style-name="ce1">
            <text:p>38806</text:p>
          </table:table-cell>
          <table:table-cell office:value-type="float" office:value="1.5976697099999999" table:style-name="ce1">
            <text:p>1.59766971</text:p>
          </table:table-cell>
          <table:table-cell office:value-type="float" office:value="61999.1707662599" table:style-name="ce1">
            <text:p>61999.17077</text:p>
          </table:table-cell>
          <table:table-cell table:number-columns-repeated="16375"/>
        </table:table-row>
        <table:table-row table:style-name="ro1">
          <table:table-cell office:value-type="float" office:value="1612762800" table:style-name="ce1">
            <text:p>1612762800</text:p>
          </table:table-cell>
          <table:table-cell office:value-type="date" office:date-value="2021-02-08T05:40:00" table:style-name="ce2">
            <text:p>08/02/2021 05:40</text:p>
          </table:table-cell>
          <table:table-cell office:value-type="string" table:style-name="ce1">
            <text:p>BTC/USD</text:p>
          </table:table-cell>
          <table:table-cell office:value-type="float" office:value="38734.04" table:style-name="ce1">
            <text:p>38734.04</text:p>
          </table:table-cell>
          <table:table-cell office:value-type="float" office:value="38798" table:style-name="ce1">
            <text:p>38798</text:p>
          </table:table-cell>
          <table:table-cell office:value-type="float" office:value="38734.04" table:style-name="ce1">
            <text:p>38734.04</text:p>
          </table:table-cell>
          <table:table-cell office:value-type="float" office:value="38798" table:style-name="ce1">
            <text:p>38798</text:p>
          </table:table-cell>
          <table:table-cell office:value-type="float" office:value="0.13381601000000001" table:style-name="ce1">
            <text:p>0.13381601</text:p>
          </table:table-cell>
          <table:table-cell office:value-type="float" office:value="5191.7935559799998" table:style-name="ce1">
            <text:p>5191.793556</text:p>
          </table:table-cell>
          <table:table-cell table:number-columns-repeated="16375"/>
        </table:table-row>
        <table:table-row table:style-name="ro1">
          <table:table-cell office:value-type="float" office:value="1612762740" table:style-name="ce1">
            <text:p>1612762740</text:p>
          </table:table-cell>
          <table:table-cell office:value-type="date" office:date-value="2021-02-08T05:39:00" table:style-name="ce2">
            <text:p>08/02/2021 05:39</text:p>
          </table:table-cell>
          <table:table-cell office:value-type="string" table:style-name="ce1">
            <text:p>BTC/USD</text:p>
          </table:table-cell>
          <table:table-cell office:value-type="float" office:value="38707.75" table:style-name="ce1">
            <text:p>38707.75</text:p>
          </table:table-cell>
          <table:table-cell office:value-type="float" office:value="38723.94" table:style-name="ce1">
            <text:p>38723.94</text:p>
          </table:table-cell>
          <table:table-cell office:value-type="float" office:value="38690.629999999997" table:style-name="ce1">
            <text:p>38690.63</text:p>
          </table:table-cell>
          <table:table-cell office:value-type="float" office:value="38723.94" table:style-name="ce1">
            <text:p>38723.94</text:p>
          </table:table-cell>
          <table:table-cell office:value-type="float" office:value="0.29086687999999999" table:style-name="ce1">
            <text:p>0.29086688</text:p>
          </table:table-cell>
          <table:table-cell office:value-type="float" office:value="11263.5116091072" table:style-name="ce1">
            <text:p>11263.51161</text:p>
          </table:table-cell>
          <table:table-cell table:number-columns-repeated="16375"/>
        </table:table-row>
        <table:table-row table:style-name="ro1">
          <table:table-cell office:value-type="float" office:value="1612762680" table:style-name="ce1">
            <text:p>1612762680</text:p>
          </table:table-cell>
          <table:table-cell office:value-type="date" office:date-value="2021-02-08T05:38:00" table:style-name="ce2">
            <text:p>08/02/2021 05:38</text:p>
          </table:table-cell>
          <table:table-cell office:value-type="string" table:style-name="ce1">
            <text:p>BTC/USD</text:p>
          </table:table-cell>
          <table:table-cell office:value-type="float" office:value="38735.660000000003" table:style-name="ce1">
            <text:p>38735.66</text:p>
          </table:table-cell>
          <table:table-cell office:value-type="float" office:value="38735.660000000003" table:style-name="ce1">
            <text:p>38735.66</text:p>
          </table:table-cell>
          <table:table-cell office:value-type="float" office:value="38726.800000000003" table:style-name="ce1">
            <text:p>38726.8</text:p>
          </table:table-cell>
          <table:table-cell office:value-type="float" office:value="38734.230000000003" table:style-name="ce1">
            <text:p>38734.23</text:p>
          </table:table-cell>
          <table:table-cell office:value-type="float" office:value="0.392899" table:style-name="ce1">
            <text:p>0.392899</text:p>
          </table:table-cell>
          <table:table-cell office:value-type="float" office:value="15218.64023277" table:style-name="ce1">
            <text:p>15218.64023</text:p>
          </table:table-cell>
          <table:table-cell table:number-columns-repeated="16375"/>
        </table:table-row>
        <table:table-row table:style-name="ro1">
          <table:table-cell office:value-type="float" office:value="1612762620" table:style-name="ce1">
            <text:p>1612762620</text:p>
          </table:table-cell>
          <table:table-cell office:value-type="date" office:date-value="2021-02-08T05:37:00" table:style-name="ce2">
            <text:p>08/02/2021 05:37</text:p>
          </table:table-cell>
          <table:table-cell office:value-type="string" table:style-name="ce1">
            <text:p>BTC/USD</text:p>
          </table:table-cell>
          <table:table-cell office:value-type="float" office:value="38717.660000000003" table:style-name="ce1">
            <text:p>38717.66</text:p>
          </table:table-cell>
          <table:table-cell office:value-type="float" office:value="38749.300000000003" table:style-name="ce1">
            <text:p>38749.3</text:p>
          </table:table-cell>
          <table:table-cell office:value-type="float" office:value="38717.660000000003" table:style-name="ce1">
            <text:p>38717.66</text:p>
          </table:table-cell>
          <table:table-cell office:value-type="float" office:value="38729.71" table:style-name="ce1">
            <text:p>38729.71</text:p>
          </table:table-cell>
          <table:table-cell office:value-type="float" office:value="0.49998582000000003" table:style-name="ce1">
            <text:p>0.49998582</text:p>
          </table:table-cell>
          <table:table-cell office:value-type="float" office:value="19364.305812712199" table:style-name="ce1">
            <text:p>19364.30581</text:p>
          </table:table-cell>
          <table:table-cell table:number-columns-repeated="16375"/>
        </table:table-row>
        <table:table-row table:style-name="ro1">
          <table:table-cell office:value-type="float" office:value="1612762560" table:style-name="ce1">
            <text:p>1612762560</text:p>
          </table:table-cell>
          <table:table-cell office:value-type="date" office:date-value="2021-02-08T05:36:00" table:style-name="ce2">
            <text:p>08/02/2021 05:36</text:p>
          </table:table-cell>
          <table:table-cell office:value-type="string" table:style-name="ce1">
            <text:p>BTC/USD</text:p>
          </table:table-cell>
          <table:table-cell office:value-type="float" office:value="38713.54" table:style-name="ce1">
            <text:p>38713.54</text:p>
          </table:table-cell>
          <table:table-cell office:value-type="float" office:value="38735.800000000003" table:style-name="ce1">
            <text:p>38735.8</text:p>
          </table:table-cell>
          <table:table-cell office:value-type="float" office:value="38691.480000000003" table:style-name="ce1">
            <text:p>38691.48</text:p>
          </table:table-cell>
          <table:table-cell office:value-type="float" office:value="38735.800000000003" table:style-name="ce1">
            <text:p>38735.8</text:p>
          </table:table-cell>
          <table:table-cell office:value-type="float" office:value="3.0552617299999998" table:style-name="ce1">
            <text:p>3.05526173</text:p>
          </table:table-cell>
          <table:table-cell office:value-type="float" office:value="118348.007320934" table:style-name="ce1">
            <text:p>118348.0073</text:p>
          </table:table-cell>
          <table:table-cell table:number-columns-repeated="16375"/>
        </table:table-row>
        <table:table-row table:style-name="ro1">
          <table:table-cell office:value-type="float" office:value="1612762500" table:style-name="ce1">
            <text:p>1612762500</text:p>
          </table:table-cell>
          <table:table-cell office:value-type="date" office:date-value="2021-02-08T05:35:00" table:style-name="ce2">
            <text:p>08/02/2021 05:35</text:p>
          </table:table-cell>
          <table:table-cell office:value-type="string" table:style-name="ce1">
            <text:p>BTC/USD</text:p>
          </table:table-cell>
          <table:table-cell office:value-type="float" office:value="38675.93" table:style-name="ce1">
            <text:p>38675.93</text:p>
          </table:table-cell>
          <table:table-cell office:value-type="float" office:value="38762.839999999997" table:style-name="ce1">
            <text:p>38762.84</text:p>
          </table:table-cell>
          <table:table-cell office:value-type="float" office:value="38675.93" table:style-name="ce1">
            <text:p>38675.93</text:p>
          </table:table-cell>
          <table:table-cell office:value-type="float" office:value="38741.57" table:style-name="ce1">
            <text:p>38741.57</text:p>
          </table:table-cell>
          <table:table-cell office:value-type="float" office:value="0.64442237999999996" table:style-name="ce1">
            <text:p>0.64442238</text:p>
          </table:table-cell>
          <table:table-cell office:value-type="float" office:value="24965.934744336599" table:style-name="ce1">
            <text:p>24965.93474</text:p>
          </table:table-cell>
          <table:table-cell table:number-columns-repeated="16375"/>
        </table:table-row>
        <table:table-row table:style-name="ro1">
          <table:table-cell office:value-type="float" office:value="1612762440" table:style-name="ce1">
            <text:p>1612762440</text:p>
          </table:table-cell>
          <table:table-cell office:value-type="date" office:date-value="2021-02-08T05:34:00" table:style-name="ce2">
            <text:p>08/02/2021 05:34</text:p>
          </table:table-cell>
          <table:table-cell office:value-type="string" table:style-name="ce1">
            <text:p>BTC/USD</text:p>
          </table:table-cell>
          <table:table-cell office:value-type="float" office:value="38666.89" table:style-name="ce1">
            <text:p>38666.89</text:p>
          </table:table-cell>
          <table:table-cell office:value-type="float" office:value="38688.120000000003" table:style-name="ce1">
            <text:p>38688.12</text:p>
          </table:table-cell>
          <table:table-cell office:value-type="float" office:value="38665.08" table:style-name="ce1">
            <text:p>38665.08</text:p>
          </table:table-cell>
          <table:table-cell office:value-type="float" office:value="38675.93" table:style-name="ce1">
            <text:p>38675.93</text:p>
          </table:table-cell>
          <table:table-cell office:value-type="float" office:value="1.26814907" table:style-name="ce1">
            <text:p>1.26814907</text:p>
          </table:table-cell>
          <table:table-cell office:value-type="float" office:value="49046.844660885101" table:style-name="ce1">
            <text:p>49046.84466</text:p>
          </table:table-cell>
          <table:table-cell table:number-columns-repeated="16375"/>
        </table:table-row>
        <table:table-row table:style-name="ro1">
          <table:table-cell office:value-type="float" office:value="1612762380" table:style-name="ce1">
            <text:p>1612762380</text:p>
          </table:table-cell>
          <table:table-cell office:value-type="date" office:date-value="2021-02-08T05:33:00" table:style-name="ce2">
            <text:p>08/02/2021 05:33</text:p>
          </table:table-cell>
          <table:table-cell office:value-type="string" table:style-name="ce1">
            <text:p>BTC/USD</text:p>
          </table:table-cell>
          <table:table-cell office:value-type="float" office:value="38701.089999999997" table:style-name="ce1">
            <text:p>38701.09</text:p>
          </table:table-cell>
          <table:table-cell office:value-type="float" office:value="38718.160000000003" table:style-name="ce1">
            <text:p>38718.16</text:p>
          </table:table-cell>
          <table:table-cell office:value-type="float" office:value="38667.25" table:style-name="ce1">
            <text:p>38667.25</text:p>
          </table:table-cell>
          <table:table-cell office:value-type="float" office:value="38667.25" table:style-name="ce1">
            <text:p>38667.25</text:p>
          </table:table-cell>
          <table:table-cell office:value-type="float" office:value="0.5968" table:style-name="ce1">
            <text:p>0.5968</text:p>
          </table:table-cell>
          <table:table-cell office:value-type="float" office:value="23076.614799999999" table:style-name="ce1">
            <text:p>23076.6148</text:p>
          </table:table-cell>
          <table:table-cell table:number-columns-repeated="16375"/>
        </table:table-row>
        <table:table-row table:style-name="ro1">
          <table:table-cell office:value-type="float" office:value="1612762320" table:style-name="ce1">
            <text:p>1612762320</text:p>
          </table:table-cell>
          <table:table-cell office:value-type="date" office:date-value="2021-02-08T05:32:00" table:style-name="ce2">
            <text:p>08/02/2021 05:32</text:p>
          </table:table-cell>
          <table:table-cell office:value-type="string" table:style-name="ce1">
            <text:p>BTC/USD</text:p>
          </table:table-cell>
          <table:table-cell office:value-type="float" office:value="38683.81" table:style-name="ce1">
            <text:p>38683.81</text:p>
          </table:table-cell>
          <table:table-cell office:value-type="float" office:value="38703.279999999999" table:style-name="ce1">
            <text:p>38703.28</text:p>
          </table:table-cell>
          <table:table-cell office:value-type="float" office:value="38681.879999999997" table:style-name="ce1">
            <text:p>38681.88</text:p>
          </table:table-cell>
          <table:table-cell office:value-type="float" office:value="38703.279999999999" table:style-name="ce1">
            <text:p>38703.28</text:p>
          </table:table-cell>
          <table:table-cell office:value-type="float" office:value="0.28111773000000001" table:style-name="ce1">
            <text:p>0.28111773</text:p>
          </table:table-cell>
          <table:table-cell office:value-type="float" office:value="10880.1782171544" table:style-name="ce1">
            <text:p>10880.17822</text:p>
          </table:table-cell>
          <table:table-cell table:number-columns-repeated="16375"/>
        </table:table-row>
        <table:table-row table:style-name="ro1">
          <table:table-cell office:value-type="float" office:value="1612762260" table:style-name="ce1">
            <text:p>1612762260</text:p>
          </table:table-cell>
          <table:table-cell office:value-type="date" office:date-value="2021-02-08T05:31:00" table:style-name="ce2">
            <text:p>08/02/2021 05:31</text:p>
          </table:table-cell>
          <table:table-cell office:value-type="string" table:style-name="ce1">
            <text:p>BTC/USD</text:p>
          </table:table-cell>
          <table:table-cell office:value-type="float" office:value="38684.39" table:style-name="ce1">
            <text:p>38684.39</text:p>
          </table:table-cell>
          <table:table-cell office:value-type="float" office:value="38697.550000000003" table:style-name="ce1">
            <text:p>38697.55</text:p>
          </table:table-cell>
          <table:table-cell office:value-type="float" office:value="38684.080000000002" table:style-name="ce1">
            <text:p>38684.08</text:p>
          </table:table-cell>
          <table:table-cell office:value-type="float" office:value="38694.25" table:style-name="ce1">
            <text:p>38694.25</text:p>
          </table:table-cell>
          <table:table-cell office:value-type="float" office:value="0.70261752" table:style-name="ce1">
            <text:p>0.70261752</text:p>
          </table:table-cell>
          <table:table-cell office:value-type="float" office:value="27187.257973259999" table:style-name="ce1">
            <text:p>27187.25797</text:p>
          </table:table-cell>
          <table:table-cell table:number-columns-repeated="16375"/>
        </table:table-row>
        <table:table-row table:style-name="ro1">
          <table:table-cell office:value-type="float" office:value="1612762200" table:style-name="ce1">
            <text:p>1612762200</text:p>
          </table:table-cell>
          <table:table-cell office:value-type="date" office:date-value="2021-02-08T05:30:00" table:style-name="ce2">
            <text:p>08/02/2021 05:30</text:p>
          </table:table-cell>
          <table:table-cell office:value-type="string" table:style-name="ce1">
            <text:p>BTC/USD</text:p>
          </table:table-cell>
          <table:table-cell office:value-type="float" office:value="38684.17" table:style-name="ce1">
            <text:p>38684.17</text:p>
          </table:table-cell>
          <table:table-cell office:value-type="float" office:value="38712.35" table:style-name="ce1">
            <text:p>38712.35</text:p>
          </table:table-cell>
          <table:table-cell office:value-type="float" office:value="38668.639999999999" table:style-name="ce1">
            <text:p>38668.64</text:p>
          </table:table-cell>
          <table:table-cell office:value-type="float" office:value="38668.639999999999" table:style-name="ce1">
            <text:p>38668.64</text:p>
          </table:table-cell>
          <table:table-cell office:value-type="float" office:value="0.30883937" table:style-name="ce1">
            <text:p>0.30883937</text:p>
          </table:table-cell>
          <table:table-cell office:value-type="float" office:value="11942.3984163568" table:style-name="ce1">
            <text:p>11942.39842</text:p>
          </table:table-cell>
          <table:table-cell table:number-columns-repeated="16375"/>
        </table:table-row>
        <table:table-row table:style-name="ro1">
          <table:table-cell office:value-type="float" office:value="1612762140" table:style-name="ce1">
            <text:p>1612762140</text:p>
          </table:table-cell>
          <table:table-cell office:value-type="date" office:date-value="2021-02-08T05:29:00" table:style-name="ce2">
            <text:p>08/02/2021 05:29</text:p>
          </table:table-cell>
          <table:table-cell office:value-type="string" table:style-name="ce1">
            <text:p>BTC/USD</text:p>
          </table:table-cell>
          <table:table-cell office:value-type="float" office:value="38688.61" table:style-name="ce1">
            <text:p>38688.61</text:p>
          </table:table-cell>
          <table:table-cell office:value-type="float" office:value="38692" table:style-name="ce1">
            <text:p>38692</text:p>
          </table:table-cell>
          <table:table-cell office:value-type="float" office:value="38688.61" table:style-name="ce1">
            <text:p>38688.61</text:p>
          </table:table-cell>
          <table:table-cell office:value-type="float" office:value="38692" table:style-name="ce1">
            <text:p>38692</text:p>
          </table:table-cell>
          <table:table-cell office:value-type="float" office:value="0.79600000000000004" table:style-name="ce1">
            <text:p>0.796</text:p>
          </table:table-cell>
          <table:table-cell office:value-type="float" office:value="30798.831999999999" table:style-name="ce1">
            <text:p>30798.832</text:p>
          </table:table-cell>
          <table:table-cell table:number-columns-repeated="16375"/>
        </table:table-row>
        <table:table-row table:style-name="ro1">
          <table:table-cell office:value-type="float" office:value="1612762080" table:style-name="ce1">
            <text:p>1612762080</text:p>
          </table:table-cell>
          <table:table-cell office:value-type="date" office:date-value="2021-02-08T05:28:00" table:style-name="ce2">
            <text:p>08/02/2021 05:28</text:p>
          </table:table-cell>
          <table:table-cell office:value-type="string" table:style-name="ce1">
            <text:p>BTC/USD</text:p>
          </table:table-cell>
          <table:table-cell office:value-type="float" office:value="38684.04" table:style-name="ce1">
            <text:p>38684.04</text:p>
          </table:table-cell>
          <table:table-cell office:value-type="float" office:value="38688.76" table:style-name="ce1">
            <text:p>38688.76</text:p>
          </table:table-cell>
          <table:table-cell office:value-type="float" office:value="38657.18" table:style-name="ce1">
            <text:p>38657.18</text:p>
          </table:table-cell>
          <table:table-cell office:value-type="float" office:value="38675.269999999997" table:style-name="ce1">
            <text:p>38675.27</text:p>
          </table:table-cell>
          <table:table-cell office:value-type="float" office:value="1.74446371" table:style-name="ce1">
            <text:p>1.74446371</text:p>
          </table:table-cell>
          <table:table-cell office:value-type="float" office:value="67467.604989451604" table:style-name="ce1">
            <text:p>67467.60499</text:p>
          </table:table-cell>
          <table:table-cell table:number-columns-repeated="16375"/>
        </table:table-row>
        <table:table-row table:style-name="ro1">
          <table:table-cell office:value-type="float" office:value="1612762020" table:style-name="ce1">
            <text:p>1612762020</text:p>
          </table:table-cell>
          <table:table-cell office:value-type="date" office:date-value="2021-02-08T05:27:00" table:style-name="ce2">
            <text:p>08/02/2021 05:27</text:p>
          </table:table-cell>
          <table:table-cell office:value-type="string" table:style-name="ce1">
            <text:p>BTC/USD</text:p>
          </table:table-cell>
          <table:table-cell office:value-type="float" office:value="38674.44" table:style-name="ce1">
            <text:p>38674.44</text:p>
          </table:table-cell>
          <table:table-cell office:value-type="float" office:value="38709.71" table:style-name="ce1">
            <text:p>38709.71</text:p>
          </table:table-cell>
          <table:table-cell office:value-type="float" office:value="38674.44" table:style-name="ce1">
            <text:p>38674.44</text:p>
          </table:table-cell>
          <table:table-cell office:value-type="float" office:value="38682.639999999999" table:style-name="ce1">
            <text:p>38682.64</text:p>
          </table:table-cell>
          <table:table-cell office:value-type="float" office:value="1.33117467" table:style-name="ce1">
            <text:p>1.33117467</text:p>
          </table:table-cell>
          <table:table-cell office:value-type="float" office:value="51493.350536728802" table:style-name="ce1">
            <text:p>51493.35054</text:p>
          </table:table-cell>
          <table:table-cell table:number-columns-repeated="16375"/>
        </table:table-row>
        <table:table-row table:style-name="ro1">
          <table:table-cell office:value-type="float" office:value="1612761960" table:style-name="ce1">
            <text:p>1612761960</text:p>
          </table:table-cell>
          <table:table-cell office:value-type="date" office:date-value="2021-02-08T05:26:00" table:style-name="ce2">
            <text:p>08/02/2021 05:26</text:p>
          </table:table-cell>
          <table:table-cell office:value-type="string" table:style-name="ce1">
            <text:p>BTC/USD</text:p>
          </table:table-cell>
          <table:table-cell office:value-type="float" office:value="38684.230000000003" table:style-name="ce1">
            <text:p>38684.23</text:p>
          </table:table-cell>
          <table:table-cell office:value-type="float" office:value="38684.230000000003" table:style-name="ce1">
            <text:p>38684.23</text:p>
          </table:table-cell>
          <table:table-cell office:value-type="float" office:value="38684.230000000003" table:style-name="ce1">
            <text:p>38684.23</text:p>
          </table:table-cell>
          <table:table-cell office:value-type="float" office:value="38684.230000000003" table:style-name="ce1">
            <text:p>38684.23</text:p>
          </table:table-cell>
          <table:table-cell office:value-type="float" office:value="0.435" table:style-name="ce1">
            <text:p>0.435</text:p>
          </table:table-cell>
          <table:table-cell office:value-type="float" office:value="16827.640050000002" table:style-name="ce1">
            <text:p>16827.64005</text:p>
          </table:table-cell>
          <table:table-cell table:number-columns-repeated="16375"/>
        </table:table-row>
        <table:table-row table:style-name="ro1">
          <table:table-cell office:value-type="float" office:value="1612761900" table:style-name="ce1">
            <text:p>1612761900</text:p>
          </table:table-cell>
          <table:table-cell office:value-type="date" office:date-value="2021-02-08T05:25:00" table:style-name="ce2">
            <text:p>08/02/2021 05:25</text:p>
          </table:table-cell>
          <table:table-cell office:value-type="string" table:style-name="ce1">
            <text:p>BTC/USD</text:p>
          </table:table-cell>
          <table:table-cell office:value-type="float" office:value="38741.67" table:style-name="ce1">
            <text:p>38741.67</text:p>
          </table:table-cell>
          <table:table-cell office:value-type="float" office:value="38797.46" table:style-name="ce1">
            <text:p>38797.46</text:p>
          </table:table-cell>
          <table:table-cell office:value-type="float" office:value="38721.94" table:style-name="ce1">
            <text:p>38721.94</text:p>
          </table:table-cell>
          <table:table-cell office:value-type="float" office:value="38721.94" table:style-name="ce1">
            <text:p>38721.94</text:p>
          </table:table-cell>
          <table:table-cell office:value-type="float" office:value="15.397704900000001" table:style-name="ce1">
            <text:p>15.3977049</text:p>
          </table:table-cell>
          <table:table-cell office:value-type="float" office:value="596229.00527550594" table:style-name="ce1">
            <text:p>596229.0053</text:p>
          </table:table-cell>
          <table:table-cell table:number-columns-repeated="16375"/>
        </table:table-row>
        <table:table-row table:style-name="ro1">
          <table:table-cell office:value-type="float" office:value="1612761840" table:style-name="ce1">
            <text:p>1612761840</text:p>
          </table:table-cell>
          <table:table-cell office:value-type="date" office:date-value="2021-02-08T05:24:00" table:style-name="ce2">
            <text:p>08/02/2021 05:24</text:p>
          </table:table-cell>
          <table:table-cell office:value-type="string" table:style-name="ce1">
            <text:p>BTC/USD</text:p>
          </table:table-cell>
          <table:table-cell office:value-type="float" office:value="38668.959999999999" table:style-name="ce1">
            <text:p>38668.96</text:p>
          </table:table-cell>
          <table:table-cell office:value-type="float" office:value="38731.07" table:style-name="ce1">
            <text:p>38731.07</text:p>
          </table:table-cell>
          <table:table-cell office:value-type="float" office:value="38668.959999999999" table:style-name="ce1">
            <text:p>38668.96</text:p>
          </table:table-cell>
          <table:table-cell office:value-type="float" office:value="38731.07" table:style-name="ce1">
            <text:p>38731.07</text:p>
          </table:table-cell>
          <table:table-cell office:value-type="float" office:value="1.09729002" table:style-name="ce1">
            <text:p>1.09729002</text:p>
          </table:table-cell>
          <table:table-cell office:value-type="float" office:value="42499.216574921396" table:style-name="ce1">
            <text:p>42499.21657</text:p>
          </table:table-cell>
          <table:table-cell table:number-columns-repeated="16375"/>
        </table:table-row>
        <table:table-row table:style-name="ro1">
          <table:table-cell office:value-type="float" office:value="1612761780" table:style-name="ce1">
            <text:p>1612761780</text:p>
          </table:table-cell>
          <table:table-cell office:value-type="date" office:date-value="2021-02-08T05:23:00" table:style-name="ce2">
            <text:p>08/02/2021 05:23</text:p>
          </table:table-cell>
          <table:table-cell office:value-type="string" table:style-name="ce1">
            <text:p>BTC/USD</text:p>
          </table:table-cell>
          <table:table-cell office:value-type="float" office:value="38648.050000000003" table:style-name="ce1">
            <text:p>38648.05</text:p>
          </table:table-cell>
          <table:table-cell office:value-type="float" office:value="38656.94" table:style-name="ce1">
            <text:p>38656.94</text:p>
          </table:table-cell>
          <table:table-cell office:value-type="float" office:value="38631.839999999997" table:style-name="ce1">
            <text:p>38631.84</text:p>
          </table:table-cell>
          <table:table-cell office:value-type="float" office:value="38656.94" table:style-name="ce1">
            <text:p>38656.94</text:p>
          </table:table-cell>
          <table:table-cell office:value-type="float" office:value="0.61891697000000001" table:style-name="ce1">
            <text:p>0.61891697</text:p>
          </table:table-cell>
          <table:table-cell office:value-type="float" office:value="23925.436174271799" table:style-name="ce1">
            <text:p>23925.43617</text:p>
          </table:table-cell>
          <table:table-cell table:number-columns-repeated="16375"/>
        </table:table-row>
        <table:table-row table:style-name="ro1">
          <table:table-cell office:value-type="float" office:value="1612761720" table:style-name="ce1">
            <text:p>1612761720</text:p>
          </table:table-cell>
          <table:table-cell office:value-type="date" office:date-value="2021-02-08T05:22:00" table:style-name="ce2">
            <text:p>08/02/2021 05:22</text:p>
          </table:table-cell>
          <table:table-cell office:value-type="string" table:style-name="ce1">
            <text:p>BTC/USD</text:p>
          </table:table-cell>
          <table:table-cell office:value-type="float" office:value="38632.01" table:style-name="ce1">
            <text:p>38632.01</text:p>
          </table:table-cell>
          <table:table-cell office:value-type="float" office:value="38669.660000000003" table:style-name="ce1">
            <text:p>38669.66</text:p>
          </table:table-cell>
          <table:table-cell office:value-type="float" office:value="38631.96" table:style-name="ce1">
            <text:p>38631.96</text:p>
          </table:table-cell>
          <table:table-cell office:value-type="float" office:value="38669.660000000003" table:style-name="ce1">
            <text:p>38669.66</text:p>
          </table:table-cell>
          <table:table-cell office:value-type="float" office:value="0.4896317" table:style-name="ce1">
            <text:p>0.4896317</text:p>
          </table:table-cell>
          <table:table-cell office:value-type="float" office:value="18933.891364222" table:style-name="ce1">
            <text:p>18933.89136</text:p>
          </table:table-cell>
          <table:table-cell table:number-columns-repeated="16375"/>
        </table:table-row>
        <table:table-row table:style-name="ro1">
          <table:table-cell office:value-type="float" office:value="1612761660" table:style-name="ce1">
            <text:p>1612761660</text:p>
          </table:table-cell>
          <table:table-cell office:value-type="date" office:date-value="2021-02-08T05:21:00" table:style-name="ce2">
            <text:p>08/02/2021 05:21</text:p>
          </table:table-cell>
          <table:table-cell office:value-type="string" table:style-name="ce1">
            <text:p>BTC/USD</text:p>
          </table:table-cell>
          <table:table-cell office:value-type="float" office:value="38639.919999999998" table:style-name="ce1">
            <text:p>38639.92</text:p>
          </table:table-cell>
          <table:table-cell office:value-type="float" office:value="38640.839999999997" table:style-name="ce1">
            <text:p>38640.84</text:p>
          </table:table-cell>
          <table:table-cell office:value-type="float" office:value="38604.699999999997" table:style-name="ce1">
            <text:p>38604.7</text:p>
          </table:table-cell>
          <table:table-cell office:value-type="float" office:value="38640.839999999997" table:style-name="ce1">
            <text:p>38640.84</text:p>
          </table:table-cell>
          <table:table-cell office:value-type="float" office:value="5.34164701" table:style-name="ce1">
            <text:p>5.34164701</text:p>
          </table:table-cell>
          <table:table-cell office:value-type="float" office:value="206405.72744988801" table:style-name="ce1">
            <text:p>206405.7274</text:p>
          </table:table-cell>
          <table:table-cell table:number-columns-repeated="16375"/>
        </table:table-row>
        <table:table-row table:style-name="ro1">
          <table:table-cell office:value-type="float" office:value="1612761600" table:style-name="ce1">
            <text:p>1612761600</text:p>
          </table:table-cell>
          <table:table-cell office:value-type="date" office:date-value="2021-02-08T05:20:00" table:style-name="ce2">
            <text:p>08/02/2021 05:20</text:p>
          </table:table-cell>
          <table:table-cell office:value-type="string" table:style-name="ce1">
            <text:p>BTC/USD</text:p>
          </table:table-cell>
          <table:table-cell office:value-type="float" office:value="38611.949999999997" table:style-name="ce1">
            <text:p>38611.95</text:p>
          </table:table-cell>
          <table:table-cell office:value-type="float" office:value="38611.949999999997" table:style-name="ce1">
            <text:p>38611.95</text:p>
          </table:table-cell>
          <table:table-cell office:value-type="float" office:value="38611.949999999997" table:style-name="ce1">
            <text:p>38611.95</text:p>
          </table:table-cell>
          <table:table-cell office:value-type="float" office:value="38611.949999999997" table:style-name="ce1">
            <text:p>38611.95</text:p>
          </table:table-cell>
          <table:table-cell office:value-type="float" office:value="0.26" table:style-name="ce1">
            <text:p>0.26</text:p>
          </table:table-cell>
          <table:table-cell office:value-type="float" office:value="10039.107" table:style-name="ce1">
            <text:p>10039.107</text:p>
          </table:table-cell>
          <table:table-cell table:number-columns-repeated="16375"/>
        </table:table-row>
        <table:table-row table:style-name="ro1">
          <table:table-cell office:value-type="float" office:value="1612761540" table:style-name="ce1">
            <text:p>1612761540</text:p>
          </table:table-cell>
          <table:table-cell office:value-type="date" office:date-value="2021-02-08T05:19:00" table:style-name="ce2">
            <text:p>08/02/2021 05:19</text:p>
          </table:table-cell>
          <table:table-cell office:value-type="string" table:style-name="ce1">
            <text:p>BTC/USD</text:p>
          </table:table-cell>
          <table:table-cell office:value-type="float" office:value="38613.64" table:style-name="ce1">
            <text:p>38613.64</text:p>
          </table:table-cell>
          <table:table-cell office:value-type="float" office:value="38616.82" table:style-name="ce1">
            <text:p>38616.82</text:p>
          </table:table-cell>
          <table:table-cell office:value-type="float" office:value="38613.64" table:style-name="ce1">
            <text:p>38613.64</text:p>
          </table:table-cell>
          <table:table-cell office:value-type="float" office:value="38616.82" table:style-name="ce1">
            <text:p>38616.82</text:p>
          </table:table-cell>
          <table:table-cell office:value-type="float" office:value="0.193" table:style-name="ce1">
            <text:p>0.193</text:p>
          </table:table-cell>
          <table:table-cell office:value-type="float" office:value="7453.0462600000001" table:style-name="ce1">
            <text:p>7453.04626</text:p>
          </table:table-cell>
          <table:table-cell table:number-columns-repeated="16375"/>
        </table:table-row>
        <table:table-row table:style-name="ro1">
          <table:table-cell office:value-type="float" office:value="1612761480" table:style-name="ce1">
            <text:p>1612761480</text:p>
          </table:table-cell>
          <table:table-cell office:value-type="date" office:date-value="2021-02-08T05:18:00" table:style-name="ce2">
            <text:p>08/02/2021 05:18</text:p>
          </table:table-cell>
          <table:table-cell office:value-type="string" table:style-name="ce1">
            <text:p>BTC/USD</text:p>
          </table:table-cell>
          <table:table-cell office:value-type="float" office:value="38612.589999999997" table:style-name="ce1">
            <text:p>38612.59</text:p>
          </table:table-cell>
          <table:table-cell office:value-type="float" office:value="38614.019999999997" table:style-name="ce1">
            <text:p>38614.02</text:p>
          </table:table-cell>
          <table:table-cell office:value-type="float" office:value="38612.03" table:style-name="ce1">
            <text:p>38612.03</text:p>
          </table:table-cell>
          <table:table-cell office:value-type="float" office:value="38612.589999999997" table:style-name="ce1">
            <text:p>38612.59</text:p>
          </table:table-cell>
          <table:table-cell office:value-type="float" office:value="0.93894105999999999" table:style-name="ce1">
            <text:p>0.93894106</text:p>
          </table:table-cell>
          <table:table-cell office:value-type="float" office:value="36254.9461839453" table:style-name="ce1">
            <text:p>36254.94618</text:p>
          </table:table-cell>
          <table:table-cell table:number-columns-repeated="16375"/>
        </table:table-row>
        <table:table-row table:style-name="ro1">
          <table:table-cell office:value-type="float" office:value="1612761420" table:style-name="ce1">
            <text:p>1612761420</text:p>
          </table:table-cell>
          <table:table-cell office:value-type="date" office:date-value="2021-02-08T05:17:00" table:style-name="ce2">
            <text:p>08/02/2021 05:17</text:p>
          </table:table-cell>
          <table:table-cell office:value-type="string" table:style-name="ce1">
            <text:p>BTC/USD</text:p>
          </table:table-cell>
          <table:table-cell office:value-type="float" office:value="38608.22" table:style-name="ce1">
            <text:p>38608.22</text:p>
          </table:table-cell>
          <table:table-cell office:value-type="float" office:value="38612.160000000003" table:style-name="ce1">
            <text:p>38612.16</text:p>
          </table:table-cell>
          <table:table-cell office:value-type="float" office:value="38600.75" table:style-name="ce1">
            <text:p>38600.75</text:p>
          </table:table-cell>
          <table:table-cell office:value-type="float" office:value="38600.75" table:style-name="ce1">
            <text:p>38600.75</text:p>
          </table:table-cell>
          <table:table-cell office:value-type="float" office:value="0.41315000000000002" table:style-name="ce1">
            <text:p>0.41315</text:p>
          </table:table-cell>
          <table:table-cell office:value-type="float" office:value="15947.8998625" table:style-name="ce1">
            <text:p>15947.89986</text:p>
          </table:table-cell>
          <table:table-cell table:number-columns-repeated="16375"/>
        </table:table-row>
        <table:table-row table:style-name="ro1">
          <table:table-cell office:value-type="float" office:value="1612761360" table:style-name="ce1">
            <text:p>1612761360</text:p>
          </table:table-cell>
          <table:table-cell office:value-type="date" office:date-value="2021-02-08T05:16:00" table:style-name="ce2">
            <text:p>08/02/2021 05:16</text:p>
          </table:table-cell>
          <table:table-cell office:value-type="string" table:style-name="ce1">
            <text:p>BTC/USD</text:p>
          </table:table-cell>
          <table:table-cell office:value-type="float" office:value="38599.61" table:style-name="ce1">
            <text:p>38599.61</text:p>
          </table:table-cell>
          <table:table-cell office:value-type="float" office:value="38631.449999999997" table:style-name="ce1">
            <text:p>38631.45</text:p>
          </table:table-cell>
          <table:table-cell office:value-type="float" office:value="38599.61" table:style-name="ce1">
            <text:p>38599.61</text:p>
          </table:table-cell>
          <table:table-cell office:value-type="float" office:value="38631.449999999997" table:style-name="ce1">
            <text:p>38631.45</text:p>
          </table:table-cell>
          <table:table-cell office:value-type="float" office:value="1.3106899999999999" table:style-name="ce1">
            <text:p>1.31069</text:p>
          </table:table-cell>
          <table:table-cell office:value-type="float" office:value="50633.8552004999" table:style-name="ce1">
            <text:p>50633.8552</text:p>
          </table:table-cell>
          <table:table-cell table:number-columns-repeated="16375"/>
        </table:table-row>
        <table:table-row table:style-name="ro1">
          <table:table-cell office:value-type="float" office:value="1612761300" table:style-name="ce1">
            <text:p>1612761300</text:p>
          </table:table-cell>
          <table:table-cell office:value-type="date" office:date-value="2021-02-08T05:15:00" table:style-name="ce2">
            <text:p>08/02/2021 05:15</text:p>
          </table:table-cell>
          <table:table-cell office:value-type="string" table:style-name="ce1">
            <text:p>BTC/USD</text:p>
          </table:table-cell>
          <table:table-cell office:value-type="float" office:value="38622.410000000003" table:style-name="ce1">
            <text:p>38622.41</text:p>
          </table:table-cell>
          <table:table-cell office:value-type="float" office:value="38625.519999999997" table:style-name="ce1">
            <text:p>38625.52</text:p>
          </table:table-cell>
          <table:table-cell office:value-type="float" office:value="38578.49" table:style-name="ce1">
            <text:p>38578.49</text:p>
          </table:table-cell>
          <table:table-cell office:value-type="float" office:value="38578.49" table:style-name="ce1">
            <text:p>38578.49</text:p>
          </table:table-cell>
          <table:table-cell office:value-type="float" office:value="1.98360716" table:style-name="ce1">
            <text:p>1.98360716</text:p>
          </table:table-cell>
          <table:table-cell office:value-type="float" office:value="76524.568985988401" table:style-name="ce1">
            <text:p>76524.56899</text:p>
          </table:table-cell>
          <table:table-cell table:number-columns-repeated="16375"/>
        </table:table-row>
        <table:table-row table:style-name="ro1">
          <table:table-cell office:value-type="float" office:value="1612761240" table:style-name="ce1">
            <text:p>1612761240</text:p>
          </table:table-cell>
          <table:table-cell office:value-type="date" office:date-value="2021-02-08T05:14:00" table:style-name="ce2">
            <text:p>08/02/2021 05:14</text:p>
          </table:table-cell>
          <table:table-cell office:value-type="string" table:style-name="ce1">
            <text:p>BTC/USD</text:p>
          </table:table-cell>
          <table:table-cell office:value-type="float" office:value="38612.31" table:style-name="ce1">
            <text:p>38612.31</text:p>
          </table:table-cell>
          <table:table-cell office:value-type="float" office:value="38665.06" table:style-name="ce1">
            <text:p>38665.06</text:p>
          </table:table-cell>
          <table:table-cell office:value-type="float" office:value="38612.31" table:style-name="ce1">
            <text:p>38612.31</text:p>
          </table:table-cell>
          <table:table-cell office:value-type="float" office:value="38644.080000000002" table:style-name="ce1">
            <text:p>38644.08</text:p>
          </table:table-cell>
          <table:table-cell office:value-type="float" office:value="0.36" table:style-name="ce1">
            <text:p>0.36</text:p>
          </table:table-cell>
          <table:table-cell office:value-type="float" office:value="13911.8688" table:style-name="ce1">
            <text:p>13911.8688</text:p>
          </table:table-cell>
          <table:table-cell table:number-columns-repeated="16375"/>
        </table:table-row>
        <table:table-row table:style-name="ro1">
          <table:table-cell office:value-type="float" office:value="1612761180" table:style-name="ce1">
            <text:p>1612761180</text:p>
          </table:table-cell>
          <table:table-cell office:value-type="date" office:date-value="2021-02-08T05:13:00" table:style-name="ce2">
            <text:p>08/02/2021 05:13</text:p>
          </table:table-cell>
          <table:table-cell office:value-type="string" table:style-name="ce1">
            <text:p>BTC/USD</text:p>
          </table:table-cell>
          <table:table-cell office:value-type="float" office:value="38641.46" table:style-name="ce1">
            <text:p>38641.46</text:p>
          </table:table-cell>
          <table:table-cell office:value-type="float" office:value="38646.870000000003" table:style-name="ce1">
            <text:p>38646.87</text:p>
          </table:table-cell>
          <table:table-cell office:value-type="float" office:value="38623.96" table:style-name="ce1">
            <text:p>38623.96</text:p>
          </table:table-cell>
          <table:table-cell office:value-type="float" office:value="38623.96" table:style-name="ce1">
            <text:p>38623.96</text:p>
          </table:table-cell>
          <table:table-cell office:value-type="float" office:value="0.70760858999999998" table:style-name="ce1">
            <text:p>0.70760859</text:p>
          </table:table-cell>
          <table:table-cell office:value-type="float" office:value="27330.645875816299" table:style-name="ce1">
            <text:p>27330.64588</text:p>
          </table:table-cell>
          <table:table-cell table:number-columns-repeated="16375"/>
        </table:table-row>
        <table:table-row table:style-name="ro1">
          <table:table-cell office:value-type="float" office:value="1612761120" table:style-name="ce1">
            <text:p>1612761120</text:p>
          </table:table-cell>
          <table:table-cell office:value-type="date" office:date-value="2021-02-08T05:12:00" table:style-name="ce2">
            <text:p>08/02/2021 05:12</text:p>
          </table:table-cell>
          <table:table-cell office:value-type="string" table:style-name="ce1">
            <text:p>BTC/USD</text:p>
          </table:table-cell>
          <table:table-cell office:value-type="float" office:value="38633.75" table:style-name="ce1">
            <text:p>38633.75</text:p>
          </table:table-cell>
          <table:table-cell office:value-type="float" office:value="38641.99" table:style-name="ce1">
            <text:p>38641.99</text:p>
          </table:table-cell>
          <table:table-cell office:value-type="float" office:value="38633.75" table:style-name="ce1">
            <text:p>38633.75</text:p>
          </table:table-cell>
          <table:table-cell office:value-type="float" office:value="38641.99" table:style-name="ce1">
            <text:p>38641.99</text:p>
          </table:table-cell>
          <table:table-cell office:value-type="float" office:value="0.53400000000000003" table:style-name="ce1">
            <text:p>0.534</text:p>
          </table:table-cell>
          <table:table-cell office:value-type="float" office:value="20634.822660000002" table:style-name="ce1">
            <text:p>20634.82266</text:p>
          </table:table-cell>
          <table:table-cell table:number-columns-repeated="16375"/>
        </table:table-row>
        <table:table-row table:style-name="ro1">
          <table:table-cell office:value-type="float" office:value="1612761060" table:style-name="ce1">
            <text:p>1612761060</text:p>
          </table:table-cell>
          <table:table-cell office:value-type="date" office:date-value="2021-02-08T05:11:00" table:style-name="ce2">
            <text:p>08/02/2021 05:11</text:p>
          </table:table-cell>
          <table:table-cell office:value-type="string" table:style-name="ce1">
            <text:p>BTC/USD</text:p>
          </table:table-cell>
          <table:table-cell office:value-type="float" office:value="38643.120000000003" table:style-name="ce1">
            <text:p>38643.12</text:p>
          </table:table-cell>
          <table:table-cell office:value-type="float" office:value="38681.01" table:style-name="ce1">
            <text:p>38681.01</text:p>
          </table:table-cell>
          <table:table-cell office:value-type="float" office:value="38643.120000000003" table:style-name="ce1">
            <text:p>38643.12</text:p>
          </table:table-cell>
          <table:table-cell office:value-type="float" office:value="38681.01" table:style-name="ce1">
            <text:p>38681.01</text:p>
          </table:table-cell>
          <table:table-cell office:value-type="float" office:value="0.20499999999999999" table:style-name="ce1">
            <text:p>0.205</text:p>
          </table:table-cell>
          <table:table-cell office:value-type="float" office:value="7929.6070499999996" table:style-name="ce1">
            <text:p>7929.60705</text:p>
          </table:table-cell>
          <table:table-cell table:number-columns-repeated="16375"/>
        </table:table-row>
        <table:table-row table:style-name="ro1">
          <table:table-cell office:value-type="float" office:value="1612761000" table:style-name="ce1">
            <text:p>1612761000</text:p>
          </table:table-cell>
          <table:table-cell office:value-type="date" office:date-value="2021-02-08T05:10:00" table:style-name="ce2">
            <text:p>08/02/2021 05:10</text:p>
          </table:table-cell>
          <table:table-cell office:value-type="string" table:style-name="ce1">
            <text:p>BTC/USD</text:p>
          </table:table-cell>
          <table:table-cell office:value-type="float" office:value="38704.33" table:style-name="ce1">
            <text:p>38704.33</text:p>
          </table:table-cell>
          <table:table-cell office:value-type="float" office:value="38705.29" table:style-name="ce1">
            <text:p>38705.29</text:p>
          </table:table-cell>
          <table:table-cell office:value-type="float" office:value="38704.33" table:style-name="ce1">
            <text:p>38704.33</text:p>
          </table:table-cell>
          <table:table-cell office:value-type="float" office:value="38705.29" table:style-name="ce1">
            <text:p>38705.29</text:p>
          </table:table-cell>
          <table:table-cell office:value-type="float" office:value="0.32057240999999997" table:style-name="ce1">
            <text:p>0.32057241</text:p>
          </table:table-cell>
          <table:table-cell office:value-type="float" office:value="12407.848095048899" table:style-name="ce1">
            <text:p>12407.8481</text:p>
          </table:table-cell>
          <table:table-cell table:number-columns-repeated="16375"/>
        </table:table-row>
        <table:table-row table:style-name="ro1">
          <table:table-cell office:value-type="float" office:value="1612760940" table:style-name="ce1">
            <text:p>1612760940</text:p>
          </table:table-cell>
          <table:table-cell office:value-type="date" office:date-value="2021-02-08T05:09:00" table:style-name="ce2">
            <text:p>08/02/2021 05:09</text:p>
          </table:table-cell>
          <table:table-cell office:value-type="string" table:style-name="ce1">
            <text:p>BTC/USD</text:p>
          </table:table-cell>
          <table:table-cell office:value-type="float" office:value="38579.85" table:style-name="ce1">
            <text:p>38579.85</text:p>
          </table:table-cell>
          <table:table-cell office:value-type="float" office:value="38684.31" table:style-name="ce1">
            <text:p>38684.31</text:p>
          </table:table-cell>
          <table:table-cell office:value-type="float" office:value="38579.85" table:style-name="ce1">
            <text:p>38579.85</text:p>
          </table:table-cell>
          <table:table-cell office:value-type="float" office:value="38684.31" table:style-name="ce1">
            <text:p>38684.31</text:p>
          </table:table-cell>
          <table:table-cell office:value-type="float" office:value="0.80410577999999999" table:style-name="ce1">
            <text:p>0.80410578</text:p>
          </table:table-cell>
          <table:table-cell office:value-type="float" office:value="31106.277266311699" table:style-name="ce1">
            <text:p>31106.27727</text:p>
          </table:table-cell>
          <table:table-cell table:number-columns-repeated="16375"/>
        </table:table-row>
        <table:table-row table:style-name="ro1">
          <table:table-cell office:value-type="float" office:value="1612760880" table:style-name="ce1">
            <text:p>1612760880</text:p>
          </table:table-cell>
          <table:table-cell office:value-type="date" office:date-value="2021-02-08T05:08:00" table:style-name="ce2">
            <text:p>08/02/2021 05:08</text:p>
          </table:table-cell>
          <table:table-cell office:value-type="string" table:style-name="ce1">
            <text:p>BTC/USD</text:p>
          </table:table-cell>
          <table:table-cell office:value-type="float" office:value="38568.82" table:style-name="ce1">
            <text:p>38568.82</text:p>
          </table:table-cell>
          <table:table-cell office:value-type="float" office:value="38568.82" table:style-name="ce1">
            <text:p>38568.82</text:p>
          </table:table-cell>
          <table:table-cell office:value-type="float" office:value="38568.82" table:style-name="ce1">
            <text:p>38568.82</text:p>
          </table:table-cell>
          <table:table-cell office:value-type="float" office:value="38568.82" table:style-name="ce1">
            <text:p>38568.82</text:p>
          </table:table-cell>
          <table:table-cell office:value-type="float" office:value="0.26" table:style-name="ce1">
            <text:p>0.26</text:p>
          </table:table-cell>
          <table:table-cell office:value-type="float" office:value="10027.8932" table:style-name="ce1">
            <text:p>10027.8932</text:p>
          </table:table-cell>
          <table:table-cell table:number-columns-repeated="16375"/>
        </table:table-row>
        <table:table-row table:style-name="ro1">
          <table:table-cell office:value-type="float" office:value="1612760820" table:style-name="ce1">
            <text:p>1612760820</text:p>
          </table:table-cell>
          <table:table-cell office:value-type="date" office:date-value="2021-02-08T05:07:00" table:style-name="ce2">
            <text:p>08/02/2021 05:07</text:p>
          </table:table-cell>
          <table:table-cell office:value-type="string" table:style-name="ce1">
            <text:p>BTC/USD</text:p>
          </table:table-cell>
          <table:table-cell office:value-type="float" office:value="38607.65" table:style-name="ce1">
            <text:p>38607.65</text:p>
          </table:table-cell>
          <table:table-cell office:value-type="float" office:value="38609.81" table:style-name="ce1">
            <text:p>38609.81</text:p>
          </table:table-cell>
          <table:table-cell office:value-type="float" office:value="38606.33" table:style-name="ce1">
            <text:p>38606.33</text:p>
          </table:table-cell>
          <table:table-cell office:value-type="float" office:value="38609.81" table:style-name="ce1">
            <text:p>38609.81</text:p>
          </table:table-cell>
          <table:table-cell office:value-type="float" office:value="0.59600677999999996" table:style-name="ce1">
            <text:p>0.59600678</text:p>
          </table:table-cell>
          <table:table-cell office:value-type="float" office:value="23011.708534511701" table:style-name="ce1">
            <text:p>23011.70853</text:p>
          </table:table-cell>
          <table:table-cell table:number-columns-repeated="16375"/>
        </table:table-row>
        <table:table-row table:style-name="ro1">
          <table:table-cell office:value-type="float" office:value="1612760760" table:style-name="ce1">
            <text:p>1612760760</text:p>
          </table:table-cell>
          <table:table-cell office:value-type="date" office:date-value="2021-02-08T05:06:00" table:style-name="ce2">
            <text:p>08/02/2021 05:06</text:p>
          </table:table-cell>
          <table:table-cell office:value-type="string" table:style-name="ce1">
            <text:p>BTC/USD</text:p>
          </table:table-cell>
          <table:table-cell office:value-type="float" office:value="38689.300000000003" table:style-name="ce1">
            <text:p>38689.3</text:p>
          </table:table-cell>
          <table:table-cell office:value-type="float" office:value="38689.300000000003" table:style-name="ce1">
            <text:p>38689.3</text:p>
          </table:table-cell>
          <table:table-cell office:value-type="float" office:value="38630.82" table:style-name="ce1">
            <text:p>38630.82</text:p>
          </table:table-cell>
          <table:table-cell office:value-type="float" office:value="38634.050000000003" table:style-name="ce1">
            <text:p>38634.05</text:p>
          </table:table-cell>
          <table:table-cell office:value-type="float" office:value="5.3825562099999997" table:style-name="ce1">
            <text:p>5.38255621</text:p>
          </table:table-cell>
          <table:table-cell office:value-type="float" office:value="207949.94574495" table:style-name="ce1">
            <text:p>207949.9457</text:p>
          </table:table-cell>
          <table:table-cell table:number-columns-repeated="16375"/>
        </table:table-row>
        <table:table-row table:style-name="ro1">
          <table:table-cell office:value-type="float" office:value="1612760700" table:style-name="ce1">
            <text:p>1612760700</text:p>
          </table:table-cell>
          <table:table-cell office:value-type="date" office:date-value="2021-02-08T05:05:00" table:style-name="ce2">
            <text:p>08/02/2021 05:05</text:p>
          </table:table-cell>
          <table:table-cell office:value-type="string" table:style-name="ce1">
            <text:p>BTC/USD</text:p>
          </table:table-cell>
          <table:table-cell office:value-type="float" office:value="38673.879999999997" table:style-name="ce1">
            <text:p>38673.88</text:p>
          </table:table-cell>
          <table:table-cell office:value-type="float" office:value="38734.78" table:style-name="ce1">
            <text:p>38734.78</text:p>
          </table:table-cell>
          <table:table-cell office:value-type="float" office:value="38673.879999999997" table:style-name="ce1">
            <text:p>38673.88</text:p>
          </table:table-cell>
          <table:table-cell office:value-type="float" office:value="38700.400000000001" table:style-name="ce1">
            <text:p>38700.4</text:p>
          </table:table-cell>
          <table:table-cell office:value-type="float" office:value="2.6057476300000002" table:style-name="ce1">
            <text:p>2.60574763</text:p>
          </table:table-cell>
          <table:table-cell office:value-type="float" office:value="100843.47558005201" table:style-name="ce1">
            <text:p>100843.4756</text:p>
          </table:table-cell>
          <table:table-cell table:number-columns-repeated="16375"/>
        </table:table-row>
        <table:table-row table:style-name="ro1">
          <table:table-cell office:value-type="float" office:value="1612760640" table:style-name="ce1">
            <text:p>1612760640</text:p>
          </table:table-cell>
          <table:table-cell office:value-type="date" office:date-value="2021-02-08T05:04:00" table:style-name="ce2">
            <text:p>08/02/2021 05:04</text:p>
          </table:table-cell>
          <table:table-cell office:value-type="string" table:style-name="ce1">
            <text:p>BTC/USD</text:p>
          </table:table-cell>
          <table:table-cell office:value-type="float" office:value="38539.24" table:style-name="ce1">
            <text:p>38539.24</text:p>
          </table:table-cell>
          <table:table-cell office:value-type="float" office:value="38654.449999999997" table:style-name="ce1">
            <text:p>38654.45</text:p>
          </table:table-cell>
          <table:table-cell office:value-type="float" office:value="38537.68" table:style-name="ce1">
            <text:p>38537.68</text:p>
          </table:table-cell>
          <table:table-cell office:value-type="float" office:value="38654.449999999997" table:style-name="ce1">
            <text:p>38654.45</text:p>
          </table:table-cell>
          <table:table-cell office:value-type="float" office:value="1.3671333299999999" table:style-name="ce1">
            <text:p>1.36713333</text:p>
          </table:table-cell>
          <table:table-cell office:value-type="float" office:value="52845.7869478184" table:style-name="ce1">
            <text:p>52845.78695</text:p>
          </table:table-cell>
          <table:table-cell table:number-columns-repeated="16375"/>
        </table:table-row>
        <table:table-row table:style-name="ro1">
          <table:table-cell office:value-type="float" office:value="1612760580" table:style-name="ce1">
            <text:p>1612760580</text:p>
          </table:table-cell>
          <table:table-cell office:value-type="date" office:date-value="2021-02-08T05:03:00" table:style-name="ce2">
            <text:p>08/02/2021 05:03</text:p>
          </table:table-cell>
          <table:table-cell office:value-type="string" table:style-name="ce1">
            <text:p>BTC/USD</text:p>
          </table:table-cell>
          <table:table-cell office:value-type="float" office:value="38537.72" table:style-name="ce1">
            <text:p>38537.72</text:p>
          </table:table-cell>
          <table:table-cell office:value-type="float" office:value="38540.47" table:style-name="ce1">
            <text:p>38540.47</text:p>
          </table:table-cell>
          <table:table-cell office:value-type="float" office:value="38498.480000000003" table:style-name="ce1">
            <text:p>38498.48</text:p>
          </table:table-cell>
          <table:table-cell office:value-type="float" office:value="38498.480000000003" table:style-name="ce1">
            <text:p>38498.48</text:p>
          </table:table-cell>
          <table:table-cell office:value-type="float" office:value="0.70509591999999999" table:style-name="ce1">
            <text:p>0.70509592</text:p>
          </table:table-cell>
          <table:table-cell office:value-type="float" office:value="27145.121174201598" table:style-name="ce1">
            <text:p>27145.12117</text:p>
          </table:table-cell>
          <table:table-cell table:number-columns-repeated="16375"/>
        </table:table-row>
        <table:table-row table:style-name="ro1">
          <table:table-cell office:value-type="float" office:value="1612760520" table:style-name="ce1">
            <text:p>1612760520</text:p>
          </table:table-cell>
          <table:table-cell office:value-type="date" office:date-value="2021-02-08T05:02:00" table:style-name="ce2">
            <text:p>08/02/2021 05:02</text:p>
          </table:table-cell>
          <table:table-cell office:value-type="string" table:style-name="ce1">
            <text:p>BTC/USD</text:p>
          </table:table-cell>
          <table:table-cell office:value-type="float" office:value="38619.800000000003" table:style-name="ce1">
            <text:p>38619.8</text:p>
          </table:table-cell>
          <table:table-cell office:value-type="float" office:value="38619.81" table:style-name="ce1">
            <text:p>38619.81</text:p>
          </table:table-cell>
          <table:table-cell office:value-type="float" office:value="38569.57" table:style-name="ce1">
            <text:p>38569.57</text:p>
          </table:table-cell>
          <table:table-cell office:value-type="float" office:value="38582.980000000003" table:style-name="ce1">
            <text:p>38582.98</text:p>
          </table:table-cell>
          <table:table-cell office:value-type="float" office:value="1.17" table:style-name="ce1">
            <text:p>1.17</text:p>
          </table:table-cell>
          <table:table-cell office:value-type="float" office:value="45142.086600000002" table:style-name="ce1">
            <text:p>45142.0866</text:p>
          </table:table-cell>
          <table:table-cell table:number-columns-repeated="16375"/>
        </table:table-row>
        <table:table-row table:style-name="ro1">
          <table:table-cell office:value-type="float" office:value="1612760460" table:style-name="ce1">
            <text:p>1612760460</text:p>
          </table:table-cell>
          <table:table-cell office:value-type="date" office:date-value="2021-02-08T05:01:00" table:style-name="ce2">
            <text:p>08/02/2021 05:01</text:p>
          </table:table-cell>
          <table:table-cell office:value-type="string" table:style-name="ce1">
            <text:p>BTC/USD</text:p>
          </table:table-cell>
          <table:table-cell office:value-type="float" office:value="38727.82" table:style-name="ce1">
            <text:p>38727.82</text:p>
          </table:table-cell>
          <table:table-cell office:value-type="float" office:value="38727.83" table:style-name="ce1">
            <text:p>38727.83</text:p>
          </table:table-cell>
          <table:table-cell office:value-type="float" office:value="38655.870000000003" table:style-name="ce1">
            <text:p>38655.87</text:p>
          </table:table-cell>
          <table:table-cell office:value-type="float" office:value="38655.870000000003" table:style-name="ce1">
            <text:p>38655.87</text:p>
          </table:table-cell>
          <table:table-cell office:value-type="float" office:value="3.0485489800000001" table:style-name="ce1">
            <text:p>3.04854898</text:p>
          </table:table-cell>
          <table:table-cell office:value-type="float" office:value="117844.313059512" table:style-name="ce1">
            <text:p>117844.3131</text:p>
          </table:table-cell>
          <table:table-cell table:number-columns-repeated="16375"/>
        </table:table-row>
        <table:table-row table:style-name="ro1">
          <table:table-cell office:value-type="float" office:value="1612760400" table:style-name="ce1">
            <text:p>1612760400</text:p>
          </table:table-cell>
          <table:table-cell office:value-type="date" office:date-value="2021-02-08T05:00:00" table:style-name="ce2">
            <text:p>08/02/2021 05:00</text:p>
          </table:table-cell>
          <table:table-cell office:value-type="string" table:style-name="ce1">
            <text:p>BTC/USD</text:p>
          </table:table-cell>
          <table:table-cell office:value-type="float" office:value="38632.879999999997" table:style-name="ce1">
            <text:p>38632.88</text:p>
          </table:table-cell>
          <table:table-cell office:value-type="float" office:value="38740.879999999997" table:style-name="ce1">
            <text:p>38740.88</text:p>
          </table:table-cell>
          <table:table-cell office:value-type="float" office:value="38632.879999999997" table:style-name="ce1">
            <text:p>38632.88</text:p>
          </table:table-cell>
          <table:table-cell office:value-type="float" office:value="38740.879999999997" table:style-name="ce1">
            <text:p>38740.88</text:p>
          </table:table-cell>
          <table:table-cell office:value-type="float" office:value="7.4748325800000002" table:style-name="ce1">
            <text:p>7.47483258</text:p>
          </table:table-cell>
          <table:table-cell office:value-type="float" office:value="289581.59200186998" table:style-name="ce1">
            <text:p>289581.592</text:p>
          </table:table-cell>
          <table:table-cell table:number-columns-repeated="16375"/>
        </table:table-row>
        <table:table-row table:style-name="ro1">
          <table:table-cell office:value-type="float" office:value="1612760340" table:style-name="ce1">
            <text:p>1612760340</text:p>
          </table:table-cell>
          <table:table-cell office:value-type="date" office:date-value="2021-02-08T04:59:00" table:style-name="ce2">
            <text:p>08/02/2021 04:59</text:p>
          </table:table-cell>
          <table:table-cell office:value-type="string" table:style-name="ce1">
            <text:p>BTC/USD</text:p>
          </table:table-cell>
          <table:table-cell office:value-type="float" office:value="38597.839999999997" table:style-name="ce1">
            <text:p>38597.84</text:p>
          </table:table-cell>
          <table:table-cell office:value-type="float" office:value="38631.480000000003" table:style-name="ce1">
            <text:p>38631.48</text:p>
          </table:table-cell>
          <table:table-cell office:value-type="float" office:value="38597.839999999997" table:style-name="ce1">
            <text:p>38597.84</text:p>
          </table:table-cell>
          <table:table-cell office:value-type="float" office:value="38617.269999999997" table:style-name="ce1">
            <text:p>38617.27</text:p>
          </table:table-cell>
          <table:table-cell office:value-type="float" office:value="0.98379088999999997" table:style-name="ce1">
            <text:p>0.98379089</text:p>
          </table:table-cell>
          <table:table-cell office:value-type="float" office:value="37991.3184226702" table:style-name="ce1">
            <text:p>37991.31842</text:p>
          </table:table-cell>
          <table:table-cell table:number-columns-repeated="16375"/>
        </table:table-row>
        <table:table-row table:style-name="ro1">
          <table:table-cell office:value-type="float" office:value="1612760280" table:style-name="ce1">
            <text:p>1612760280</text:p>
          </table:table-cell>
          <table:table-cell office:value-type="date" office:date-value="2021-02-08T04:58:00" table:style-name="ce2">
            <text:p>08/02/2021 04:58</text:p>
          </table:table-cell>
          <table:table-cell office:value-type="string" table:style-name="ce1">
            <text:p>BTC/USD</text:p>
          </table:table-cell>
          <table:table-cell office:value-type="float" office:value="38600.03" table:style-name="ce1">
            <text:p>38600.03</text:p>
          </table:table-cell>
          <table:table-cell office:value-type="float" office:value="38600.43" table:style-name="ce1">
            <text:p>38600.43</text:p>
          </table:table-cell>
          <table:table-cell office:value-type="float" office:value="38599.39" table:style-name="ce1">
            <text:p>38599.39</text:p>
          </table:table-cell>
          <table:table-cell office:value-type="float" office:value="38600.1" table:style-name="ce1">
            <text:p>38600.1</text:p>
          </table:table-cell>
          <table:table-cell office:value-type="float" office:value="0.24935409" table:style-name="ce1">
            <text:p>0.24935409</text:p>
          </table:table-cell>
          <table:table-cell office:value-type="float" office:value="9625.0928094089995" table:style-name="ce1">
            <text:p>9625.092809</text:p>
          </table:table-cell>
          <table:table-cell table:number-columns-repeated="16375"/>
        </table:table-row>
        <table:table-row table:style-name="ro1">
          <table:table-cell office:value-type="float" office:value="1612760220" table:style-name="ce1">
            <text:p>1612760220</text:p>
          </table:table-cell>
          <table:table-cell office:value-type="date" office:date-value="2021-02-08T04:57:00" table:style-name="ce2">
            <text:p>08/02/2021 04:57</text:p>
          </table:table-cell>
          <table:table-cell office:value-type="string" table:style-name="ce1">
            <text:p>BTC/USD</text:p>
          </table:table-cell>
          <table:table-cell office:value-type="float" office:value="38604.839999999997" table:style-name="ce1">
            <text:p>38604.84</text:p>
          </table:table-cell>
          <table:table-cell office:value-type="float" office:value="38636.400000000001" table:style-name="ce1">
            <text:p>38636.4</text:p>
          </table:table-cell>
          <table:table-cell office:value-type="float" office:value="38596.82" table:style-name="ce1">
            <text:p>38596.82</text:p>
          </table:table-cell>
          <table:table-cell office:value-type="float" office:value="38636.400000000001" table:style-name="ce1">
            <text:p>38636.4</text:p>
          </table:table-cell>
          <table:table-cell office:value-type="float" office:value="0.51957964000000001" table:style-name="ce1">
            <text:p>0.51957964</text:p>
          </table:table-cell>
          <table:table-cell office:value-type="float" office:value="20074.686802896002" table:style-name="ce1">
            <text:p>20074.6868</text:p>
          </table:table-cell>
          <table:table-cell table:number-columns-repeated="16375"/>
        </table:table-row>
        <table:table-row table:style-name="ro1">
          <table:table-cell office:value-type="float" office:value="1612760160" table:style-name="ce1">
            <text:p>1612760160</text:p>
          </table:table-cell>
          <table:table-cell office:value-type="date" office:date-value="2021-02-08T04:56:00" table:style-name="ce2">
            <text:p>08/02/2021 04:56</text:p>
          </table:table-cell>
          <table:table-cell office:value-type="string" table:style-name="ce1">
            <text:p>BTC/USD</text:p>
          </table:table-cell>
          <table:table-cell office:value-type="float" office:value="38603.440000000002" table:style-name="ce1">
            <text:p>38603.44</text:p>
          </table:table-cell>
          <table:table-cell office:value-type="float" office:value="38604.839999999997" table:style-name="ce1">
            <text:p>38604.84</text:p>
          </table:table-cell>
          <table:table-cell office:value-type="float" office:value="38576.44" table:style-name="ce1">
            <text:p>38576.44</text:p>
          </table:table-cell>
          <table:table-cell office:value-type="float" office:value="38604.839999999997" table:style-name="ce1">
            <text:p>38604.84</text:p>
          </table:table-cell>
          <table:table-cell office:value-type="float" office:value="0.96157185000000001" table:style-name="ce1">
            <text:p>0.96157185</text:p>
          </table:table-cell>
          <table:table-cell office:value-type="float" office:value="37121.327417753899" table:style-name="ce1">
            <text:p>37121.32742</text:p>
          </table:table-cell>
          <table:table-cell table:number-columns-repeated="16375"/>
        </table:table-row>
        <table:table-row table:style-name="ro1">
          <table:table-cell office:value-type="float" office:value="1612760100" table:style-name="ce1">
            <text:p>1612760100</text:p>
          </table:table-cell>
          <table:table-cell office:value-type="date" office:date-value="2021-02-08T04:55:00" table:style-name="ce2">
            <text:p>08/02/2021 04:55</text:p>
          </table:table-cell>
          <table:table-cell office:value-type="string" table:style-name="ce1">
            <text:p>BTC/USD</text:p>
          </table:table-cell>
          <table:table-cell office:value-type="float" office:value="38608.26" table:style-name="ce1">
            <text:p>38608.26</text:p>
          </table:table-cell>
          <table:table-cell office:value-type="float" office:value="38642.49" table:style-name="ce1">
            <text:p>38642.49</text:p>
          </table:table-cell>
          <table:table-cell office:value-type="float" office:value="38608.25" table:style-name="ce1">
            <text:p>38608.25</text:p>
          </table:table-cell>
          <table:table-cell office:value-type="float" office:value="38608.25" table:style-name="ce1">
            <text:p>38608.25</text:p>
          </table:table-cell>
          <table:table-cell office:value-type="float" office:value="8.0544145900000004" table:style-name="ce1">
            <text:p>8.05441459</text:p>
          </table:table-cell>
          <table:table-cell office:value-type="float" office:value="310966.85209436697" table:style-name="ce1">
            <text:p>310966.8521</text:p>
          </table:table-cell>
          <table:table-cell table:number-columns-repeated="16375"/>
        </table:table-row>
        <table:table-row table:style-name="ro1">
          <table:table-cell office:value-type="float" office:value="1612760040" table:style-name="ce1">
            <text:p>1612760040</text:p>
          </table:table-cell>
          <table:table-cell office:value-type="date" office:date-value="2021-02-08T04:54:00" table:style-name="ce2">
            <text:p>08/02/2021 04:54</text:p>
          </table:table-cell>
          <table:table-cell office:value-type="string" table:style-name="ce1">
            <text:p>BTC/USD</text:p>
          </table:table-cell>
          <table:table-cell office:value-type="float" office:value="38589.24" table:style-name="ce1">
            <text:p>38589.24</text:p>
          </table:table-cell>
          <table:table-cell office:value-type="float" office:value="38648.75" table:style-name="ce1">
            <text:p>38648.75</text:p>
          </table:table-cell>
          <table:table-cell office:value-type="float" office:value="38589.24" table:style-name="ce1">
            <text:p>38589.24</text:p>
          </table:table-cell>
          <table:table-cell office:value-type="float" office:value="38648.75" table:style-name="ce1">
            <text:p>38648.75</text:p>
          </table:table-cell>
          <table:table-cell office:value-type="float" office:value="0.63372815999999998" table:style-name="ce1">
            <text:p>0.63372816</text:p>
          </table:table-cell>
          <table:table-cell office:value-type="float" office:value="24492.801223800001" table:style-name="ce1">
            <text:p>24492.80122</text:p>
          </table:table-cell>
          <table:table-cell table:number-columns-repeated="16375"/>
        </table:table-row>
        <table:table-row table:style-name="ro1">
          <table:table-cell office:value-type="float" office:value="1612759980" table:style-name="ce1">
            <text:p>1612759980</text:p>
          </table:table-cell>
          <table:table-cell office:value-type="date" office:date-value="2021-02-08T04:53:00" table:style-name="ce2">
            <text:p>08/02/2021 04:53</text:p>
          </table:table-cell>
          <table:table-cell office:value-type="string" table:style-name="ce1">
            <text:p>BTC/USD</text:p>
          </table:table-cell>
          <table:table-cell office:value-type="float" office:value="38596.480000000003" table:style-name="ce1">
            <text:p>38596.48</text:p>
          </table:table-cell>
          <table:table-cell office:value-type="float" office:value="38597.870000000003" table:style-name="ce1">
            <text:p>38597.87</text:p>
          </table:table-cell>
          <table:table-cell office:value-type="float" office:value="38596.480000000003" table:style-name="ce1">
            <text:p>38596.48</text:p>
          </table:table-cell>
          <table:table-cell office:value-type="float" office:value="38597.870000000003" table:style-name="ce1">
            <text:p>38597.87</text:p>
          </table:table-cell>
          <table:table-cell office:value-type="float" office:value="0.26621272000000001" table:style-name="ce1">
            <text:p>0.26621272</text:p>
          </table:table-cell>
          <table:table-cell office:value-type="float" office:value="10275.2439589064" table:style-name="ce1">
            <text:p>10275.24396</text:p>
          </table:table-cell>
          <table:table-cell table:number-columns-repeated="16375"/>
        </table:table-row>
        <table:table-row table:style-name="ro1">
          <table:table-cell office:value-type="float" office:value="1612759920" table:style-name="ce1">
            <text:p>1612759920</text:p>
          </table:table-cell>
          <table:table-cell office:value-type="date" office:date-value="2021-02-08T04:52:00" table:style-name="ce2">
            <text:p>08/02/2021 04:52</text:p>
          </table:table-cell>
          <table:table-cell office:value-type="string" table:style-name="ce1">
            <text:p>BTC/USD</text:p>
          </table:table-cell>
          <table:table-cell office:value-type="float" office:value="38610.57" table:style-name="ce1">
            <text:p>38610.57</text:p>
          </table:table-cell>
          <table:table-cell office:value-type="float" office:value="38610.57" table:style-name="ce1">
            <text:p>38610.57</text:p>
          </table:table-cell>
          <table:table-cell office:value-type="float" office:value="38598.03" table:style-name="ce1">
            <text:p>38598.03</text:p>
          </table:table-cell>
          <table:table-cell office:value-type="float" office:value="38603.370000000003" table:style-name="ce1">
            <text:p>38603.37</text:p>
          </table:table-cell>
          <table:table-cell office:value-type="float" office:value="1.2689999999999999" table:style-name="ce1">
            <text:p>1.269</text:p>
          </table:table-cell>
          <table:table-cell office:value-type="float" office:value="48987.676529999997" table:style-name="ce1">
            <text:p>48987.67653</text:p>
          </table:table-cell>
          <table:table-cell table:number-columns-repeated="16375"/>
        </table:table-row>
        <table:table-row table:style-name="ro1">
          <table:table-cell office:value-type="float" office:value="1612759860" table:style-name="ce1">
            <text:p>1612759860</text:p>
          </table:table-cell>
          <table:table-cell office:value-type="date" office:date-value="2021-02-08T04:51:00" table:style-name="ce2">
            <text:p>08/02/2021 04:51</text:p>
          </table:table-cell>
          <table:table-cell office:value-type="string" table:style-name="ce1">
            <text:p>BTC/USD</text:p>
          </table:table-cell>
          <table:table-cell office:value-type="float" office:value="38640.400000000001" table:style-name="ce1">
            <text:p>38640.4</text:p>
          </table:table-cell>
          <table:table-cell office:value-type="float" office:value="38640.400000000001" table:style-name="ce1">
            <text:p>38640.4</text:p>
          </table:table-cell>
          <table:table-cell office:value-type="float" office:value="38596.49" table:style-name="ce1">
            <text:p>38596.49</text:p>
          </table:table-cell>
          <table:table-cell office:value-type="float" office:value="38614.22" table:style-name="ce1">
            <text:p>38614.22</text:p>
          </table:table-cell>
          <table:table-cell office:value-type="float" office:value="2.7866067700000001" table:style-name="ce1">
            <text:p>2.78660677</text:p>
          </table:table-cell>
          <table:table-cell office:value-type="float" office:value="107602.646870269" table:style-name="ce1">
            <text:p>107602.6469</text:p>
          </table:table-cell>
          <table:table-cell table:number-columns-repeated="16375"/>
        </table:table-row>
        <table:table-row table:style-name="ro1">
          <table:table-cell office:value-type="float" office:value="1612759800" table:style-name="ce1">
            <text:p>1612759800</text:p>
          </table:table-cell>
          <table:table-cell office:value-type="date" office:date-value="2021-02-08T04:50:00" table:style-name="ce2">
            <text:p>08/02/2021 04:50</text:p>
          </table:table-cell>
          <table:table-cell office:value-type="string" table:style-name="ce1">
            <text:p>BTC/USD</text:p>
          </table:table-cell>
          <table:table-cell office:value-type="float" office:value="38661.11" table:style-name="ce1">
            <text:p>38661.11</text:p>
          </table:table-cell>
          <table:table-cell office:value-type="float" office:value="38681.06" table:style-name="ce1">
            <text:p>38681.06</text:p>
          </table:table-cell>
          <table:table-cell office:value-type="float" office:value="38654.720000000001" table:style-name="ce1">
            <text:p>38654.72</text:p>
          </table:table-cell>
          <table:table-cell office:value-type="float" office:value="38664.160000000003" table:style-name="ce1">
            <text:p>38664.16</text:p>
          </table:table-cell>
          <table:table-cell office:value-type="float" office:value="0.78672123000000005" table:style-name="ce1">
            <text:p>0.78672123</text:p>
          </table:table-cell>
          <table:table-cell office:value-type="float" office:value="30417.915512116801" table:style-name="ce1">
            <text:p>30417.91551</text:p>
          </table:table-cell>
          <table:table-cell table:number-columns-repeated="16375"/>
        </table:table-row>
        <table:table-row table:style-name="ro1">
          <table:table-cell office:value-type="float" office:value="1612759740" table:style-name="ce1">
            <text:p>1612759740</text:p>
          </table:table-cell>
          <table:table-cell office:value-type="date" office:date-value="2021-02-08T04:49:00" table:style-name="ce2">
            <text:p>08/02/2021 04:49</text:p>
          </table:table-cell>
          <table:table-cell office:value-type="string" table:style-name="ce1">
            <text:p>BTC/USD</text:p>
          </table:table-cell>
          <table:table-cell office:value-type="float" office:value="38610" table:style-name="ce1">
            <text:p>38610</text:p>
          </table:table-cell>
          <table:table-cell office:value-type="float" office:value="38649.050000000003" table:style-name="ce1">
            <text:p>38649.05</text:p>
          </table:table-cell>
          <table:table-cell office:value-type="float" office:value="38609.99" table:style-name="ce1">
            <text:p>38609.99</text:p>
          </table:table-cell>
          <table:table-cell office:value-type="float" office:value="38649.050000000003" table:style-name="ce1">
            <text:p>38649.05</text:p>
          </table:table-cell>
          <table:table-cell office:value-type="float" office:value="3.2970728199999999" table:style-name="ce1">
            <text:p>3.29707282</text:p>
          </table:table-cell>
          <table:table-cell office:value-type="float" office:value="127428.73227382101" table:style-name="ce1">
            <text:p>127428.7323</text:p>
          </table:table-cell>
          <table:table-cell table:number-columns-repeated="16375"/>
        </table:table-row>
        <table:table-row table:style-name="ro1">
          <table:table-cell office:value-type="float" office:value="1612759680" table:style-name="ce1">
            <text:p>1612759680</text:p>
          </table:table-cell>
          <table:table-cell office:value-type="date" office:date-value="2021-02-08T04:48:00" table:style-name="ce2">
            <text:p>08/02/2021 04:48</text:p>
          </table:table-cell>
          <table:table-cell office:value-type="string" table:style-name="ce1">
            <text:p>BTC/USD</text:p>
          </table:table-cell>
          <table:table-cell office:value-type="float" office:value="38589.11" table:style-name="ce1">
            <text:p>38589.11</text:p>
          </table:table-cell>
          <table:table-cell office:value-type="float" office:value="38610" table:style-name="ce1">
            <text:p>38610</text:p>
          </table:table-cell>
          <table:table-cell office:value-type="float" office:value="38589.11" table:style-name="ce1">
            <text:p>38589.11</text:p>
          </table:table-cell>
          <table:table-cell office:value-type="float" office:value="38598.6" table:style-name="ce1">
            <text:p>38598.6</text:p>
          </table:table-cell>
          <table:table-cell office:value-type="float" office:value="2.8669294600000002" table:style-name="ce1">
            <text:p>2.86692946</text:p>
          </table:table-cell>
          <table:table-cell office:value-type="float" office:value="110659.463454756" table:style-name="ce1">
            <text:p>110659.4635</text:p>
          </table:table-cell>
          <table:table-cell table:number-columns-repeated="16375"/>
        </table:table-row>
        <table:table-row table:style-name="ro1">
          <table:table-cell office:value-type="float" office:value="1612759620" table:style-name="ce1">
            <text:p>1612759620</text:p>
          </table:table-cell>
          <table:table-cell office:value-type="date" office:date-value="2021-02-08T04:47:00" table:style-name="ce2">
            <text:p>08/02/2021 04:47</text:p>
          </table:table-cell>
          <table:table-cell office:value-type="string" table:style-name="ce1">
            <text:p>BTC/USD</text:p>
          </table:table-cell>
          <table:table-cell office:value-type="float" office:value="38592.239999999998" table:style-name="ce1">
            <text:p>38592.24</text:p>
          </table:table-cell>
          <table:table-cell office:value-type="float" office:value="38613.19" table:style-name="ce1">
            <text:p>38613.19</text:p>
          </table:table-cell>
          <table:table-cell office:value-type="float" office:value="38564.01" table:style-name="ce1">
            <text:p>38564.01</text:p>
          </table:table-cell>
          <table:table-cell office:value-type="float" office:value="38564.01" table:style-name="ce1">
            <text:p>38564.01</text:p>
          </table:table-cell>
          <table:table-cell office:value-type="float" office:value="3.9755170199999998" table:style-name="ce1">
            <text:p>3.97551702</text:p>
          </table:table-cell>
          <table:table-cell office:value-type="float" office:value="153311.87811445" table:style-name="ce1">
            <text:p>153311.8781</text:p>
          </table:table-cell>
          <table:table-cell table:number-columns-repeated="16375"/>
        </table:table-row>
        <table:table-row table:style-name="ro1">
          <table:table-cell office:value-type="float" office:value="1612759560" table:style-name="ce1">
            <text:p>1612759560</text:p>
          </table:table-cell>
          <table:table-cell office:value-type="date" office:date-value="2021-02-08T04:46:00" table:style-name="ce2">
            <text:p>08/02/2021 04:46</text:p>
          </table:table-cell>
          <table:table-cell office:value-type="string" table:style-name="ce1">
            <text:p>BTC/USD</text:p>
          </table:table-cell>
          <table:table-cell office:value-type="float" office:value="38657.269999999997" table:style-name="ce1">
            <text:p>38657.27</text:p>
          </table:table-cell>
          <table:table-cell office:value-type="float" office:value="38657.269999999997" table:style-name="ce1">
            <text:p>38657.27</text:p>
          </table:table-cell>
          <table:table-cell office:value-type="float" office:value="38600.29" table:style-name="ce1">
            <text:p>38600.29</text:p>
          </table:table-cell>
          <table:table-cell office:value-type="float" office:value="38600.29" table:style-name="ce1">
            <text:p>38600.29</text:p>
          </table:table-cell>
          <table:table-cell office:value-type="float" office:value="0.17362299" table:style-name="ce1">
            <text:p>0.17362299</text:p>
          </table:table-cell>
          <table:table-cell office:value-type="float" office:value="6701.8977646671001" table:style-name="ce1">
            <text:p>6701.897765</text:p>
          </table:table-cell>
          <table:table-cell table:number-columns-repeated="16375"/>
        </table:table-row>
        <table:table-row table:style-name="ro1">
          <table:table-cell office:value-type="float" office:value="1612759500" table:style-name="ce1">
            <text:p>1612759500</text:p>
          </table:table-cell>
          <table:table-cell office:value-type="date" office:date-value="2021-02-08T04:45:00" table:style-name="ce2">
            <text:p>08/02/2021 04:45</text:p>
          </table:table-cell>
          <table:table-cell office:value-type="string" table:style-name="ce1">
            <text:p>BTC/USD</text:p>
          </table:table-cell>
          <table:table-cell office:value-type="float" office:value="38651.29" table:style-name="ce1">
            <text:p>38651.29</text:p>
          </table:table-cell>
          <table:table-cell office:value-type="float" office:value="38684.76" table:style-name="ce1">
            <text:p>38684.76</text:p>
          </table:table-cell>
          <table:table-cell office:value-type="float" office:value="38651.29" table:style-name="ce1">
            <text:p>38651.29</text:p>
          </table:table-cell>
          <table:table-cell office:value-type="float" office:value="38684.76" table:style-name="ce1">
            <text:p>38684.76</text:p>
          </table:table-cell>
          <table:table-cell office:value-type="float" office:value="0.73199999999999998" table:style-name="ce1">
            <text:p>0.732</text:p>
          </table:table-cell>
          <table:table-cell office:value-type="float" office:value="28317.244320000002" table:style-name="ce1">
            <text:p>28317.24432</text:p>
          </table:table-cell>
          <table:table-cell table:number-columns-repeated="16375"/>
        </table:table-row>
        <table:table-row table:style-name="ro1">
          <table:table-cell office:value-type="float" office:value="1612759440" table:style-name="ce1">
            <text:p>1612759440</text:p>
          </table:table-cell>
          <table:table-cell office:value-type="date" office:date-value="2021-02-08T04:44:00" table:style-name="ce2">
            <text:p>08/02/2021 04:44</text:p>
          </table:table-cell>
          <table:table-cell office:value-type="string" table:style-name="ce1">
            <text:p>BTC/USD</text:p>
          </table:table-cell>
          <table:table-cell office:value-type="float" office:value="38638.839999999997" table:style-name="ce1">
            <text:p>38638.84</text:p>
          </table:table-cell>
          <table:table-cell office:value-type="float" office:value="38658.83" table:style-name="ce1">
            <text:p>38658.83</text:p>
          </table:table-cell>
          <table:table-cell office:value-type="float" office:value="38638.839999999997" table:style-name="ce1">
            <text:p>38638.84</text:p>
          </table:table-cell>
          <table:table-cell office:value-type="float" office:value="38658.83" table:style-name="ce1">
            <text:p>38658.83</text:p>
          </table:table-cell>
          <table:table-cell office:value-type="float" office:value="0.20845677000000001" table:style-name="ce1">
            <text:p>0.20845677</text:p>
          </table:table-cell>
          <table:table-cell office:value-type="float" office:value="8058.6948337791" table:style-name="ce1">
            <text:p>8058.694834</text:p>
          </table:table-cell>
          <table:table-cell table:number-columns-repeated="16375"/>
        </table:table-row>
        <table:table-row table:style-name="ro1">
          <table:table-cell office:value-type="float" office:value="1612759380" table:style-name="ce1">
            <text:p>1612759380</text:p>
          </table:table-cell>
          <table:table-cell office:value-type="date" office:date-value="2021-02-08T04:43:00" table:style-name="ce2">
            <text:p>08/02/2021 04:43</text:p>
          </table:table-cell>
          <table:table-cell office:value-type="string" table:style-name="ce1">
            <text:p>BTC/USD</text:p>
          </table:table-cell>
          <table:table-cell office:value-type="float" office:value="38608.47" table:style-name="ce1">
            <text:p>38608.47</text:p>
          </table:table-cell>
          <table:table-cell office:value-type="float" office:value="38608.47" table:style-name="ce1">
            <text:p>38608.47</text:p>
          </table:table-cell>
          <table:table-cell office:value-type="float" office:value="38608.47" table:style-name="ce1">
            <text:p>38608.47</text:p>
          </table:table-cell>
          <table:table-cell office:value-type="float" office:value="38608.47" table:style-name="ce1">
            <text:p>38608.47</text:p>
          </table:table-cell>
          <table:table-cell office:value-type="float" office:value="0.02" table:style-name="ce1">
            <text:p>0.02</text:p>
          </table:table-cell>
          <table:table-cell office:value-type="float" office:value="772.1694" table:style-name="ce1">
            <text:p>772.1694</text:p>
          </table:table-cell>
          <table:table-cell table:number-columns-repeated="16375"/>
        </table:table-row>
        <table:table-row table:style-name="ro1">
          <table:table-cell office:value-type="float" office:value="1612759320" table:style-name="ce1">
            <text:p>1612759320</text:p>
          </table:table-cell>
          <table:table-cell office:value-type="date" office:date-value="2021-02-08T04:42:00" table:style-name="ce2">
            <text:p>08/02/2021 04:42</text:p>
          </table:table-cell>
          <table:table-cell office:value-type="string" table:style-name="ce1">
            <text:p>BTC/USD</text:p>
          </table:table-cell>
          <table:table-cell office:value-type="float" office:value="38603.99" table:style-name="ce1">
            <text:p>38603.99</text:p>
          </table:table-cell>
          <table:table-cell office:value-type="float" office:value="38603.99" table:style-name="ce1">
            <text:p>38603.99</text:p>
          </table:table-cell>
          <table:table-cell office:value-type="float" office:value="38603.99" table:style-name="ce1">
            <text:p>38603.99</text:p>
          </table:table-cell>
          <table:table-cell office:value-type="float" office:value="38603.99" table:style-name="ce1">
            <text:p>38603.99</text:p>
          </table:table-cell>
          <table:table-cell office:value-type="float" office:value="1.2919999999999999E-2" table:style-name="ce1">
            <text:p>0.01292</text:p>
          </table:table-cell>
          <table:table-cell office:value-type="float" office:value="498.763550799999" table:style-name="ce1">
            <text:p>498.7635508</text:p>
          </table:table-cell>
          <table:table-cell table:number-columns-repeated="16375"/>
        </table:table-row>
        <table:table-row table:style-name="ro1">
          <table:table-cell office:value-type="float" office:value="1612759260" table:style-name="ce1">
            <text:p>1612759260</text:p>
          </table:table-cell>
          <table:table-cell office:value-type="date" office:date-value="2021-02-08T04:41:00" table:style-name="ce2">
            <text:p>08/02/2021 04:41</text:p>
          </table:table-cell>
          <table:table-cell office:value-type="string" table:style-name="ce1">
            <text:p>BTC/USD</text:p>
          </table:table-cell>
          <table:table-cell office:value-type="float" office:value="38632.85" table:style-name="ce1">
            <text:p>38632.85</text:p>
          </table:table-cell>
          <table:table-cell office:value-type="float" office:value="38637.56" table:style-name="ce1">
            <text:p>38637.56</text:p>
          </table:table-cell>
          <table:table-cell office:value-type="float" office:value="38620.89" table:style-name="ce1">
            <text:p>38620.89</text:p>
          </table:table-cell>
          <table:table-cell office:value-type="float" office:value="38620.89" table:style-name="ce1">
            <text:p>38620.89</text:p>
          </table:table-cell>
          <table:table-cell office:value-type="float" office:value="2.5430984099999998" table:style-name="ce1">
            <text:p>2.54309841</text:p>
          </table:table-cell>
          <table:table-cell office:value-type="float" office:value="98216.723951784894" table:style-name="ce1">
            <text:p>98216.72395</text:p>
          </table:table-cell>
          <table:table-cell table:number-columns-repeated="16375"/>
        </table:table-row>
        <table:table-row table:style-name="ro1">
          <table:table-cell office:value-type="float" office:value="1612759200" table:style-name="ce1">
            <text:p>1612759200</text:p>
          </table:table-cell>
          <table:table-cell office:value-type="date" office:date-value="2021-02-08T04:40:00" table:style-name="ce2">
            <text:p>08/02/2021 04:40</text:p>
          </table:table-cell>
          <table:table-cell office:value-type="string" table:style-name="ce1">
            <text:p>BTC/USD</text:p>
          </table:table-cell>
          <table:table-cell office:value-type="float" office:value="38627.07" table:style-name="ce1">
            <text:p>38627.07</text:p>
          </table:table-cell>
          <table:table-cell office:value-type="float" office:value="38652.129999999997" table:style-name="ce1">
            <text:p>38652.13</text:p>
          </table:table-cell>
          <table:table-cell office:value-type="float" office:value="38626.79" table:style-name="ce1">
            <text:p>38626.79</text:p>
          </table:table-cell>
          <table:table-cell office:value-type="float" office:value="38634.25" table:style-name="ce1">
            <text:p>38634.25</text:p>
          </table:table-cell>
          <table:table-cell office:value-type="float" office:value="2.5074181000000002" table:style-name="ce1">
            <text:p>2.5074181</text:p>
          </table:table-cell>
          <table:table-cell office:value-type="float" office:value="96872.217729925003" table:style-name="ce1">
            <text:p>96872.21773</text:p>
          </table:table-cell>
          <table:table-cell table:number-columns-repeated="16375"/>
        </table:table-row>
        <table:table-row table:style-name="ro1">
          <table:table-cell office:value-type="float" office:value="1612759140" table:style-name="ce1">
            <text:p>1612759140</text:p>
          </table:table-cell>
          <table:table-cell office:value-type="date" office:date-value="2021-02-08T04:39:00" table:style-name="ce2">
            <text:p>08/02/2021 04:39</text:p>
          </table:table-cell>
          <table:table-cell office:value-type="string" table:style-name="ce1">
            <text:p>BTC/USD</text:p>
          </table:table-cell>
          <table:table-cell office:value-type="float" office:value="38654.81" table:style-name="ce1">
            <text:p>38654.81</text:p>
          </table:table-cell>
          <table:table-cell office:value-type="float" office:value="38668.18" table:style-name="ce1">
            <text:p>38668.18</text:p>
          </table:table-cell>
          <table:table-cell office:value-type="float" office:value="38633.919999999998" table:style-name="ce1">
            <text:p>38633.92</text:p>
          </table:table-cell>
          <table:table-cell office:value-type="float" office:value="38633.919999999998" table:style-name="ce1">
            <text:p>38633.92</text:p>
          </table:table-cell>
          <table:table-cell office:value-type="float" office:value="0.88406045" table:style-name="ce1">
            <text:p>0.88406045</text:p>
          </table:table-cell>
          <table:table-cell office:value-type="float" office:value="34154.720700464" table:style-name="ce1">
            <text:p>34154.7207</text:p>
          </table:table-cell>
          <table:table-cell table:number-columns-repeated="16375"/>
        </table:table-row>
        <table:table-row table:style-name="ro1">
          <table:table-cell office:value-type="float" office:value="1612759080" table:style-name="ce1">
            <text:p>1612759080</text:p>
          </table:table-cell>
          <table:table-cell office:value-type="date" office:date-value="2021-02-08T04:38:00" table:style-name="ce2">
            <text:p>08/02/2021 04:38</text:p>
          </table:table-cell>
          <table:table-cell office:value-type="string" table:style-name="ce1">
            <text:p>BTC/USD</text:p>
          </table:table-cell>
          <table:table-cell office:value-type="float" office:value="38661.33" table:style-name="ce1">
            <text:p>38661.33</text:p>
          </table:table-cell>
          <table:table-cell office:value-type="float" office:value="38687.050000000003" table:style-name="ce1">
            <text:p>38687.05</text:p>
          </table:table-cell>
          <table:table-cell office:value-type="float" office:value="38655.730000000003" table:style-name="ce1">
            <text:p>38655.73</text:p>
          </table:table-cell>
          <table:table-cell office:value-type="float" office:value="38655.730000000003" table:style-name="ce1">
            <text:p>38655.73</text:p>
          </table:table-cell>
          <table:table-cell office:value-type="float" office:value="0.30496097999999999" table:style-name="ce1">
            <text:p>0.30496098</text:p>
          </table:table-cell>
          <table:table-cell office:value-type="float" office:value="11788.489303415399" table:style-name="ce1">
            <text:p>11788.4893</text:p>
          </table:table-cell>
          <table:table-cell table:number-columns-repeated="16375"/>
        </table:table-row>
        <table:table-row table:style-name="ro1">
          <table:table-cell office:value-type="float" office:value="1612759020" table:style-name="ce1">
            <text:p>1612759020</text:p>
          </table:table-cell>
          <table:table-cell office:value-type="date" office:date-value="2021-02-08T04:37:00" table:style-name="ce2">
            <text:p>08/02/2021 04:37</text:p>
          </table:table-cell>
          <table:table-cell office:value-type="string" table:style-name="ce1">
            <text:p>BTC/USD</text:p>
          </table:table-cell>
          <table:table-cell office:value-type="float" office:value="38665.29" table:style-name="ce1">
            <text:p>38665.29</text:p>
          </table:table-cell>
          <table:table-cell office:value-type="float" office:value="38665.29" table:style-name="ce1">
            <text:p>38665.29</text:p>
          </table:table-cell>
          <table:table-cell office:value-type="float" office:value="38661.54" table:style-name="ce1">
            <text:p>38661.54</text:p>
          </table:table-cell>
          <table:table-cell office:value-type="float" office:value="38661.54" table:style-name="ce1">
            <text:p>38661.54</text:p>
          </table:table-cell>
          <table:table-cell office:value-type="float" office:value="0.55505000000000004" table:style-name="ce1">
            <text:p>0.55505</text:p>
          </table:table-cell>
          <table:table-cell office:value-type="float" office:value="21459.087777000001" table:style-name="ce1">
            <text:p>21459.08778</text:p>
          </table:table-cell>
          <table:table-cell table:number-columns-repeated="16375"/>
        </table:table-row>
        <table:table-row table:style-name="ro1">
          <table:table-cell office:value-type="float" office:value="1612758960" table:style-name="ce1">
            <text:p>1612758960</text:p>
          </table:table-cell>
          <table:table-cell office:value-type="date" office:date-value="2021-02-08T04:36:00" table:style-name="ce2">
            <text:p>08/02/2021 04:36</text:p>
          </table:table-cell>
          <table:table-cell office:value-type="string" table:style-name="ce1">
            <text:p>BTC/USD</text:p>
          </table:table-cell>
          <table:table-cell office:value-type="float" office:value="38664.86" table:style-name="ce1">
            <text:p>38664.86</text:p>
          </table:table-cell>
          <table:table-cell office:value-type="float" office:value="38675.53" table:style-name="ce1">
            <text:p>38675.53</text:p>
          </table:table-cell>
          <table:table-cell office:value-type="float" office:value="38619.46" table:style-name="ce1">
            <text:p>38619.46</text:p>
          </table:table-cell>
          <table:table-cell office:value-type="float" office:value="38675.53" table:style-name="ce1">
            <text:p>38675.53</text:p>
          </table:table-cell>
          <table:table-cell office:value-type="float" office:value="1.4734787899999999" table:style-name="ce1">
            <text:p>1.47347879</text:p>
          </table:table-cell>
          <table:table-cell office:value-type="float" office:value="56987.573147008698" table:style-name="ce1">
            <text:p>56987.57315</text:p>
          </table:table-cell>
          <table:table-cell table:number-columns-repeated="16375"/>
        </table:table-row>
        <table:table-row table:style-name="ro1">
          <table:table-cell office:value-type="float" office:value="1612758900" table:style-name="ce1">
            <text:p>1612758900</text:p>
          </table:table-cell>
          <table:table-cell office:value-type="date" office:date-value="2021-02-08T04:35:00" table:style-name="ce2">
            <text:p>08/02/2021 04:35</text:p>
          </table:table-cell>
          <table:table-cell office:value-type="string" table:style-name="ce1">
            <text:p>BTC/USD</text:p>
          </table:table-cell>
          <table:table-cell office:value-type="float" office:value="38667.699999999997" table:style-name="ce1">
            <text:p>38667.7</text:p>
          </table:table-cell>
          <table:table-cell office:value-type="float" office:value="38695.24" table:style-name="ce1">
            <text:p>38695.24</text:p>
          </table:table-cell>
          <table:table-cell office:value-type="float" office:value="38658.370000000003" table:style-name="ce1">
            <text:p>38658.37</text:p>
          </table:table-cell>
          <table:table-cell office:value-type="float" office:value="38668.35" table:style-name="ce1">
            <text:p>38668.35</text:p>
          </table:table-cell>
          <table:table-cell office:value-type="float" office:value="5.2664078600000002" table:style-name="ce1">
            <text:p>5.26640786</text:p>
          </table:table-cell>
          <table:table-cell office:value-type="float" office:value="203643.30237323101" table:style-name="ce1">
            <text:p>203643.3024</text:p>
          </table:table-cell>
          <table:table-cell table:number-columns-repeated="16375"/>
        </table:table-row>
        <table:table-row table:style-name="ro1">
          <table:table-cell office:value-type="float" office:value="1612758840" table:style-name="ce1">
            <text:p>1612758840</text:p>
          </table:table-cell>
          <table:table-cell office:value-type="date" office:date-value="2021-02-08T04:34:00" table:style-name="ce2">
            <text:p>08/02/2021 04:34</text:p>
          </table:table-cell>
          <table:table-cell office:value-type="string" table:style-name="ce1">
            <text:p>BTC/USD</text:p>
          </table:table-cell>
          <table:table-cell office:value-type="float" office:value="38630.550000000003" table:style-name="ce1">
            <text:p>38630.55</text:p>
          </table:table-cell>
          <table:table-cell office:value-type="float" office:value="38669.360000000001" table:style-name="ce1">
            <text:p>38669.36</text:p>
          </table:table-cell>
          <table:table-cell office:value-type="float" office:value="38627.83" table:style-name="ce1">
            <text:p>38627.83</text:p>
          </table:table-cell>
          <table:table-cell office:value-type="float" office:value="38669.360000000001" table:style-name="ce1">
            <text:p>38669.36</text:p>
          </table:table-cell>
          <table:table-cell office:value-type="float" office:value="1.8354921900000001" table:style-name="ce1">
            <text:p>1.83549219</text:p>
          </table:table-cell>
          <table:table-cell office:value-type="float" office:value="70977.308272298396" table:style-name="ce1">
            <text:p>70977.30827</text:p>
          </table:table-cell>
          <table:table-cell table:number-columns-repeated="16375"/>
        </table:table-row>
        <table:table-row table:style-name="ro1">
          <table:table-cell office:value-type="float" office:value="1612758780" table:style-name="ce1">
            <text:p>1612758780</text:p>
          </table:table-cell>
          <table:table-cell office:value-type="date" office:date-value="2021-02-08T04:33:00" table:style-name="ce2">
            <text:p>08/02/2021 04:33</text:p>
          </table:table-cell>
          <table:table-cell office:value-type="string" table:style-name="ce1">
            <text:p>BTC/USD</text:p>
          </table:table-cell>
          <table:table-cell office:value-type="float" office:value="38574.74" table:style-name="ce1">
            <text:p>38574.74</text:p>
          </table:table-cell>
          <table:table-cell office:value-type="float" office:value="38670.1" table:style-name="ce1">
            <text:p>38670.1</text:p>
          </table:table-cell>
          <table:table-cell office:value-type="float" office:value="38574.74" table:style-name="ce1">
            <text:p>38574.74</text:p>
          </table:table-cell>
          <table:table-cell office:value-type="float" office:value="38656.089999999997" table:style-name="ce1">
            <text:p>38656.09</text:p>
          </table:table-cell>
          <table:table-cell office:value-type="float" office:value="11.33632042" table:style-name="ce1">
            <text:p>11.33632042</text:p>
          </table:table-cell>
          <table:table-cell office:value-type="float" office:value="438217.822424357" table:style-name="ce1">
            <text:p>438217.8224</text:p>
          </table:table-cell>
          <table:table-cell table:number-columns-repeated="16375"/>
        </table:table-row>
        <table:table-row table:style-name="ro1">
          <table:table-cell office:value-type="float" office:value="1612758720" table:style-name="ce1">
            <text:p>1612758720</text:p>
          </table:table-cell>
          <table:table-cell office:value-type="date" office:date-value="2021-02-08T04:32:00" table:style-name="ce2">
            <text:p>08/02/2021 04:32</text:p>
          </table:table-cell>
          <table:table-cell office:value-type="string" table:style-name="ce1">
            <text:p>BTC/USD</text:p>
          </table:table-cell>
          <table:table-cell office:value-type="float" office:value="38607.660000000003" table:style-name="ce1">
            <text:p>38607.66</text:p>
          </table:table-cell>
          <table:table-cell office:value-type="float" office:value="38607.660000000003" table:style-name="ce1">
            <text:p>38607.66</text:p>
          </table:table-cell>
          <table:table-cell office:value-type="float" office:value="38552.92" table:style-name="ce1">
            <text:p>38552.92</text:p>
          </table:table-cell>
          <table:table-cell office:value-type="float" office:value="38580.620000000003" table:style-name="ce1">
            <text:p>38580.62</text:p>
          </table:table-cell>
          <table:table-cell office:value-type="float" office:value="2.1688082099999999" table:style-name="ce1">
            <text:p>2.16880821</text:p>
          </table:table-cell>
          <table:table-cell office:value-type="float" office:value="83673.9654028902" table:style-name="ce1">
            <text:p>83673.9654</text:p>
          </table:table-cell>
          <table:table-cell table:number-columns-repeated="16375"/>
        </table:table-row>
        <table:table-row table:style-name="ro1">
          <table:table-cell office:value-type="float" office:value="1612758660" table:style-name="ce1">
            <text:p>1612758660</text:p>
          </table:table-cell>
          <table:table-cell office:value-type="date" office:date-value="2021-02-08T04:31:00" table:style-name="ce2">
            <text:p>08/02/2021 04:31</text:p>
          </table:table-cell>
          <table:table-cell office:value-type="string" table:style-name="ce1">
            <text:p>BTC/USD</text:p>
          </table:table-cell>
          <table:table-cell office:value-type="float" office:value="38624.080000000002" table:style-name="ce1">
            <text:p>38624.08</text:p>
          </table:table-cell>
          <table:table-cell office:value-type="float" office:value="38629.5" table:style-name="ce1">
            <text:p>38629.5</text:p>
          </table:table-cell>
          <table:table-cell office:value-type="float" office:value="38617.800000000003" table:style-name="ce1">
            <text:p>38617.8</text:p>
          </table:table-cell>
          <table:table-cell office:value-type="float" office:value="38617.800000000003" table:style-name="ce1">
            <text:p>38617.8</text:p>
          </table:table-cell>
          <table:table-cell office:value-type="float" office:value="3.2812185" table:style-name="ce1">
            <text:p>3.2812185</text:p>
          </table:table-cell>
          <table:table-cell office:value-type="float" office:value="126713.4397893" table:style-name="ce1">
            <text:p>126713.4398</text:p>
          </table:table-cell>
          <table:table-cell table:number-columns-repeated="16375"/>
        </table:table-row>
        <table:table-row table:style-name="ro1">
          <table:table-cell office:value-type="float" office:value="1612758600" table:style-name="ce1">
            <text:p>1612758600</text:p>
          </table:table-cell>
          <table:table-cell office:value-type="date" office:date-value="2021-02-08T04:30:00" table:style-name="ce2">
            <text:p>08/02/2021 04:30</text:p>
          </table:table-cell>
          <table:table-cell office:value-type="string" table:style-name="ce1">
            <text:p>BTC/USD</text:p>
          </table:table-cell>
          <table:table-cell office:value-type="float" office:value="38642.97" table:style-name="ce1">
            <text:p>38642.97</text:p>
          </table:table-cell>
          <table:table-cell office:value-type="float" office:value="38670.81" table:style-name="ce1">
            <text:p>38670.81</text:p>
          </table:table-cell>
          <table:table-cell office:value-type="float" office:value="38622.86" table:style-name="ce1">
            <text:p>38622.86</text:p>
          </table:table-cell>
          <table:table-cell office:value-type="float" office:value="38624.36" table:style-name="ce1">
            <text:p>38624.36</text:p>
          </table:table-cell>
          <table:table-cell office:value-type="float" office:value="3.9785249899999999" table:style-name="ce1">
            <text:p>3.97852499</text:p>
          </table:table-cell>
          <table:table-cell office:value-type="float" office:value="153667.981482756" table:style-name="ce1">
            <text:p>153667.9815</text:p>
          </table:table-cell>
          <table:table-cell table:number-columns-repeated="16375"/>
        </table:table-row>
        <table:table-row table:style-name="ro1">
          <table:table-cell office:value-type="float" office:value="1612758540" table:style-name="ce1">
            <text:p>1612758540</text:p>
          </table:table-cell>
          <table:table-cell office:value-type="date" office:date-value="2021-02-08T04:29:00" table:style-name="ce2">
            <text:p>08/02/2021 04:29</text:p>
          </table:table-cell>
          <table:table-cell office:value-type="string" table:style-name="ce1">
            <text:p>BTC/USD</text:p>
          </table:table-cell>
          <table:table-cell office:value-type="float" office:value="38648.85" table:style-name="ce1">
            <text:p>38648.85</text:p>
          </table:table-cell>
          <table:table-cell office:value-type="float" office:value="38670.519999999997" table:style-name="ce1">
            <text:p>38670.52</text:p>
          </table:table-cell>
          <table:table-cell office:value-type="float" office:value="38642.85" table:style-name="ce1">
            <text:p>38642.85</text:p>
          </table:table-cell>
          <table:table-cell office:value-type="float" office:value="38642.85" table:style-name="ce1">
            <text:p>38642.85</text:p>
          </table:table-cell>
          <table:table-cell office:value-type="float" office:value="3.3568324600000001" table:style-name="ce1">
            <text:p>3.35683246</text:p>
          </table:table-cell>
          <table:table-cell office:value-type="float" office:value="129717.573226911" table:style-name="ce1">
            <text:p>129717.5732</text:p>
          </table:table-cell>
          <table:table-cell table:number-columns-repeated="16375"/>
        </table:table-row>
        <table:table-row table:style-name="ro1">
          <table:table-cell office:value-type="float" office:value="1612758480" table:style-name="ce1">
            <text:p>1612758480</text:p>
          </table:table-cell>
          <table:table-cell office:value-type="date" office:date-value="2021-02-08T04:28:00" table:style-name="ce2">
            <text:p>08/02/2021 04:28</text:p>
          </table:table-cell>
          <table:table-cell office:value-type="string" table:style-name="ce1">
            <text:p>BTC/USD</text:p>
          </table:table-cell>
          <table:table-cell office:value-type="float" office:value="38603.360000000001" table:style-name="ce1">
            <text:p>38603.36</text:p>
          </table:table-cell>
          <table:table-cell office:value-type="float" office:value="38648.86" table:style-name="ce1">
            <text:p>38648.86</text:p>
          </table:table-cell>
          <table:table-cell office:value-type="float" office:value="38603.360000000001" table:style-name="ce1">
            <text:p>38603.36</text:p>
          </table:table-cell>
          <table:table-cell office:value-type="float" office:value="38641.15" table:style-name="ce1">
            <text:p>38641.15</text:p>
          </table:table-cell>
          <table:table-cell office:value-type="float" office:value="7.8669526799999998" table:style-name="ce1">
            <text:p>7.86695268</text:p>
          </table:table-cell>
          <table:table-cell office:value-type="float" office:value="303988.09855078202" table:style-name="ce1">
            <text:p>303988.0986</text:p>
          </table:table-cell>
          <table:table-cell table:number-columns-repeated="16375"/>
        </table:table-row>
        <table:table-row table:style-name="ro1">
          <table:table-cell office:value-type="float" office:value="1612758420" table:style-name="ce1">
            <text:p>1612758420</text:p>
          </table:table-cell>
          <table:table-cell office:value-type="date" office:date-value="2021-02-08T04:27:00" table:style-name="ce2">
            <text:p>08/02/2021 04:27</text:p>
          </table:table-cell>
          <table:table-cell office:value-type="string" table:style-name="ce1">
            <text:p>BTC/USD</text:p>
          </table:table-cell>
          <table:table-cell office:value-type="float" office:value="38618.31" table:style-name="ce1">
            <text:p>38618.31</text:p>
          </table:table-cell>
          <table:table-cell office:value-type="float" office:value="38618.31" table:style-name="ce1">
            <text:p>38618.31</text:p>
          </table:table-cell>
          <table:table-cell office:value-type="float" office:value="38603.040000000001" table:style-name="ce1">
            <text:p>38603.04</text:p>
          </table:table-cell>
          <table:table-cell office:value-type="float" office:value="38603.040000000001" table:style-name="ce1">
            <text:p>38603.04</text:p>
          </table:table-cell>
          <table:table-cell office:value-type="float" office:value="0.46599236999999999" table:style-name="ce1">
            <text:p>0.46599237</text:p>
          </table:table-cell>
          <table:table-cell office:value-type="float" office:value="17988.722098804799" table:style-name="ce1">
            <text:p>17988.7221</text:p>
          </table:table-cell>
          <table:table-cell table:number-columns-repeated="16375"/>
        </table:table-row>
        <table:table-row table:style-name="ro1">
          <table:table-cell office:value-type="float" office:value="1612758360" table:style-name="ce1">
            <text:p>1612758360</text:p>
          </table:table-cell>
          <table:table-cell office:value-type="date" office:date-value="2021-02-08T04:26:00" table:style-name="ce2">
            <text:p>08/02/2021 04:26</text:p>
          </table:table-cell>
          <table:table-cell office:value-type="string" table:style-name="ce1">
            <text:p>BTC/USD</text:p>
          </table:table-cell>
          <table:table-cell office:value-type="float" office:value="38581.21" table:style-name="ce1">
            <text:p>38581.21</text:p>
          </table:table-cell>
          <table:table-cell office:value-type="float" office:value="38623.21" table:style-name="ce1">
            <text:p>38623.21</text:p>
          </table:table-cell>
          <table:table-cell office:value-type="float" office:value="38581.199999999997" table:style-name="ce1">
            <text:p>38581.2</text:p>
          </table:table-cell>
          <table:table-cell office:value-type="float" office:value="38619.160000000003" table:style-name="ce1">
            <text:p>38619.16</text:p>
          </table:table-cell>
          <table:table-cell office:value-type="float" office:value="1.1948755499999999" table:style-name="ce1">
            <text:p>1.19487555</text:p>
          </table:table-cell>
          <table:table-cell office:value-type="float" office:value="46145.090045538003" table:style-name="ce1">
            <text:p>46145.09005</text:p>
          </table:table-cell>
          <table:table-cell table:number-columns-repeated="16375"/>
        </table:table-row>
        <table:table-row table:style-name="ro1">
          <table:table-cell office:value-type="float" office:value="1612758300" table:style-name="ce1">
            <text:p>1612758300</text:p>
          </table:table-cell>
          <table:table-cell office:value-type="date" office:date-value="2021-02-08T04:25:00" table:style-name="ce2">
            <text:p>08/02/2021 04:25</text:p>
          </table:table-cell>
          <table:table-cell office:value-type="string" table:style-name="ce1">
            <text:p>BTC/USD</text:p>
          </table:table-cell>
          <table:table-cell office:value-type="float" office:value="38603.339999999997" table:style-name="ce1">
            <text:p>38603.34</text:p>
          </table:table-cell>
          <table:table-cell office:value-type="float" office:value="38604.35" table:style-name="ce1">
            <text:p>38604.35</text:p>
          </table:table-cell>
          <table:table-cell office:value-type="float" office:value="38572.129999999997" table:style-name="ce1">
            <text:p>38572.13</text:p>
          </table:table-cell>
          <table:table-cell office:value-type="float" office:value="38572.129999999997" table:style-name="ce1">
            <text:p>38572.13</text:p>
          </table:table-cell>
          <table:table-cell office:value-type="float" office:value="1.6633133" table:style-name="ce1">
            <text:p>1.6633133</text:p>
          </table:table-cell>
          <table:table-cell office:value-type="float" office:value="64157.536838328997" table:style-name="ce1">
            <text:p>64157.53684</text:p>
          </table:table-cell>
          <table:table-cell table:number-columns-repeated="16375"/>
        </table:table-row>
        <table:table-row table:style-name="ro1">
          <table:table-cell office:value-type="float" office:value="1612758240" table:style-name="ce1">
            <text:p>1612758240</text:p>
          </table:table-cell>
          <table:table-cell office:value-type="date" office:date-value="2021-02-08T04:24:00" table:style-name="ce2">
            <text:p>08/02/2021 04:24</text:p>
          </table:table-cell>
          <table:table-cell office:value-type="string" table:style-name="ce1">
            <text:p>BTC/USD</text:p>
          </table:table-cell>
          <table:table-cell office:value-type="float" office:value="38577.620000000003" table:style-name="ce1">
            <text:p>38577.62</text:p>
          </table:table-cell>
          <table:table-cell office:value-type="float" office:value="38615.26" table:style-name="ce1">
            <text:p>38615.26</text:p>
          </table:table-cell>
          <table:table-cell office:value-type="float" office:value="38577.620000000003" table:style-name="ce1">
            <text:p>38577.62</text:p>
          </table:table-cell>
          <table:table-cell office:value-type="float" office:value="38606.269999999997" table:style-name="ce1">
            <text:p>38606.27</text:p>
          </table:table-cell>
          <table:table-cell office:value-type="float" office:value="1.6387507400000001" table:style-name="ce1">
            <text:p>1.63875074</text:p>
          </table:table-cell>
          <table:table-cell office:value-type="float" office:value="63266.053531139798" table:style-name="ce1">
            <text:p>63266.05353</text:p>
          </table:table-cell>
          <table:table-cell table:number-columns-repeated="16375"/>
        </table:table-row>
        <table:table-row table:style-name="ro1">
          <table:table-cell office:value-type="float" office:value="1612758180" table:style-name="ce1">
            <text:p>1612758180</text:p>
          </table:table-cell>
          <table:table-cell office:value-type="date" office:date-value="2021-02-08T04:23:00" table:style-name="ce2">
            <text:p>08/02/2021 04:23</text:p>
          </table:table-cell>
          <table:table-cell office:value-type="string" table:style-name="ce1">
            <text:p>BTC/USD</text:p>
          </table:table-cell>
          <table:table-cell office:value-type="float" office:value="38589.160000000003" table:style-name="ce1">
            <text:p>38589.16</text:p>
          </table:table-cell>
          <table:table-cell office:value-type="float" office:value="38609.300000000003" table:style-name="ce1">
            <text:p>38609.3</text:p>
          </table:table-cell>
          <table:table-cell office:value-type="float" office:value="38589.160000000003" table:style-name="ce1">
            <text:p>38589.16</text:p>
          </table:table-cell>
          <table:table-cell office:value-type="float" office:value="38604.32" table:style-name="ce1">
            <text:p>38604.32</text:p>
          </table:table-cell>
          <table:table-cell office:value-type="float" office:value="2.0230164500000001" table:style-name="ce1">
            <text:p>2.02301645</text:p>
          </table:table-cell>
          <table:table-cell office:value-type="float" office:value="78097.174401063996" table:style-name="ce1">
            <text:p>78097.1744</text:p>
          </table:table-cell>
          <table:table-cell table:number-columns-repeated="16375"/>
        </table:table-row>
        <table:table-row table:style-name="ro1">
          <table:table-cell office:value-type="float" office:value="1612758120" table:style-name="ce1">
            <text:p>1612758120</text:p>
          </table:table-cell>
          <table:table-cell office:value-type="date" office:date-value="2021-02-08T04:22:00" table:style-name="ce2">
            <text:p>08/02/2021 04:22</text:p>
          </table:table-cell>
          <table:table-cell office:value-type="string" table:style-name="ce1">
            <text:p>BTC/USD</text:p>
          </table:table-cell>
          <table:table-cell office:value-type="float" office:value="38591.18" table:style-name="ce1">
            <text:p>38591.18</text:p>
          </table:table-cell>
          <table:table-cell office:value-type="float" office:value="38622.050000000003" table:style-name="ce1">
            <text:p>38622.05</text:p>
          </table:table-cell>
          <table:table-cell office:value-type="float" office:value="38570.559999999998" table:style-name="ce1">
            <text:p>38570.56</text:p>
          </table:table-cell>
          <table:table-cell office:value-type="float" office:value="38570.559999999998" table:style-name="ce1">
            <text:p>38570.56</text:p>
          </table:table-cell>
          <table:table-cell office:value-type="float" office:value="3.42369558" table:style-name="ce1">
            <text:p>3.42369558</text:p>
          </table:table-cell>
          <table:table-cell office:value-type="float" office:value="132053.85579012401" table:style-name="ce1">
            <text:p>132053.8558</text:p>
          </table:table-cell>
          <table:table-cell table:number-columns-repeated="16375"/>
        </table:table-row>
        <table:table-row table:style-name="ro1">
          <table:table-cell office:value-type="float" office:value="1612758060" table:style-name="ce1">
            <text:p>1612758060</text:p>
          </table:table-cell>
          <table:table-cell office:value-type="date" office:date-value="2021-02-08T04:21:00" table:style-name="ce2">
            <text:p>08/02/2021 04:21</text:p>
          </table:table-cell>
          <table:table-cell office:value-type="string" table:style-name="ce1">
            <text:p>BTC/USD</text:p>
          </table:table-cell>
          <table:table-cell office:value-type="float" office:value="38549.51" table:style-name="ce1">
            <text:p>38549.51</text:p>
          </table:table-cell>
          <table:table-cell office:value-type="float" office:value="38576.230000000003" table:style-name="ce1">
            <text:p>38576.23</text:p>
          </table:table-cell>
          <table:table-cell office:value-type="float" office:value="38549.51" table:style-name="ce1">
            <text:p>38549.51</text:p>
          </table:table-cell>
          <table:table-cell office:value-type="float" office:value="38573.589999999997" table:style-name="ce1">
            <text:p>38573.59</text:p>
          </table:table-cell>
          <table:table-cell office:value-type="float" office:value="4.1494414300000004" table:style-name="ce1">
            <text:p>4.14944143</text:p>
          </table:table-cell>
          <table:table-cell office:value-type="float" office:value="160058.85244983301" table:style-name="ce1">
            <text:p>160058.8524</text:p>
          </table:table-cell>
          <table:table-cell table:number-columns-repeated="16375"/>
        </table:table-row>
        <table:table-row table:style-name="ro1">
          <table:table-cell office:value-type="float" office:value="1612758000" table:style-name="ce1">
            <text:p>1612758000</text:p>
          </table:table-cell>
          <table:table-cell office:value-type="date" office:date-value="2021-02-08T04:20:00" table:style-name="ce2">
            <text:p>08/02/2021 04:20</text:p>
          </table:table-cell>
          <table:table-cell office:value-type="string" table:style-name="ce1">
            <text:p>BTC/USD</text:p>
          </table:table-cell>
          <table:table-cell office:value-type="float" office:value="38532.94" table:style-name="ce1">
            <text:p>38532.94</text:p>
          </table:table-cell>
          <table:table-cell office:value-type="float" office:value="38560.29" table:style-name="ce1">
            <text:p>38560.29</text:p>
          </table:table-cell>
          <table:table-cell office:value-type="float" office:value="38511.17" table:style-name="ce1">
            <text:p>38511.17</text:p>
          </table:table-cell>
          <table:table-cell office:value-type="float" office:value="38537.39" table:style-name="ce1">
            <text:p>38537.39</text:p>
          </table:table-cell>
          <table:table-cell office:value-type="float" office:value="6.7102865999999999" table:style-name="ce1">
            <text:p>6.7102866</text:p>
          </table:table-cell>
          <table:table-cell office:value-type="float" office:value="258596.931715974" table:style-name="ce1">
            <text:p>258596.9317</text:p>
          </table:table-cell>
          <table:table-cell table:number-columns-repeated="16375"/>
        </table:table-row>
        <table:table-row table:style-name="ro1">
          <table:table-cell office:value-type="float" office:value="1612757940" table:style-name="ce1">
            <text:p>1612757940</text:p>
          </table:table-cell>
          <table:table-cell office:value-type="date" office:date-value="2021-02-08T04:19:00" table:style-name="ce2">
            <text:p>08/02/2021 04:19</text:p>
          </table:table-cell>
          <table:table-cell office:value-type="string" table:style-name="ce1">
            <text:p>BTC/USD</text:p>
          </table:table-cell>
          <table:table-cell office:value-type="float" office:value="38521.800000000003" table:style-name="ce1">
            <text:p>38521.8</text:p>
          </table:table-cell>
          <table:table-cell office:value-type="float" office:value="38543.980000000003" table:style-name="ce1">
            <text:p>38543.98</text:p>
          </table:table-cell>
          <table:table-cell office:value-type="float" office:value="38518.559999999998" table:style-name="ce1">
            <text:p>38518.56</text:p>
          </table:table-cell>
          <table:table-cell office:value-type="float" office:value="38541.26" table:style-name="ce1">
            <text:p>38541.26</text:p>
          </table:table-cell>
          <table:table-cell office:value-type="float" office:value="1.396185" table:style-name="ce1">
            <text:p>1.396185</text:p>
          </table:table-cell>
          <table:table-cell office:value-type="float" office:value="53810.729093100003" table:style-name="ce1">
            <text:p>53810.72909</text:p>
          </table:table-cell>
          <table:table-cell table:number-columns-repeated="16375"/>
        </table:table-row>
        <table:table-row table:style-name="ro1">
          <table:table-cell office:value-type="float" office:value="1612757880" table:style-name="ce1">
            <text:p>1612757880</text:p>
          </table:table-cell>
          <table:table-cell office:value-type="date" office:date-value="2021-02-08T04:18:00" table:style-name="ce2">
            <text:p>08/02/2021 04:18</text:p>
          </table:table-cell>
          <table:table-cell office:value-type="string" table:style-name="ce1">
            <text:p>BTC/USD</text:p>
          </table:table-cell>
          <table:table-cell office:value-type="float" office:value="38559.21" table:style-name="ce1">
            <text:p>38559.21</text:p>
          </table:table-cell>
          <table:table-cell office:value-type="float" office:value="38571.730000000003" table:style-name="ce1">
            <text:p>38571.73</text:p>
          </table:table-cell>
          <table:table-cell office:value-type="float" office:value="38509.620000000003" table:style-name="ce1">
            <text:p>38509.62</text:p>
          </table:table-cell>
          <table:table-cell office:value-type="float" office:value="38531.67" table:style-name="ce1">
            <text:p>38531.67</text:p>
          </table:table-cell>
          <table:table-cell office:value-type="float" office:value="2.2730767699999999" table:style-name="ce1">
            <text:p>2.27307677</text:p>
          </table:table-cell>
          <table:table-cell office:value-type="float" office:value="87585.443986305894" table:style-name="ce1">
            <text:p>87585.44399</text:p>
          </table:table-cell>
          <table:table-cell table:number-columns-repeated="16375"/>
        </table:table-row>
        <table:table-row table:style-name="ro1">
          <table:table-cell office:value-type="float" office:value="1612757820" table:style-name="ce1">
            <text:p>1612757820</text:p>
          </table:table-cell>
          <table:table-cell office:value-type="date" office:date-value="2021-02-08T04:17:00" table:style-name="ce2">
            <text:p>08/02/2021 04:17</text:p>
          </table:table-cell>
          <table:table-cell office:value-type="string" table:style-name="ce1">
            <text:p>BTC/USD</text:p>
          </table:table-cell>
          <table:table-cell office:value-type="float" office:value="38601" table:style-name="ce1">
            <text:p>38601</text:p>
          </table:table-cell>
          <table:table-cell office:value-type="float" office:value="38602.54" table:style-name="ce1">
            <text:p>38602.54</text:p>
          </table:table-cell>
          <table:table-cell office:value-type="float" office:value="38579.5" table:style-name="ce1">
            <text:p>38579.5</text:p>
          </table:table-cell>
          <table:table-cell office:value-type="float" office:value="38579.5" table:style-name="ce1">
            <text:p>38579.5</text:p>
          </table:table-cell>
          <table:table-cell office:value-type="float" office:value="6.4704300699999999" table:style-name="ce1">
            <text:p>6.47043007</text:p>
          </table:table-cell>
          <table:table-cell office:value-type="float" office:value="249625.956885564" table:style-name="ce1">
            <text:p>249625.9569</text:p>
          </table:table-cell>
          <table:table-cell table:number-columns-repeated="16375"/>
        </table:table-row>
        <table:table-row table:style-name="ro1">
          <table:table-cell office:value-type="float" office:value="1612757760" table:style-name="ce1">
            <text:p>1612757760</text:p>
          </table:table-cell>
          <table:table-cell office:value-type="date" office:date-value="2021-02-08T04:16:00" table:style-name="ce2">
            <text:p>08/02/2021 04:16</text:p>
          </table:table-cell>
          <table:table-cell office:value-type="string" table:style-name="ce1">
            <text:p>BTC/USD</text:p>
          </table:table-cell>
          <table:table-cell office:value-type="float" office:value="38509.65" table:style-name="ce1">
            <text:p>38509.65</text:p>
          </table:table-cell>
          <table:table-cell office:value-type="float" office:value="38584.550000000003" table:style-name="ce1">
            <text:p>38584.55</text:p>
          </table:table-cell>
          <table:table-cell office:value-type="float" office:value="38509.65" table:style-name="ce1">
            <text:p>38509.65</text:p>
          </table:table-cell>
          <table:table-cell office:value-type="float" office:value="38576.61" table:style-name="ce1">
            <text:p>38576.61</text:p>
          </table:table-cell>
          <table:table-cell office:value-type="float" office:value="7.5089930799999998" table:style-name="ce1">
            <text:p>7.50899308</text:p>
          </table:table-cell>
          <table:table-cell office:value-type="float" office:value="289671.49753985798" table:style-name="ce1">
            <text:p>289671.4975</text:p>
          </table:table-cell>
          <table:table-cell table:number-columns-repeated="16375"/>
        </table:table-row>
        <table:table-row table:style-name="ro1">
          <table:table-cell office:value-type="float" office:value="1612757700" table:style-name="ce1">
            <text:p>1612757700</text:p>
          </table:table-cell>
          <table:table-cell office:value-type="date" office:date-value="2021-02-08T04:15:00" table:style-name="ce2">
            <text:p>08/02/2021 04:15</text:p>
          </table:table-cell>
          <table:table-cell office:value-type="string" table:style-name="ce1">
            <text:p>BTC/USD</text:p>
          </table:table-cell>
          <table:table-cell office:value-type="float" office:value="38441.99" table:style-name="ce1">
            <text:p>38441.99</text:p>
          </table:table-cell>
          <table:table-cell office:value-type="float" office:value="38510.06" table:style-name="ce1">
            <text:p>38510.06</text:p>
          </table:table-cell>
          <table:table-cell office:value-type="float" office:value="38441.99" table:style-name="ce1">
            <text:p>38441.99</text:p>
          </table:table-cell>
          <table:table-cell office:value-type="float" office:value="38510.06" table:style-name="ce1">
            <text:p>38510.06</text:p>
          </table:table-cell>
          <table:table-cell office:value-type="float" office:value="2.8888569500000001" table:style-name="ce1">
            <text:p>2.88885695</text:p>
          </table:table-cell>
          <table:table-cell office:value-type="float" office:value="111250.054475917" table:style-name="ce1">
            <text:p>111250.0545</text:p>
          </table:table-cell>
          <table:table-cell table:number-columns-repeated="16375"/>
        </table:table-row>
        <table:table-row table:style-name="ro1">
          <table:table-cell office:value-type="float" office:value="1612757640" table:style-name="ce1">
            <text:p>1612757640</text:p>
          </table:table-cell>
          <table:table-cell office:value-type="date" office:date-value="2021-02-08T04:14:00" table:style-name="ce2">
            <text:p>08/02/2021 04:14</text:p>
          </table:table-cell>
          <table:table-cell office:value-type="string" table:style-name="ce1">
            <text:p>BTC/USD</text:p>
          </table:table-cell>
          <table:table-cell office:value-type="float" office:value="38442.769999999997" table:style-name="ce1">
            <text:p>38442.77</text:p>
          </table:table-cell>
          <table:table-cell office:value-type="float" office:value="38457.410000000003" table:style-name="ce1">
            <text:p>38457.41</text:p>
          </table:table-cell>
          <table:table-cell office:value-type="float" office:value="38406.68" table:style-name="ce1">
            <text:p>38406.68</text:p>
          </table:table-cell>
          <table:table-cell office:value-type="float" office:value="38434.44" table:style-name="ce1">
            <text:p>38434.44</text:p>
          </table:table-cell>
          <table:table-cell office:value-type="float" office:value="4.9963327299999998" table:style-name="ce1">
            <text:p>4.99633273</text:p>
          </table:table-cell>
          <table:table-cell office:value-type="float" office:value="192031.25053122101" table:style-name="ce1">
            <text:p>192031.2505</text:p>
          </table:table-cell>
          <table:table-cell table:number-columns-repeated="16375"/>
        </table:table-row>
        <table:table-row table:style-name="ro1">
          <table:table-cell office:value-type="float" office:value="1612757580" table:style-name="ce1">
            <text:p>1612757580</text:p>
          </table:table-cell>
          <table:table-cell office:value-type="date" office:date-value="2021-02-08T04:13:00" table:style-name="ce2">
            <text:p>08/02/2021 04:13</text:p>
          </table:table-cell>
          <table:table-cell office:value-type="string" table:style-name="ce1">
            <text:p>BTC/USD</text:p>
          </table:table-cell>
          <table:table-cell office:value-type="float" office:value="38427.230000000003" table:style-name="ce1">
            <text:p>38427.23</text:p>
          </table:table-cell>
          <table:table-cell office:value-type="float" office:value="38432.269999999997" table:style-name="ce1">
            <text:p>38432.27</text:p>
          </table:table-cell>
          <table:table-cell office:value-type="float" office:value="38423.47" table:style-name="ce1">
            <text:p>38423.47</text:p>
          </table:table-cell>
          <table:table-cell office:value-type="float" office:value="38432.269999999997" table:style-name="ce1">
            <text:p>38432.27</text:p>
          </table:table-cell>
          <table:table-cell office:value-type="float" office:value="0.90903378999999995" table:style-name="ce1">
            <text:p>0.90903379</text:p>
          </table:table-cell>
          <table:table-cell office:value-type="float" office:value="34936.232056403198" table:style-name="ce1">
            <text:p>34936.23206</text:p>
          </table:table-cell>
          <table:table-cell table:number-columns-repeated="16375"/>
        </table:table-row>
        <table:table-row table:style-name="ro1">
          <table:table-cell office:value-type="float" office:value="1612757520" table:style-name="ce1">
            <text:p>1612757520</text:p>
          </table:table-cell>
          <table:table-cell office:value-type="date" office:date-value="2021-02-08T04:12:00" table:style-name="ce2">
            <text:p>08/02/2021 04:12</text:p>
          </table:table-cell>
          <table:table-cell office:value-type="string" table:style-name="ce1">
            <text:p>BTC/USD</text:p>
          </table:table-cell>
          <table:table-cell office:value-type="float" office:value="38417.040000000001" table:style-name="ce1">
            <text:p>38417.04</text:p>
          </table:table-cell>
          <table:table-cell office:value-type="float" office:value="38438.89" table:style-name="ce1">
            <text:p>38438.89</text:p>
          </table:table-cell>
          <table:table-cell office:value-type="float" office:value="38415.089999999997" table:style-name="ce1">
            <text:p>38415.09</text:p>
          </table:table-cell>
          <table:table-cell office:value-type="float" office:value="38438.89" table:style-name="ce1">
            <text:p>38438.89</text:p>
          </table:table-cell>
          <table:table-cell office:value-type="float" office:value="2.4037761199999998" table:style-name="ce1">
            <text:p>2.40377612</text:p>
          </table:table-cell>
          <table:table-cell office:value-type="float" office:value="92398.485861306704" table:style-name="ce1">
            <text:p>92398.48586</text:p>
          </table:table-cell>
          <table:table-cell table:number-columns-repeated="16375"/>
        </table:table-row>
        <table:table-row table:style-name="ro1">
          <table:table-cell office:value-type="float" office:value="1612757460" table:style-name="ce1">
            <text:p>1612757460</text:p>
          </table:table-cell>
          <table:table-cell office:value-type="date" office:date-value="2021-02-08T04:11:00" table:style-name="ce2">
            <text:p>08/02/2021 04:11</text:p>
          </table:table-cell>
          <table:table-cell office:value-type="string" table:style-name="ce1">
            <text:p>BTC/USD</text:p>
          </table:table-cell>
          <table:table-cell office:value-type="float" office:value="38374.6" table:style-name="ce1">
            <text:p>38374.6</text:p>
          </table:table-cell>
          <table:table-cell office:value-type="float" office:value="38415.370000000003" table:style-name="ce1">
            <text:p>38415.37</text:p>
          </table:table-cell>
          <table:table-cell office:value-type="float" office:value="38373.14" table:style-name="ce1">
            <text:p>38373.14</text:p>
          </table:table-cell>
          <table:table-cell office:value-type="float" office:value="38415.370000000003" table:style-name="ce1">
            <text:p>38415.37</text:p>
          </table:table-cell>
          <table:table-cell office:value-type="float" office:value="3.9631008400000001" table:style-name="ce1">
            <text:p>3.96310084</text:p>
          </table:table-cell>
          <table:table-cell office:value-type="float" office:value="152243.98511591001" table:style-name="ce1">
            <text:p>152243.9851</text:p>
          </table:table-cell>
          <table:table-cell table:number-columns-repeated="16375"/>
        </table:table-row>
        <table:table-row table:style-name="ro1">
          <table:table-cell office:value-type="float" office:value="1612757400" table:style-name="ce1">
            <text:p>1612757400</text:p>
          </table:table-cell>
          <table:table-cell office:value-type="date" office:date-value="2021-02-08T04:10:00" table:style-name="ce2">
            <text:p>08/02/2021 04:10</text:p>
          </table:table-cell>
          <table:table-cell office:value-type="string" table:style-name="ce1">
            <text:p>BTC/USD</text:p>
          </table:table-cell>
          <table:table-cell office:value-type="float" office:value="38426.31" table:style-name="ce1">
            <text:p>38426.31</text:p>
          </table:table-cell>
          <table:table-cell office:value-type="float" office:value="38427.35" table:style-name="ce1">
            <text:p>38427.35</text:p>
          </table:table-cell>
          <table:table-cell office:value-type="float" office:value="38356.53" table:style-name="ce1">
            <text:p>38356.53</text:p>
          </table:table-cell>
          <table:table-cell office:value-type="float" office:value="38384.11" table:style-name="ce1">
            <text:p>38384.11</text:p>
          </table:table-cell>
          <table:table-cell office:value-type="float" office:value="3.3323390800000001" table:style-name="ce1">
            <text:p>3.33233908</text:p>
          </table:table-cell>
          <table:table-cell office:value-type="float" office:value="127908.869804018" table:style-name="ce1">
            <text:p>127908.8698</text:p>
          </table:table-cell>
          <table:table-cell table:number-columns-repeated="16375"/>
        </table:table-row>
        <table:table-row table:style-name="ro1">
          <table:table-cell office:value-type="float" office:value="1612757340" table:style-name="ce1">
            <text:p>1612757340</text:p>
          </table:table-cell>
          <table:table-cell office:value-type="date" office:date-value="2021-02-08T04:09:00" table:style-name="ce2">
            <text:p>08/02/2021 04:09</text:p>
          </table:table-cell>
          <table:table-cell office:value-type="string" table:style-name="ce1">
            <text:p>BTC/USD</text:p>
          </table:table-cell>
          <table:table-cell office:value-type="float" office:value="38343.599999999999" table:style-name="ce1">
            <text:p>38343.6</text:p>
          </table:table-cell>
          <table:table-cell office:value-type="float" office:value="38412.11" table:style-name="ce1">
            <text:p>38412.11</text:p>
          </table:table-cell>
          <table:table-cell office:value-type="float" office:value="38343.599999999999" table:style-name="ce1">
            <text:p>38343.6</text:p>
          </table:table-cell>
          <table:table-cell office:value-type="float" office:value="38412.11" table:style-name="ce1">
            <text:p>38412.11</text:p>
          </table:table-cell>
          <table:table-cell office:value-type="float" office:value="5.5952317999999996" table:style-name="ce1">
            <text:p>5.5952318</text:p>
          </table:table-cell>
          <table:table-cell office:value-type="float" office:value="214924.659377098" table:style-name="ce1">
            <text:p>214924.6594</text:p>
          </table:table-cell>
          <table:table-cell table:number-columns-repeated="16375"/>
        </table:table-row>
        <table:table-row table:style-name="ro1">
          <table:table-cell office:value-type="float" office:value="1612757280" table:style-name="ce1">
            <text:p>1612757280</text:p>
          </table:table-cell>
          <table:table-cell office:value-type="date" office:date-value="2021-02-08T04:08:00" table:style-name="ce2">
            <text:p>08/02/2021 04:08</text:p>
          </table:table-cell>
          <table:table-cell office:value-type="string" table:style-name="ce1">
            <text:p>BTC/USD</text:p>
          </table:table-cell>
          <table:table-cell office:value-type="float" office:value="38338.269999999997" table:style-name="ce1">
            <text:p>38338.27</text:p>
          </table:table-cell>
          <table:table-cell office:value-type="float" office:value="38351.68" table:style-name="ce1">
            <text:p>38351.68</text:p>
          </table:table-cell>
          <table:table-cell office:value-type="float" office:value="38330.589999999997" table:style-name="ce1">
            <text:p>38330.59</text:p>
          </table:table-cell>
          <table:table-cell office:value-type="float" office:value="38341.519999999997" table:style-name="ce1">
            <text:p>38341.52</text:p>
          </table:table-cell>
          <table:table-cell office:value-type="float" office:value="3.26009416" table:style-name="ce1">
            <text:p>3.26009416</text:p>
          </table:table-cell>
          <table:table-cell office:value-type="float" office:value="124996.965437523" table:style-name="ce1">
            <text:p>124996.9654</text:p>
          </table:table-cell>
          <table:table-cell table:number-columns-repeated="16375"/>
        </table:table-row>
        <table:table-row table:style-name="ro1">
          <table:table-cell office:value-type="float" office:value="1612757220" table:style-name="ce1">
            <text:p>1612757220</text:p>
          </table:table-cell>
          <table:table-cell office:value-type="date" office:date-value="2021-02-08T04:07:00" table:style-name="ce2">
            <text:p>08/02/2021 04:07</text:p>
          </table:table-cell>
          <table:table-cell office:value-type="string" table:style-name="ce1">
            <text:p>BTC/USD</text:p>
          </table:table-cell>
          <table:table-cell office:value-type="float" office:value="38312.199999999997" table:style-name="ce1">
            <text:p>38312.2</text:p>
          </table:table-cell>
          <table:table-cell office:value-type="float" office:value="38330.120000000003" table:style-name="ce1">
            <text:p>38330.12</text:p>
          </table:table-cell>
          <table:table-cell office:value-type="float" office:value="38310.07" table:style-name="ce1">
            <text:p>38310.07</text:p>
          </table:table-cell>
          <table:table-cell office:value-type="float" office:value="38330.120000000003" table:style-name="ce1">
            <text:p>38330.12</text:p>
          </table:table-cell>
          <table:table-cell office:value-type="float" office:value="2.8070689999999998" table:style-name="ce1">
            <text:p>2.807069</text:p>
          </table:table-cell>
          <table:table-cell office:value-type="float" office:value="107595.29161828" table:style-name="ce1">
            <text:p>107595.2916</text:p>
          </table:table-cell>
          <table:table-cell table:number-columns-repeated="16375"/>
        </table:table-row>
        <table:table-row table:style-name="ro1">
          <table:table-cell office:value-type="float" office:value="1612757160" table:style-name="ce1">
            <text:p>1612757160</text:p>
          </table:table-cell>
          <table:table-cell office:value-type="date" office:date-value="2021-02-08T04:06:00" table:style-name="ce2">
            <text:p>08/02/2021 04:06</text:p>
          </table:table-cell>
          <table:table-cell office:value-type="string" table:style-name="ce1">
            <text:p>BTC/USD</text:p>
          </table:table-cell>
          <table:table-cell office:value-type="float" office:value="38278.36" table:style-name="ce1">
            <text:p>38278.36</text:p>
          </table:table-cell>
          <table:table-cell office:value-type="float" office:value="38328.43" table:style-name="ce1">
            <text:p>38328.43</text:p>
          </table:table-cell>
          <table:table-cell office:value-type="float" office:value="38278.36" table:style-name="ce1">
            <text:p>38278.36</text:p>
          </table:table-cell>
          <table:table-cell office:value-type="float" office:value="38328.43" table:style-name="ce1">
            <text:p>38328.43</text:p>
          </table:table-cell>
          <table:table-cell office:value-type="float" office:value="3.7016101099999998" table:style-name="ce1">
            <text:p>3.70161011</text:p>
          </table:table-cell>
          <table:table-cell office:value-type="float" office:value="141876.90398842699" table:style-name="ce1">
            <text:p>141876.904</text:p>
          </table:table-cell>
          <table:table-cell table:number-columns-repeated="16375"/>
        </table:table-row>
        <table:table-row table:style-name="ro1">
          <table:table-cell office:value-type="float" office:value="1612757100" table:style-name="ce1">
            <text:p>1612757100</text:p>
          </table:table-cell>
          <table:table-cell office:value-type="date" office:date-value="2021-02-08T04:05:00" table:style-name="ce2">
            <text:p>08/02/2021 04:05</text:p>
          </table:table-cell>
          <table:table-cell office:value-type="string" table:style-name="ce1">
            <text:p>BTC/USD</text:p>
          </table:table-cell>
          <table:table-cell office:value-type="float" office:value="38272.81" table:style-name="ce1">
            <text:p>38272.81</text:p>
          </table:table-cell>
          <table:table-cell office:value-type="float" office:value="38276.080000000002" table:style-name="ce1">
            <text:p>38276.08</text:p>
          </table:table-cell>
          <table:table-cell office:value-type="float" office:value="38265.17" table:style-name="ce1">
            <text:p>38265.17</text:p>
          </table:table-cell>
          <table:table-cell office:value-type="float" office:value="38273.31" table:style-name="ce1">
            <text:p>38273.31</text:p>
          </table:table-cell>
          <table:table-cell office:value-type="float" office:value="5.3919149199999996" table:style-name="ce1">
            <text:p>5.39191492</text:p>
          </table:table-cell>
          <table:table-cell office:value-type="float" office:value="206366.431226785" table:style-name="ce1">
            <text:p>206366.4312</text:p>
          </table:table-cell>
          <table:table-cell table:number-columns-repeated="16375"/>
        </table:table-row>
        <table:table-row table:style-name="ro1">
          <table:table-cell office:value-type="float" office:value="1612757040" table:style-name="ce1">
            <text:p>1612757040</text:p>
          </table:table-cell>
          <table:table-cell office:value-type="date" office:date-value="2021-02-08T04:04:00" table:style-name="ce2">
            <text:p>08/02/2021 04:04</text:p>
          </table:table-cell>
          <table:table-cell office:value-type="string" table:style-name="ce1">
            <text:p>BTC/USD</text:p>
          </table:table-cell>
          <table:table-cell office:value-type="float" office:value="38289.29" table:style-name="ce1">
            <text:p>38289.29</text:p>
          </table:table-cell>
          <table:table-cell office:value-type="float" office:value="38294.11" table:style-name="ce1">
            <text:p>38294.11</text:p>
          </table:table-cell>
          <table:table-cell office:value-type="float" office:value="38271.910000000003" table:style-name="ce1">
            <text:p>38271.91</text:p>
          </table:table-cell>
          <table:table-cell office:value-type="float" office:value="38275.839999999997" table:style-name="ce1">
            <text:p>38275.84</text:p>
          </table:table-cell>
          <table:table-cell office:value-type="float" office:value="3.3200260300000002" table:style-name="ce1">
            <text:p>3.32002603</text:p>
          </table:table-cell>
          <table:table-cell office:value-type="float" office:value="127076.785120115" table:style-name="ce1">
            <text:p>127076.7851</text:p>
          </table:table-cell>
          <table:table-cell table:number-columns-repeated="16375"/>
        </table:table-row>
        <table:table-row table:style-name="ro1">
          <table:table-cell office:value-type="float" office:value="1612756980" table:style-name="ce1">
            <text:p>1612756980</text:p>
          </table:table-cell>
          <table:table-cell office:value-type="date" office:date-value="2021-02-08T04:03:00" table:style-name="ce2">
            <text:p>08/02/2021 04:03</text:p>
          </table:table-cell>
          <table:table-cell office:value-type="string" table:style-name="ce1">
            <text:p>BTC/USD</text:p>
          </table:table-cell>
          <table:table-cell office:value-type="float" office:value="38215.360000000001" table:style-name="ce1">
            <text:p>38215.36</text:p>
          </table:table-cell>
          <table:table-cell office:value-type="float" office:value="38299.08" table:style-name="ce1">
            <text:p>38299.08</text:p>
          </table:table-cell>
          <table:table-cell office:value-type="float" office:value="38212.559999999998" table:style-name="ce1">
            <text:p>38212.56</text:p>
          </table:table-cell>
          <table:table-cell office:value-type="float" office:value="38299.08" table:style-name="ce1">
            <text:p>38299.08</text:p>
          </table:table-cell>
          <table:table-cell office:value-type="float" office:value="4.8472847999999997" table:style-name="ce1">
            <text:p>4.8472848</text:p>
          </table:table-cell>
          <table:table-cell office:value-type="float" office:value="185646.54833798399" table:style-name="ce1">
            <text:p>185646.5483</text:p>
          </table:table-cell>
          <table:table-cell table:number-columns-repeated="16375"/>
        </table:table-row>
        <table:table-row table:style-name="ro1">
          <table:table-cell office:value-type="float" office:value="1612756920" table:style-name="ce1">
            <text:p>1612756920</text:p>
          </table:table-cell>
          <table:table-cell office:value-type="date" office:date-value="2021-02-08T04:02:00" table:style-name="ce2">
            <text:p>08/02/2021 04:02</text:p>
          </table:table-cell>
          <table:table-cell office:value-type="string" table:style-name="ce1">
            <text:p>BTC/USD</text:p>
          </table:table-cell>
          <table:table-cell office:value-type="float" office:value="38185.46" table:style-name="ce1">
            <text:p>38185.46</text:p>
          </table:table-cell>
          <table:table-cell office:value-type="float" office:value="38215.040000000001" table:style-name="ce1">
            <text:p>38215.04</text:p>
          </table:table-cell>
          <table:table-cell office:value-type="float" office:value="38185.46" table:style-name="ce1">
            <text:p>38185.46</text:p>
          </table:table-cell>
          <table:table-cell office:value-type="float" office:value="38215.040000000001" table:style-name="ce1">
            <text:p>38215.04</text:p>
          </table:table-cell>
          <table:table-cell office:value-type="float" office:value="1.0060096000000001" table:style-name="ce1">
            <text:p>1.0060096</text:p>
          </table:table-cell>
          <table:table-cell office:value-type="float" office:value="38444.697104384002" table:style-name="ce1">
            <text:p>38444.6971</text:p>
          </table:table-cell>
          <table:table-cell table:number-columns-repeated="16375"/>
        </table:table-row>
        <table:table-row table:style-name="ro1">
          <table:table-cell office:value-type="float" office:value="1612756860" table:style-name="ce1">
            <text:p>1612756860</text:p>
          </table:table-cell>
          <table:table-cell office:value-type="date" office:date-value="2021-02-08T04:01:00" table:style-name="ce2">
            <text:p>08/02/2021 04:01</text:p>
          </table:table-cell>
          <table:table-cell office:value-type="string" table:style-name="ce1">
            <text:p>BTC/USD</text:p>
          </table:table-cell>
          <table:table-cell office:value-type="float" office:value="38129.74" table:style-name="ce1">
            <text:p>38129.74</text:p>
          </table:table-cell>
          <table:table-cell office:value-type="float" office:value="38191.69" table:style-name="ce1">
            <text:p>38191.69</text:p>
          </table:table-cell>
          <table:table-cell office:value-type="float" office:value="38129.74" table:style-name="ce1">
            <text:p>38129.74</text:p>
          </table:table-cell>
          <table:table-cell office:value-type="float" office:value="38174.86" table:style-name="ce1">
            <text:p>38174.86</text:p>
          </table:table-cell>
          <table:table-cell office:value-type="float" office:value="2.9050024799999998" table:style-name="ce1">
            <text:p>2.90500248</text:p>
          </table:table-cell>
          <table:table-cell office:value-type="float" office:value="110898.06297365201" table:style-name="ce1">
            <text:p>110898.063</text:p>
          </table:table-cell>
          <table:table-cell table:number-columns-repeated="16375"/>
        </table:table-row>
        <table:table-row table:style-name="ro1">
          <table:table-cell office:value-type="float" office:value="1612756800" table:style-name="ce1">
            <text:p>1612756800</text:p>
          </table:table-cell>
          <table:table-cell office:value-type="date" office:date-value="2021-02-08T04:00:00" table:style-name="ce2">
            <text:p>08/02/2021 04:00</text:p>
          </table:table-cell>
          <table:table-cell office:value-type="string" table:style-name="ce1">
            <text:p>BTC/USD</text:p>
          </table:table-cell>
          <table:table-cell office:value-type="float" office:value="38097.75" table:style-name="ce1">
            <text:p>38097.75</text:p>
          </table:table-cell>
          <table:table-cell office:value-type="float" office:value="38123.75" table:style-name="ce1">
            <text:p>38123.75</text:p>
          </table:table-cell>
          <table:table-cell office:value-type="float" office:value="38050.97" table:style-name="ce1">
            <text:p>38050.97</text:p>
          </table:table-cell>
          <table:table-cell office:value-type="float" office:value="38122.28" table:style-name="ce1">
            <text:p>38122.28</text:p>
          </table:table-cell>
          <table:table-cell office:value-type="float" office:value="5.1929929699999997" table:style-name="ce1">
            <text:p>5.19299297</text:p>
          </table:table-cell>
          <table:table-cell office:value-type="float" office:value="197968.73204037099" table:style-name="ce1">
            <text:p>197968.732</text:p>
          </table:table-cell>
          <table:table-cell table:number-columns-repeated="16375"/>
        </table:table-row>
        <table:table-row table:style-name="ro1">
          <table:table-cell office:value-type="float" office:value="1612756740" table:style-name="ce1">
            <text:p>1612756740</text:p>
          </table:table-cell>
          <table:table-cell office:value-type="date" office:date-value="2021-02-08T03:59:00" table:style-name="ce2">
            <text:p>08/02/2021 03:59</text:p>
          </table:table-cell>
          <table:table-cell office:value-type="string" table:style-name="ce1">
            <text:p>BTC/USD</text:p>
          </table:table-cell>
          <table:table-cell office:value-type="float" office:value="38130.11" table:style-name="ce1">
            <text:p>38130.11</text:p>
          </table:table-cell>
          <table:table-cell office:value-type="float" office:value="38130.35" table:style-name="ce1">
            <text:p>38130.35</text:p>
          </table:table-cell>
          <table:table-cell office:value-type="float" office:value="38080.69" table:style-name="ce1">
            <text:p>38080.69</text:p>
          </table:table-cell>
          <table:table-cell office:value-type="float" office:value="38111.5" table:style-name="ce1">
            <text:p>38111.5</text:p>
          </table:table-cell>
          <table:table-cell office:value-type="float" office:value="6.0708861799999996" table:style-name="ce1">
            <text:p>6.07088618</text:p>
          </table:table-cell>
          <table:table-cell office:value-type="float" office:value="231370.57864907" table:style-name="ce1">
            <text:p>231370.5786</text:p>
          </table:table-cell>
          <table:table-cell table:number-columns-repeated="16375"/>
        </table:table-row>
        <table:table-row table:style-name="ro1">
          <table:table-cell office:value-type="float" office:value="1612756680" table:style-name="ce1">
            <text:p>1612756680</text:p>
          </table:table-cell>
          <table:table-cell office:value-type="date" office:date-value="2021-02-08T03:58:00" table:style-name="ce2">
            <text:p>08/02/2021 03:58</text:p>
          </table:table-cell>
          <table:table-cell office:value-type="string" table:style-name="ce1">
            <text:p>BTC/USD</text:p>
          </table:table-cell>
          <table:table-cell office:value-type="float" office:value="38103.64" table:style-name="ce1">
            <text:p>38103.64</text:p>
          </table:table-cell>
          <table:table-cell office:value-type="float" office:value="38106.620000000003" table:style-name="ce1">
            <text:p>38106.62</text:p>
          </table:table-cell>
          <table:table-cell office:value-type="float" office:value="38070" table:style-name="ce1">
            <text:p>38070</text:p>
          </table:table-cell>
          <table:table-cell office:value-type="float" office:value="38104.699999999997" table:style-name="ce1">
            <text:p>38104.7</text:p>
          </table:table-cell>
          <table:table-cell office:value-type="float" office:value="2.5167370099999999" table:style-name="ce1">
            <text:p>2.51673701</text:p>
          </table:table-cell>
          <table:table-cell office:value-type="float" office:value="95899.508744946899" table:style-name="ce1">
            <text:p>95899.50874</text:p>
          </table:table-cell>
          <table:table-cell table:number-columns-repeated="16375"/>
        </table:table-row>
        <table:table-row table:style-name="ro1">
          <table:table-cell office:value-type="float" office:value="1612756620" table:style-name="ce1">
            <text:p>1612756620</text:p>
          </table:table-cell>
          <table:table-cell office:value-type="date" office:date-value="2021-02-08T03:57:00" table:style-name="ce2">
            <text:p>08/02/2021 03:57</text:p>
          </table:table-cell>
          <table:table-cell office:value-type="string" table:style-name="ce1">
            <text:p>BTC/USD</text:p>
          </table:table-cell>
          <table:table-cell office:value-type="float" office:value="38105.93" table:style-name="ce1">
            <text:p>38105.93</text:p>
          </table:table-cell>
          <table:table-cell office:value-type="float" office:value="38113.4" table:style-name="ce1">
            <text:p>38113.4</text:p>
          </table:table-cell>
          <table:table-cell office:value-type="float" office:value="38102.879999999997" table:style-name="ce1">
            <text:p>38102.88</text:p>
          </table:table-cell>
          <table:table-cell office:value-type="float" office:value="38102.89" table:style-name="ce1">
            <text:p>38102.89</text:p>
          </table:table-cell>
          <table:table-cell office:value-type="float" office:value="0.70023131999999999" table:style-name="ce1">
            <text:p>0.70023132</text:p>
          </table:table-cell>
          <table:table-cell office:value-type="float" office:value="26680.8369605148" table:style-name="ce1">
            <text:p>26680.83696</text:p>
          </table:table-cell>
          <table:table-cell table:number-columns-repeated="16375"/>
        </table:table-row>
        <table:table-row table:style-name="ro1">
          <table:table-cell office:value-type="float" office:value="1612756560" table:style-name="ce1">
            <text:p>1612756560</text:p>
          </table:table-cell>
          <table:table-cell office:value-type="date" office:date-value="2021-02-08T03:56:00" table:style-name="ce2">
            <text:p>08/02/2021 03:56</text:p>
          </table:table-cell>
          <table:table-cell office:value-type="string" table:style-name="ce1">
            <text:p>BTC/USD</text:p>
          </table:table-cell>
          <table:table-cell office:value-type="float" office:value="38114.050000000003" table:style-name="ce1">
            <text:p>38114.05</text:p>
          </table:table-cell>
          <table:table-cell office:value-type="float" office:value="38124.03" table:style-name="ce1">
            <text:p>38124.03</text:p>
          </table:table-cell>
          <table:table-cell office:value-type="float" office:value="38081" table:style-name="ce1">
            <text:p>38081</text:p>
          </table:table-cell>
          <table:table-cell office:value-type="float" office:value="38122.730000000003" table:style-name="ce1">
            <text:p>38122.73</text:p>
          </table:table-cell>
          <table:table-cell office:value-type="float" office:value="5.2125333700000001" table:style-name="ce1">
            <text:p>5.21253337</text:p>
          </table:table-cell>
          <table:table-cell office:value-type="float" office:value="198716.00228049999" table:style-name="ce1">
            <text:p>198716.0023</text:p>
          </table:table-cell>
          <table:table-cell table:number-columns-repeated="16375"/>
        </table:table-row>
        <table:table-row table:style-name="ro1">
          <table:table-cell office:value-type="float" office:value="1612756500" table:style-name="ce1">
            <text:p>1612756500</text:p>
          </table:table-cell>
          <table:table-cell office:value-type="date" office:date-value="2021-02-08T03:55:00" table:style-name="ce2">
            <text:p>08/02/2021 03:55</text:p>
          </table:table-cell>
          <table:table-cell office:value-type="string" table:style-name="ce1">
            <text:p>BTC/USD</text:p>
          </table:table-cell>
          <table:table-cell office:value-type="float" office:value="38181.17" table:style-name="ce1">
            <text:p>38181.17</text:p>
          </table:table-cell>
          <table:table-cell office:value-type="float" office:value="38199.93" table:style-name="ce1">
            <text:p>38199.93</text:p>
          </table:table-cell>
          <table:table-cell office:value-type="float" office:value="38096.629999999997" table:style-name="ce1">
            <text:p>38096.63</text:p>
          </table:table-cell>
          <table:table-cell office:value-type="float" office:value="38096.629999999997" table:style-name="ce1">
            <text:p>38096.63</text:p>
          </table:table-cell>
          <table:table-cell office:value-type="float" office:value="7.49995688" table:style-name="ce1">
            <text:p>7.49995688</text:p>
          </table:table-cell>
          <table:table-cell office:value-type="float" office:value="285723.08227331401" table:style-name="ce1">
            <text:p>285723.0823</text:p>
          </table:table-cell>
          <table:table-cell table:number-columns-repeated="16375"/>
        </table:table-row>
        <table:table-row table:style-name="ro1">
          <table:table-cell office:value-type="float" office:value="1612756440" table:style-name="ce1">
            <text:p>1612756440</text:p>
          </table:table-cell>
          <table:table-cell office:value-type="date" office:date-value="2021-02-08T03:54:00" table:style-name="ce2">
            <text:p>08/02/2021 03:54</text:p>
          </table:table-cell>
          <table:table-cell office:value-type="string" table:style-name="ce1">
            <text:p>BTC/USD</text:p>
          </table:table-cell>
          <table:table-cell office:value-type="float" office:value="38145.620000000003" table:style-name="ce1">
            <text:p>38145.62</text:p>
          </table:table-cell>
          <table:table-cell office:value-type="float" office:value="38164.71" table:style-name="ce1">
            <text:p>38164.71</text:p>
          </table:table-cell>
          <table:table-cell office:value-type="float" office:value="38145.620000000003" table:style-name="ce1">
            <text:p>38145.62</text:p>
          </table:table-cell>
          <table:table-cell office:value-type="float" office:value="38164.71" table:style-name="ce1">
            <text:p>38164.71</text:p>
          </table:table-cell>
          <table:table-cell office:value-type="float" office:value="1.5968502899999999" table:style-name="ce1">
            <text:p>1.59685029</text:p>
          </table:table-cell>
          <table:table-cell office:value-type="float" office:value="60943.328231265798" table:style-name="ce1">
            <text:p>60943.32823</text:p>
          </table:table-cell>
          <table:table-cell table:number-columns-repeated="16375"/>
        </table:table-row>
        <table:table-row table:style-name="ro1">
          <table:table-cell office:value-type="float" office:value="1612756380" table:style-name="ce1">
            <text:p>1612756380</text:p>
          </table:table-cell>
          <table:table-cell office:value-type="date" office:date-value="2021-02-08T03:53:00" table:style-name="ce2">
            <text:p>08/02/2021 03:53</text:p>
          </table:table-cell>
          <table:table-cell office:value-type="string" table:style-name="ce1">
            <text:p>BTC/USD</text:p>
          </table:table-cell>
          <table:table-cell office:value-type="float" office:value="38155" table:style-name="ce1">
            <text:p>38155</text:p>
          </table:table-cell>
          <table:table-cell office:value-type="float" office:value="38164.129999999997" table:style-name="ce1">
            <text:p>38164.13</text:p>
          </table:table-cell>
          <table:table-cell office:value-type="float" office:value="38100" table:style-name="ce1">
            <text:p>38100</text:p>
          </table:table-cell>
          <table:table-cell office:value-type="float" office:value="38141.589999999997" table:style-name="ce1">
            <text:p>38141.59</text:p>
          </table:table-cell>
          <table:table-cell office:value-type="float" office:value="12.794207910000001" table:style-name="ce1">
            <text:p>12.79420791</text:p>
          </table:table-cell>
          <table:table-cell office:value-type="float" office:value="487991.43247797602" table:style-name="ce1">
            <text:p>487991.4325</text:p>
          </table:table-cell>
          <table:table-cell table:number-columns-repeated="16375"/>
        </table:table-row>
        <table:table-row table:style-name="ro1">
          <table:table-cell office:value-type="float" office:value="1612756320" table:style-name="ce1">
            <text:p>1612756320</text:p>
          </table:table-cell>
          <table:table-cell office:value-type="date" office:date-value="2021-02-08T03:52:00" table:style-name="ce2">
            <text:p>08/02/2021 03:52</text:p>
          </table:table-cell>
          <table:table-cell office:value-type="string" table:style-name="ce1">
            <text:p>BTC/USD</text:p>
          </table:table-cell>
          <table:table-cell office:value-type="float" office:value="38192.86" table:style-name="ce1">
            <text:p>38192.86</text:p>
          </table:table-cell>
          <table:table-cell office:value-type="float" office:value="38192.86" table:style-name="ce1">
            <text:p>38192.86</text:p>
          </table:table-cell>
          <table:table-cell office:value-type="float" office:value="38155.03" table:style-name="ce1">
            <text:p>38155.03</text:p>
          </table:table-cell>
          <table:table-cell office:value-type="float" office:value="38159.120000000003" table:style-name="ce1">
            <text:p>38159.12</text:p>
          </table:table-cell>
          <table:table-cell office:value-type="float" office:value="2.5064639" table:style-name="ce1">
            <text:p>2.5064639</text:p>
          </table:table-cell>
          <table:table-cell office:value-type="float" office:value="95644.456735768006" table:style-name="ce1">
            <text:p>95644.45674</text:p>
          </table:table-cell>
          <table:table-cell table:number-columns-repeated="16375"/>
        </table:table-row>
        <table:table-row table:style-name="ro1">
          <table:table-cell office:value-type="float" office:value="1612756260" table:style-name="ce1">
            <text:p>1612756260</text:p>
          </table:table-cell>
          <table:table-cell office:value-type="date" office:date-value="2021-02-08T03:51:00" table:style-name="ce2">
            <text:p>08/02/2021 03:51</text:p>
          </table:table-cell>
          <table:table-cell office:value-type="string" table:style-name="ce1">
            <text:p>BTC/USD</text:p>
          </table:table-cell>
          <table:table-cell office:value-type="float" office:value="38268" table:style-name="ce1">
            <text:p>38268</text:p>
          </table:table-cell>
          <table:table-cell office:value-type="float" office:value="38270.449999999997" table:style-name="ce1">
            <text:p>38270.45</text:p>
          </table:table-cell>
          <table:table-cell office:value-type="float" office:value="38188.120000000003" table:style-name="ce1">
            <text:p>38188.12</text:p>
          </table:table-cell>
          <table:table-cell office:value-type="float" office:value="38188.120000000003" table:style-name="ce1">
            <text:p>38188.12</text:p>
          </table:table-cell>
          <table:table-cell office:value-type="float" office:value="3.9500264899999999" table:style-name="ce1">
            <text:p>3.95002649</text:p>
          </table:table-cell>
          <table:table-cell office:value-type="float" office:value="150844.08560329801" table:style-name="ce1">
            <text:p>150844.0856</text:p>
          </table:table-cell>
          <table:table-cell table:number-columns-repeated="16375"/>
        </table:table-row>
        <table:table-row table:style-name="ro1">
          <table:table-cell office:value-type="float" office:value="1612756200" table:style-name="ce1">
            <text:p>1612756200</text:p>
          </table:table-cell>
          <table:table-cell office:value-type="date" office:date-value="2021-02-08T03:50:00" table:style-name="ce2">
            <text:p>08/02/2021 03:50</text:p>
          </table:table-cell>
          <table:table-cell office:value-type="string" table:style-name="ce1">
            <text:p>BTC/USD</text:p>
          </table:table-cell>
          <table:table-cell office:value-type="float" office:value="38332.160000000003" table:style-name="ce1">
            <text:p>38332.16</text:p>
          </table:table-cell>
          <table:table-cell office:value-type="float" office:value="38332.160000000003" table:style-name="ce1">
            <text:p>38332.16</text:p>
          </table:table-cell>
          <table:table-cell office:value-type="float" office:value="38260.239999999998" table:style-name="ce1">
            <text:p>38260.24</text:p>
          </table:table-cell>
          <table:table-cell office:value-type="float" office:value="38260.559999999998" table:style-name="ce1">
            <text:p>38260.56</text:p>
          </table:table-cell>
          <table:table-cell office:value-type="float" office:value="4.7751530799999999" table:style-name="ce1">
            <text:p>4.77515308</text:p>
          </table:table-cell>
          <table:table-cell office:value-type="float" office:value="182700.03092652399" table:style-name="ce1">
            <text:p>182700.0309</text:p>
          </table:table-cell>
          <table:table-cell table:number-columns-repeated="16375"/>
        </table:table-row>
        <table:table-row table:style-name="ro1">
          <table:table-cell office:value-type="float" office:value="1612756140" table:style-name="ce1">
            <text:p>1612756140</text:p>
          </table:table-cell>
          <table:table-cell office:value-type="date" office:date-value="2021-02-08T03:49:00" table:style-name="ce2">
            <text:p>08/02/2021 03:49</text:p>
          </table:table-cell>
          <table:table-cell office:value-type="string" table:style-name="ce1">
            <text:p>BTC/USD</text:p>
          </table:table-cell>
          <table:table-cell office:value-type="float" office:value="38389.050000000003" table:style-name="ce1">
            <text:p>38389.05</text:p>
          </table:table-cell>
          <table:table-cell office:value-type="float" office:value="38389.050000000003" table:style-name="ce1">
            <text:p>38389.05</text:p>
          </table:table-cell>
          <table:table-cell office:value-type="float" office:value="38356.07" table:style-name="ce1">
            <text:p>38356.07</text:p>
          </table:table-cell>
          <table:table-cell office:value-type="float" office:value="38356.11" table:style-name="ce1">
            <text:p>38356.11</text:p>
          </table:table-cell>
          <table:table-cell office:value-type="float" office:value="2.2881399999999998" table:style-name="ce1">
            <text:p>2.28814</text:p>
          </table:table-cell>
          <table:table-cell office:value-type="float" office:value="87764.149535399905" table:style-name="ce1">
            <text:p>87764.14954</text:p>
          </table:table-cell>
          <table:table-cell table:number-columns-repeated="16375"/>
        </table:table-row>
        <table:table-row table:style-name="ro1">
          <table:table-cell office:value-type="float" office:value="1612756080" table:style-name="ce1">
            <text:p>1612756080</text:p>
          </table:table-cell>
          <table:table-cell office:value-type="date" office:date-value="2021-02-08T03:48:00" table:style-name="ce2">
            <text:p>08/02/2021 03:48</text:p>
          </table:table-cell>
          <table:table-cell office:value-type="string" table:style-name="ce1">
            <text:p>BTC/USD</text:p>
          </table:table-cell>
          <table:table-cell office:value-type="float" office:value="38342.019999999997" table:style-name="ce1">
            <text:p>38342.02</text:p>
          </table:table-cell>
          <table:table-cell office:value-type="float" office:value="38378.35" table:style-name="ce1">
            <text:p>38378.35</text:p>
          </table:table-cell>
          <table:table-cell office:value-type="float" office:value="38333.31" table:style-name="ce1">
            <text:p>38333.31</text:p>
          </table:table-cell>
          <table:table-cell office:value-type="float" office:value="38378.35" table:style-name="ce1">
            <text:p>38378.35</text:p>
          </table:table-cell>
          <table:table-cell office:value-type="float" office:value="2.9940996000000002" table:style-name="ce1">
            <text:p>2.9940996</text:p>
          </table:table-cell>
          <table:table-cell office:value-type="float" office:value="114908.60238366001" table:style-name="ce1">
            <text:p>114908.6024</text:p>
          </table:table-cell>
          <table:table-cell table:number-columns-repeated="16375"/>
        </table:table-row>
        <table:table-row table:style-name="ro1">
          <table:table-cell office:value-type="float" office:value="1612756020" table:style-name="ce1">
            <text:p>1612756020</text:p>
          </table:table-cell>
          <table:table-cell office:value-type="date" office:date-value="2021-02-08T03:47:00" table:style-name="ce2">
            <text:p>08/02/2021 03:47</text:p>
          </table:table-cell>
          <table:table-cell office:value-type="string" table:style-name="ce1">
            <text:p>BTC/USD</text:p>
          </table:table-cell>
          <table:table-cell office:value-type="float" office:value="38363.230000000003" table:style-name="ce1">
            <text:p>38363.23</text:p>
          </table:table-cell>
          <table:table-cell office:value-type="float" office:value="38398.86" table:style-name="ce1">
            <text:p>38398.86</text:p>
          </table:table-cell>
          <table:table-cell office:value-type="float" office:value="38361.120000000003" table:style-name="ce1">
            <text:p>38361.12</text:p>
          </table:table-cell>
          <table:table-cell office:value-type="float" office:value="38361.120000000003" table:style-name="ce1">
            <text:p>38361.12</text:p>
          </table:table-cell>
          <table:table-cell office:value-type="float" office:value="2.7202857699999998" table:style-name="ce1">
            <text:p>2.72028577</text:p>
          </table:table-cell>
          <table:table-cell office:value-type="float" office:value="104353.208857262" table:style-name="ce1">
            <text:p>104353.2089</text:p>
          </table:table-cell>
          <table:table-cell table:number-columns-repeated="16375"/>
        </table:table-row>
        <table:table-row table:style-name="ro1">
          <table:table-cell office:value-type="float" office:value="1612755960" table:style-name="ce1">
            <text:p>1612755960</text:p>
          </table:table-cell>
          <table:table-cell office:value-type="date" office:date-value="2021-02-08T03:46:00" table:style-name="ce2">
            <text:p>08/02/2021 03:46</text:p>
          </table:table-cell>
          <table:table-cell office:value-type="string" table:style-name="ce1">
            <text:p>BTC/USD</text:p>
          </table:table-cell>
          <table:table-cell office:value-type="float" office:value="38386.44" table:style-name="ce1">
            <text:p>38386.44</text:p>
          </table:table-cell>
          <table:table-cell office:value-type="float" office:value="38386.559999999998" table:style-name="ce1">
            <text:p>38386.56</text:p>
          </table:table-cell>
          <table:table-cell office:value-type="float" office:value="38325.18" table:style-name="ce1">
            <text:p>38325.18</text:p>
          </table:table-cell>
          <table:table-cell office:value-type="float" office:value="38370.300000000003" table:style-name="ce1">
            <text:p>38370.3</text:p>
          </table:table-cell>
          <table:table-cell office:value-type="float" office:value="5.1628619200000001" table:style-name="ce1">
            <text:p>5.16286192</text:p>
          </table:table-cell>
          <table:table-cell office:value-type="float" office:value="198100.56072897601" table:style-name="ce1">
            <text:p>198100.5607</text:p>
          </table:table-cell>
          <table:table-cell table:number-columns-repeated="16375"/>
        </table:table-row>
        <table:table-row table:style-name="ro1">
          <table:table-cell office:value-type="float" office:value="1612755900" table:style-name="ce1">
            <text:p>1612755900</text:p>
          </table:table-cell>
          <table:table-cell office:value-type="date" office:date-value="2021-02-08T03:45:00" table:style-name="ce2">
            <text:p>08/02/2021 03:45</text:p>
          </table:table-cell>
          <table:table-cell office:value-type="string" table:style-name="ce1">
            <text:p>BTC/USD</text:p>
          </table:table-cell>
          <table:table-cell office:value-type="float" office:value="38465.519999999997" table:style-name="ce1">
            <text:p>38465.52</text:p>
          </table:table-cell>
          <table:table-cell office:value-type="float" office:value="38480.14" table:style-name="ce1">
            <text:p>38480.14</text:p>
          </table:table-cell>
          <table:table-cell office:value-type="float" office:value="38392.83" table:style-name="ce1">
            <text:p>38392.83</text:p>
          </table:table-cell>
          <table:table-cell office:value-type="float" office:value="38394.300000000003" table:style-name="ce1">
            <text:p>38394.3</text:p>
          </table:table-cell>
          <table:table-cell office:value-type="float" office:value="5.4124575000000004" table:style-name="ce1">
            <text:p>5.4124575</text:p>
          </table:table-cell>
          <table:table-cell office:value-type="float" office:value="207807.51699224999" table:style-name="ce1">
            <text:p>207807.517</text:p>
          </table:table-cell>
          <table:table-cell table:number-columns-repeated="16375"/>
        </table:table-row>
        <table:table-row table:style-name="ro1">
          <table:table-cell office:value-type="float" office:value="1612755840" table:style-name="ce1">
            <text:p>1612755840</text:p>
          </table:table-cell>
          <table:table-cell office:value-type="date" office:date-value="2021-02-08T03:44:00" table:style-name="ce2">
            <text:p>08/02/2021 03:44</text:p>
          </table:table-cell>
          <table:table-cell office:value-type="string" table:style-name="ce1">
            <text:p>BTC/USD</text:p>
          </table:table-cell>
          <table:table-cell office:value-type="float" office:value="38444.25" table:style-name="ce1">
            <text:p>38444.25</text:p>
          </table:table-cell>
          <table:table-cell office:value-type="float" office:value="38471.199999999997" table:style-name="ce1">
            <text:p>38471.2</text:p>
          </table:table-cell>
          <table:table-cell office:value-type="float" office:value="38444.25" table:style-name="ce1">
            <text:p>38444.25</text:p>
          </table:table-cell>
          <table:table-cell office:value-type="float" office:value="38465.1" table:style-name="ce1">
            <text:p>38465.1</text:p>
          </table:table-cell>
          <table:table-cell office:value-type="float" office:value="1.6233167399999999" table:style-name="ce1">
            <text:p>1.62331674</text:p>
          </table:table-cell>
          <table:table-cell office:value-type="float" office:value="62441.040735773997" table:style-name="ce1">
            <text:p>62441.04074</text:p>
          </table:table-cell>
          <table:table-cell table:number-columns-repeated="16375"/>
        </table:table-row>
        <table:table-row table:style-name="ro1">
          <table:table-cell office:value-type="float" office:value="1612755780" table:style-name="ce1">
            <text:p>1612755780</text:p>
          </table:table-cell>
          <table:table-cell office:value-type="date" office:date-value="2021-02-08T03:43:00" table:style-name="ce2">
            <text:p>08/02/2021 03:43</text:p>
          </table:table-cell>
          <table:table-cell office:value-type="string" table:style-name="ce1">
            <text:p>BTC/USD</text:p>
          </table:table-cell>
          <table:table-cell office:value-type="float" office:value="38472.65" table:style-name="ce1">
            <text:p>38472.65</text:p>
          </table:table-cell>
          <table:table-cell office:value-type="float" office:value="38472.65" table:style-name="ce1">
            <text:p>38472.65</text:p>
          </table:table-cell>
          <table:table-cell office:value-type="float" office:value="38427.11" table:style-name="ce1">
            <text:p>38427.11</text:p>
          </table:table-cell>
          <table:table-cell office:value-type="float" office:value="38444.21" table:style-name="ce1">
            <text:p>38444.21</text:p>
          </table:table-cell>
          <table:table-cell office:value-type="float" office:value="1.8742333900000001" table:style-name="ce1">
            <text:p>1.87423339</text:p>
          </table:table-cell>
          <table:table-cell office:value-type="float" office:value="72053.422034171905" table:style-name="ce1">
            <text:p>72053.42203</text:p>
          </table:table-cell>
          <table:table-cell table:number-columns-repeated="16375"/>
        </table:table-row>
        <table:table-row table:style-name="ro1">
          <table:table-cell office:value-type="float" office:value="1612755720" table:style-name="ce1">
            <text:p>1612755720</text:p>
          </table:table-cell>
          <table:table-cell office:value-type="date" office:date-value="2021-02-08T03:42:00" table:style-name="ce2">
            <text:p>08/02/2021 03:42</text:p>
          </table:table-cell>
          <table:table-cell office:value-type="string" table:style-name="ce1">
            <text:p>BTC/USD</text:p>
          </table:table-cell>
          <table:table-cell office:value-type="float" office:value="38504.15" table:style-name="ce1">
            <text:p>38504.15</text:p>
          </table:table-cell>
          <table:table-cell office:value-type="float" office:value="38513.39" table:style-name="ce1">
            <text:p>38513.39</text:p>
          </table:table-cell>
          <table:table-cell office:value-type="float" office:value="38502.980000000003" table:style-name="ce1">
            <text:p>38502.98</text:p>
          </table:table-cell>
          <table:table-cell office:value-type="float" office:value="38504.449999999997" table:style-name="ce1">
            <text:p>38504.45</text:p>
          </table:table-cell>
          <table:table-cell office:value-type="float" office:value="0.66061700000000001" table:style-name="ce1">
            <text:p>0.660617</text:p>
          </table:table-cell>
          <table:table-cell office:value-type="float" office:value="25436.69424565" table:style-name="ce1">
            <text:p>25436.69425</text:p>
          </table:table-cell>
          <table:table-cell table:number-columns-repeated="16375"/>
        </table:table-row>
        <table:table-row table:style-name="ro1">
          <table:table-cell office:value-type="float" office:value="1612755660" table:style-name="ce1">
            <text:p>1612755660</text:p>
          </table:table-cell>
          <table:table-cell office:value-type="date" office:date-value="2021-02-08T03:41:00" table:style-name="ce2">
            <text:p>08/02/2021 03:41</text:p>
          </table:table-cell>
          <table:table-cell office:value-type="string" table:style-name="ce1">
            <text:p>BTC/USD</text:p>
          </table:table-cell>
          <table:table-cell office:value-type="float" office:value="38396.1" table:style-name="ce1">
            <text:p>38396.1</text:p>
          </table:table-cell>
          <table:table-cell office:value-type="float" office:value="38470.17" table:style-name="ce1">
            <text:p>38470.17</text:p>
          </table:table-cell>
          <table:table-cell office:value-type="float" office:value="38396.1" table:style-name="ce1">
            <text:p>38396.1</text:p>
          </table:table-cell>
          <table:table-cell office:value-type="float" office:value="38470.17" table:style-name="ce1">
            <text:p>38470.17</text:p>
          </table:table-cell>
          <table:table-cell office:value-type="float" office:value="4.3774206400000004" table:style-name="ce1">
            <text:p>4.37742064</text:p>
          </table:table-cell>
          <table:table-cell office:value-type="float" office:value="168400.116182308" table:style-name="ce1">
            <text:p>168400.1162</text:p>
          </table:table-cell>
          <table:table-cell table:number-columns-repeated="16375"/>
        </table:table-row>
        <table:table-row table:style-name="ro1">
          <table:table-cell office:value-type="float" office:value="1612755600" table:style-name="ce1">
            <text:p>1612755600</text:p>
          </table:table-cell>
          <table:table-cell office:value-type="date" office:date-value="2021-02-08T03:40:00" table:style-name="ce2">
            <text:p>08/02/2021 03:40</text:p>
          </table:table-cell>
          <table:table-cell office:value-type="string" table:style-name="ce1">
            <text:p>BTC/USD</text:p>
          </table:table-cell>
          <table:table-cell office:value-type="float" office:value="38434.26" table:style-name="ce1">
            <text:p>38434.26</text:p>
          </table:table-cell>
          <table:table-cell office:value-type="float" office:value="38434.26" table:style-name="ce1">
            <text:p>38434.26</text:p>
          </table:table-cell>
          <table:table-cell office:value-type="float" office:value="38390.980000000003" table:style-name="ce1">
            <text:p>38390.98</text:p>
          </table:table-cell>
          <table:table-cell office:value-type="float" office:value="38390.980000000003" table:style-name="ce1">
            <text:p>38390.98</text:p>
          </table:table-cell>
          <table:table-cell office:value-type="float" office:value="1.61605931" table:style-name="ce1">
            <text:p>1.61605931</text:p>
          </table:table-cell>
          <table:table-cell office:value-type="float" office:value="62042.1006490238" table:style-name="ce1">
            <text:p>62042.10065</text:p>
          </table:table-cell>
          <table:table-cell table:number-columns-repeated="16375"/>
        </table:table-row>
        <table:table-row table:style-name="ro1">
          <table:table-cell office:value-type="float" office:value="1612755540" table:style-name="ce1">
            <text:p>1612755540</text:p>
          </table:table-cell>
          <table:table-cell office:value-type="date" office:date-value="2021-02-08T03:39:00" table:style-name="ce2">
            <text:p>08/02/2021 03:39</text:p>
          </table:table-cell>
          <table:table-cell office:value-type="string" table:style-name="ce1">
            <text:p>BTC/USD</text:p>
          </table:table-cell>
          <table:table-cell office:value-type="float" office:value="38457.82" table:style-name="ce1">
            <text:p>38457.82</text:p>
          </table:table-cell>
          <table:table-cell office:value-type="float" office:value="38457.82" table:style-name="ce1">
            <text:p>38457.82</text:p>
          </table:table-cell>
          <table:table-cell office:value-type="float" office:value="38448.92" table:style-name="ce1">
            <text:p>38448.92</text:p>
          </table:table-cell>
          <table:table-cell office:value-type="float" office:value="38448.92" table:style-name="ce1">
            <text:p>38448.92</text:p>
          </table:table-cell>
          <table:table-cell office:value-type="float" office:value="0.377" table:style-name="ce1">
            <text:p>0.377</text:p>
          </table:table-cell>
          <table:table-cell office:value-type="float" office:value="14495.242839999901" table:style-name="ce1">
            <text:p>14495.24284</text:p>
          </table:table-cell>
          <table:table-cell table:number-columns-repeated="16375"/>
        </table:table-row>
        <table:table-row table:style-name="ro1">
          <table:table-cell office:value-type="float" office:value="1612755480" table:style-name="ce1">
            <text:p>1612755480</text:p>
          </table:table-cell>
          <table:table-cell office:value-type="date" office:date-value="2021-02-08T03:38:00" table:style-name="ce2">
            <text:p>08/02/2021 03:38</text:p>
          </table:table-cell>
          <table:table-cell office:value-type="string" table:style-name="ce1">
            <text:p>BTC/USD</text:p>
          </table:table-cell>
          <table:table-cell office:value-type="float" office:value="38439.03" table:style-name="ce1">
            <text:p>38439.03</text:p>
          </table:table-cell>
          <table:table-cell office:value-type="float" office:value="38468.080000000002" table:style-name="ce1">
            <text:p>38468.08</text:p>
          </table:table-cell>
          <table:table-cell office:value-type="float" office:value="38439.03" table:style-name="ce1">
            <text:p>38439.03</text:p>
          </table:table-cell>
          <table:table-cell office:value-type="float" office:value="38468.080000000002" table:style-name="ce1">
            <text:p>38468.08</text:p>
          </table:table-cell>
          <table:table-cell office:value-type="float" office:value="0.77086076000000003" table:style-name="ce1">
            <text:p>0.77086076</text:p>
          </table:table-cell>
          <table:table-cell office:value-type="float" office:value="29653.533384540799" table:style-name="ce1">
            <text:p>29653.53338</text:p>
          </table:table-cell>
          <table:table-cell table:number-columns-repeated="16375"/>
        </table:table-row>
        <table:table-row table:style-name="ro1">
          <table:table-cell office:value-type="float" office:value="1612755420" table:style-name="ce1">
            <text:p>1612755420</text:p>
          </table:table-cell>
          <table:table-cell office:value-type="date" office:date-value="2021-02-08T03:37:00" table:style-name="ce2">
            <text:p>08/02/2021 03:37</text:p>
          </table:table-cell>
          <table:table-cell office:value-type="string" table:style-name="ce1">
            <text:p>BTC/USD</text:p>
          </table:table-cell>
          <table:table-cell office:value-type="float" office:value="38473.61" table:style-name="ce1">
            <text:p>38473.61</text:p>
          </table:table-cell>
          <table:table-cell office:value-type="float" office:value="38499.58" table:style-name="ce1">
            <text:p>38499.58</text:p>
          </table:table-cell>
          <table:table-cell office:value-type="float" office:value="38444.269999999997" table:style-name="ce1">
            <text:p>38444.27</text:p>
          </table:table-cell>
          <table:table-cell office:value-type="float" office:value="38444.269999999997" table:style-name="ce1">
            <text:p>38444.27</text:p>
          </table:table-cell>
          <table:table-cell office:value-type="float" office:value="0.69171366999999995" table:style-name="ce1">
            <text:p>0.69171367</text:p>
          </table:table-cell>
          <table:table-cell office:value-type="float" office:value="26592.427092170801" table:style-name="ce1">
            <text:p>26592.42709</text:p>
          </table:table-cell>
          <table:table-cell table:number-columns-repeated="16375"/>
        </table:table-row>
        <table:table-row table:style-name="ro1">
          <table:table-cell office:value-type="float" office:value="1612755360" table:style-name="ce1">
            <text:p>1612755360</text:p>
          </table:table-cell>
          <table:table-cell office:value-type="date" office:date-value="2021-02-08T03:36:00" table:style-name="ce2">
            <text:p>08/02/2021 03:36</text:p>
          </table:table-cell>
          <table:table-cell office:value-type="string" table:style-name="ce1">
            <text:p>BTC/USD</text:p>
          </table:table-cell>
          <table:table-cell office:value-type="float" office:value="38398.339999999997" table:style-name="ce1">
            <text:p>38398.34</text:p>
          </table:table-cell>
          <table:table-cell office:value-type="float" office:value="38501.51" table:style-name="ce1">
            <text:p>38501.51</text:p>
          </table:table-cell>
          <table:table-cell office:value-type="float" office:value="38398.339999999997" table:style-name="ce1">
            <text:p>38398.34</text:p>
          </table:table-cell>
          <table:table-cell office:value-type="float" office:value="38489.51" table:style-name="ce1">
            <text:p>38489.51</text:p>
          </table:table-cell>
          <table:table-cell office:value-type="float" office:value="2.94168451" table:style-name="ce1">
            <text:p>2.94168451</text:p>
          </table:table-cell>
          <table:table-cell office:value-type="float" office:value="113223.99536448999" table:style-name="ce1">
            <text:p>113223.9954</text:p>
          </table:table-cell>
          <table:table-cell table:number-columns-repeated="16375"/>
        </table:table-row>
        <table:table-row table:style-name="ro1">
          <table:table-cell office:value-type="float" office:value="1612755300" table:style-name="ce1">
            <text:p>1612755300</text:p>
          </table:table-cell>
          <table:table-cell office:value-type="date" office:date-value="2021-02-08T03:35:00" table:style-name="ce2">
            <text:p>08/02/2021 03:35</text:p>
          </table:table-cell>
          <table:table-cell office:value-type="string" table:style-name="ce1">
            <text:p>BTC/USD</text:p>
          </table:table-cell>
          <table:table-cell office:value-type="float" office:value="38372.269999999997" table:style-name="ce1">
            <text:p>38372.27</text:p>
          </table:table-cell>
          <table:table-cell office:value-type="float" office:value="38405.19" table:style-name="ce1">
            <text:p>38405.19</text:p>
          </table:table-cell>
          <table:table-cell office:value-type="float" office:value="38372.269999999997" table:style-name="ce1">
            <text:p>38372.27</text:p>
          </table:table-cell>
          <table:table-cell office:value-type="float" office:value="38405.19" table:style-name="ce1">
            <text:p>38405.19</text:p>
          </table:table-cell>
          <table:table-cell office:value-type="float" office:value="0.94258986" table:style-name="ce1">
            <text:p>0.94258986</text:p>
          </table:table-cell>
          <table:table-cell office:value-type="float" office:value="36200.342665373399" table:style-name="ce1">
            <text:p>36200.34267</text:p>
          </table:table-cell>
          <table:table-cell table:number-columns-repeated="16375"/>
        </table:table-row>
        <table:table-row table:style-name="ro1">
          <table:table-cell office:value-type="float" office:value="1612755240" table:style-name="ce1">
            <text:p>1612755240</text:p>
          </table:table-cell>
          <table:table-cell office:value-type="date" office:date-value="2021-02-08T03:34:00" table:style-name="ce2">
            <text:p>08/02/2021 03:34</text:p>
          </table:table-cell>
          <table:table-cell office:value-type="string" table:style-name="ce1">
            <text:p>BTC/USD</text:p>
          </table:table-cell>
          <table:table-cell office:value-type="float" office:value="38322.019999999997" table:style-name="ce1">
            <text:p>38322.02</text:p>
          </table:table-cell>
          <table:table-cell office:value-type="float" office:value="38371.019999999997" table:style-name="ce1">
            <text:p>38371.02</text:p>
          </table:table-cell>
          <table:table-cell office:value-type="float" office:value="38322.019999999997" table:style-name="ce1">
            <text:p>38322.02</text:p>
          </table:table-cell>
          <table:table-cell office:value-type="float" office:value="38350.06" table:style-name="ce1">
            <text:p>38350.06</text:p>
          </table:table-cell>
          <table:table-cell office:value-type="float" office:value="0.81010128000000003" table:style-name="ce1">
            <text:p>0.81010128</text:p>
          </table:table-cell>
          <table:table-cell office:value-type="float" office:value="31067.432694076801" table:style-name="ce1">
            <text:p>31067.43269</text:p>
          </table:table-cell>
          <table:table-cell table:number-columns-repeated="16375"/>
        </table:table-row>
        <table:table-row table:style-name="ro1">
          <table:table-cell office:value-type="float" office:value="1612755180" table:style-name="ce1">
            <text:p>1612755180</text:p>
          </table:table-cell>
          <table:table-cell office:value-type="date" office:date-value="2021-02-08T03:33:00" table:style-name="ce2">
            <text:p>08/02/2021 03:33</text:p>
          </table:table-cell>
          <table:table-cell office:value-type="string" table:style-name="ce1">
            <text:p>BTC/USD</text:p>
          </table:table-cell>
          <table:table-cell office:value-type="float" office:value="38321.480000000003" table:style-name="ce1">
            <text:p>38321.48</text:p>
          </table:table-cell>
          <table:table-cell office:value-type="float" office:value="38343.71" table:style-name="ce1">
            <text:p>38343.71</text:p>
          </table:table-cell>
          <table:table-cell office:value-type="float" office:value="38306.75" table:style-name="ce1">
            <text:p>38306.75</text:p>
          </table:table-cell>
          <table:table-cell office:value-type="float" office:value="38343.71" table:style-name="ce1">
            <text:p>38343.71</text:p>
          </table:table-cell>
          <table:table-cell office:value-type="float" office:value="1.5810286" table:style-name="ce1">
            <text:p>1.5810286</text:p>
          </table:table-cell>
          <table:table-cell office:value-type="float" office:value="60622.502140106" table:style-name="ce1">
            <text:p>60622.50214</text:p>
          </table:table-cell>
          <table:table-cell table:number-columns-repeated="16375"/>
        </table:table-row>
        <table:table-row table:style-name="ro1">
          <table:table-cell office:value-type="float" office:value="1612755120" table:style-name="ce1">
            <text:p>1612755120</text:p>
          </table:table-cell>
          <table:table-cell office:value-type="date" office:date-value="2021-02-08T03:32:00" table:style-name="ce2">
            <text:p>08/02/2021 03:32</text:p>
          </table:table-cell>
          <table:table-cell office:value-type="string" table:style-name="ce1">
            <text:p>BTC/USD</text:p>
          </table:table-cell>
          <table:table-cell office:value-type="float" office:value="38395.519999999997" table:style-name="ce1">
            <text:p>38395.52</text:p>
          </table:table-cell>
          <table:table-cell office:value-type="float" office:value="38395.519999999997" table:style-name="ce1">
            <text:p>38395.52</text:p>
          </table:table-cell>
          <table:table-cell office:value-type="float" office:value="38336.11" table:style-name="ce1">
            <text:p>38336.11</text:p>
          </table:table-cell>
          <table:table-cell office:value-type="float" office:value="38346.559999999998" table:style-name="ce1">
            <text:p>38346.56</text:p>
          </table:table-cell>
          <table:table-cell office:value-type="float" office:value="1.5289999999999999" table:style-name="ce1">
            <text:p>1.529</text:p>
          </table:table-cell>
          <table:table-cell office:value-type="float" office:value="58631.890239999899" table:style-name="ce1">
            <text:p>58631.89024</text:p>
          </table:table-cell>
          <table:table-cell table:number-columns-repeated="16375"/>
        </table:table-row>
        <table:table-row table:style-name="ro1">
          <table:table-cell office:value-type="float" office:value="1612755060" table:style-name="ce1">
            <text:p>1612755060</text:p>
          </table:table-cell>
          <table:table-cell office:value-type="date" office:date-value="2021-02-08T03:31:00" table:style-name="ce2">
            <text:p>08/02/2021 03:31</text:p>
          </table:table-cell>
          <table:table-cell office:value-type="string" table:style-name="ce1">
            <text:p>BTC/USD</text:p>
          </table:table-cell>
          <table:table-cell office:value-type="float" office:value="38391.4" table:style-name="ce1">
            <text:p>38391.4</text:p>
          </table:table-cell>
          <table:table-cell office:value-type="float" office:value="38403.9" table:style-name="ce1">
            <text:p>38403.9</text:p>
          </table:table-cell>
          <table:table-cell office:value-type="float" office:value="38389.440000000002" table:style-name="ce1">
            <text:p>38389.44</text:p>
          </table:table-cell>
          <table:table-cell office:value-type="float" office:value="38403.85" table:style-name="ce1">
            <text:p>38403.85</text:p>
          </table:table-cell>
          <table:table-cell office:value-type="float" office:value="2.7894659700000002" table:style-name="ce1">
            <text:p>2.78946597</text:p>
          </table:table-cell>
          <table:table-cell office:value-type="float" office:value="107126.232691984" table:style-name="ce1">
            <text:p>107126.2327</text:p>
          </table:table-cell>
          <table:table-cell table:number-columns-repeated="16375"/>
        </table:table-row>
        <table:table-row table:style-name="ro1">
          <table:table-cell office:value-type="float" office:value="1612755000" table:style-name="ce1">
            <text:p>1612755000</text:p>
          </table:table-cell>
          <table:table-cell office:value-type="date" office:date-value="2021-02-08T03:30:00" table:style-name="ce2">
            <text:p>08/02/2021 03:30</text:p>
          </table:table-cell>
          <table:table-cell office:value-type="string" table:style-name="ce1">
            <text:p>BTC/USD</text:p>
          </table:table-cell>
          <table:table-cell office:value-type="float" office:value="38398.29" table:style-name="ce1">
            <text:p>38398.29</text:p>
          </table:table-cell>
          <table:table-cell office:value-type="float" office:value="38400" table:style-name="ce1">
            <text:p>38400</text:p>
          </table:table-cell>
          <table:table-cell office:value-type="float" office:value="38373.760000000002" table:style-name="ce1">
            <text:p>38373.76</text:p>
          </table:table-cell>
          <table:table-cell office:value-type="float" office:value="38373.760000000002" table:style-name="ce1">
            <text:p>38373.76</text:p>
          </table:table-cell>
          <table:table-cell office:value-type="float" office:value="0.72175829999999996" table:style-name="ce1">
            <text:p>0.7217583</text:p>
          </table:table-cell>
          <table:table-cell office:value-type="float" office:value="27696.579782207999" table:style-name="ce1">
            <text:p>27696.57978</text:p>
          </table:table-cell>
          <table:table-cell table:number-columns-repeated="16375"/>
        </table:table-row>
        <table:table-row table:style-name="ro1">
          <table:table-cell office:value-type="float" office:value="1612754940" table:style-name="ce1">
            <text:p>1612754940</text:p>
          </table:table-cell>
          <table:table-cell office:value-type="date" office:date-value="2021-02-08T03:29:00" table:style-name="ce2">
            <text:p>08/02/2021 03:29</text:p>
          </table:table-cell>
          <table:table-cell office:value-type="string" table:style-name="ce1">
            <text:p>BTC/USD</text:p>
          </table:table-cell>
          <table:table-cell office:value-type="float" office:value="38332.870000000003" table:style-name="ce1">
            <text:p>38332.87</text:p>
          </table:table-cell>
          <table:table-cell office:value-type="float" office:value="38395.050000000003" table:style-name="ce1">
            <text:p>38395.05</text:p>
          </table:table-cell>
          <table:table-cell office:value-type="float" office:value="38332.870000000003" table:style-name="ce1">
            <text:p>38332.87</text:p>
          </table:table-cell>
          <table:table-cell office:value-type="float" office:value="38395.050000000003" table:style-name="ce1">
            <text:p>38395.05</text:p>
          </table:table-cell>
          <table:table-cell office:value-type="float" office:value="1.7227851999999999" table:style-name="ce1">
            <text:p>1.7227852</text:p>
          </table:table-cell>
          <table:table-cell office:value-type="float" office:value="66146.423893259998" table:style-name="ce1">
            <text:p>66146.42389</text:p>
          </table:table-cell>
          <table:table-cell table:number-columns-repeated="16375"/>
        </table:table-row>
        <table:table-row table:style-name="ro1">
          <table:table-cell office:value-type="float" office:value="1612754880" table:style-name="ce1">
            <text:p>1612754880</text:p>
          </table:table-cell>
          <table:table-cell office:value-type="date" office:date-value="2021-02-08T03:28:00" table:style-name="ce2">
            <text:p>08/02/2021 03:28</text:p>
          </table:table-cell>
          <table:table-cell office:value-type="string" table:style-name="ce1">
            <text:p>BTC/USD</text:p>
          </table:table-cell>
          <table:table-cell office:value-type="float" office:value="38295.82" table:style-name="ce1">
            <text:p>38295.82</text:p>
          </table:table-cell>
          <table:table-cell office:value-type="float" office:value="38301.79" table:style-name="ce1">
            <text:p>38301.79</text:p>
          </table:table-cell>
          <table:table-cell office:value-type="float" office:value="38295.82" table:style-name="ce1">
            <text:p>38295.82</text:p>
          </table:table-cell>
          <table:table-cell office:value-type="float" office:value="38301.79" table:style-name="ce1">
            <text:p>38301.79</text:p>
          </table:table-cell>
          <table:table-cell office:value-type="float" office:value="0.78062902999999995" table:style-name="ce1">
            <text:p>0.78062903</text:p>
          </table:table-cell>
          <table:table-cell office:value-type="float" office:value="29899.489174963699" table:style-name="ce1">
            <text:p>29899.48917</text:p>
          </table:table-cell>
          <table:table-cell table:number-columns-repeated="16375"/>
        </table:table-row>
        <table:table-row table:style-name="ro1">
          <table:table-cell office:value-type="float" office:value="1612754820" table:style-name="ce1">
            <text:p>1612754820</text:p>
          </table:table-cell>
          <table:table-cell office:value-type="date" office:date-value="2021-02-08T03:27:00" table:style-name="ce2">
            <text:p>08/02/2021 03:27</text:p>
          </table:table-cell>
          <table:table-cell office:value-type="string" table:style-name="ce1">
            <text:p>BTC/USD</text:p>
          </table:table-cell>
          <table:table-cell office:value-type="float" office:value="38323.71" table:style-name="ce1">
            <text:p>38323.71</text:p>
          </table:table-cell>
          <table:table-cell office:value-type="float" office:value="38332.85" table:style-name="ce1">
            <text:p>38332.85</text:p>
          </table:table-cell>
          <table:table-cell office:value-type="float" office:value="38279.61" table:style-name="ce1">
            <text:p>38279.61</text:p>
          </table:table-cell>
          <table:table-cell office:value-type="float" office:value="38300.25" table:style-name="ce1">
            <text:p>38300.25</text:p>
          </table:table-cell>
          <table:table-cell office:value-type="float" office:value="3.83248502" table:style-name="ce1">
            <text:p>3.83248502</text:p>
          </table:table-cell>
          <table:table-cell office:value-type="float" office:value="146785.13438725501" table:style-name="ce1">
            <text:p>146785.1344</text:p>
          </table:table-cell>
          <table:table-cell table:number-columns-repeated="16375"/>
        </table:table-row>
        <table:table-row table:style-name="ro1">
          <table:table-cell office:value-type="float" office:value="1612754760" table:style-name="ce1">
            <text:p>1612754760</text:p>
          </table:table-cell>
          <table:table-cell office:value-type="date" office:date-value="2021-02-08T03:26:00" table:style-name="ce2">
            <text:p>08/02/2021 03:26</text:p>
          </table:table-cell>
          <table:table-cell office:value-type="string" table:style-name="ce1">
            <text:p>BTC/USD</text:p>
          </table:table-cell>
          <table:table-cell office:value-type="float" office:value="38400.589999999997" table:style-name="ce1">
            <text:p>38400.59</text:p>
          </table:table-cell>
          <table:table-cell office:value-type="float" office:value="38400.589999999997" table:style-name="ce1">
            <text:p>38400.59</text:p>
          </table:table-cell>
          <table:table-cell office:value-type="float" office:value="38317.870000000003" table:style-name="ce1">
            <text:p>38317.87</text:p>
          </table:table-cell>
          <table:table-cell office:value-type="float" office:value="38317.870000000003" table:style-name="ce1">
            <text:p>38317.87</text:p>
          </table:table-cell>
          <table:table-cell office:value-type="float" office:value="3.2149445800000001" table:style-name="ce1">
            <text:p>3.21494458</text:p>
          </table:table-cell>
          <table:table-cell office:value-type="float" office:value="123189.828473644" table:style-name="ce1">
            <text:p>123189.8285</text:p>
          </table:table-cell>
          <table:table-cell table:number-columns-repeated="16375"/>
        </table:table-row>
        <table:table-row table:style-name="ro1">
          <table:table-cell office:value-type="float" office:value="1612754700" table:style-name="ce1">
            <text:p>1612754700</text:p>
          </table:table-cell>
          <table:table-cell office:value-type="date" office:date-value="2021-02-08T03:25:00" table:style-name="ce2">
            <text:p>08/02/2021 03:25</text:p>
          </table:table-cell>
          <table:table-cell office:value-type="string" table:style-name="ce1">
            <text:p>BTC/USD</text:p>
          </table:table-cell>
          <table:table-cell office:value-type="float" office:value="38333.68" table:style-name="ce1">
            <text:p>38333.68</text:p>
          </table:table-cell>
          <table:table-cell office:value-type="float" office:value="38440.9" table:style-name="ce1">
            <text:p>38440.9</text:p>
          </table:table-cell>
          <table:table-cell office:value-type="float" office:value="38333.68" table:style-name="ce1">
            <text:p>38333.68</text:p>
          </table:table-cell>
          <table:table-cell office:value-type="float" office:value="38413.49" table:style-name="ce1">
            <text:p>38413.49</text:p>
          </table:table-cell>
          <table:table-cell office:value-type="float" office:value="3.3237420800000002" table:style-name="ce1">
            <text:p>3.32374208</text:p>
          </table:table-cell>
          <table:table-cell office:value-type="float" office:value="127676.533152659" table:style-name="ce1">
            <text:p>127676.5332</text:p>
          </table:table-cell>
          <table:table-cell table:number-columns-repeated="16375"/>
        </table:table-row>
        <table:table-row table:style-name="ro1">
          <table:table-cell office:value-type="float" office:value="1612754640" table:style-name="ce1">
            <text:p>1612754640</text:p>
          </table:table-cell>
          <table:table-cell office:value-type="date" office:date-value="2021-02-08T03:24:00" table:style-name="ce2">
            <text:p>08/02/2021 03:24</text:p>
          </table:table-cell>
          <table:table-cell office:value-type="string" table:style-name="ce1">
            <text:p>BTC/USD</text:p>
          </table:table-cell>
          <table:table-cell office:value-type="float" office:value="38380.879999999997" table:style-name="ce1">
            <text:p>38380.88</text:p>
          </table:table-cell>
          <table:table-cell office:value-type="float" office:value="38380.879999999997" table:style-name="ce1">
            <text:p>38380.88</text:p>
          </table:table-cell>
          <table:table-cell office:value-type="float" office:value="38375.61" table:style-name="ce1">
            <text:p>38375.61</text:p>
          </table:table-cell>
          <table:table-cell office:value-type="float" office:value="38375.61" table:style-name="ce1">
            <text:p>38375.61</text:p>
          </table:table-cell>
          <table:table-cell office:value-type="float" office:value="8.9233309999999996E-2" table:style-name="ce1">
            <text:p>0.08923331</text:p>
          </table:table-cell>
          <table:table-cell office:value-type="float" office:value="3424.3827035690902" table:style-name="ce1">
            <text:p>3424.382704</text:p>
          </table:table-cell>
          <table:table-cell table:number-columns-repeated="16375"/>
        </table:table-row>
        <table:table-row table:style-name="ro1">
          <table:table-cell office:value-type="float" office:value="1612754580" table:style-name="ce1">
            <text:p>1612754580</text:p>
          </table:table-cell>
          <table:table-cell office:value-type="date" office:date-value="2021-02-08T03:23:00" table:style-name="ce2">
            <text:p>08/02/2021 03:23</text:p>
          </table:table-cell>
          <table:table-cell office:value-type="string" table:style-name="ce1">
            <text:p>BTC/USD</text:p>
          </table:table-cell>
          <table:table-cell office:value-type="float" office:value="38368.519999999997" table:style-name="ce1">
            <text:p>38368.52</text:p>
          </table:table-cell>
          <table:table-cell office:value-type="float" office:value="38379.379999999997" table:style-name="ce1">
            <text:p>38379.38</text:p>
          </table:table-cell>
          <table:table-cell office:value-type="float" office:value="38368.519999999997" table:style-name="ce1">
            <text:p>38368.52</text:p>
          </table:table-cell>
          <table:table-cell office:value-type="float" office:value="38379.379999999997" table:style-name="ce1">
            <text:p>38379.38</text:p>
          </table:table-cell>
          <table:table-cell office:value-type="float" office:value="0.18867560999999999" table:style-name="ce1">
            <text:p>0.18867561</text:p>
          </table:table-cell>
          <table:table-cell office:value-type="float" office:value="7241.2529329217996" table:style-name="ce1">
            <text:p>7241.252933</text:p>
          </table:table-cell>
          <table:table-cell table:number-columns-repeated="16375"/>
        </table:table-row>
        <table:table-row table:style-name="ro1">
          <table:table-cell office:value-type="float" office:value="1612754520" table:style-name="ce1">
            <text:p>1612754520</text:p>
          </table:table-cell>
          <table:table-cell office:value-type="date" office:date-value="2021-02-08T03:22:00" table:style-name="ce2">
            <text:p>08/02/2021 03:22</text:p>
          </table:table-cell>
          <table:table-cell office:value-type="string" table:style-name="ce1">
            <text:p>BTC/USD</text:p>
          </table:table-cell>
          <table:table-cell office:value-type="float" office:value="38395.83" table:style-name="ce1">
            <text:p>38395.83</text:p>
          </table:table-cell>
          <table:table-cell office:value-type="float" office:value="38404.67" table:style-name="ce1">
            <text:p>38404.67</text:p>
          </table:table-cell>
          <table:table-cell office:value-type="float" office:value="38353.440000000002" table:style-name="ce1">
            <text:p>38353.44</text:p>
          </table:table-cell>
          <table:table-cell office:value-type="float" office:value="38363.08" table:style-name="ce1">
            <text:p>38363.08</text:p>
          </table:table-cell>
          <table:table-cell office:value-type="float" office:value="1.09408555" table:style-name="ce1">
            <text:p>1.09408555</text:p>
          </table:table-cell>
          <table:table-cell office:value-type="float" office:value="41972.491481493998" table:style-name="ce1">
            <text:p>41972.49148</text:p>
          </table:table-cell>
          <table:table-cell table:number-columns-repeated="16375"/>
        </table:table-row>
        <table:table-row table:style-name="ro1">
          <table:table-cell office:value-type="float" office:value="1612754460" table:style-name="ce1">
            <text:p>1612754460</text:p>
          </table:table-cell>
          <table:table-cell office:value-type="date" office:date-value="2021-02-08T03:21:00" table:style-name="ce2">
            <text:p>08/02/2021 03:21</text:p>
          </table:table-cell>
          <table:table-cell office:value-type="string" table:style-name="ce1">
            <text:p>BTC/USD</text:p>
          </table:table-cell>
          <table:table-cell office:value-type="float" office:value="38473.800000000003" table:style-name="ce1">
            <text:p>38473.8</text:p>
          </table:table-cell>
          <table:table-cell office:value-type="float" office:value="38484.28" table:style-name="ce1">
            <text:p>38484.28</text:p>
          </table:table-cell>
          <table:table-cell office:value-type="float" office:value="38424.46" table:style-name="ce1">
            <text:p>38424.46</text:p>
          </table:table-cell>
          <table:table-cell office:value-type="float" office:value="38436.199999999997" table:style-name="ce1">
            <text:p>38436.2</text:p>
          </table:table-cell>
          <table:table-cell office:value-type="float" office:value="4.1650058300000001" table:style-name="ce1">
            <text:p>4.16500583</text:p>
          </table:table-cell>
          <table:table-cell office:value-type="float" office:value="160086.99708304499" table:style-name="ce1">
            <text:p>160086.9971</text:p>
          </table:table-cell>
          <table:table-cell table:number-columns-repeated="16375"/>
        </table:table-row>
        <table:table-row table:style-name="ro1">
          <table:table-cell office:value-type="float" office:value="1612754400" table:style-name="ce1">
            <text:p>1612754400</text:p>
          </table:table-cell>
          <table:table-cell office:value-type="date" office:date-value="2021-02-08T03:20:00" table:style-name="ce2">
            <text:p>08/02/2021 03:20</text:p>
          </table:table-cell>
          <table:table-cell office:value-type="string" table:style-name="ce1">
            <text:p>BTC/USD</text:p>
          </table:table-cell>
          <table:table-cell office:value-type="float" office:value="38496.730000000003" table:style-name="ce1">
            <text:p>38496.73</text:p>
          </table:table-cell>
          <table:table-cell office:value-type="float" office:value="38523.919999999998" table:style-name="ce1">
            <text:p>38523.92</text:p>
          </table:table-cell>
          <table:table-cell office:value-type="float" office:value="38496.730000000003" table:style-name="ce1">
            <text:p>38496.73</text:p>
          </table:table-cell>
          <table:table-cell office:value-type="float" office:value="38497.5" table:style-name="ce1">
            <text:p>38497.5</text:p>
          </table:table-cell>
          <table:table-cell office:value-type="float" office:value="1.5568820699999999" table:style-name="ce1">
            <text:p>1.55688207</text:p>
          </table:table-cell>
          <table:table-cell office:value-type="float" office:value="59936.067489824898" table:style-name="ce1">
            <text:p>59936.06749</text:p>
          </table:table-cell>
          <table:table-cell table:number-columns-repeated="16375"/>
        </table:table-row>
        <table:table-row table:style-name="ro1">
          <table:table-cell office:value-type="float" office:value="1612754340" table:style-name="ce1">
            <text:p>1612754340</text:p>
          </table:table-cell>
          <table:table-cell office:value-type="date" office:date-value="2021-02-08T03:19:00" table:style-name="ce2">
            <text:p>08/02/2021 03:19</text:p>
          </table:table-cell>
          <table:table-cell office:value-type="string" table:style-name="ce1">
            <text:p>BTC/USD</text:p>
          </table:table-cell>
          <table:table-cell office:value-type="float" office:value="38425.47" table:style-name="ce1">
            <text:p>38425.47</text:p>
          </table:table-cell>
          <table:table-cell office:value-type="float" office:value="38485.61" table:style-name="ce1">
            <text:p>38485.61</text:p>
          </table:table-cell>
          <table:table-cell office:value-type="float" office:value="38425.47" table:style-name="ce1">
            <text:p>38425.47</text:p>
          </table:table-cell>
          <table:table-cell office:value-type="float" office:value="38485.61" table:style-name="ce1">
            <text:p>38485.61</text:p>
          </table:table-cell>
          <table:table-cell office:value-type="float" office:value="0.95333944999999998" table:style-name="ce1">
            <text:p>0.95333945</text:p>
          </table:table-cell>
          <table:table-cell office:value-type="float" office:value="36689.850270314499" table:style-name="ce1">
            <text:p>36689.85027</text:p>
          </table:table-cell>
          <table:table-cell table:number-columns-repeated="16375"/>
        </table:table-row>
        <table:table-row table:style-name="ro1">
          <table:table-cell office:value-type="float" office:value="1612754280" table:style-name="ce1">
            <text:p>1612754280</text:p>
          </table:table-cell>
          <table:table-cell office:value-type="date" office:date-value="2021-02-08T03:18:00" table:style-name="ce2">
            <text:p>08/02/2021 03:18</text:p>
          </table:table-cell>
          <table:table-cell office:value-type="string" table:style-name="ce1">
            <text:p>BTC/USD</text:p>
          </table:table-cell>
          <table:table-cell office:value-type="float" office:value="38372.019999999997" table:style-name="ce1">
            <text:p>38372.02</text:p>
          </table:table-cell>
          <table:table-cell office:value-type="float" office:value="38372.019999999997" table:style-name="ce1">
            <text:p>38372.02</text:p>
          </table:table-cell>
          <table:table-cell office:value-type="float" office:value="38371.279999999999" table:style-name="ce1">
            <text:p>38371.28</text:p>
          </table:table-cell>
          <table:table-cell office:value-type="float" office:value="38371.279999999999" table:style-name="ce1">
            <text:p>38371.28</text:p>
          </table:table-cell>
          <table:table-cell office:value-type="float" office:value="0.12929215999999999" table:style-name="ce1">
            <text:p>0.12929216</text:p>
          </table:table-cell>
          <table:table-cell office:value-type="float" office:value="4961.1056731647996" table:style-name="ce1">
            <text:p>4961.105673</text:p>
          </table:table-cell>
          <table:table-cell table:number-columns-repeated="16375"/>
        </table:table-row>
        <table:table-row table:style-name="ro1">
          <table:table-cell office:value-type="float" office:value="1612754220" table:style-name="ce1">
            <text:p>1612754220</text:p>
          </table:table-cell>
          <table:table-cell office:value-type="date" office:date-value="2021-02-08T03:17:00" table:style-name="ce2">
            <text:p>08/02/2021 03:17</text:p>
          </table:table-cell>
          <table:table-cell office:value-type="string" table:style-name="ce1">
            <text:p>BTC/USD</text:p>
          </table:table-cell>
          <table:table-cell office:value-type="float" office:value="38338.400000000001" table:style-name="ce1">
            <text:p>38338.4</text:p>
          </table:table-cell>
          <table:table-cell office:value-type="float" office:value="38340.269999999997" table:style-name="ce1">
            <text:p>38340.27</text:p>
          </table:table-cell>
          <table:table-cell office:value-type="float" office:value="38338.400000000001" table:style-name="ce1">
            <text:p>38338.4</text:p>
          </table:table-cell>
          <table:table-cell office:value-type="float" office:value="38340.269999999997" table:style-name="ce1">
            <text:p>38340.27</text:p>
          </table:table-cell>
          <table:table-cell office:value-type="float" office:value="0.39829999999999999" table:style-name="ce1">
            <text:p>0.3983</text:p>
          </table:table-cell>
          <table:table-cell office:value-type="float" office:value="15270.929540999899" table:style-name="ce1">
            <text:p>15270.92954</text:p>
          </table:table-cell>
          <table:table-cell table:number-columns-repeated="16375"/>
        </table:table-row>
        <table:table-row table:style-name="ro1">
          <table:table-cell office:value-type="float" office:value="1612754160" table:style-name="ce1">
            <text:p>1612754160</text:p>
          </table:table-cell>
          <table:table-cell office:value-type="date" office:date-value="2021-02-08T03:16:00" table:style-name="ce2">
            <text:p>08/02/2021 03:16</text:p>
          </table:table-cell>
          <table:table-cell office:value-type="string" table:style-name="ce1">
            <text:p>BTC/USD</text:p>
          </table:table-cell>
          <table:table-cell office:value-type="float" office:value="38337.65" table:style-name="ce1">
            <text:p>38337.65</text:p>
          </table:table-cell>
          <table:table-cell office:value-type="float" office:value="38361.01" table:style-name="ce1">
            <text:p>38361.01</text:p>
          </table:table-cell>
          <table:table-cell office:value-type="float" office:value="38337.64" table:style-name="ce1">
            <text:p>38337.64</text:p>
          </table:table-cell>
          <table:table-cell office:value-type="float" office:value="38361.01" table:style-name="ce1">
            <text:p>38361.01</text:p>
          </table:table-cell>
          <table:table-cell office:value-type="float" office:value="0.59633649" table:style-name="ce1">
            <text:p>0.59633649</text:p>
          </table:table-cell>
          <table:table-cell office:value-type="float" office:value="22876.070056254899" table:style-name="ce1">
            <text:p>22876.07006</text:p>
          </table:table-cell>
          <table:table-cell table:number-columns-repeated="16375"/>
        </table:table-row>
        <table:table-row table:style-name="ro1">
          <table:table-cell office:value-type="float" office:value="1612754100" table:style-name="ce1">
            <text:p>1612754100</text:p>
          </table:table-cell>
          <table:table-cell office:value-type="date" office:date-value="2021-02-08T03:15:00" table:style-name="ce2">
            <text:p>08/02/2021 03:15</text:p>
          </table:table-cell>
          <table:table-cell office:value-type="string" table:style-name="ce1">
            <text:p>BTC/USD</text:p>
          </table:table-cell>
          <table:table-cell office:value-type="float" office:value="38389.64" table:style-name="ce1">
            <text:p>38389.64</text:p>
          </table:table-cell>
          <table:table-cell office:value-type="float" office:value="38389.64" table:style-name="ce1">
            <text:p>38389.64</text:p>
          </table:table-cell>
          <table:table-cell office:value-type="float" office:value="38351.26" table:style-name="ce1">
            <text:p>38351.26</text:p>
          </table:table-cell>
          <table:table-cell office:value-type="float" office:value="38351.550000000003" table:style-name="ce1">
            <text:p>38351.55</text:p>
          </table:table-cell>
          <table:table-cell office:value-type="float" office:value="0.34238426999999999" table:style-name="ce1">
            <text:p>0.34238427</text:p>
          </table:table-cell>
          <table:table-cell office:value-type="float" office:value="13130.9674501185" table:style-name="ce1">
            <text:p>13130.96745</text:p>
          </table:table-cell>
          <table:table-cell table:number-columns-repeated="16375"/>
        </table:table-row>
        <table:table-row table:style-name="ro1">
          <table:table-cell office:value-type="float" office:value="1612754040" table:style-name="ce1">
            <text:p>1612754040</text:p>
          </table:table-cell>
          <table:table-cell office:value-type="date" office:date-value="2021-02-08T03:14:00" table:style-name="ce2">
            <text:p>08/02/2021 03:14</text:p>
          </table:table-cell>
          <table:table-cell office:value-type="string" table:style-name="ce1">
            <text:p>BTC/USD</text:p>
          </table:table-cell>
          <table:table-cell office:value-type="float" office:value="38380.03" table:style-name="ce1">
            <text:p>38380.03</text:p>
          </table:table-cell>
          <table:table-cell office:value-type="float" office:value="38408.89" table:style-name="ce1">
            <text:p>38408.89</text:p>
          </table:table-cell>
          <table:table-cell office:value-type="float" office:value="38380.03" table:style-name="ce1">
            <text:p>38380.03</text:p>
          </table:table-cell>
          <table:table-cell office:value-type="float" office:value="38388.79" table:style-name="ce1">
            <text:p>38388.79</text:p>
          </table:table-cell>
          <table:table-cell office:value-type="float" office:value="1.08599369" table:style-name="ce1">
            <text:p>1.08599369</text:p>
          </table:table-cell>
          <table:table-cell office:value-type="float" office:value="41689.983706735104" table:style-name="ce1">
            <text:p>41689.98371</text:p>
          </table:table-cell>
          <table:table-cell table:number-columns-repeated="16375"/>
        </table:table-row>
        <table:table-row table:style-name="ro1">
          <table:table-cell office:value-type="float" office:value="1612753980" table:style-name="ce1">
            <text:p>1612753980</text:p>
          </table:table-cell>
          <table:table-cell office:value-type="date" office:date-value="2021-02-08T03:13:00" table:style-name="ce2">
            <text:p>08/02/2021 03:13</text:p>
          </table:table-cell>
          <table:table-cell office:value-type="string" table:style-name="ce1">
            <text:p>BTC/USD</text:p>
          </table:table-cell>
          <table:table-cell office:value-type="float" office:value="38360.15" table:style-name="ce1">
            <text:p>38360.15</text:p>
          </table:table-cell>
          <table:table-cell office:value-type="float" office:value="38373.129999999997" table:style-name="ce1">
            <text:p>38373.13</text:p>
          </table:table-cell>
          <table:table-cell office:value-type="float" office:value="38335.550000000003" table:style-name="ce1">
            <text:p>38335.55</text:p>
          </table:table-cell>
          <table:table-cell office:value-type="float" office:value="38348.410000000003" table:style-name="ce1">
            <text:p>38348.41</text:p>
          </table:table-cell>
          <table:table-cell office:value-type="float" office:value="0.24334265999999999" table:style-name="ce1">
            <text:p>0.24334266</text:p>
          </table:table-cell>
          <table:table-cell office:value-type="float" office:value="9331.8040961705992" table:style-name="ce1">
            <text:p>9331.804096</text:p>
          </table:table-cell>
          <table:table-cell table:number-columns-repeated="16375"/>
        </table:table-row>
        <table:table-row table:style-name="ro1">
          <table:table-cell office:value-type="float" office:value="1612753920" table:style-name="ce1">
            <text:p>1612753920</text:p>
          </table:table-cell>
          <table:table-cell office:value-type="date" office:date-value="2021-02-08T03:12:00" table:style-name="ce2">
            <text:p>08/02/2021 03:12</text:p>
          </table:table-cell>
          <table:table-cell office:value-type="string" table:style-name="ce1">
            <text:p>BTC/USD</text:p>
          </table:table-cell>
          <table:table-cell office:value-type="float" office:value="38364.36" table:style-name="ce1">
            <text:p>38364.36</text:p>
          </table:table-cell>
          <table:table-cell office:value-type="float" office:value="38364.36" table:style-name="ce1">
            <text:p>38364.36</text:p>
          </table:table-cell>
          <table:table-cell office:value-type="float" office:value="38364.36" table:style-name="ce1">
            <text:p>38364.36</text:p>
          </table:table-cell>
          <table:table-cell office:value-type="float" office:value="38364.36" table:style-name="ce1">
            <text:p>38364.36</text:p>
          </table:table-cell>
          <table:table-cell office:value-type="float" office:value="6.6863000000000003E-4" table:style-name="ce1">
            <text:p>0.00066863</text:p>
          </table:table-cell>
          <table:table-cell office:value-type="float" office:value="25.651562026800001" table:style-name="ce1">
            <text:p>25.65156203</text:p>
          </table:table-cell>
          <table:table-cell table:number-columns-repeated="16375"/>
        </table:table-row>
        <table:table-row table:style-name="ro1">
          <table:table-cell office:value-type="float" office:value="1612753860" table:style-name="ce1">
            <text:p>1612753860</text:p>
          </table:table-cell>
          <table:table-cell office:value-type="date" office:date-value="2021-02-08T03:11:00" table:style-name="ce2">
            <text:p>08/02/2021 03:11</text:p>
          </table:table-cell>
          <table:table-cell office:value-type="string" table:style-name="ce1">
            <text:p>BTC/USD</text:p>
          </table:table-cell>
          <table:table-cell office:value-type="float" office:value="38363.4" table:style-name="ce1">
            <text:p>38363.4</text:p>
          </table:table-cell>
          <table:table-cell office:value-type="float" office:value="38363.4" table:style-name="ce1">
            <text:p>38363.4</text:p>
          </table:table-cell>
          <table:table-cell office:value-type="float" office:value="38363.4" table:style-name="ce1">
            <text:p>38363.4</text:p>
          </table:table-cell>
          <table:table-cell office:value-type="float" office:value="38363.4" table:style-name="ce1">
            <text:p>38363.4</text:p>
          </table:table-cell>
          <table:table-cell office:value-type="float" office:value="0.46229597" table:style-name="ce1">
            <text:p>0.46229597</text:p>
          </table:table-cell>
          <table:table-cell office:value-type="float" office:value="17735.245215497998" table:style-name="ce1">
            <text:p>17735.24522</text:p>
          </table:table-cell>
          <table:table-cell table:number-columns-repeated="16375"/>
        </table:table-row>
        <table:table-row table:style-name="ro1">
          <table:table-cell office:value-type="float" office:value="1612753800" table:style-name="ce1">
            <text:p>1612753800</text:p>
          </table:table-cell>
          <table:table-cell office:value-type="date" office:date-value="2021-02-08T03:10:00" table:style-name="ce2">
            <text:p>08/02/2021 03:10</text:p>
          </table:table-cell>
          <table:table-cell office:value-type="string" table:style-name="ce1">
            <text:p>BTC/USD</text:p>
          </table:table-cell>
          <table:table-cell office:value-type="float" office:value="38336.25" table:style-name="ce1">
            <text:p>38336.25</text:p>
          </table:table-cell>
          <table:table-cell office:value-type="float" office:value="38336.25" table:style-name="ce1">
            <text:p>38336.25</text:p>
          </table:table-cell>
          <table:table-cell office:value-type="float" office:value="38336.25" table:style-name="ce1">
            <text:p>38336.25</text:p>
          </table:table-cell>
          <table:table-cell office:value-type="float" office:value="38336.25" table:style-name="ce1">
            <text:p>38336.25</text:p>
          </table:table-cell>
          <table:table-cell office:value-type="float" office:value="0.48919174999999998" table:style-name="ce1">
            <text:p>0.48919175</text:p>
          </table:table-cell>
          <table:table-cell office:value-type="float" office:value="18753.7772259374" table:style-name="ce1">
            <text:p>18753.77723</text:p>
          </table:table-cell>
          <table:table-cell table:number-columns-repeated="16375"/>
        </table:table-row>
        <table:table-row table:style-name="ro1">
          <table:table-cell office:value-type="float" office:value="1612753740" table:style-name="ce1">
            <text:p>1612753740</text:p>
          </table:table-cell>
          <table:table-cell office:value-type="date" office:date-value="2021-02-08T03:09:00" table:style-name="ce2">
            <text:p>08/02/2021 03:09</text:p>
          </table:table-cell>
          <table:table-cell office:value-type="string" table:style-name="ce1">
            <text:p>BTC/USD</text:p>
          </table:table-cell>
          <table:table-cell office:value-type="float" office:value="38400" table:style-name="ce1">
            <text:p>38400</text:p>
          </table:table-cell>
          <table:table-cell office:value-type="float" office:value="38400" table:style-name="ce1">
            <text:p>38400</text:p>
          </table:table-cell>
          <table:table-cell office:value-type="float" office:value="38346.080000000002" table:style-name="ce1">
            <text:p>38346.08</text:p>
          </table:table-cell>
          <table:table-cell office:value-type="float" office:value="38346.080000000002" table:style-name="ce1">
            <text:p>38346.08</text:p>
          </table:table-cell>
          <table:table-cell office:value-type="float" office:value="3.2259135300000001" table:style-name="ce1">
            <text:p>3.22591353</text:p>
          </table:table-cell>
          <table:table-cell office:value-type="float" office:value="123701.138294462" table:style-name="ce1">
            <text:p>123701.1383</text:p>
          </table:table-cell>
          <table:table-cell table:number-columns-repeated="16375"/>
        </table:table-row>
        <table:table-row table:style-name="ro1">
          <table:table-cell office:value-type="float" office:value="1612753680" table:style-name="ce1">
            <text:p>1612753680</text:p>
          </table:table-cell>
          <table:table-cell office:value-type="date" office:date-value="2021-02-08T03:08:00" table:style-name="ce2">
            <text:p>08/02/2021 03:08</text:p>
          </table:table-cell>
          <table:table-cell office:value-type="string" table:style-name="ce1">
            <text:p>BTC/USD</text:p>
          </table:table-cell>
          <table:table-cell office:value-type="float" office:value="38374.699999999997" table:style-name="ce1">
            <text:p>38374.7</text:p>
          </table:table-cell>
          <table:table-cell office:value-type="float" office:value="38400" table:style-name="ce1">
            <text:p>38400</text:p>
          </table:table-cell>
          <table:table-cell office:value-type="float" office:value="38374.699999999997" table:style-name="ce1">
            <text:p>38374.7</text:p>
          </table:table-cell>
          <table:table-cell office:value-type="float" office:value="38400" table:style-name="ce1">
            <text:p>38400</text:p>
          </table:table-cell>
          <table:table-cell office:value-type="float" office:value="5.0268811400000004" table:style-name="ce1">
            <text:p>5.02688114</text:p>
          </table:table-cell>
          <table:table-cell office:value-type="float" office:value="193032.23577599999" table:style-name="ce1">
            <text:p>193032.2358</text:p>
          </table:table-cell>
          <table:table-cell table:number-columns-repeated="16375"/>
        </table:table-row>
        <table:table-row table:style-name="ro1">
          <table:table-cell office:value-type="float" office:value="1612753620" table:style-name="ce1">
            <text:p>1612753620</text:p>
          </table:table-cell>
          <table:table-cell office:value-type="date" office:date-value="2021-02-08T03:07:00" table:style-name="ce2">
            <text:p>08/02/2021 03:07</text:p>
          </table:table-cell>
          <table:table-cell office:value-type="string" table:style-name="ce1">
            <text:p>BTC/USD</text:p>
          </table:table-cell>
          <table:table-cell office:value-type="float" office:value="38333.629999999997" table:style-name="ce1">
            <text:p>38333.63</text:p>
          </table:table-cell>
          <table:table-cell office:value-type="float" office:value="38349.86" table:style-name="ce1">
            <text:p>38349.86</text:p>
          </table:table-cell>
          <table:table-cell office:value-type="float" office:value="38333.629999999997" table:style-name="ce1">
            <text:p>38333.63</text:p>
          </table:table-cell>
          <table:table-cell office:value-type="float" office:value="38349.86" table:style-name="ce1">
            <text:p>38349.86</text:p>
          </table:table-cell>
          <table:table-cell office:value-type="float" office:value="0.14690349999999999" table:style-name="ce1">
            <text:p>0.1469035</text:p>
          </table:table-cell>
          <table:table-cell office:value-type="float" office:value="5633.7286585100001" table:style-name="ce1">
            <text:p>5633.728659</text:p>
          </table:table-cell>
          <table:table-cell table:number-columns-repeated="16375"/>
        </table:table-row>
        <table:table-row table:style-name="ro1">
          <table:table-cell office:value-type="float" office:value="1612753560" table:style-name="ce1">
            <text:p>1612753560</text:p>
          </table:table-cell>
          <table:table-cell office:value-type="date" office:date-value="2021-02-08T03:06:00" table:style-name="ce2">
            <text:p>08/02/2021 03:06</text:p>
          </table:table-cell>
          <table:table-cell office:value-type="string" table:style-name="ce1">
            <text:p>BTC/USD</text:p>
          </table:table-cell>
          <table:table-cell office:value-type="float" office:value="38396.19" table:style-name="ce1">
            <text:p>38396.19</text:p>
          </table:table-cell>
          <table:table-cell office:value-type="float" office:value="38396.19" table:style-name="ce1">
            <text:p>38396.19</text:p>
          </table:table-cell>
          <table:table-cell office:value-type="float" office:value="38336.6" table:style-name="ce1">
            <text:p>38336.6</text:p>
          </table:table-cell>
          <table:table-cell office:value-type="float" office:value="38336.6" table:style-name="ce1">
            <text:p>38336.6</text:p>
          </table:table-cell>
          <table:table-cell office:value-type="float" office:value="2.5705682200000002" table:style-name="ce1">
            <text:p>2.57056822</text:p>
          </table:table-cell>
          <table:table-cell office:value-type="float" office:value="98546.845622851994" table:style-name="ce1">
            <text:p>98546.84562</text:p>
          </table:table-cell>
          <table:table-cell table:number-columns-repeated="16375"/>
        </table:table-row>
        <table:table-row table:style-name="ro1">
          <table:table-cell office:value-type="float" office:value="1612753500" table:style-name="ce1">
            <text:p>1612753500</text:p>
          </table:table-cell>
          <table:table-cell office:value-type="date" office:date-value="2021-02-08T03:05:00" table:style-name="ce2">
            <text:p>08/02/2021 03:05</text:p>
          </table:table-cell>
          <table:table-cell office:value-type="string" table:style-name="ce1">
            <text:p>BTC/USD</text:p>
          </table:table-cell>
          <table:table-cell office:value-type="float" office:value="38355.4" table:style-name="ce1">
            <text:p>38355.4</text:p>
          </table:table-cell>
          <table:table-cell office:value-type="float" office:value="38367.68" table:style-name="ce1">
            <text:p>38367.68</text:p>
          </table:table-cell>
          <table:table-cell office:value-type="float" office:value="38355.4" table:style-name="ce1">
            <text:p>38355.4</text:p>
          </table:table-cell>
          <table:table-cell office:value-type="float" office:value="38367.68" table:style-name="ce1">
            <text:p>38367.68</text:p>
          </table:table-cell>
          <table:table-cell office:value-type="float" office:value="1.0996976700000001" table:style-name="ce1">
            <text:p>1.09969767</text:p>
          </table:table-cell>
          <table:table-cell office:value-type="float" office:value="42192.848299305602" table:style-name="ce1">
            <text:p>42192.8483</text:p>
          </table:table-cell>
          <table:table-cell table:number-columns-repeated="16375"/>
        </table:table-row>
        <table:table-row table:style-name="ro1">
          <table:table-cell office:value-type="float" office:value="1612753440" table:style-name="ce1">
            <text:p>1612753440</text:p>
          </table:table-cell>
          <table:table-cell office:value-type="date" office:date-value="2021-02-08T03:04:00" table:style-name="ce2">
            <text:p>08/02/2021 03:04</text:p>
          </table:table-cell>
          <table:table-cell office:value-type="string" table:style-name="ce1">
            <text:p>BTC/USD</text:p>
          </table:table-cell>
          <table:table-cell office:value-type="float" office:value="38314.53" table:style-name="ce1">
            <text:p>38314.53</text:p>
          </table:table-cell>
          <table:table-cell office:value-type="float" office:value="38337.230000000003" table:style-name="ce1">
            <text:p>38337.23</text:p>
          </table:table-cell>
          <table:table-cell office:value-type="float" office:value="38314.53" table:style-name="ce1">
            <text:p>38314.53</text:p>
          </table:table-cell>
          <table:table-cell office:value-type="float" office:value="38337.230000000003" table:style-name="ce1">
            <text:p>38337.23</text:p>
          </table:table-cell>
          <table:table-cell office:value-type="float" office:value="0.44169523999999999" table:style-name="ce1">
            <text:p>0.44169524</text:p>
          </table:table-cell>
          <table:table-cell office:value-type="float" office:value="16933.372005785201" table:style-name="ce1">
            <text:p>16933.37201</text:p>
          </table:table-cell>
          <table:table-cell table:number-columns-repeated="16375"/>
        </table:table-row>
        <table:table-row table:style-name="ro1">
          <table:table-cell office:value-type="float" office:value="1612753380" table:style-name="ce1">
            <text:p>1612753380</text:p>
          </table:table-cell>
          <table:table-cell office:value-type="date" office:date-value="2021-02-08T03:03:00" table:style-name="ce2">
            <text:p>08/02/2021 03:03</text:p>
          </table:table-cell>
          <table:table-cell office:value-type="string" table:style-name="ce1">
            <text:p>BTC/USD</text:p>
          </table:table-cell>
          <table:table-cell office:value-type="float" office:value="38308.519999999997" table:style-name="ce1">
            <text:p>38308.52</text:p>
          </table:table-cell>
          <table:table-cell office:value-type="float" office:value="38342.839999999997" table:style-name="ce1">
            <text:p>38342.84</text:p>
          </table:table-cell>
          <table:table-cell office:value-type="float" office:value="38308.519999999997" table:style-name="ce1">
            <text:p>38308.52</text:p>
          </table:table-cell>
          <table:table-cell office:value-type="float" office:value="38342.839999999997" table:style-name="ce1">
            <text:p>38342.84</text:p>
          </table:table-cell>
          <table:table-cell office:value-type="float" office:value="0.92028021000000004" table:style-name="ce1">
            <text:p>0.92028021</text:p>
          </table:table-cell>
          <table:table-cell office:value-type="float" office:value="35286.156847196398" table:style-name="ce1">
            <text:p>35286.15685</text:p>
          </table:table-cell>
          <table:table-cell table:number-columns-repeated="16375"/>
        </table:table-row>
        <table:table-row table:style-name="ro1">
          <table:table-cell office:value-type="float" office:value="1612753320" table:style-name="ce1">
            <text:p>1612753320</text:p>
          </table:table-cell>
          <table:table-cell office:value-type="date" office:date-value="2021-02-08T03:02:00" table:style-name="ce2">
            <text:p>08/02/2021 03:02</text:p>
          </table:table-cell>
          <table:table-cell office:value-type="string" table:style-name="ce1">
            <text:p>BTC/USD</text:p>
          </table:table-cell>
          <table:table-cell office:value-type="float" office:value="38265.980000000003" table:style-name="ce1">
            <text:p>38265.98</text:p>
          </table:table-cell>
          <table:table-cell office:value-type="float" office:value="38302.300000000003" table:style-name="ce1">
            <text:p>38302.3</text:p>
          </table:table-cell>
          <table:table-cell office:value-type="float" office:value="38262" table:style-name="ce1">
            <text:p>38262</text:p>
          </table:table-cell>
          <table:table-cell office:value-type="float" office:value="38302.300000000003" table:style-name="ce1">
            <text:p>38302.3</text:p>
          </table:table-cell>
          <table:table-cell office:value-type="float" office:value="0.35600999999999999" table:style-name="ce1">
            <text:p>0.35601</text:p>
          </table:table-cell>
          <table:table-cell office:value-type="float" office:value="13636.001823000001" table:style-name="ce1">
            <text:p>13636.00182</text:p>
          </table:table-cell>
          <table:table-cell table:number-columns-repeated="16375"/>
        </table:table-row>
        <table:table-row table:style-name="ro1">
          <table:table-cell office:value-type="float" office:value="1612753260" table:style-name="ce1">
            <text:p>1612753260</text:p>
          </table:table-cell>
          <table:table-cell office:value-type="date" office:date-value="2021-02-08T03:01:00" table:style-name="ce2">
            <text:p>08/02/2021 03:01</text:p>
          </table:table-cell>
          <table:table-cell office:value-type="string" table:style-name="ce1">
            <text:p>BTC/USD</text:p>
          </table:table-cell>
          <table:table-cell office:value-type="float" office:value="38232.79" table:style-name="ce1">
            <text:p>38232.79</text:p>
          </table:table-cell>
          <table:table-cell office:value-type="float" office:value="38232.79" table:style-name="ce1">
            <text:p>38232.79</text:p>
          </table:table-cell>
          <table:table-cell office:value-type="float" office:value="38188.120000000003" table:style-name="ce1">
            <text:p>38188.12</text:p>
          </table:table-cell>
          <table:table-cell office:value-type="float" office:value="38232.639999999999" table:style-name="ce1">
            <text:p>38232.64</text:p>
          </table:table-cell>
          <table:table-cell office:value-type="float" office:value="6.1899715100000003" table:style-name="ce1">
            <text:p>6.18997151</text:p>
          </table:table-cell>
          <table:table-cell office:value-type="float" office:value="236658.95235208599" table:style-name="ce1">
            <text:p>236658.9524</text:p>
          </table:table-cell>
          <table:table-cell table:number-columns-repeated="16375"/>
        </table:table-row>
        <table:table-row table:style-name="ro1">
          <table:table-cell office:value-type="float" office:value="1612753200" table:style-name="ce1">
            <text:p>1612753200</text:p>
          </table:table-cell>
          <table:table-cell office:value-type="date" office:date-value="2021-02-08T03:00:00" table:style-name="ce2">
            <text:p>08/02/2021 03:00</text:p>
          </table:table-cell>
          <table:table-cell office:value-type="string" table:style-name="ce1">
            <text:p>BTC/USD</text:p>
          </table:table-cell>
          <table:table-cell office:value-type="float" office:value="38307.550000000003" table:style-name="ce1">
            <text:p>38307.55</text:p>
          </table:table-cell>
          <table:table-cell office:value-type="float" office:value="38307.550000000003" table:style-name="ce1">
            <text:p>38307.55</text:p>
          </table:table-cell>
          <table:table-cell office:value-type="float" office:value="38287.08" table:style-name="ce1">
            <text:p>38287.08</text:p>
          </table:table-cell>
          <table:table-cell office:value-type="float" office:value="38287.08" table:style-name="ce1">
            <text:p>38287.08</text:p>
          </table:table-cell>
          <table:table-cell office:value-type="float" office:value="0.31349241999999999" table:style-name="ce1">
            <text:p>0.31349242</text:p>
          </table:table-cell>
          <table:table-cell office:value-type="float" office:value="12002.7093639336" table:style-name="ce1">
            <text:p>12002.70936</text:p>
          </table:table-cell>
          <table:table-cell table:number-columns-repeated="16375"/>
        </table:table-row>
        <table:table-row table:style-name="ro1">
          <table:table-cell office:value-type="float" office:value="1612753140" table:style-name="ce1">
            <text:p>1612753140</text:p>
          </table:table-cell>
          <table:table-cell office:value-type="date" office:date-value="2021-02-08T02:59:00" table:style-name="ce2">
            <text:p>08/02/2021 02:59</text:p>
          </table:table-cell>
          <table:table-cell office:value-type="string" table:style-name="ce1">
            <text:p>BTC/USD</text:p>
          </table:table-cell>
          <table:table-cell office:value-type="float" office:value="38312.32" table:style-name="ce1">
            <text:p>38312.32</text:p>
          </table:table-cell>
          <table:table-cell office:value-type="float" office:value="38317.800000000003" table:style-name="ce1">
            <text:p>38317.8</text:p>
          </table:table-cell>
          <table:table-cell office:value-type="float" office:value="38299.85" table:style-name="ce1">
            <text:p>38299.85</text:p>
          </table:table-cell>
          <table:table-cell office:value-type="float" office:value="38299.85" table:style-name="ce1">
            <text:p>38299.85</text:p>
          </table:table-cell>
          <table:table-cell office:value-type="float" office:value="0.41424050000000001" table:style-name="ce1">
            <text:p>0.4142405</text:p>
          </table:table-cell>
          <table:table-cell office:value-type="float" office:value="15865.349013925001" table:style-name="ce1">
            <text:p>15865.34901</text:p>
          </table:table-cell>
          <table:table-cell table:number-columns-repeated="16375"/>
        </table:table-row>
        <table:table-row table:style-name="ro1">
          <table:table-cell office:value-type="float" office:value="1612753080" table:style-name="ce1">
            <text:p>1612753080</text:p>
          </table:table-cell>
          <table:table-cell office:value-type="date" office:date-value="2021-02-08T02:58:00" table:style-name="ce2">
            <text:p>08/02/2021 02:58</text:p>
          </table:table-cell>
          <table:table-cell office:value-type="string" table:style-name="ce1">
            <text:p>BTC/USD</text:p>
          </table:table-cell>
          <table:table-cell office:value-type="float" office:value="38234.339999999997" table:style-name="ce1">
            <text:p>38234.34</text:p>
          </table:table-cell>
          <table:table-cell office:value-type="float" office:value="38274.43" table:style-name="ce1">
            <text:p>38274.43</text:p>
          </table:table-cell>
          <table:table-cell office:value-type="float" office:value="38234.339999999997" table:style-name="ce1">
            <text:p>38234.34</text:p>
          </table:table-cell>
          <table:table-cell office:value-type="float" office:value="38265.370000000003" table:style-name="ce1">
            <text:p>38265.37</text:p>
          </table:table-cell>
          <table:table-cell office:value-type="float" office:value="5.1123200000000004" table:style-name="ce1">
            <text:p>5.11232</text:p>
          </table:table-cell>
          <table:table-cell office:value-type="float" office:value="195624.81635840001" table:style-name="ce1">
            <text:p>195624.8164</text:p>
          </table:table-cell>
          <table:table-cell table:number-columns-repeated="16375"/>
        </table:table-row>
        <table:table-row table:style-name="ro1">
          <table:table-cell office:value-type="float" office:value="1612753020" table:style-name="ce1">
            <text:p>1612753020</text:p>
          </table:table-cell>
          <table:table-cell office:value-type="date" office:date-value="2021-02-08T02:57:00" table:style-name="ce2">
            <text:p>08/02/2021 02:57</text:p>
          </table:table-cell>
          <table:table-cell office:value-type="string" table:style-name="ce1">
            <text:p>BTC/USD</text:p>
          </table:table-cell>
          <table:table-cell office:value-type="float" office:value="38301.800000000003" table:style-name="ce1">
            <text:p>38301.8</text:p>
          </table:table-cell>
          <table:table-cell office:value-type="float" office:value="38313.050000000003" table:style-name="ce1">
            <text:p>38313.05</text:p>
          </table:table-cell>
          <table:table-cell office:value-type="float" office:value="38277.79" table:style-name="ce1">
            <text:p>38277.79</text:p>
          </table:table-cell>
          <table:table-cell office:value-type="float" office:value="38300.050000000003" table:style-name="ce1">
            <text:p>38300.05</text:p>
          </table:table-cell>
          <table:table-cell office:value-type="float" office:value="1.2720878200000001" table:style-name="ce1">
            <text:p>1.27208782</text:p>
          </table:table-cell>
          <table:table-cell office:value-type="float" office:value="48721.027110390998" table:style-name="ce1">
            <text:p>48721.02711</text:p>
          </table:table-cell>
          <table:table-cell table:number-columns-repeated="16375"/>
        </table:table-row>
        <table:table-row table:style-name="ro1">
          <table:table-cell office:value-type="float" office:value="1612752960" table:style-name="ce1">
            <text:p>1612752960</text:p>
          </table:table-cell>
          <table:table-cell office:value-type="date" office:date-value="2021-02-08T02:56:00" table:style-name="ce2">
            <text:p>08/02/2021 02:56</text:p>
          </table:table-cell>
          <table:table-cell office:value-type="string" table:style-name="ce1">
            <text:p>BTC/USD</text:p>
          </table:table-cell>
          <table:table-cell office:value-type="float" office:value="38300.76" table:style-name="ce1">
            <text:p>38300.76</text:p>
          </table:table-cell>
          <table:table-cell office:value-type="float" office:value="38308.15" table:style-name="ce1">
            <text:p>38308.15</text:p>
          </table:table-cell>
          <table:table-cell office:value-type="float" office:value="38294.83" table:style-name="ce1">
            <text:p>38294.83</text:p>
          </table:table-cell>
          <table:table-cell office:value-type="float" office:value="38299.160000000003" table:style-name="ce1">
            <text:p>38299.16</text:p>
          </table:table-cell>
          <table:table-cell office:value-type="float" office:value="1.2755438299999999" table:style-name="ce1">
            <text:p>1.27554383</text:p>
          </table:table-cell>
          <table:table-cell office:value-type="float" office:value="48852.257232182797" table:style-name="ce1">
            <text:p>48852.25723</text:p>
          </table:table-cell>
          <table:table-cell table:number-columns-repeated="16375"/>
        </table:table-row>
        <table:table-row table:style-name="ro1">
          <table:table-cell office:value-type="float" office:value="1612752900" table:style-name="ce1">
            <text:p>1612752900</text:p>
          </table:table-cell>
          <table:table-cell office:value-type="date" office:date-value="2021-02-08T02:55:00" table:style-name="ce2">
            <text:p>08/02/2021 02:55</text:p>
          </table:table-cell>
          <table:table-cell office:value-type="string" table:style-name="ce1">
            <text:p>BTC/USD</text:p>
          </table:table-cell>
          <table:table-cell office:value-type="float" office:value="38221.230000000003" table:style-name="ce1">
            <text:p>38221.23</text:p>
          </table:table-cell>
          <table:table-cell office:value-type="float" office:value="38253.85" table:style-name="ce1">
            <text:p>38253.85</text:p>
          </table:table-cell>
          <table:table-cell office:value-type="float" office:value="38209.769999999997" table:style-name="ce1">
            <text:p>38209.77</text:p>
          </table:table-cell>
          <table:table-cell office:value-type="float" office:value="38253.85" table:style-name="ce1">
            <text:p>38253.85</text:p>
          </table:table-cell>
          <table:table-cell office:value-type="float" office:value="5.3357926500000001" table:style-name="ce1">
            <text:p>5.33579265</text:p>
          </table:table-cell>
          <table:table-cell office:value-type="float" office:value="204114.61166420201" table:style-name="ce1">
            <text:p>204114.6117</text:p>
          </table:table-cell>
          <table:table-cell table:number-columns-repeated="16375"/>
        </table:table-row>
        <table:table-row table:style-name="ro1">
          <table:table-cell office:value-type="float" office:value="1612752840" table:style-name="ce1">
            <text:p>1612752840</text:p>
          </table:table-cell>
          <table:table-cell office:value-type="date" office:date-value="2021-02-08T02:54:00" table:style-name="ce2">
            <text:p>08/02/2021 02:54</text:p>
          </table:table-cell>
          <table:table-cell office:value-type="string" table:style-name="ce1">
            <text:p>BTC/USD</text:p>
          </table:table-cell>
          <table:table-cell office:value-type="float" office:value="38248.15" table:style-name="ce1">
            <text:p>38248.15</text:p>
          </table:table-cell>
          <table:table-cell office:value-type="float" office:value="38251.25" table:style-name="ce1">
            <text:p>38251.25</text:p>
          </table:table-cell>
          <table:table-cell office:value-type="float" office:value="38221.230000000003" table:style-name="ce1">
            <text:p>38221.23</text:p>
          </table:table-cell>
          <table:table-cell office:value-type="float" office:value="38221.230000000003" table:style-name="ce1">
            <text:p>38221.23</text:p>
          </table:table-cell>
          <table:table-cell office:value-type="float" office:value="4.8143903400000001" table:style-name="ce1">
            <text:p>4.81439034</text:p>
          </table:table-cell>
          <table:table-cell office:value-type="float" office:value="184011.92049491801" table:style-name="ce1">
            <text:p>184011.9205</text:p>
          </table:table-cell>
          <table:table-cell table:number-columns-repeated="16375"/>
        </table:table-row>
        <table:table-row table:style-name="ro1">
          <table:table-cell office:value-type="float" office:value="1612752780" table:style-name="ce1">
            <text:p>1612752780</text:p>
          </table:table-cell>
          <table:table-cell office:value-type="date" office:date-value="2021-02-08T02:53:00" table:style-name="ce2">
            <text:p>08/02/2021 02:53</text:p>
          </table:table-cell>
          <table:table-cell office:value-type="string" table:style-name="ce1">
            <text:p>BTC/USD</text:p>
          </table:table-cell>
          <table:table-cell office:value-type="float" office:value="38346.949999999997" table:style-name="ce1">
            <text:p>38346.95</text:p>
          </table:table-cell>
          <table:table-cell office:value-type="float" office:value="38346.949999999997" table:style-name="ce1">
            <text:p>38346.95</text:p>
          </table:table-cell>
          <table:table-cell office:value-type="float" office:value="38222.1" table:style-name="ce1">
            <text:p>38222.1</text:p>
          </table:table-cell>
          <table:table-cell office:value-type="float" office:value="38222.1" table:style-name="ce1">
            <text:p>38222.1</text:p>
          </table:table-cell>
          <table:table-cell office:value-type="float" office:value="14.633070740000001" table:style-name="ce1">
            <text:p>14.63307074</text:p>
          </table:table-cell>
          <table:table-cell office:value-type="float" office:value="559306.69313135406" table:style-name="ce1">
            <text:p>559306.6931</text:p>
          </table:table-cell>
          <table:table-cell table:number-columns-repeated="16375"/>
        </table:table-row>
        <table:table-row table:style-name="ro1">
          <table:table-cell office:value-type="float" office:value="1612752720" table:style-name="ce1">
            <text:p>1612752720</text:p>
          </table:table-cell>
          <table:table-cell office:value-type="date" office:date-value="2021-02-08T02:52:00" table:style-name="ce2">
            <text:p>08/02/2021 02:52</text:p>
          </table:table-cell>
          <table:table-cell office:value-type="string" table:style-name="ce1">
            <text:p>BTC/USD</text:p>
          </table:table-cell>
          <table:table-cell office:value-type="float" office:value="38327.129999999997" table:style-name="ce1">
            <text:p>38327.13</text:p>
          </table:table-cell>
          <table:table-cell office:value-type="float" office:value="38343.769999999997" table:style-name="ce1">
            <text:p>38343.77</text:p>
          </table:table-cell>
          <table:table-cell office:value-type="float" office:value="38306.97" table:style-name="ce1">
            <text:p>38306.97</text:p>
          </table:table-cell>
          <table:table-cell office:value-type="float" office:value="38328.400000000001" table:style-name="ce1">
            <text:p>38328.4</text:p>
          </table:table-cell>
          <table:table-cell office:value-type="float" office:value="1.5413814800000001" table:style-name="ce1">
            <text:p>1.54138148</text:p>
          </table:table-cell>
          <table:table-cell office:value-type="float" office:value="59078.685918032003" table:style-name="ce1">
            <text:p>59078.68592</text:p>
          </table:table-cell>
          <table:table-cell table:number-columns-repeated="16375"/>
        </table:table-row>
        <table:table-row table:style-name="ro1">
          <table:table-cell office:value-type="float" office:value="1612752660" table:style-name="ce1">
            <text:p>1612752660</text:p>
          </table:table-cell>
          <table:table-cell office:value-type="date" office:date-value="2021-02-08T02:51:00" table:style-name="ce2">
            <text:p>08/02/2021 02:51</text:p>
          </table:table-cell>
          <table:table-cell office:value-type="string" table:style-name="ce1">
            <text:p>BTC/USD</text:p>
          </table:table-cell>
          <table:table-cell office:value-type="float" office:value="38356.22" table:style-name="ce1">
            <text:p>38356.22</text:p>
          </table:table-cell>
          <table:table-cell office:value-type="float" office:value="38368.71" table:style-name="ce1">
            <text:p>38368.71</text:p>
          </table:table-cell>
          <table:table-cell office:value-type="float" office:value="38284.36" table:style-name="ce1">
            <text:p>38284.36</text:p>
          </table:table-cell>
          <table:table-cell office:value-type="float" office:value="38289.96" table:style-name="ce1">
            <text:p>38289.96</text:p>
          </table:table-cell>
          <table:table-cell office:value-type="float" office:value="9.3704725999999994" table:style-name="ce1">
            <text:p>9.3704726</text:p>
          </table:table-cell>
          <table:table-cell office:value-type="float" office:value="358795.02103509498" table:style-name="ce1">
            <text:p>358795.021</text:p>
          </table:table-cell>
          <table:table-cell table:number-columns-repeated="16375"/>
        </table:table-row>
        <table:table-row table:style-name="ro1">
          <table:table-cell office:value-type="float" office:value="1612752600" table:style-name="ce1">
            <text:p>1612752600</text:p>
          </table:table-cell>
          <table:table-cell office:value-type="date" office:date-value="2021-02-08T02:50:00" table:style-name="ce2">
            <text:p>08/02/2021 02:50</text:p>
          </table:table-cell>
          <table:table-cell office:value-type="string" table:style-name="ce1">
            <text:p>BTC/USD</text:p>
          </table:table-cell>
          <table:table-cell office:value-type="float" office:value="38385.53" table:style-name="ce1">
            <text:p>38385.53</text:p>
          </table:table-cell>
          <table:table-cell office:value-type="float" office:value="38399.61" table:style-name="ce1">
            <text:p>38399.61</text:p>
          </table:table-cell>
          <table:table-cell office:value-type="float" office:value="38382.58" table:style-name="ce1">
            <text:p>38382.58</text:p>
          </table:table-cell>
          <table:table-cell office:value-type="float" office:value="38399.61" table:style-name="ce1">
            <text:p>38399.61</text:p>
          </table:table-cell>
          <table:table-cell office:value-type="float" office:value="0.45952725999999999" table:style-name="ce1">
            <text:p>0.45952726</text:p>
          </table:table-cell>
          <table:table-cell office:value-type="float" office:value="17645.667568368601" table:style-name="ce1">
            <text:p>17645.66757</text:p>
          </table:table-cell>
          <table:table-cell table:number-columns-repeated="16375"/>
        </table:table-row>
        <table:table-row table:style-name="ro1">
          <table:table-cell office:value-type="float" office:value="1612752540" table:style-name="ce1">
            <text:p>1612752540</text:p>
          </table:table-cell>
          <table:table-cell office:value-type="date" office:date-value="2021-02-08T02:49:00" table:style-name="ce2">
            <text:p>08/02/2021 02:49</text:p>
          </table:table-cell>
          <table:table-cell office:value-type="string" table:style-name="ce1">
            <text:p>BTC/USD</text:p>
          </table:table-cell>
          <table:table-cell office:value-type="float" office:value="38430.769999999997" table:style-name="ce1">
            <text:p>38430.77</text:p>
          </table:table-cell>
          <table:table-cell office:value-type="float" office:value="38430.769999999997" table:style-name="ce1">
            <text:p>38430.77</text:p>
          </table:table-cell>
          <table:table-cell office:value-type="float" office:value="38393.879999999997" table:style-name="ce1">
            <text:p>38393.88</text:p>
          </table:table-cell>
          <table:table-cell office:value-type="float" office:value="38393.879999999997" table:style-name="ce1">
            <text:p>38393.88</text:p>
          </table:table-cell>
          <table:table-cell office:value-type="float" office:value="1.1280029300000001" table:style-name="ce1">
            <text:p>1.12800293</text:p>
          </table:table-cell>
          <table:table-cell office:value-type="float" office:value="43308.409134068403" table:style-name="ce1">
            <text:p>43308.40913</text:p>
          </table:table-cell>
          <table:table-cell table:number-columns-repeated="16375"/>
        </table:table-row>
        <table:table-row table:style-name="ro1">
          <table:table-cell office:value-type="float" office:value="1612752480" table:style-name="ce1">
            <text:p>1612752480</text:p>
          </table:table-cell>
          <table:table-cell office:value-type="date" office:date-value="2021-02-08T02:48:00" table:style-name="ce2">
            <text:p>08/02/2021 02:48</text:p>
          </table:table-cell>
          <table:table-cell office:value-type="string" table:style-name="ce1">
            <text:p>BTC/USD</text:p>
          </table:table-cell>
          <table:table-cell office:value-type="float" office:value="38450" table:style-name="ce1">
            <text:p>38450</text:p>
          </table:table-cell>
          <table:table-cell office:value-type="float" office:value="38454.980000000003" table:style-name="ce1">
            <text:p>38454.98</text:p>
          </table:table-cell>
          <table:table-cell office:value-type="float" office:value="38412.519999999997" table:style-name="ce1">
            <text:p>38412.52</text:p>
          </table:table-cell>
          <table:table-cell office:value-type="float" office:value="38416.589999999997" table:style-name="ce1">
            <text:p>38416.59</text:p>
          </table:table-cell>
          <table:table-cell office:value-type="float" office:value="4.37021791" table:style-name="ce1">
            <text:p>4.37021791</text:p>
          </table:table-cell>
          <table:table-cell office:value-type="float" office:value="167888.86965912601" table:style-name="ce1">
            <text:p>167888.8697</text:p>
          </table:table-cell>
          <table:table-cell table:number-columns-repeated="16375"/>
        </table:table-row>
        <table:table-row table:style-name="ro1">
          <table:table-cell office:value-type="float" office:value="1612752420" table:style-name="ce1">
            <text:p>1612752420</text:p>
          </table:table-cell>
          <table:table-cell office:value-type="date" office:date-value="2021-02-08T02:47:00" table:style-name="ce2">
            <text:p>08/02/2021 02:47</text:p>
          </table:table-cell>
          <table:table-cell office:value-type="string" table:style-name="ce1">
            <text:p>BTC/USD</text:p>
          </table:table-cell>
          <table:table-cell office:value-type="float" office:value="38432.519999999997" table:style-name="ce1">
            <text:p>38432.52</text:p>
          </table:table-cell>
          <table:table-cell office:value-type="float" office:value="38450" table:style-name="ce1">
            <text:p>38450</text:p>
          </table:table-cell>
          <table:table-cell office:value-type="float" office:value="38428.18" table:style-name="ce1">
            <text:p>38428.18</text:p>
          </table:table-cell>
          <table:table-cell office:value-type="float" office:value="38450" table:style-name="ce1">
            <text:p>38450</text:p>
          </table:table-cell>
          <table:table-cell office:value-type="float" office:value="2.79802602" table:style-name="ce1">
            <text:p>2.79802602</text:p>
          </table:table-cell>
          <table:table-cell office:value-type="float" office:value="107584.100469" table:style-name="ce1">
            <text:p>107584.1005</text:p>
          </table:table-cell>
          <table:table-cell table:number-columns-repeated="16375"/>
        </table:table-row>
        <table:table-row table:style-name="ro1">
          <table:table-cell office:value-type="float" office:value="1612752360" table:style-name="ce1">
            <text:p>1612752360</text:p>
          </table:table-cell>
          <table:table-cell office:value-type="date" office:date-value="2021-02-08T02:46:00" table:style-name="ce2">
            <text:p>08/02/2021 02:46</text:p>
          </table:table-cell>
          <table:table-cell office:value-type="string" table:style-name="ce1">
            <text:p>BTC/USD</text:p>
          </table:table-cell>
          <table:table-cell office:value-type="float" office:value="38430.19" table:style-name="ce1">
            <text:p>38430.19</text:p>
          </table:table-cell>
          <table:table-cell office:value-type="float" office:value="38467.79" table:style-name="ce1">
            <text:p>38467.79</text:p>
          </table:table-cell>
          <table:table-cell office:value-type="float" office:value="38430.19" table:style-name="ce1">
            <text:p>38430.19</text:p>
          </table:table-cell>
          <table:table-cell office:value-type="float" office:value="38467.79" table:style-name="ce1">
            <text:p>38467.79</text:p>
          </table:table-cell>
          <table:table-cell office:value-type="float" office:value="1.25457346" table:style-name="ce1">
            <text:p>1.25457346</text:p>
          </table:table-cell>
          <table:table-cell office:value-type="float" office:value="48260.668398853399" table:style-name="ce1">
            <text:p>48260.6684</text:p>
          </table:table-cell>
          <table:table-cell table:number-columns-repeated="16375"/>
        </table:table-row>
        <table:table-row table:style-name="ro1">
          <table:table-cell office:value-type="float" office:value="1612752300" table:style-name="ce1">
            <text:p>1612752300</text:p>
          </table:table-cell>
          <table:table-cell office:value-type="date" office:date-value="2021-02-08T02:45:00" table:style-name="ce2">
            <text:p>08/02/2021 02:45</text:p>
          </table:table-cell>
          <table:table-cell office:value-type="string" table:style-name="ce1">
            <text:p>BTC/USD</text:p>
          </table:table-cell>
          <table:table-cell office:value-type="float" office:value="38450.449999999997" table:style-name="ce1">
            <text:p>38450.45</text:p>
          </table:table-cell>
          <table:table-cell office:value-type="float" office:value="38450.449999999997" table:style-name="ce1">
            <text:p>38450.45</text:p>
          </table:table-cell>
          <table:table-cell office:value-type="float" office:value="38425.99" table:style-name="ce1">
            <text:p>38425.99</text:p>
          </table:table-cell>
          <table:table-cell office:value-type="float" office:value="38428.49" table:style-name="ce1">
            <text:p>38428.49</text:p>
          </table:table-cell>
          <table:table-cell office:value-type="float" office:value="0.60096713999999996" table:style-name="ce1">
            <text:p>0.60096714</text:p>
          </table:table-cell>
          <table:table-cell office:value-type="float" office:value="23094.259729818499" table:style-name="ce1">
            <text:p>23094.25973</text:p>
          </table:table-cell>
          <table:table-cell table:number-columns-repeated="16375"/>
        </table:table-row>
        <table:table-row table:style-name="ro1">
          <table:table-cell office:value-type="float" office:value="1612752240" table:style-name="ce1">
            <text:p>1612752240</text:p>
          </table:table-cell>
          <table:table-cell office:value-type="date" office:date-value="2021-02-08T02:44:00" table:style-name="ce2">
            <text:p>08/02/2021 02:44</text:p>
          </table:table-cell>
          <table:table-cell office:value-type="string" table:style-name="ce1">
            <text:p>BTC/USD</text:p>
          </table:table-cell>
          <table:table-cell office:value-type="float" office:value="38425.18" table:style-name="ce1">
            <text:p>38425.18</text:p>
          </table:table-cell>
          <table:table-cell office:value-type="float" office:value="38463.699999999997" table:style-name="ce1">
            <text:p>38463.7</text:p>
          </table:table-cell>
          <table:table-cell office:value-type="float" office:value="38424.85" table:style-name="ce1">
            <text:p>38424.85</text:p>
          </table:table-cell>
          <table:table-cell office:value-type="float" office:value="38463.699999999997" table:style-name="ce1">
            <text:p>38463.7</text:p>
          </table:table-cell>
          <table:table-cell office:value-type="float" office:value="0.63150161000000005" table:style-name="ce1">
            <text:p>0.63150161</text:p>
          </table:table-cell>
          <table:table-cell office:value-type="float" office:value="24289.888476557" table:style-name="ce1">
            <text:p>24289.88848</text:p>
          </table:table-cell>
          <table:table-cell table:number-columns-repeated="16375"/>
        </table:table-row>
        <table:table-row table:style-name="ro1">
          <table:table-cell office:value-type="float" office:value="1612752180" table:style-name="ce1">
            <text:p>1612752180</text:p>
          </table:table-cell>
          <table:table-cell office:value-type="date" office:date-value="2021-02-08T02:43:00" table:style-name="ce2">
            <text:p>08/02/2021 02:43</text:p>
          </table:table-cell>
          <table:table-cell office:value-type="string" table:style-name="ce1">
            <text:p>BTC/USD</text:p>
          </table:table-cell>
          <table:table-cell office:value-type="float" office:value="38444.199999999997" table:style-name="ce1">
            <text:p>38444.2</text:p>
          </table:table-cell>
          <table:table-cell office:value-type="float" office:value="38452.31" table:style-name="ce1">
            <text:p>38452.31</text:p>
          </table:table-cell>
          <table:table-cell office:value-type="float" office:value="38444.199999999997" table:style-name="ce1">
            <text:p>38444.2</text:p>
          </table:table-cell>
          <table:table-cell office:value-type="float" office:value="38448.949999999997" table:style-name="ce1">
            <text:p>38448.95</text:p>
          </table:table-cell>
          <table:table-cell office:value-type="float" office:value="0.52446685000000004" table:style-name="ce1">
            <text:p>0.52446685</text:p>
          </table:table-cell>
          <table:table-cell office:value-type="float" office:value="20165.199692307498" table:style-name="ce1">
            <text:p>20165.19969</text:p>
          </table:table-cell>
          <table:table-cell table:number-columns-repeated="16375"/>
        </table:table-row>
        <table:table-row table:style-name="ro1">
          <table:table-cell office:value-type="float" office:value="1612752120" table:style-name="ce1">
            <text:p>1612752120</text:p>
          </table:table-cell>
          <table:table-cell office:value-type="date" office:date-value="2021-02-08T02:42:00" table:style-name="ce2">
            <text:p>08/02/2021 02:42</text:p>
          </table:table-cell>
          <table:table-cell office:value-type="string" table:style-name="ce1">
            <text:p>BTC/USD</text:p>
          </table:table-cell>
          <table:table-cell office:value-type="float" office:value="38452.9" table:style-name="ce1">
            <text:p>38452.9</text:p>
          </table:table-cell>
          <table:table-cell office:value-type="float" office:value="38469.699999999997" table:style-name="ce1">
            <text:p>38469.7</text:p>
          </table:table-cell>
          <table:table-cell office:value-type="float" office:value="38452.9" table:style-name="ce1">
            <text:p>38452.9</text:p>
          </table:table-cell>
          <table:table-cell office:value-type="float" office:value="38469.699999999997" table:style-name="ce1">
            <text:p>38469.7</text:p>
          </table:table-cell>
          <table:table-cell office:value-type="float" office:value="0.37852661999999998" table:style-name="ce1">
            <text:p>0.37852662</text:p>
          </table:table-cell>
          <table:table-cell office:value-type="float" office:value="14561.805513413899" table:style-name="ce1">
            <text:p>14561.80551</text:p>
          </table:table-cell>
          <table:table-cell table:number-columns-repeated="16375"/>
        </table:table-row>
        <table:table-row table:style-name="ro1">
          <table:table-cell office:value-type="float" office:value="1612752060" table:style-name="ce1">
            <text:p>1612752060</text:p>
          </table:table-cell>
          <table:table-cell office:value-type="date" office:date-value="2021-02-08T02:41:00" table:style-name="ce2">
            <text:p>08/02/2021 02:41</text:p>
          </table:table-cell>
          <table:table-cell office:value-type="string" table:style-name="ce1">
            <text:p>BTC/USD</text:p>
          </table:table-cell>
          <table:table-cell office:value-type="float" office:value="38420.78" table:style-name="ce1">
            <text:p>38420.78</text:p>
          </table:table-cell>
          <table:table-cell office:value-type="float" office:value="38464.21" table:style-name="ce1">
            <text:p>38464.21</text:p>
          </table:table-cell>
          <table:table-cell office:value-type="float" office:value="38407.47" table:style-name="ce1">
            <text:p>38407.47</text:p>
          </table:table-cell>
          <table:table-cell office:value-type="float" office:value="38464.21" table:style-name="ce1">
            <text:p>38464.21</text:p>
          </table:table-cell>
          <table:table-cell office:value-type="float" office:value="1.1356997200000001" table:style-name="ce1">
            <text:p>1.13569972</text:p>
          </table:table-cell>
          <table:table-cell office:value-type="float" office:value="43683.7925270212" table:style-name="ce1">
            <text:p>43683.79253</text:p>
          </table:table-cell>
          <table:table-cell table:number-columns-repeated="16375"/>
        </table:table-row>
        <table:table-row table:style-name="ro1">
          <table:table-cell office:value-type="float" office:value="1612752000" table:style-name="ce1">
            <text:p>1612752000</text:p>
          </table:table-cell>
          <table:table-cell office:value-type="date" office:date-value="2021-02-08T02:40:00" table:style-name="ce2">
            <text:p>08/02/2021 02:40</text:p>
          </table:table-cell>
          <table:table-cell office:value-type="string" table:style-name="ce1">
            <text:p>BTC/USD</text:p>
          </table:table-cell>
          <table:table-cell office:value-type="float" office:value="38374.75" table:style-name="ce1">
            <text:p>38374.75</text:p>
          </table:table-cell>
          <table:table-cell office:value-type="float" office:value="38438.699999999997" table:style-name="ce1">
            <text:p>38438.7</text:p>
          </table:table-cell>
          <table:table-cell office:value-type="float" office:value="38374.75" table:style-name="ce1">
            <text:p>38374.75</text:p>
          </table:table-cell>
          <table:table-cell office:value-type="float" office:value="38419.1" table:style-name="ce1">
            <text:p>38419.1</text:p>
          </table:table-cell>
          <table:table-cell office:value-type="float" office:value="0.45736953000000002" table:style-name="ce1">
            <text:p>0.45736953</text:p>
          </table:table-cell>
          <table:table-cell office:value-type="float" office:value="17571.725710023002" table:style-name="ce1">
            <text:p>17571.72571</text:p>
          </table:table-cell>
          <table:table-cell table:number-columns-repeated="16375"/>
        </table:table-row>
        <table:table-row table:style-name="ro1">
          <table:table-cell office:value-type="float" office:value="1612751940" table:style-name="ce1">
            <text:p>1612751940</text:p>
          </table:table-cell>
          <table:table-cell office:value-type="date" office:date-value="2021-02-08T02:39:00" table:style-name="ce2">
            <text:p>08/02/2021 02:39</text:p>
          </table:table-cell>
          <table:table-cell office:value-type="string" table:style-name="ce1">
            <text:p>BTC/USD</text:p>
          </table:table-cell>
          <table:table-cell office:value-type="float" office:value="38356.58" table:style-name="ce1">
            <text:p>38356.58</text:p>
          </table:table-cell>
          <table:table-cell office:value-type="float" office:value="38378.65" table:style-name="ce1">
            <text:p>38378.65</text:p>
          </table:table-cell>
          <table:table-cell office:value-type="float" office:value="38356.58" table:style-name="ce1">
            <text:p>38356.58</text:p>
          </table:table-cell>
          <table:table-cell office:value-type="float" office:value="38362.33" table:style-name="ce1">
            <text:p>38362.33</text:p>
          </table:table-cell>
          <table:table-cell office:value-type="float" office:value="1.17375264" table:style-name="ce1">
            <text:p>1.17375264</text:p>
          </table:table-cell>
          <table:table-cell office:value-type="float" office:value="45027.886114051202" table:style-name="ce1">
            <text:p>45027.88611</text:p>
          </table:table-cell>
          <table:table-cell table:number-columns-repeated="16375"/>
        </table:table-row>
        <table:table-row table:style-name="ro1">
          <table:table-cell office:value-type="float" office:value="1612751880" table:style-name="ce1">
            <text:p>1612751880</text:p>
          </table:table-cell>
          <table:table-cell office:value-type="date" office:date-value="2021-02-08T02:38:00" table:style-name="ce2">
            <text:p>08/02/2021 02:38</text:p>
          </table:table-cell>
          <table:table-cell office:value-type="string" table:style-name="ce1">
            <text:p>BTC/USD</text:p>
          </table:table-cell>
          <table:table-cell office:value-type="float" office:value="38408.79" table:style-name="ce1">
            <text:p>38408.79</text:p>
          </table:table-cell>
          <table:table-cell office:value-type="float" office:value="38408.79" table:style-name="ce1">
            <text:p>38408.79</text:p>
          </table:table-cell>
          <table:table-cell office:value-type="float" office:value="38349.94" table:style-name="ce1">
            <text:p>38349.94</text:p>
          </table:table-cell>
          <table:table-cell office:value-type="float" office:value="38349.94" table:style-name="ce1">
            <text:p>38349.94</text:p>
          </table:table-cell>
          <table:table-cell office:value-type="float" office:value="0.15509724" table:style-name="ce1">
            <text:p>0.15509724</text:p>
          </table:table-cell>
          <table:table-cell office:value-type="float" office:value="5947.9698481655996" table:style-name="ce1">
            <text:p>5947.969848</text:p>
          </table:table-cell>
          <table:table-cell table:number-columns-repeated="16375"/>
        </table:table-row>
        <table:table-row table:style-name="ro1">
          <table:table-cell office:value-type="float" office:value="1612751820" table:style-name="ce1">
            <text:p>1612751820</text:p>
          </table:table-cell>
          <table:table-cell office:value-type="date" office:date-value="2021-02-08T02:37:00" table:style-name="ce2">
            <text:p>08/02/2021 02:37</text:p>
          </table:table-cell>
          <table:table-cell office:value-type="string" table:style-name="ce1">
            <text:p>BTC/USD</text:p>
          </table:table-cell>
          <table:table-cell office:value-type="float" office:value="38397.79" table:style-name="ce1">
            <text:p>38397.79</text:p>
          </table:table-cell>
          <table:table-cell office:value-type="float" office:value="38410.89" table:style-name="ce1">
            <text:p>38410.89</text:p>
          </table:table-cell>
          <table:table-cell office:value-type="float" office:value="38334.06" table:style-name="ce1">
            <text:p>38334.06</text:p>
          </table:table-cell>
          <table:table-cell office:value-type="float" office:value="38392.019999999997" table:style-name="ce1">
            <text:p>38392.02</text:p>
          </table:table-cell>
          <table:table-cell office:value-type="float" office:value="4.4091070700000001" table:style-name="ce1">
            <text:p>4.40910707</text:p>
          </table:table-cell>
          <table:table-cell office:value-type="float" office:value="169274.526813581" table:style-name="ce1">
            <text:p>169274.5268</text:p>
          </table:table-cell>
          <table:table-cell table:number-columns-repeated="16375"/>
        </table:table-row>
        <table:table-row table:style-name="ro1">
          <table:table-cell office:value-type="float" office:value="1612751760" table:style-name="ce1">
            <text:p>1612751760</text:p>
          </table:table-cell>
          <table:table-cell office:value-type="date" office:date-value="2021-02-08T02:36:00" table:style-name="ce2">
            <text:p>08/02/2021 02:36</text:p>
          </table:table-cell>
          <table:table-cell office:value-type="string" table:style-name="ce1">
            <text:p>BTC/USD</text:p>
          </table:table-cell>
          <table:table-cell office:value-type="float" office:value="38380.949999999997" table:style-name="ce1">
            <text:p>38380.95</text:p>
          </table:table-cell>
          <table:table-cell office:value-type="float" office:value="38395.760000000002" table:style-name="ce1">
            <text:p>38395.76</text:p>
          </table:table-cell>
          <table:table-cell office:value-type="float" office:value="38380.949999999997" table:style-name="ce1">
            <text:p>38380.95</text:p>
          </table:table-cell>
          <table:table-cell office:value-type="float" office:value="38395.760000000002" table:style-name="ce1">
            <text:p>38395.76</text:p>
          </table:table-cell>
          <table:table-cell office:value-type="float" office:value="1.332387" table:style-name="ce1">
            <text:p>1.332387</text:p>
          </table:table-cell>
          <table:table-cell office:value-type="float" office:value="51158.011479120003" table:style-name="ce1">
            <text:p>51158.01148</text:p>
          </table:table-cell>
          <table:table-cell table:number-columns-repeated="16375"/>
        </table:table-row>
        <table:table-row table:style-name="ro1">
          <table:table-cell office:value-type="float" office:value="1612751700" table:style-name="ce1">
            <text:p>1612751700</text:p>
          </table:table-cell>
          <table:table-cell office:value-type="date" office:date-value="2021-02-08T02:35:00" table:style-name="ce2">
            <text:p>08/02/2021 02:35</text:p>
          </table:table-cell>
          <table:table-cell office:value-type="string" table:style-name="ce1">
            <text:p>BTC/USD</text:p>
          </table:table-cell>
          <table:table-cell office:value-type="float" office:value="38447.300000000003" table:style-name="ce1">
            <text:p>38447.3</text:p>
          </table:table-cell>
          <table:table-cell office:value-type="float" office:value="38447.300000000003" table:style-name="ce1">
            <text:p>38447.3</text:p>
          </table:table-cell>
          <table:table-cell office:value-type="float" office:value="38371.75" table:style-name="ce1">
            <text:p>38371.75</text:p>
          </table:table-cell>
          <table:table-cell office:value-type="float" office:value="38425.61" table:style-name="ce1">
            <text:p>38425.61</text:p>
          </table:table-cell>
          <table:table-cell office:value-type="float" office:value="11.297014040000001" table:style-name="ce1">
            <text:p>11.29701404</text:p>
          </table:table-cell>
          <table:table-cell office:value-type="float" office:value="434094.655665564" table:style-name="ce1">
            <text:p>434094.6557</text:p>
          </table:table-cell>
          <table:table-cell table:number-columns-repeated="16375"/>
        </table:table-row>
        <table:table-row table:style-name="ro1">
          <table:table-cell office:value-type="float" office:value="1612751640" table:style-name="ce1">
            <text:p>1612751640</text:p>
          </table:table-cell>
          <table:table-cell office:value-type="date" office:date-value="2021-02-08T02:34:00" table:style-name="ce2">
            <text:p>08/02/2021 02:34</text:p>
          </table:table-cell>
          <table:table-cell office:value-type="string" table:style-name="ce1">
            <text:p>BTC/USD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12751580" table:style-name="ce1">
            <text:p>1612751580</text:p>
          </table:table-cell>
          <table:table-cell office:value-type="date" office:date-value="2021-02-08T02:33:00" table:style-name="ce2">
            <text:p>08/02/2021 02:33</text:p>
          </table:table-cell>
          <table:table-cell office:value-type="string" table:style-name="ce1">
            <text:p>BTC/USD</text:p>
          </table:table-cell>
          <table:table-cell office:value-type="float" office:value="38443.42" table:style-name="ce1">
            <text:p>38443.42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38443.31" table:style-name="ce1">
            <text:p>38443.31</text:p>
          </table:table-cell>
          <table:table-cell office:value-type="float" office:value="38484.910000000003" table:style-name="ce1">
            <text:p>38484.91</text:p>
          </table:table-cell>
          <table:table-cell office:value-type="float" office:value="1.1784692999999999" table:style-name="ce1">
            <text:p>1.1784693</text:p>
          </table:table-cell>
          <table:table-cell office:value-type="float" office:value="45353.284948262997" table:style-name="ce1">
            <text:p>45353.28495</text:p>
          </table:table-cell>
          <table:table-cell table:number-columns-repeated="16375"/>
        </table:table-row>
        <table:table-row table:style-name="ro1">
          <table:table-cell office:value-type="float" office:value="1612751520" table:style-name="ce1">
            <text:p>1612751520</text:p>
          </table:table-cell>
          <table:table-cell office:value-type="date" office:date-value="2021-02-08T02:32:00" table:style-name="ce2">
            <text:p>08/02/2021 02:32</text:p>
          </table:table-cell>
          <table:table-cell office:value-type="string" table:style-name="ce1">
            <text:p>BTC/USD</text:p>
          </table:table-cell>
          <table:table-cell office:value-type="float" office:value="38476.959999999999" table:style-name="ce1">
            <text:p>38476.96</text:p>
          </table:table-cell>
          <table:table-cell office:value-type="float" office:value="38496.15" table:style-name="ce1">
            <text:p>38496.15</text:p>
          </table:table-cell>
          <table:table-cell office:value-type="float" office:value="38451.300000000003" table:style-name="ce1">
            <text:p>38451.3</text:p>
          </table:table-cell>
          <table:table-cell office:value-type="float" office:value="38451.300000000003" table:style-name="ce1">
            <text:p>38451.3</text:p>
          </table:table-cell>
          <table:table-cell office:value-type="float" office:value="1.2277402399999999" table:style-name="ce1">
            <text:p>1.22774024</text:p>
          </table:table-cell>
          <table:table-cell office:value-type="float" office:value="47208.208290312003" table:style-name="ce1">
            <text:p>47208.20829</text:p>
          </table:table-cell>
          <table:table-cell table:number-columns-repeated="16375"/>
        </table:table-row>
        <table:table-row table:style-name="ro1">
          <table:table-cell office:value-type="float" office:value="1612751460" table:style-name="ce1">
            <text:p>1612751460</text:p>
          </table:table-cell>
          <table:table-cell office:value-type="date" office:date-value="2021-02-08T02:31:00" table:style-name="ce2">
            <text:p>08/02/2021 02:31</text:p>
          </table:table-cell>
          <table:table-cell office:value-type="string" table:style-name="ce1">
            <text:p>BTC/USD</text:p>
          </table:table-cell>
          <table:table-cell office:value-type="float" office:value="38546.89" table:style-name="ce1">
            <text:p>38546.89</text:p>
          </table:table-cell>
          <table:table-cell office:value-type="float" office:value="38547.120000000003" table:style-name="ce1">
            <text:p>38547.12</text:p>
          </table:table-cell>
          <table:table-cell office:value-type="float" office:value="38520.42" table:style-name="ce1">
            <text:p>38520.42</text:p>
          </table:table-cell>
          <table:table-cell office:value-type="float" office:value="38520.42" table:style-name="ce1">
            <text:p>38520.42</text:p>
          </table:table-cell>
          <table:table-cell office:value-type="float" office:value="0.77139705999999997" table:style-name="ce1">
            <text:p>0.77139706</text:p>
          </table:table-cell>
          <table:table-cell office:value-type="float" office:value="29714.538737965198" table:style-name="ce1">
            <text:p>29714.53874</text:p>
          </table:table-cell>
          <table:table-cell table:number-columns-repeated="16375"/>
        </table:table-row>
        <table:table-row table:style-name="ro1">
          <table:table-cell office:value-type="float" office:value="1612751400" table:style-name="ce1">
            <text:p>1612751400</text:p>
          </table:table-cell>
          <table:table-cell office:value-type="date" office:date-value="2021-02-08T02:30:00" table:style-name="ce2">
            <text:p>08/02/2021 02:30</text:p>
          </table:table-cell>
          <table:table-cell office:value-type="string" table:style-name="ce1">
            <text:p>BTC/USD</text:p>
          </table:table-cell>
          <table:table-cell office:value-type="float" office:value="38590.639999999999" table:style-name="ce1">
            <text:p>38590.64</text:p>
          </table:table-cell>
          <table:table-cell office:value-type="float" office:value="38608.800000000003" table:style-name="ce1">
            <text:p>38608.8</text:p>
          </table:table-cell>
          <table:table-cell office:value-type="float" office:value="38590.639999999999" table:style-name="ce1">
            <text:p>38590.64</text:p>
          </table:table-cell>
          <table:table-cell office:value-type="float" office:value="38600.639999999999" table:style-name="ce1">
            <text:p>38600.64</text:p>
          </table:table-cell>
          <table:table-cell office:value-type="float" office:value="0.93420000000000003" table:style-name="ce1">
            <text:p>0.9342</text:p>
          </table:table-cell>
          <table:table-cell office:value-type="float" office:value="36060.717887999999" table:style-name="ce1">
            <text:p>36060.71789</text:p>
          </table:table-cell>
          <table:table-cell table:number-columns-repeated="16375"/>
        </table:table-row>
        <table:table-row table:style-name="ro1">
          <table:table-cell office:value-type="float" office:value="1612751340" table:style-name="ce1">
            <text:p>1612751340</text:p>
          </table:table-cell>
          <table:table-cell office:value-type="date" office:date-value="2021-02-08T02:29:00" table:style-name="ce2">
            <text:p>08/02/2021 02:29</text:p>
          </table:table-cell>
          <table:table-cell office:value-type="string" table:style-name="ce1">
            <text:p>BTC/USD</text:p>
          </table:table-cell>
          <table:table-cell office:value-type="float" office:value="38592.94" table:style-name="ce1">
            <text:p>38592.94</text:p>
          </table:table-cell>
          <table:table-cell office:value-type="float" office:value="38594.239999999998" table:style-name="ce1">
            <text:p>38594.24</text:p>
          </table:table-cell>
          <table:table-cell office:value-type="float" office:value="38592.94" table:style-name="ce1">
            <text:p>38592.94</text:p>
          </table:table-cell>
          <table:table-cell office:value-type="float" office:value="38594.239999999998" table:style-name="ce1">
            <text:p>38594.24</text:p>
          </table:table-cell>
          <table:table-cell office:value-type="float" office:value="0.32200000000000001" table:style-name="ce1">
            <text:p>0.322</text:p>
          </table:table-cell>
          <table:table-cell office:value-type="float" office:value="12427.34528" table:style-name="ce1">
            <text:p>12427.34528</text:p>
          </table:table-cell>
          <table:table-cell table:number-columns-repeated="16375"/>
        </table:table-row>
        <table:table-row table:style-name="ro1">
          <table:table-cell office:value-type="float" office:value="1612751280" table:style-name="ce1">
            <text:p>1612751280</text:p>
          </table:table-cell>
          <table:table-cell office:value-type="date" office:date-value="2021-02-08T02:28:00" table:style-name="ce2">
            <text:p>08/02/2021 02:28</text:p>
          </table:table-cell>
          <table:table-cell office:value-type="string" table:style-name="ce1">
            <text:p>BTC/USD</text:p>
          </table:table-cell>
          <table:table-cell office:value-type="float" office:value="38571.599999999999" table:style-name="ce1">
            <text:p>38571.6</text:p>
          </table:table-cell>
          <table:table-cell office:value-type="float" office:value="38571.599999999999" table:style-name="ce1">
            <text:p>38571.6</text:p>
          </table:table-cell>
          <table:table-cell office:value-type="float" office:value="38571.599999999999" table:style-name="ce1">
            <text:p>38571.6</text:p>
          </table:table-cell>
          <table:table-cell office:value-type="float" office:value="38571.599999999999" table:style-name="ce1">
            <text:p>38571.6</text:p>
          </table:table-cell>
          <table:table-cell office:value-type="float" office:value="0.2591" table:style-name="ce1">
            <text:p>0.2591</text:p>
          </table:table-cell>
          <table:table-cell office:value-type="float" office:value="9993.9015600000002" table:style-name="ce1">
            <text:p>9993.90156</text:p>
          </table:table-cell>
          <table:table-cell table:number-columns-repeated="16375"/>
        </table:table-row>
        <table:table-row table:style-name="ro1">
          <table:table-cell office:value-type="float" office:value="1612751220" table:style-name="ce1">
            <text:p>1612751220</text:p>
          </table:table-cell>
          <table:table-cell office:value-type="date" office:date-value="2021-02-08T02:27:00" table:style-name="ce2">
            <text:p>08/02/2021 02:27</text:p>
          </table:table-cell>
          <table:table-cell office:value-type="string" table:style-name="ce1">
            <text:p>BTC/USD</text:p>
          </table:table-cell>
          <table:table-cell office:value-type="float" office:value="38557.99" table:style-name="ce1">
            <text:p>38557.99</text:p>
          </table:table-cell>
          <table:table-cell office:value-type="float" office:value="38571.69" table:style-name="ce1">
            <text:p>38571.69</text:p>
          </table:table-cell>
          <table:table-cell office:value-type="float" office:value="38557.93" table:style-name="ce1">
            <text:p>38557.93</text:p>
          </table:table-cell>
          <table:table-cell office:value-type="float" office:value="38565.56" table:style-name="ce1">
            <text:p>38565.56</text:p>
          </table:table-cell>
          <table:table-cell office:value-type="float" office:value="1.27895029" table:style-name="ce1">
            <text:p>1.27895029</text:p>
          </table:table-cell>
          <table:table-cell office:value-type="float" office:value="49323.434146012398" table:style-name="ce1">
            <text:p>49323.43415</text:p>
          </table:table-cell>
          <table:table-cell table:number-columns-repeated="16375"/>
        </table:table-row>
        <table:table-row table:style-name="ro1">
          <table:table-cell office:value-type="float" office:value="1612751160" table:style-name="ce1">
            <text:p>1612751160</text:p>
          </table:table-cell>
          <table:table-cell office:value-type="date" office:date-value="2021-02-08T02:26:00" table:style-name="ce2">
            <text:p>08/02/2021 02:26</text:p>
          </table:table-cell>
          <table:table-cell office:value-type="string" table:style-name="ce1">
            <text:p>BTC/USD</text:p>
          </table:table-cell>
          <table:table-cell office:value-type="float" office:value="38523.910000000003" table:style-name="ce1">
            <text:p>38523.91</text:p>
          </table:table-cell>
          <table:table-cell office:value-type="float" office:value="38541.42" table:style-name="ce1">
            <text:p>38541.42</text:p>
          </table:table-cell>
          <table:table-cell office:value-type="float" office:value="38523.910000000003" table:style-name="ce1">
            <text:p>38523.91</text:p>
          </table:table-cell>
          <table:table-cell office:value-type="float" office:value="38541.42" table:style-name="ce1">
            <text:p>38541.42</text:p>
          </table:table-cell>
          <table:table-cell office:value-type="float" office:value="1.31210201" table:style-name="ce1">
            <text:p>1.31210201</text:p>
          </table:table-cell>
          <table:table-cell office:value-type="float" office:value="50570.2746502542" table:style-name="ce1">
            <text:p>50570.27465</text:p>
          </table:table-cell>
          <table:table-cell table:number-columns-repeated="16375"/>
        </table:table-row>
        <table:table-row table:style-name="ro1">
          <table:table-cell office:value-type="float" office:value="1612751100" table:style-name="ce1">
            <text:p>1612751100</text:p>
          </table:table-cell>
          <table:table-cell office:value-type="date" office:date-value="2021-02-08T02:25:00" table:style-name="ce2">
            <text:p>08/02/2021 02:25</text:p>
          </table:table-cell>
          <table:table-cell office:value-type="string" table:style-name="ce1">
            <text:p>BTC/USD</text:p>
          </table:table-cell>
          <table:table-cell office:value-type="float" office:value="38575.03" table:style-name="ce1">
            <text:p>38575.03</text:p>
          </table:table-cell>
          <table:table-cell office:value-type="float" office:value="38603.24" table:style-name="ce1">
            <text:p>38603.24</text:p>
          </table:table-cell>
          <table:table-cell office:value-type="float" office:value="38517.449999999997" table:style-name="ce1">
            <text:p>38517.45</text:p>
          </table:table-cell>
          <table:table-cell office:value-type="float" office:value="38517.449999999997" table:style-name="ce1">
            <text:p>38517.45</text:p>
          </table:table-cell>
          <table:table-cell office:value-type="float" office:value="0.47619454999999999" table:style-name="ce1">
            <text:p>0.47619455</text:p>
          </table:table-cell>
          <table:table-cell office:value-type="float" office:value="18341.7997698974" table:style-name="ce1">
            <text:p>18341.79977</text:p>
          </table:table-cell>
          <table:table-cell table:number-columns-repeated="16375"/>
        </table:table-row>
        <table:table-row table:style-name="ro1">
          <table:table-cell office:value-type="float" office:value="1612751040" table:style-name="ce1">
            <text:p>1612751040</text:p>
          </table:table-cell>
          <table:table-cell office:value-type="date" office:date-value="2021-02-08T02:24:00" table:style-name="ce2">
            <text:p>08/02/2021 02:24</text:p>
          </table:table-cell>
          <table:table-cell office:value-type="string" table:style-name="ce1">
            <text:p>BTC/USD</text:p>
          </table:table-cell>
          <table:table-cell office:value-type="float" office:value="38545.82" table:style-name="ce1">
            <text:p>38545.82</text:p>
          </table:table-cell>
          <table:table-cell office:value-type="float" office:value="38588.339999999997" table:style-name="ce1">
            <text:p>38588.34</text:p>
          </table:table-cell>
          <table:table-cell office:value-type="float" office:value="38538.31" table:style-name="ce1">
            <text:p>38538.31</text:p>
          </table:table-cell>
          <table:table-cell office:value-type="float" office:value="38587.94" table:style-name="ce1">
            <text:p>38587.94</text:p>
          </table:table-cell>
          <table:table-cell office:value-type="float" office:value="1.0359362299999999" table:style-name="ce1">
            <text:p>1.03593623</text:p>
          </table:table-cell>
          <table:table-cell office:value-type="float" office:value="39974.645087066201" table:style-name="ce1">
            <text:p>39974.64509</text:p>
          </table:table-cell>
          <table:table-cell table:number-columns-repeated="16375"/>
        </table:table-row>
        <table:table-row table:style-name="ro1">
          <table:table-cell office:value-type="float" office:value="1612750980" table:style-name="ce1">
            <text:p>1612750980</text:p>
          </table:table-cell>
          <table:table-cell office:value-type="date" office:date-value="2021-02-08T02:23:00" table:style-name="ce2">
            <text:p>08/02/2021 02:23</text:p>
          </table:table-cell>
          <table:table-cell office:value-type="string" table:style-name="ce1">
            <text:p>BTC/USD</text:p>
          </table:table-cell>
          <table:table-cell office:value-type="float" office:value="38534.54" table:style-name="ce1">
            <text:p>38534.54</text:p>
          </table:table-cell>
          <table:table-cell office:value-type="float" office:value="38537.120000000003" table:style-name="ce1">
            <text:p>38537.12</text:p>
          </table:table-cell>
          <table:table-cell office:value-type="float" office:value="38523.199999999997" table:style-name="ce1">
            <text:p>38523.2</text:p>
          </table:table-cell>
          <table:table-cell office:value-type="float" office:value="38537.120000000003" table:style-name="ce1">
            <text:p>38537.12</text:p>
          </table:table-cell>
          <table:table-cell office:value-type="float" office:value="0.59122041999999997" table:style-name="ce1">
            <text:p>0.59122042</text:p>
          </table:table-cell>
          <table:table-cell office:value-type="float" office:value="22783.932271990401" table:style-name="ce1">
            <text:p>22783.93227</text:p>
          </table:table-cell>
          <table:table-cell table:number-columns-repeated="16375"/>
        </table:table-row>
        <table:table-row table:style-name="ro1">
          <table:table-cell office:value-type="float" office:value="1612750920" table:style-name="ce1">
            <text:p>1612750920</text:p>
          </table:table-cell>
          <table:table-cell office:value-type="date" office:date-value="2021-02-08T02:22:00" table:style-name="ce2">
            <text:p>08/02/2021 02:22</text:p>
          </table:table-cell>
          <table:table-cell office:value-type="string" table:style-name="ce1">
            <text:p>BTC/USD</text:p>
          </table:table-cell>
          <table:table-cell office:value-type="float" office:value="38508.410000000003" table:style-name="ce1">
            <text:p>38508.41</text:p>
          </table:table-cell>
          <table:table-cell office:value-type="float" office:value="38509.21" table:style-name="ce1">
            <text:p>38509.21</text:p>
          </table:table-cell>
          <table:table-cell office:value-type="float" office:value="38500.519999999997" table:style-name="ce1">
            <text:p>38500.52</text:p>
          </table:table-cell>
          <table:table-cell office:value-type="float" office:value="38500.519999999997" table:style-name="ce1">
            <text:p>38500.52</text:p>
          </table:table-cell>
          <table:table-cell office:value-type="float" office:value="0.70459959000000005" table:style-name="ce1">
            <text:p>0.70459959</text:p>
          </table:table-cell>
          <table:table-cell office:value-type="float" office:value="27127.450606786799" table:style-name="ce1">
            <text:p>27127.45061</text:p>
          </table:table-cell>
          <table:table-cell table:number-columns-repeated="16375"/>
        </table:table-row>
        <table:table-row table:style-name="ro1">
          <table:table-cell office:value-type="float" office:value="1612750860" table:style-name="ce1">
            <text:p>1612750860</text:p>
          </table:table-cell>
          <table:table-cell office:value-type="date" office:date-value="2021-02-08T02:21:00" table:style-name="ce2">
            <text:p>08/02/2021 02:21</text:p>
          </table:table-cell>
          <table:table-cell office:value-type="string" table:style-name="ce1">
            <text:p>BTC/USD</text:p>
          </table:table-cell>
          <table:table-cell office:value-type="float" office:value="38514.400000000001" table:style-name="ce1">
            <text:p>38514.4</text:p>
          </table:table-cell>
          <table:table-cell office:value-type="float" office:value="38553.980000000003" table:style-name="ce1">
            <text:p>38553.98</text:p>
          </table:table-cell>
          <table:table-cell office:value-type="float" office:value="38494" table:style-name="ce1">
            <text:p>38494</text:p>
          </table:table-cell>
          <table:table-cell office:value-type="float" office:value="38502.33" table:style-name="ce1">
            <text:p>38502.33</text:p>
          </table:table-cell>
          <table:table-cell office:value-type="float" office:value="4.2807877300000001" table:style-name="ce1">
            <text:p>4.28078773</text:p>
          </table:table-cell>
          <table:table-cell office:value-type="float" office:value="164820.30184040999" table:style-name="ce1">
            <text:p>164820.3018</text:p>
          </table:table-cell>
          <table:table-cell table:number-columns-repeated="16375"/>
        </table:table-row>
        <table:table-row table:style-name="ro1">
          <table:table-cell office:value-type="float" office:value="1612750800" table:style-name="ce1">
            <text:p>1612750800</text:p>
          </table:table-cell>
          <table:table-cell office:value-type="date" office:date-value="2021-02-08T02:20:00" table:style-name="ce2">
            <text:p>08/02/2021 02:20</text:p>
          </table:table-cell>
          <table:table-cell office:value-type="string" table:style-name="ce1">
            <text:p>BTC/USD</text:p>
          </table:table-cell>
          <table:table-cell office:value-type="float" office:value="38479.51" table:style-name="ce1">
            <text:p>38479.51</text:p>
          </table:table-cell>
          <table:table-cell office:value-type="float" office:value="38508.1" table:style-name="ce1">
            <text:p>38508.1</text:p>
          </table:table-cell>
          <table:table-cell office:value-type="float" office:value="38479.51" table:style-name="ce1">
            <text:p>38479.51</text:p>
          </table:table-cell>
          <table:table-cell office:value-type="float" office:value="38508.1" table:style-name="ce1">
            <text:p>38508.1</text:p>
          </table:table-cell>
          <table:table-cell office:value-type="float" office:value="1.24999752" table:style-name="ce1">
            <text:p>1.24999752</text:p>
          </table:table-cell>
          <table:table-cell office:value-type="float" office:value="48135.0294999119" table:style-name="ce1">
            <text:p>48135.0295</text:p>
          </table:table-cell>
          <table:table-cell table:number-columns-repeated="16375"/>
        </table:table-row>
        <table:table-row table:style-name="ro1">
          <table:table-cell office:value-type="float" office:value="1612750740" table:style-name="ce1">
            <text:p>1612750740</text:p>
          </table:table-cell>
          <table:table-cell office:value-type="date" office:date-value="2021-02-08T02:19:00" table:style-name="ce2">
            <text:p>08/02/2021 02:19</text:p>
          </table:table-cell>
          <table:table-cell office:value-type="string" table:style-name="ce1">
            <text:p>BTC/USD</text:p>
          </table:table-cell>
          <table:table-cell office:value-type="float" office:value="38493.599999999999" table:style-name="ce1">
            <text:p>38493.6</text:p>
          </table:table-cell>
          <table:table-cell office:value-type="float" office:value="38500.519999999997" table:style-name="ce1">
            <text:p>38500.52</text:p>
          </table:table-cell>
          <table:table-cell office:value-type="float" office:value="38420.21" table:style-name="ce1">
            <text:p>38420.21</text:p>
          </table:table-cell>
          <table:table-cell office:value-type="float" office:value="38500.519999999997" table:style-name="ce1">
            <text:p>38500.52</text:p>
          </table:table-cell>
          <table:table-cell office:value-type="float" office:value="5.1736075899999996" table:style-name="ce1">
            <text:p>5.17360759</text:p>
          </table:table-cell>
          <table:table-cell office:value-type="float" office:value="199186.58249094599" table:style-name="ce1">
            <text:p>199186.5825</text:p>
          </table:table-cell>
          <table:table-cell table:number-columns-repeated="16375"/>
        </table:table-row>
        <table:table-row table:style-name="ro1">
          <table:table-cell office:value-type="float" office:value="1612750680" table:style-name="ce1">
            <text:p>1612750680</text:p>
          </table:table-cell>
          <table:table-cell office:value-type="date" office:date-value="2021-02-08T02:18:00" table:style-name="ce2">
            <text:p>08/02/2021 02:18</text:p>
          </table:table-cell>
          <table:table-cell office:value-type="string" table:style-name="ce1">
            <text:p>BTC/USD</text:p>
          </table:table-cell>
          <table:table-cell office:value-type="float" office:value="38543.230000000003" table:style-name="ce1">
            <text:p>38543.23</text:p>
          </table:table-cell>
          <table:table-cell office:value-type="float" office:value="38556.949999999997" table:style-name="ce1">
            <text:p>38556.95</text:p>
          </table:table-cell>
          <table:table-cell office:value-type="float" office:value="38502.04" table:style-name="ce1">
            <text:p>38502.04</text:p>
          </table:table-cell>
          <table:table-cell office:value-type="float" office:value="38504.400000000001" table:style-name="ce1">
            <text:p>38504.4</text:p>
          </table:table-cell>
          <table:table-cell office:value-type="float" office:value="1.43253651" table:style-name="ce1">
            <text:p>1.43253651</text:p>
          </table:table-cell>
          <table:table-cell office:value-type="float" office:value="55158.958795644001" table:style-name="ce1">
            <text:p>55158.9588</text:p>
          </table:table-cell>
          <table:table-cell table:number-columns-repeated="16375"/>
        </table:table-row>
        <table:table-row table:style-name="ro1">
          <table:table-cell office:value-type="float" office:value="1612750620" table:style-name="ce1">
            <text:p>1612750620</text:p>
          </table:table-cell>
          <table:table-cell office:value-type="date" office:date-value="2021-02-08T02:17:00" table:style-name="ce2">
            <text:p>08/02/2021 02:17</text:p>
          </table:table-cell>
          <table:table-cell office:value-type="string" table:style-name="ce1">
            <text:p>BTC/USD</text:p>
          </table:table-cell>
          <table:table-cell office:value-type="float" office:value="38608.04" table:style-name="ce1">
            <text:p>38608.04</text:p>
          </table:table-cell>
          <table:table-cell office:value-type="float" office:value="38611.19" table:style-name="ce1">
            <text:p>38611.19</text:p>
          </table:table-cell>
          <table:table-cell office:value-type="float" office:value="38561.19" table:style-name="ce1">
            <text:p>38561.19</text:p>
          </table:table-cell>
          <table:table-cell office:value-type="float" office:value="38561.19" table:style-name="ce1">
            <text:p>38561.19</text:p>
          </table:table-cell>
          <table:table-cell office:value-type="float" office:value="2.2552260899999999" table:style-name="ce1">
            <text:p>2.25522609</text:p>
          </table:table-cell>
          <table:table-cell office:value-type="float" office:value="86964.201749447093" table:style-name="ce1">
            <text:p>86964.20175</text:p>
          </table:table-cell>
          <table:table-cell table:number-columns-repeated="16375"/>
        </table:table-row>
        <table:table-row table:style-name="ro1">
          <table:table-cell office:value-type="float" office:value="1612750560" table:style-name="ce1">
            <text:p>1612750560</text:p>
          </table:table-cell>
          <table:table-cell office:value-type="date" office:date-value="2021-02-08T02:16:00" table:style-name="ce2">
            <text:p>08/02/2021 02:16</text:p>
          </table:table-cell>
          <table:table-cell office:value-type="string" table:style-name="ce1">
            <text:p>BTC/USD</text:p>
          </table:table-cell>
          <table:table-cell office:value-type="float" office:value="38695.24" table:style-name="ce1">
            <text:p>38695.24</text:p>
          </table:table-cell>
          <table:table-cell office:value-type="float" office:value="38700.76" table:style-name="ce1">
            <text:p>38700.76</text:p>
          </table:table-cell>
          <table:table-cell office:value-type="float" office:value="38623.839999999997" table:style-name="ce1">
            <text:p>38623.84</text:p>
          </table:table-cell>
          <table:table-cell office:value-type="float" office:value="38623.839999999997" table:style-name="ce1">
            <text:p>38623.84</text:p>
          </table:table-cell>
          <table:table-cell office:value-type="float" office:value="0.59427487999999995" table:style-name="ce1">
            <text:p>0.59427488</text:p>
          </table:table-cell>
          <table:table-cell office:value-type="float" office:value="22953.177881139101" table:style-name="ce1">
            <text:p>22953.17788</text:p>
          </table:table-cell>
          <table:table-cell table:number-columns-repeated="16375"/>
        </table:table-row>
        <table:table-row table:style-name="ro1">
          <table:table-cell office:value-type="float" office:value="1612750500" table:style-name="ce1">
            <text:p>1612750500</text:p>
          </table:table-cell>
          <table:table-cell office:value-type="date" office:date-value="2021-02-08T02:15:00" table:style-name="ce2">
            <text:p>08/02/2021 02:15</text:p>
          </table:table-cell>
          <table:table-cell office:value-type="string" table:style-name="ce1">
            <text:p>BTC/USD</text:p>
          </table:table-cell>
          <table:table-cell office:value-type="float" office:value="38661.75" table:style-name="ce1">
            <text:p>38661.75</text:p>
          </table:table-cell>
          <table:table-cell office:value-type="float" office:value="38690.46" table:style-name="ce1">
            <text:p>38690.46</text:p>
          </table:table-cell>
          <table:table-cell office:value-type="float" office:value="38661.75" table:style-name="ce1">
            <text:p>38661.75</text:p>
          </table:table-cell>
          <table:table-cell office:value-type="float" office:value="38690.46" table:style-name="ce1">
            <text:p>38690.46</text:p>
          </table:table-cell>
          <table:table-cell office:value-type="float" office:value="1.1902999999999999" table:style-name="ce1">
            <text:p>1.1903</text:p>
          </table:table-cell>
          <table:table-cell office:value-type="float" office:value="46053.254537999899" table:style-name="ce1">
            <text:p>46053.25454</text:p>
          </table:table-cell>
          <table:table-cell table:number-columns-repeated="16375"/>
        </table:table-row>
        <table:table-row table:style-name="ro1">
          <table:table-cell office:value-type="float" office:value="1612750440" table:style-name="ce1">
            <text:p>1612750440</text:p>
          </table:table-cell>
          <table:table-cell office:value-type="date" office:date-value="2021-02-08T02:14:00" table:style-name="ce2">
            <text:p>08/02/2021 02:14</text:p>
          </table:table-cell>
          <table:table-cell office:value-type="string" table:style-name="ce1">
            <text:p>BTC/USD</text:p>
          </table:table-cell>
          <table:table-cell office:value-type="float" office:value="38645.660000000003" table:style-name="ce1">
            <text:p>38645.66</text:p>
          </table:table-cell>
          <table:table-cell office:value-type="float" office:value="38649.06" table:style-name="ce1">
            <text:p>38649.06</text:p>
          </table:table-cell>
          <table:table-cell office:value-type="float" office:value="38613.839999999997" table:style-name="ce1">
            <text:p>38613.84</text:p>
          </table:table-cell>
          <table:table-cell office:value-type="float" office:value="38649.06" table:style-name="ce1">
            <text:p>38649.06</text:p>
          </table:table-cell>
          <table:table-cell office:value-type="float" office:value="1.0349999999999999" table:style-name="ce1">
            <text:p>1.035</text:p>
          </table:table-cell>
          <table:table-cell office:value-type="float" office:value="40001.777099999897" table:style-name="ce1">
            <text:p>40001.7771</text:p>
          </table:table-cell>
          <table:table-cell table:number-columns-repeated="16375"/>
        </table:table-row>
        <table:table-row table:style-name="ro1">
          <table:table-cell office:value-type="float" office:value="1612750380" table:style-name="ce1">
            <text:p>1612750380</text:p>
          </table:table-cell>
          <table:table-cell office:value-type="date" office:date-value="2021-02-08T02:13:00" table:style-name="ce2">
            <text:p>08/02/2021 02:13</text:p>
          </table:table-cell>
          <table:table-cell office:value-type="string" table:style-name="ce1">
            <text:p>BTC/USD</text:p>
          </table:table-cell>
          <table:table-cell office:value-type="float" office:value="38687.360000000001" table:style-name="ce1">
            <text:p>38687.36</text:p>
          </table:table-cell>
          <table:table-cell office:value-type="float" office:value="38687.5" table:style-name="ce1">
            <text:p>38687.5</text:p>
          </table:table-cell>
          <table:table-cell office:value-type="float" office:value="38665.040000000001" table:style-name="ce1">
            <text:p>38665.04</text:p>
          </table:table-cell>
          <table:table-cell office:value-type="float" office:value="38665.040000000001" table:style-name="ce1">
            <text:p>38665.04</text:p>
          </table:table-cell>
          <table:table-cell office:value-type="float" office:value="0.32264999999999999" table:style-name="ce1">
            <text:p>0.32265</text:p>
          </table:table-cell>
          <table:table-cell office:value-type="float" office:value="12475.275156" table:style-name="ce1">
            <text:p>12475.27516</text:p>
          </table:table-cell>
          <table:table-cell table:number-columns-repeated="16375"/>
        </table:table-row>
        <table:table-row table:style-name="ro1">
          <table:table-cell office:value-type="float" office:value="1612750320" table:style-name="ce1">
            <text:p>1612750320</text:p>
          </table:table-cell>
          <table:table-cell office:value-type="date" office:date-value="2021-02-08T02:12:00" table:style-name="ce2">
            <text:p>08/02/2021 02:12</text:p>
          </table:table-cell>
          <table:table-cell office:value-type="string" table:style-name="ce1">
            <text:p>BTC/USD</text:p>
          </table:table-cell>
          <table:table-cell office:value-type="float" office:value="38667.11" table:style-name="ce1">
            <text:p>38667.11</text:p>
          </table:table-cell>
          <table:table-cell office:value-type="float" office:value="38680.76" table:style-name="ce1">
            <text:p>38680.76</text:p>
          </table:table-cell>
          <table:table-cell office:value-type="float" office:value="38654.22" table:style-name="ce1">
            <text:p>38654.22</text:p>
          </table:table-cell>
          <table:table-cell office:value-type="float" office:value="38674.93" table:style-name="ce1">
            <text:p>38674.93</text:p>
          </table:table-cell>
          <table:table-cell office:value-type="float" office:value="3.79786672" table:style-name="ce1">
            <text:p>3.79786672</text:p>
          </table:table-cell>
          <table:table-cell office:value-type="float" office:value="146882.229545329" table:style-name="ce1">
            <text:p>146882.2295</text:p>
          </table:table-cell>
          <table:table-cell table:number-columns-repeated="16375"/>
        </table:table-row>
        <table:table-row table:style-name="ro1">
          <table:table-cell office:value-type="float" office:value="1612750260" table:style-name="ce1">
            <text:p>1612750260</text:p>
          </table:table-cell>
          <table:table-cell office:value-type="date" office:date-value="2021-02-08T02:11:00" table:style-name="ce2">
            <text:p>08/02/2021 02:11</text:p>
          </table:table-cell>
          <table:table-cell office:value-type="string" table:style-name="ce1">
            <text:p>BTC/USD</text:p>
          </table:table-cell>
          <table:table-cell office:value-type="float" office:value="38649.839999999997" table:style-name="ce1">
            <text:p>38649.84</text:p>
          </table:table-cell>
          <table:table-cell office:value-type="float" office:value="38681.440000000002" table:style-name="ce1">
            <text:p>38681.44</text:p>
          </table:table-cell>
          <table:table-cell office:value-type="float" office:value="38649.839999999997" table:style-name="ce1">
            <text:p>38649.84</text:p>
          </table:table-cell>
          <table:table-cell office:value-type="float" office:value="38664.239999999998" table:style-name="ce1">
            <text:p>38664.24</text:p>
          </table:table-cell>
          <table:table-cell office:value-type="float" office:value="3.3096087199999999" table:style-name="ce1">
            <text:p>3.30960872</text:p>
          </table:table-cell>
          <table:table-cell office:value-type="float" office:value="127963.50585617201" table:style-name="ce1">
            <text:p>127963.5059</text:p>
          </table:table-cell>
          <table:table-cell table:number-columns-repeated="16375"/>
        </table:table-row>
        <table:table-row table:style-name="ro1">
          <table:table-cell office:value-type="float" office:value="1612750200" table:style-name="ce1">
            <text:p>1612750200</text:p>
          </table:table-cell>
          <table:table-cell office:value-type="date" office:date-value="2021-02-08T02:10:00" table:style-name="ce2">
            <text:p>08/02/2021 02:10</text:p>
          </table:table-cell>
          <table:table-cell office:value-type="string" table:style-name="ce1">
            <text:p>BTC/USD</text:p>
          </table:table-cell>
          <table:table-cell office:value-type="float" office:value="38680" table:style-name="ce1">
            <text:p>38680</text:p>
          </table:table-cell>
          <table:table-cell office:value-type="float" office:value="38723.040000000001" table:style-name="ce1">
            <text:p>38723.04</text:p>
          </table:table-cell>
          <table:table-cell office:value-type="float" office:value="38655.040000000001" table:style-name="ce1">
            <text:p>38655.04</text:p>
          </table:table-cell>
          <table:table-cell office:value-type="float" office:value="38655.040000000001" table:style-name="ce1">
            <text:p>38655.04</text:p>
          </table:table-cell>
          <table:table-cell office:value-type="float" office:value="3.5015602000000001" table:style-name="ce1">
            <text:p>3.5015602</text:p>
          </table:table-cell>
          <table:table-cell office:value-type="float" office:value="135352.949593408" table:style-name="ce1">
            <text:p>135352.9496</text:p>
          </table:table-cell>
          <table:table-cell table:number-columns-repeated="16375"/>
        </table:table-row>
        <table:table-row table:style-name="ro1">
          <table:table-cell office:value-type="float" office:value="1612750140" table:style-name="ce1">
            <text:p>1612750140</text:p>
          </table:table-cell>
          <table:table-cell office:value-type="date" office:date-value="2021-02-08T02:09:00" table:style-name="ce2">
            <text:p>08/02/2021 02:09</text:p>
          </table:table-cell>
          <table:table-cell office:value-type="string" table:style-name="ce1">
            <text:p>BTC/USD</text:p>
          </table:table-cell>
          <table:table-cell office:value-type="float" office:value="38644.51" table:style-name="ce1">
            <text:p>38644.51</text:p>
          </table:table-cell>
          <table:table-cell office:value-type="float" office:value="38671.58" table:style-name="ce1">
            <text:p>38671.58</text:p>
          </table:table-cell>
          <table:table-cell office:value-type="float" office:value="38634.239999999998" table:style-name="ce1">
            <text:p>38634.24</text:p>
          </table:table-cell>
          <table:table-cell office:value-type="float" office:value="38671.58" table:style-name="ce1">
            <text:p>38671.58</text:p>
          </table:table-cell>
          <table:table-cell office:value-type="float" office:value="2.2316129899999999" table:style-name="ce1">
            <text:p>2.23161299</text:p>
          </table:table-cell>
          <table:table-cell office:value-type="float" office:value="86300.000271824203" table:style-name="ce1">
            <text:p>86300.00027</text:p>
          </table:table-cell>
          <table:table-cell table:number-columns-repeated="16375"/>
        </table:table-row>
        <table:table-row table:style-name="ro1">
          <table:table-cell office:value-type="float" office:value="1612750080" table:style-name="ce1">
            <text:p>1612750080</text:p>
          </table:table-cell>
          <table:table-cell office:value-type="date" office:date-value="2021-02-08T02:08:00" table:style-name="ce2">
            <text:p>08/02/2021 02:08</text:p>
          </table:table-cell>
          <table:table-cell office:value-type="string" table:style-name="ce1">
            <text:p>BTC/USD</text:p>
          </table:table-cell>
          <table:table-cell office:value-type="float" office:value="38646.9" table:style-name="ce1">
            <text:p>38646.9</text:p>
          </table:table-cell>
          <table:table-cell office:value-type="float" office:value="38658.870000000003" table:style-name="ce1">
            <text:p>38658.87</text:p>
          </table:table-cell>
          <table:table-cell office:value-type="float" office:value="38634.6" table:style-name="ce1">
            <text:p>38634.6</text:p>
          </table:table-cell>
          <table:table-cell office:value-type="float" office:value="38634.6" table:style-name="ce1">
            <text:p>38634.6</text:p>
          </table:table-cell>
          <table:table-cell office:value-type="float" office:value="1.1227442000000001" table:style-name="ce1">
            <text:p>1.1227442</text:p>
          </table:table-cell>
          <table:table-cell office:value-type="float" office:value="43376.773069319999" table:style-name="ce1">
            <text:p>43376.77307</text:p>
          </table:table-cell>
          <table:table-cell table:number-columns-repeated="16375"/>
        </table:table-row>
        <table:table-row table:style-name="ro1">
          <table:table-cell office:value-type="float" office:value="1612750020" table:style-name="ce1">
            <text:p>1612750020</text:p>
          </table:table-cell>
          <table:table-cell office:value-type="date" office:date-value="2021-02-08T02:07:00" table:style-name="ce2">
            <text:p>08/02/2021 02:07</text:p>
          </table:table-cell>
          <table:table-cell office:value-type="string" table:style-name="ce1">
            <text:p>BTC/USD</text:p>
          </table:table-cell>
          <table:table-cell office:value-type="float" office:value="38642.449999999997" table:style-name="ce1">
            <text:p>38642.45</text:p>
          </table:table-cell>
          <table:table-cell office:value-type="float" office:value="38642.449999999997" table:style-name="ce1">
            <text:p>38642.45</text:p>
          </table:table-cell>
          <table:table-cell office:value-type="float" office:value="38619.25" table:style-name="ce1">
            <text:p>38619.25</text:p>
          </table:table-cell>
          <table:table-cell office:value-type="float" office:value="38619.25" table:style-name="ce1">
            <text:p>38619.25</text:p>
          </table:table-cell>
          <table:table-cell office:value-type="float" office:value="1.16820685" table:style-name="ce1">
            <text:p>1.16820685</text:p>
          </table:table-cell>
          <table:table-cell office:value-type="float" office:value="45115.272391862498" table:style-name="ce1">
            <text:p>45115.27239</text:p>
          </table:table-cell>
          <table:table-cell table:number-columns-repeated="16375"/>
        </table:table-row>
        <table:table-row table:style-name="ro1">
          <table:table-cell office:value-type="float" office:value="1612749960" table:style-name="ce1">
            <text:p>1612749960</text:p>
          </table:table-cell>
          <table:table-cell office:value-type="date" office:date-value="2021-02-08T02:06:00" table:style-name="ce2">
            <text:p>08/02/2021 02:06</text:p>
          </table:table-cell>
          <table:table-cell office:value-type="string" table:style-name="ce1">
            <text:p>BTC/USD</text:p>
          </table:table-cell>
          <table:table-cell office:value-type="float" office:value="38645.21" table:style-name="ce1">
            <text:p>38645.21</text:p>
          </table:table-cell>
          <table:table-cell office:value-type="float" office:value="38645.79" table:style-name="ce1">
            <text:p>38645.79</text:p>
          </table:table-cell>
          <table:table-cell office:value-type="float" office:value="38626.97" table:style-name="ce1">
            <text:p>38626.97</text:p>
          </table:table-cell>
          <table:table-cell office:value-type="float" office:value="38626.97" table:style-name="ce1">
            <text:p>38626.97</text:p>
          </table:table-cell>
          <table:table-cell office:value-type="float" office:value="9.0917120000000004E-2" table:style-name="ce1">
            <text:p>0.09091712</text:p>
          </table:table-cell>
          <table:table-cell office:value-type="float" office:value="3511.8528667264" table:style-name="ce1">
            <text:p>3511.852867</text:p>
          </table:table-cell>
          <table:table-cell table:number-columns-repeated="16375"/>
        </table:table-row>
        <table:table-row table:style-name="ro1">
          <table:table-cell office:value-type="float" office:value="1612749900" table:style-name="ce1">
            <text:p>1612749900</text:p>
          </table:table-cell>
          <table:table-cell office:value-type="date" office:date-value="2021-02-08T02:05:00" table:style-name="ce2">
            <text:p>08/02/2021 02:05</text:p>
          </table:table-cell>
          <table:table-cell office:value-type="string" table:style-name="ce1">
            <text:p>BTC/USD</text:p>
          </table:table-cell>
          <table:table-cell office:value-type="float" office:value="38517.07" table:style-name="ce1">
            <text:p>38517.07</text:p>
          </table:table-cell>
          <table:table-cell office:value-type="float" office:value="38611.4" table:style-name="ce1">
            <text:p>38611.4</text:p>
          </table:table-cell>
          <table:table-cell office:value-type="float" office:value="38517.07" table:style-name="ce1">
            <text:p>38517.07</text:p>
          </table:table-cell>
          <table:table-cell office:value-type="float" office:value="38607.54" table:style-name="ce1">
            <text:p>38607.54</text:p>
          </table:table-cell>
          <table:table-cell office:value-type="float" office:value="2.9686244500000001" table:style-name="ce1">
            <text:p>2.96862445</text:p>
          </table:table-cell>
          <table:table-cell office:value-type="float" office:value="114611.28719835301" table:style-name="ce1">
            <text:p>114611.2872</text:p>
          </table:table-cell>
          <table:table-cell table:number-columns-repeated="16375"/>
        </table:table-row>
        <table:table-row table:style-name="ro1">
          <table:table-cell office:value-type="float" office:value="1612749840" table:style-name="ce1">
            <text:p>1612749840</text:p>
          </table:table-cell>
          <table:table-cell office:value-type="date" office:date-value="2021-02-08T02:04:00" table:style-name="ce2">
            <text:p>08/02/2021 02:04</text:p>
          </table:table-cell>
          <table:table-cell office:value-type="string" table:style-name="ce1">
            <text:p>BTC/USD</text:p>
          </table:table-cell>
          <table:table-cell office:value-type="float" office:value="38471.57" table:style-name="ce1">
            <text:p>38471.57</text:p>
          </table:table-cell>
          <table:table-cell office:value-type="float" office:value="38499.599999999999" table:style-name="ce1">
            <text:p>38499.6</text:p>
          </table:table-cell>
          <table:table-cell office:value-type="float" office:value="38471.57" table:style-name="ce1">
            <text:p>38471.57</text:p>
          </table:table-cell>
          <table:table-cell office:value-type="float" office:value="38499.599999999999" table:style-name="ce1">
            <text:p>38499.6</text:p>
          </table:table-cell>
          <table:table-cell office:value-type="float" office:value="0.27874074999999998" table:style-name="ce1">
            <text:p>0.27874075</text:p>
          </table:table-cell>
          <table:table-cell office:value-type="float" office:value="10731.4073787" table:style-name="ce1">
            <text:p>10731.40738</text:p>
          </table:table-cell>
          <table:table-cell table:number-columns-repeated="16375"/>
        </table:table-row>
        <table:table-row table:style-name="ro1">
          <table:table-cell office:value-type="float" office:value="1612749780" table:style-name="ce1">
            <text:p>1612749780</text:p>
          </table:table-cell>
          <table:table-cell office:value-type="date" office:date-value="2021-02-08T02:03:00" table:style-name="ce2">
            <text:p>08/02/2021 02:03</text:p>
          </table:table-cell>
          <table:table-cell office:value-type="string" table:style-name="ce1">
            <text:p>BTC/USD</text:p>
          </table:table-cell>
          <table:table-cell office:value-type="float" office:value="38417.800000000003" table:style-name="ce1">
            <text:p>38417.8</text:p>
          </table:table-cell>
          <table:table-cell office:value-type="float" office:value="38486" table:style-name="ce1">
            <text:p>38486</text:p>
          </table:table-cell>
          <table:table-cell office:value-type="float" office:value="38417.800000000003" table:style-name="ce1">
            <text:p>38417.8</text:p>
          </table:table-cell>
          <table:table-cell office:value-type="float" office:value="38486" table:style-name="ce1">
            <text:p>38486</text:p>
          </table:table-cell>
          <table:table-cell office:value-type="float" office:value="7.5192475999999999" table:style-name="ce1">
            <text:p>7.5192476</text:p>
          </table:table-cell>
          <table:table-cell office:value-type="float" office:value="289385.7631336" table:style-name="ce1">
            <text:p>289385.7631</text:p>
          </table:table-cell>
          <table:table-cell table:number-columns-repeated="16375"/>
        </table:table-row>
        <table:table-row table:style-name="ro1">
          <table:table-cell office:value-type="float" office:value="1612749720" table:style-name="ce1">
            <text:p>1612749720</text:p>
          </table:table-cell>
          <table:table-cell office:value-type="date" office:date-value="2021-02-08T02:02:00" table:style-name="ce2">
            <text:p>08/02/2021 02:02</text:p>
          </table:table-cell>
          <table:table-cell office:value-type="string" table:style-name="ce1">
            <text:p>BTC/USD</text:p>
          </table:table-cell>
          <table:table-cell office:value-type="float" office:value="38587.129999999997" table:style-name="ce1">
            <text:p>38587.13</text:p>
          </table:table-cell>
          <table:table-cell office:value-type="float" office:value="38587.14" table:style-name="ce1">
            <text:p>38587.14</text:p>
          </table:table-cell>
          <table:table-cell office:value-type="float" office:value="38420" table:style-name="ce1">
            <text:p>38420</text:p>
          </table:table-cell>
          <table:table-cell office:value-type="float" office:value="38427.81" table:style-name="ce1">
            <text:p>38427.81</text:p>
          </table:table-cell>
          <table:table-cell office:value-type="float" office:value="18.018986519999999" table:style-name="ce1">
            <text:p>18.01898652</text:p>
          </table:table-cell>
          <table:table-cell office:value-type="float" office:value="692430.19038312102" table:style-name="ce1">
            <text:p>692430.1904</text:p>
          </table:table-cell>
          <table:table-cell table:number-columns-repeated="16375"/>
        </table:table-row>
        <table:table-row table:style-name="ro1">
          <table:table-cell office:value-type="float" office:value="1612749660" table:style-name="ce1">
            <text:p>1612749660</text:p>
          </table:table-cell>
          <table:table-cell office:value-type="date" office:date-value="2021-02-08T02:01:00" table:style-name="ce2">
            <text:p>08/02/2021 02:01</text:p>
          </table:table-cell>
          <table:table-cell office:value-type="string" table:style-name="ce1">
            <text:p>BTC/USD</text:p>
          </table:table-cell>
          <table:table-cell office:value-type="float" office:value="38600" table:style-name="ce1">
            <text:p>38600</text:p>
          </table:table-cell>
          <table:table-cell office:value-type="float" office:value="38600" table:style-name="ce1">
            <text:p>38600</text:p>
          </table:table-cell>
          <table:table-cell office:value-type="float" office:value="38580.69" table:style-name="ce1">
            <text:p>38580.69</text:p>
          </table:table-cell>
          <table:table-cell office:value-type="float" office:value="38580.69" table:style-name="ce1">
            <text:p>38580.69</text:p>
          </table:table-cell>
          <table:table-cell office:value-type="float" office:value="2.6726743700000002" table:style-name="ce1">
            <text:p>2.67267437</text:p>
          </table:table-cell>
          <table:table-cell office:value-type="float" office:value="103113.621339915" table:style-name="ce1">
            <text:p>103113.6213</text:p>
          </table:table-cell>
          <table:table-cell table:number-columns-repeated="16375"/>
        </table:table-row>
        <table:table-row table:style-name="ro1">
          <table:table-cell office:value-type="float" office:value="1612749600" table:style-name="ce1">
            <text:p>1612749600</text:p>
          </table:table-cell>
          <table:table-cell office:value-type="date" office:date-value="2021-02-08T02:00:00" table:style-name="ce2">
            <text:p>08/02/2021 02:00</text:p>
          </table:table-cell>
          <table:table-cell office:value-type="string" table:style-name="ce1">
            <text:p>BTC/USD</text:p>
          </table:table-cell>
          <table:table-cell office:value-type="float" office:value="38597.9" table:style-name="ce1">
            <text:p>38597.9</text:p>
          </table:table-cell>
          <table:table-cell office:value-type="float" office:value="38600" table:style-name="ce1">
            <text:p>38600</text:p>
          </table:table-cell>
          <table:table-cell office:value-type="float" office:value="38592.69" table:style-name="ce1">
            <text:p>38592.69</text:p>
          </table:table-cell>
          <table:table-cell office:value-type="float" office:value="38600" table:style-name="ce1">
            <text:p>38600</text:p>
          </table:table-cell>
          <table:table-cell office:value-type="float" office:value="2.93716541" table:style-name="ce1">
            <text:p>2.93716541</text:p>
          </table:table-cell>
          <table:table-cell office:value-type="float" office:value="113374.58482600001" table:style-name="ce1">
            <text:p>113374.5848</text:p>
          </table:table-cell>
          <table:table-cell table:number-columns-repeated="16375"/>
        </table:table-row>
        <table:table-row table:style-name="ro1">
          <table:table-cell office:value-type="float" office:value="1612749540" table:style-name="ce1">
            <text:p>1612749540</text:p>
          </table:table-cell>
          <table:table-cell office:value-type="date" office:date-value="2021-02-08T01:59:00" table:style-name="ce2">
            <text:p>08/02/2021 01:59</text:p>
          </table:table-cell>
          <table:table-cell office:value-type="string" table:style-name="ce1">
            <text:p>BTC/USD</text:p>
          </table:table-cell>
          <table:table-cell office:value-type="float" office:value="38588.6" table:style-name="ce1">
            <text:p>38588.6</text:p>
          </table:table-cell>
          <table:table-cell office:value-type="float" office:value="38604.400000000001" table:style-name="ce1">
            <text:p>38604.4</text:p>
          </table:table-cell>
          <table:table-cell office:value-type="float" office:value="38562.74" table:style-name="ce1">
            <text:p>38562.74</text:p>
          </table:table-cell>
          <table:table-cell office:value-type="float" office:value="38595.74" table:style-name="ce1">
            <text:p>38595.74</text:p>
          </table:table-cell>
          <table:table-cell office:value-type="float" office:value="2.1039276299999998" table:style-name="ce1">
            <text:p>2.10392763</text:p>
          </table:table-cell>
          <table:table-cell office:value-type="float" office:value="81202.643786296103" table:style-name="ce1">
            <text:p>81202.64379</text:p>
          </table:table-cell>
          <table:table-cell table:number-columns-repeated="16375"/>
        </table:table-row>
        <table:table-row table:style-name="ro1">
          <table:table-cell office:value-type="float" office:value="1612749480" table:style-name="ce1">
            <text:p>1612749480</text:p>
          </table:table-cell>
          <table:table-cell office:value-type="date" office:date-value="2021-02-08T01:58:00" table:style-name="ce2">
            <text:p>08/02/2021 01:58</text:p>
          </table:table-cell>
          <table:table-cell office:value-type="string" table:style-name="ce1">
            <text:p>BTC/USD</text:p>
          </table:table-cell>
          <table:table-cell office:value-type="float" office:value="38618.269999999997" table:style-name="ce1">
            <text:p>38618.27</text:p>
          </table:table-cell>
          <table:table-cell office:value-type="float" office:value="38618.269999999997" table:style-name="ce1">
            <text:p>38618.27</text:p>
          </table:table-cell>
          <table:table-cell office:value-type="float" office:value="38602.949999999997" table:style-name="ce1">
            <text:p>38602.95</text:p>
          </table:table-cell>
          <table:table-cell office:value-type="float" office:value="38606.11" table:style-name="ce1">
            <text:p>38606.11</text:p>
          </table:table-cell>
          <table:table-cell office:value-type="float" office:value="1.2886194900000001" table:style-name="ce1">
            <text:p>1.28861949</text:p>
          </table:table-cell>
          <table:table-cell office:value-type="float" office:value="49748.5857790839" table:style-name="ce1">
            <text:p>49748.58578</text:p>
          </table:table-cell>
          <table:table-cell table:number-columns-repeated="16375"/>
        </table:table-row>
        <table:table-row table:style-name="ro1">
          <table:table-cell office:value-type="float" office:value="1612749420" table:style-name="ce1">
            <text:p>1612749420</text:p>
          </table:table-cell>
          <table:table-cell office:value-type="date" office:date-value="2021-02-08T01:57:00" table:style-name="ce2">
            <text:p>08/02/2021 01:57</text:p>
          </table:table-cell>
          <table:table-cell office:value-type="string" table:style-name="ce1">
            <text:p>BTC/USD</text:p>
          </table:table-cell>
          <table:table-cell office:value-type="float" office:value="38641.730000000003" table:style-name="ce1">
            <text:p>38641.73</text:p>
          </table:table-cell>
          <table:table-cell office:value-type="float" office:value="38641.730000000003" table:style-name="ce1">
            <text:p>38641.73</text:p>
          </table:table-cell>
          <table:table-cell office:value-type="float" office:value="38565" table:style-name="ce1">
            <text:p>38565</text:p>
          </table:table-cell>
          <table:table-cell office:value-type="float" office:value="38577.07" table:style-name="ce1">
            <text:p>38577.07</text:p>
          </table:table-cell>
          <table:table-cell office:value-type="float" office:value="2.2216088300000001" table:style-name="ce1">
            <text:p>2.22160883</text:p>
          </table:table-cell>
          <table:table-cell office:value-type="float" office:value="85703.159347528097" table:style-name="ce1">
            <text:p>85703.15935</text:p>
          </table:table-cell>
          <table:table-cell table:number-columns-repeated="16375"/>
        </table:table-row>
        <table:table-row table:style-name="ro1">
          <table:table-cell office:value-type="float" office:value="1612749360" table:style-name="ce1">
            <text:p>1612749360</text:p>
          </table:table-cell>
          <table:table-cell office:value-type="date" office:date-value="2021-02-08T01:56:00" table:style-name="ce2">
            <text:p>08/02/2021 01:56</text:p>
          </table:table-cell>
          <table:table-cell office:value-type="string" table:style-name="ce1">
            <text:p>BTC/USD</text:p>
          </table:table-cell>
          <table:table-cell office:value-type="float" office:value="38664.559999999998" table:style-name="ce1">
            <text:p>38664.56</text:p>
          </table:table-cell>
          <table:table-cell office:value-type="float" office:value="38664.559999999998" table:style-name="ce1">
            <text:p>38664.56</text:p>
          </table:table-cell>
          <table:table-cell office:value-type="float" office:value="38637.5" table:style-name="ce1">
            <text:p>38637.5</text:p>
          </table:table-cell>
          <table:table-cell office:value-type="float" office:value="38637.5" table:style-name="ce1">
            <text:p>38637.5</text:p>
          </table:table-cell>
          <table:table-cell office:value-type="float" office:value="0.84882234999999995" table:style-name="ce1">
            <text:p>0.84882235</text:p>
          </table:table-cell>
          <table:table-cell office:value-type="float" office:value="32796.373548124997" table:style-name="ce1">
            <text:p>32796.37355</text:p>
          </table:table-cell>
          <table:table-cell table:number-columns-repeated="16375"/>
        </table:table-row>
        <table:table-row table:style-name="ro1">
          <table:table-cell office:value-type="float" office:value="1612749300" table:style-name="ce1">
            <text:p>1612749300</text:p>
          </table:table-cell>
          <table:table-cell office:value-type="date" office:date-value="2021-02-08T01:55:00" table:style-name="ce2">
            <text:p>08/02/2021 01:55</text:p>
          </table:table-cell>
          <table:table-cell office:value-type="string" table:style-name="ce1">
            <text:p>BTC/USD</text:p>
          </table:table-cell>
          <table:table-cell office:value-type="float" office:value="38639.54" table:style-name="ce1">
            <text:p>38639.54</text:p>
          </table:table-cell>
          <table:table-cell office:value-type="float" office:value="38644.589999999997" table:style-name="ce1">
            <text:p>38644.59</text:p>
          </table:table-cell>
          <table:table-cell office:value-type="float" office:value="38639.54" table:style-name="ce1">
            <text:p>38639.54</text:p>
          </table:table-cell>
          <table:table-cell office:value-type="float" office:value="38641.730000000003" table:style-name="ce1">
            <text:p>38641.73</text:p>
          </table:table-cell>
          <table:table-cell office:value-type="float" office:value="1.3140000000000001" table:style-name="ce1">
            <text:p>1.314</text:p>
          </table:table-cell>
          <table:table-cell office:value-type="float" office:value="50775.233220000002" table:style-name="ce1">
            <text:p>50775.23322</text:p>
          </table:table-cell>
          <table:table-cell table:number-columns-repeated="16375"/>
        </table:table-row>
        <table:table-row table:style-name="ro1">
          <table:table-cell office:value-type="float" office:value="1612749240" table:style-name="ce1">
            <text:p>1612749240</text:p>
          </table:table-cell>
          <table:table-cell office:value-type="date" office:date-value="2021-02-08T01:54:00" table:style-name="ce2">
            <text:p>08/02/2021 01:54</text:p>
          </table:table-cell>
          <table:table-cell office:value-type="string" table:style-name="ce1">
            <text:p>BTC/USD</text:p>
          </table:table-cell>
          <table:table-cell office:value-type="float" office:value="38644.370000000003" table:style-name="ce1">
            <text:p>38644.37</text:p>
          </table:table-cell>
          <table:table-cell office:value-type="float" office:value="38647.65" table:style-name="ce1">
            <text:p>38647.65</text:p>
          </table:table-cell>
          <table:table-cell office:value-type="float" office:value="38644.370000000003" table:style-name="ce1">
            <text:p>38644.37</text:p>
          </table:table-cell>
          <table:table-cell office:value-type="float" office:value="38647.65" table:style-name="ce1">
            <text:p>38647.65</text:p>
          </table:table-cell>
          <table:table-cell office:value-type="float" office:value="0.21534209000000001" table:style-name="ce1">
            <text:p>0.21534209</text:p>
          </table:table-cell>
          <table:table-cell office:value-type="float" office:value="8322.4657245884991" table:style-name="ce1">
            <text:p>8322.465725</text:p>
          </table:table-cell>
          <table:table-cell table:number-columns-repeated="16375"/>
        </table:table-row>
        <table:table-row table:style-name="ro1">
          <table:table-cell office:value-type="float" office:value="1612749180" table:style-name="ce1">
            <text:p>1612749180</text:p>
          </table:table-cell>
          <table:table-cell office:value-type="date" office:date-value="2021-02-08T01:53:00" table:style-name="ce2">
            <text:p>08/02/2021 01:53</text:p>
          </table:table-cell>
          <table:table-cell office:value-type="string" table:style-name="ce1">
            <text:p>BTC/USD</text:p>
          </table:table-cell>
          <table:table-cell office:value-type="float" office:value="38632.550000000003" table:style-name="ce1">
            <text:p>38632.55</text:p>
          </table:table-cell>
          <table:table-cell office:value-type="float" office:value="38646.879999999997" table:style-name="ce1">
            <text:p>38646.88</text:p>
          </table:table-cell>
          <table:table-cell office:value-type="float" office:value="38616.81" table:style-name="ce1">
            <text:p>38616.81</text:p>
          </table:table-cell>
          <table:table-cell office:value-type="float" office:value="38646.879999999997" table:style-name="ce1">
            <text:p>38646.88</text:p>
          </table:table-cell>
          <table:table-cell office:value-type="float" office:value="1.37745659" table:style-name="ce1">
            <text:p>1.37745659</text:p>
          </table:table-cell>
          <table:table-cell office:value-type="float" office:value="53234.399538939098" table:style-name="ce1">
            <text:p>53234.39954</text:p>
          </table:table-cell>
          <table:table-cell table:number-columns-repeated="16375"/>
        </table:table-row>
        <table:table-row table:style-name="ro1">
          <table:table-cell office:value-type="float" office:value="1612749120" table:style-name="ce1">
            <text:p>1612749120</text:p>
          </table:table-cell>
          <table:table-cell office:value-type="date" office:date-value="2021-02-08T01:52:00" table:style-name="ce2">
            <text:p>08/02/2021 01:52</text:p>
          </table:table-cell>
          <table:table-cell office:value-type="string" table:style-name="ce1">
            <text:p>BTC/USD</text:p>
          </table:table-cell>
          <table:table-cell office:value-type="float" office:value="38607.82" table:style-name="ce1">
            <text:p>38607.82</text:p>
          </table:table-cell>
          <table:table-cell office:value-type="float" office:value="38633.15" table:style-name="ce1">
            <text:p>38633.15</text:p>
          </table:table-cell>
          <table:table-cell office:value-type="float" office:value="38607.82" table:style-name="ce1">
            <text:p>38607.82</text:p>
          </table:table-cell>
          <table:table-cell office:value-type="float" office:value="38633.15" table:style-name="ce1">
            <text:p>38633.15</text:p>
          </table:table-cell>
          <table:table-cell office:value-type="float" office:value="0.71499999999999997" table:style-name="ce1">
            <text:p>0.715</text:p>
          </table:table-cell>
          <table:table-cell office:value-type="float" office:value="27622.702249999998" table:style-name="ce1">
            <text:p>27622.70225</text:p>
          </table:table-cell>
          <table:table-cell table:number-columns-repeated="16375"/>
        </table:table-row>
        <table:table-row table:style-name="ro1">
          <table:table-cell office:value-type="float" office:value="1612749060" table:style-name="ce1">
            <text:p>1612749060</text:p>
          </table:table-cell>
          <table:table-cell office:value-type="date" office:date-value="2021-02-08T01:51:00" table:style-name="ce2">
            <text:p>08/02/2021 01:51</text:p>
          </table:table-cell>
          <table:table-cell office:value-type="string" table:style-name="ce1">
            <text:p>BTC/USD</text:p>
          </table:table-cell>
          <table:table-cell office:value-type="float" office:value="38606.879999999997" table:style-name="ce1">
            <text:p>38606.88</text:p>
          </table:table-cell>
          <table:table-cell office:value-type="float" office:value="38607.9" table:style-name="ce1">
            <text:p>38607.9</text:p>
          </table:table-cell>
          <table:table-cell office:value-type="float" office:value="38593.839999999997" table:style-name="ce1">
            <text:p>38593.84</text:p>
          </table:table-cell>
          <table:table-cell office:value-type="float" office:value="38606.620000000003" table:style-name="ce1">
            <text:p>38606.62</text:p>
          </table:table-cell>
          <table:table-cell office:value-type="float" office:value="1.56554313" table:style-name="ce1">
            <text:p>1.56554313</text:p>
          </table:table-cell>
          <table:table-cell office:value-type="float" office:value="60440.328713520597" table:style-name="ce1">
            <text:p>60440.32871</text:p>
          </table:table-cell>
          <table:table-cell table:number-columns-repeated="16375"/>
        </table:table-row>
        <table:table-row table:style-name="ro1">
          <table:table-cell office:value-type="float" office:value="1612749000" table:style-name="ce1">
            <text:p>1612749000</text:p>
          </table:table-cell>
          <table:table-cell office:value-type="date" office:date-value="2021-02-08T01:50:00" table:style-name="ce2">
            <text:p>08/02/2021 01:50</text:p>
          </table:table-cell>
          <table:table-cell office:value-type="string" table:style-name="ce1">
            <text:p>BTC/USD</text:p>
          </table:table-cell>
          <table:table-cell office:value-type="float" office:value="38566.31" table:style-name="ce1">
            <text:p>38566.31</text:p>
          </table:table-cell>
          <table:table-cell office:value-type="float" office:value="38596.5" table:style-name="ce1">
            <text:p>38596.5</text:p>
          </table:table-cell>
          <table:table-cell office:value-type="float" office:value="38566.31" table:style-name="ce1">
            <text:p>38566.31</text:p>
          </table:table-cell>
          <table:table-cell office:value-type="float" office:value="38596.5" table:style-name="ce1">
            <text:p>38596.5</text:p>
          </table:table-cell>
          <table:table-cell office:value-type="float" office:value="2.2734395300000001" table:style-name="ce1">
            <text:p>2.27343953</text:p>
          </table:table-cell>
          <table:table-cell office:value-type="float" office:value="87746.808819644997" table:style-name="ce1">
            <text:p>87746.80882</text:p>
          </table:table-cell>
          <table:table-cell table:number-columns-repeated="16375"/>
        </table:table-row>
        <table:table-row table:style-name="ro1">
          <table:table-cell office:value-type="float" office:value="1612748940" table:style-name="ce1">
            <text:p>1612748940</text:p>
          </table:table-cell>
          <table:table-cell office:value-type="date" office:date-value="2021-02-08T01:49:00" table:style-name="ce2">
            <text:p>08/02/2021 01:49</text:p>
          </table:table-cell>
          <table:table-cell office:value-type="string" table:style-name="ce1">
            <text:p>BTC/USD</text:p>
          </table:table-cell>
          <table:table-cell office:value-type="float" office:value="38639.54" table:style-name="ce1">
            <text:p>38639.54</text:p>
          </table:table-cell>
          <table:table-cell office:value-type="float" office:value="38643.9" table:style-name="ce1">
            <text:p>38643.9</text:p>
          </table:table-cell>
          <table:table-cell office:value-type="float" office:value="38633.120000000003" table:style-name="ce1">
            <text:p>38633.12</text:p>
          </table:table-cell>
          <table:table-cell office:value-type="float" office:value="38643.9" table:style-name="ce1">
            <text:p>38643.9</text:p>
          </table:table-cell>
          <table:table-cell office:value-type="float" office:value="0.44776173000000002" table:style-name="ce1">
            <text:p>0.44776173</text:p>
          </table:table-cell>
          <table:table-cell office:value-type="float" office:value="17303.259517947001" table:style-name="ce1">
            <text:p>17303.25952</text:p>
          </table:table-cell>
          <table:table-cell table:number-columns-repeated="16375"/>
        </table:table-row>
        <table:table-row table:style-name="ro1">
          <table:table-cell office:value-type="float" office:value="1612748880" table:style-name="ce1">
            <text:p>1612748880</text:p>
          </table:table-cell>
          <table:table-cell office:value-type="date" office:date-value="2021-02-08T01:48:00" table:style-name="ce2">
            <text:p>08/02/2021 01:48</text:p>
          </table:table-cell>
          <table:table-cell office:value-type="string" table:style-name="ce1">
            <text:p>BTC/USD</text:p>
          </table:table-cell>
          <table:table-cell office:value-type="float" office:value="38648.1" table:style-name="ce1">
            <text:p>38648.1</text:p>
          </table:table-cell>
          <table:table-cell office:value-type="float" office:value="38650" table:style-name="ce1">
            <text:p>38650</text:p>
          </table:table-cell>
          <table:table-cell office:value-type="float" office:value="38635.050000000003" table:style-name="ce1">
            <text:p>38635.05</text:p>
          </table:table-cell>
          <table:table-cell office:value-type="float" office:value="38643.99" table:style-name="ce1">
            <text:p>38643.99</text:p>
          </table:table-cell>
          <table:table-cell office:value-type="float" office:value="3.4144948799999999" table:style-name="ce1">
            <text:p>3.41449488</text:p>
          </table:table-cell>
          <table:table-cell office:value-type="float" office:value="131949.705997771" table:style-name="ce1">
            <text:p>131949.706</text:p>
          </table:table-cell>
          <table:table-cell table:number-columns-repeated="16375"/>
        </table:table-row>
        <table:table-row table:style-name="ro1">
          <table:table-cell office:value-type="float" office:value="1612748820" table:style-name="ce1">
            <text:p>1612748820</text:p>
          </table:table-cell>
          <table:table-cell office:value-type="date" office:date-value="2021-02-08T01:47:00" table:style-name="ce2">
            <text:p>08/02/2021 01:47</text:p>
          </table:table-cell>
          <table:table-cell office:value-type="string" table:style-name="ce1">
            <text:p>BTC/USD</text:p>
          </table:table-cell>
          <table:table-cell office:value-type="float" office:value="38650" table:style-name="ce1">
            <text:p>38650</text:p>
          </table:table-cell>
          <table:table-cell office:value-type="float" office:value="38650" table:style-name="ce1">
            <text:p>38650</text:p>
          </table:table-cell>
          <table:table-cell office:value-type="float" office:value="38624.339999999997" table:style-name="ce1">
            <text:p>38624.34</text:p>
          </table:table-cell>
          <table:table-cell office:value-type="float" office:value="38648.1" table:style-name="ce1">
            <text:p>38648.1</text:p>
          </table:table-cell>
          <table:table-cell office:value-type="float" office:value="3.6223032900000001" table:style-name="ce1">
            <text:p>3.62230329</text:p>
          </table:table-cell>
          <table:table-cell office:value-type="float" office:value="139995.139782249" table:style-name="ce1">
            <text:p>139995.1398</text:p>
          </table:table-cell>
          <table:table-cell table:number-columns-repeated="16375"/>
        </table:table-row>
        <table:table-row table:style-name="ro1">
          <table:table-cell office:value-type="float" office:value="1612748760" table:style-name="ce1">
            <text:p>1612748760</text:p>
          </table:table-cell>
          <table:table-cell office:value-type="date" office:date-value="2021-02-08T01:46:00" table:style-name="ce2">
            <text:p>08/02/2021 01:46</text:p>
          </table:table-cell>
          <table:table-cell office:value-type="string" table:style-name="ce1">
            <text:p>BTC/USD</text:p>
          </table:table-cell>
          <table:table-cell office:value-type="float" office:value="38640" table:style-name="ce1">
            <text:p>38640</text:p>
          </table:table-cell>
          <table:table-cell office:value-type="float" office:value="38641.53" table:style-name="ce1">
            <text:p>38641.53</text:p>
          </table:table-cell>
          <table:table-cell office:value-type="float" office:value="38592.39" table:style-name="ce1">
            <text:p>38592.39</text:p>
          </table:table-cell>
          <table:table-cell office:value-type="float" office:value="38592.39" table:style-name="ce1">
            <text:p>38592.39</text:p>
          </table:table-cell>
          <table:table-cell office:value-type="float" office:value="0.10878618" table:style-name="ce1">
            <text:p>0.10878618</text:p>
          </table:table-cell>
          <table:table-cell office:value-type="float" office:value="4198.3186851701903" table:style-name="ce1">
            <text:p>4198.318685</text:p>
          </table:table-cell>
          <table:table-cell table:number-columns-repeated="16375"/>
        </table:table-row>
        <table:table-row table:style-name="ro1">
          <table:table-cell office:value-type="float" office:value="1612748700" table:style-name="ce1">
            <text:p>1612748700</text:p>
          </table:table-cell>
          <table:table-cell office:value-type="date" office:date-value="2021-02-08T01:45:00" table:style-name="ce2">
            <text:p>08/02/2021 01:45</text:p>
          </table:table-cell>
          <table:table-cell office:value-type="string" table:style-name="ce1">
            <text:p>BTC/USD</text:p>
          </table:table-cell>
          <table:table-cell office:value-type="float" office:value="38599.519999999997" table:style-name="ce1">
            <text:p>38599.52</text:p>
          </table:table-cell>
          <table:table-cell office:value-type="float" office:value="38621.75" table:style-name="ce1">
            <text:p>38621.75</text:p>
          </table:table-cell>
          <table:table-cell office:value-type="float" office:value="38590" table:style-name="ce1">
            <text:p>38590</text:p>
          </table:table-cell>
          <table:table-cell office:value-type="float" office:value="38619.94" table:style-name="ce1">
            <text:p>38619.94</text:p>
          </table:table-cell>
          <table:table-cell office:value-type="float" office:value="0.41324439000000002" table:style-name="ce1">
            <text:p>0.41324439</text:p>
          </table:table-cell>
          <table:table-cell office:value-type="float" office:value="15959.4735471366" table:style-name="ce1">
            <text:p>15959.47355</text:p>
          </table:table-cell>
          <table:table-cell table:number-columns-repeated="16375"/>
        </table:table-row>
        <table:table-row table:style-name="ro1">
          <table:table-cell office:value-type="float" office:value="1612748640" table:style-name="ce1">
            <text:p>1612748640</text:p>
          </table:table-cell>
          <table:table-cell office:value-type="date" office:date-value="2021-02-08T01:44:00" table:style-name="ce2">
            <text:p>08/02/2021 01:44</text:p>
          </table:table-cell>
          <table:table-cell office:value-type="string" table:style-name="ce1">
            <text:p>BTC/USD</text:p>
          </table:table-cell>
          <table:table-cell office:value-type="float" office:value="38590.620000000003" table:style-name="ce1">
            <text:p>38590.62</text:p>
          </table:table-cell>
          <table:table-cell office:value-type="float" office:value="38615.949999999997" table:style-name="ce1">
            <text:p>38615.95</text:p>
          </table:table-cell>
          <table:table-cell office:value-type="float" office:value="38590.620000000003" table:style-name="ce1">
            <text:p>38590.62</text:p>
          </table:table-cell>
          <table:table-cell office:value-type="float" office:value="38603.61" table:style-name="ce1">
            <text:p>38603.61</text:p>
          </table:table-cell>
          <table:table-cell office:value-type="float" office:value="0.68659990999999998" table:style-name="ce1">
            <text:p>0.68659991</text:p>
          </table:table-cell>
          <table:table-cell office:value-type="float" office:value="26505.2351516751" table:style-name="ce1">
            <text:p>26505.23515</text:p>
          </table:table-cell>
          <table:table-cell table:number-columns-repeated="16375"/>
        </table:table-row>
        <table:table-row table:style-name="ro1">
          <table:table-cell office:value-type="float" office:value="1612748580" table:style-name="ce1">
            <text:p>1612748580</text:p>
          </table:table-cell>
          <table:table-cell office:value-type="date" office:date-value="2021-02-08T01:43:00" table:style-name="ce2">
            <text:p>08/02/2021 01:43</text:p>
          </table:table-cell>
          <table:table-cell office:value-type="string" table:style-name="ce1">
            <text:p>BTC/USD</text:p>
          </table:table-cell>
          <table:table-cell office:value-type="float" office:value="38610" table:style-name="ce1">
            <text:p>38610</text:p>
          </table:table-cell>
          <table:table-cell office:value-type="float" office:value="38610" table:style-name="ce1">
            <text:p>38610</text:p>
          </table:table-cell>
          <table:table-cell office:value-type="float" office:value="38596.480000000003" table:style-name="ce1">
            <text:p>38596.48</text:p>
          </table:table-cell>
          <table:table-cell office:value-type="float" office:value="38598.28" table:style-name="ce1">
            <text:p>38598.28</text:p>
          </table:table-cell>
          <table:table-cell office:value-type="float" office:value="0.57455524000000002" table:style-name="ce1">
            <text:p>0.57455524</text:p>
          </table:table-cell>
          <table:table-cell office:value-type="float" office:value="22176.844028987201" table:style-name="ce1">
            <text:p>22176.84403</text:p>
          </table:table-cell>
          <table:table-cell table:number-columns-repeated="16375"/>
        </table:table-row>
        <table:table-row table:style-name="ro1">
          <table:table-cell office:value-type="float" office:value="1612748520" table:style-name="ce1">
            <text:p>1612748520</text:p>
          </table:table-cell>
          <table:table-cell office:value-type="date" office:date-value="2021-02-08T01:42:00" table:style-name="ce2">
            <text:p>08/02/2021 01:42</text:p>
          </table:table-cell>
          <table:table-cell office:value-type="string" table:style-name="ce1">
            <text:p>BTC/USD</text:p>
          </table:table-cell>
          <table:table-cell office:value-type="float" office:value="38582.239999999998" table:style-name="ce1">
            <text:p>38582.24</text:p>
          </table:table-cell>
          <table:table-cell office:value-type="float" office:value="38632.080000000002" table:style-name="ce1">
            <text:p>38632.08</text:p>
          </table:table-cell>
          <table:table-cell office:value-type="float" office:value="38582.239999999998" table:style-name="ce1">
            <text:p>38582.24</text:p>
          </table:table-cell>
          <table:table-cell office:value-type="float" office:value="38632.080000000002" table:style-name="ce1">
            <text:p>38632.08</text:p>
          </table:table-cell>
          <table:table-cell office:value-type="float" office:value="0.81855668999999998" table:style-name="ce1">
            <text:p>0.81855669</text:p>
          </table:table-cell>
          <table:table-cell office:value-type="float" office:value="31622.547532615201" table:style-name="ce1">
            <text:p>31622.54753</text:p>
          </table:table-cell>
          <table:table-cell table:number-columns-repeated="16375"/>
        </table:table-row>
        <table:table-row table:style-name="ro1">
          <table:table-cell office:value-type="float" office:value="1612748460" table:style-name="ce1">
            <text:p>1612748460</text:p>
          </table:table-cell>
          <table:table-cell office:value-type="date" office:date-value="2021-02-08T01:41:00" table:style-name="ce2">
            <text:p>08/02/2021 01:41</text:p>
          </table:table-cell>
          <table:table-cell office:value-type="string" table:style-name="ce1">
            <text:p>BTC/USD</text:p>
          </table:table-cell>
          <table:table-cell office:value-type="float" office:value="38605.57" table:style-name="ce1">
            <text:p>38605.57</text:p>
          </table:table-cell>
          <table:table-cell office:value-type="float" office:value="38624.28" table:style-name="ce1">
            <text:p>38624.28</text:p>
          </table:table-cell>
          <table:table-cell office:value-type="float" office:value="38576.800000000003" table:style-name="ce1">
            <text:p>38576.8</text:p>
          </table:table-cell>
          <table:table-cell office:value-type="float" office:value="38576.800000000003" table:style-name="ce1">
            <text:p>38576.8</text:p>
          </table:table-cell>
          <table:table-cell office:value-type="float" office:value="7.6688521500000002" table:style-name="ce1">
            <text:p>7.66885215</text:p>
          </table:table-cell>
          <table:table-cell office:value-type="float" office:value="295839.77562012" table:style-name="ce1">
            <text:p>295839.7756</text:p>
          </table:table-cell>
          <table:table-cell table:number-columns-repeated="16375"/>
        </table:table-row>
        <table:table-row table:style-name="ro1">
          <table:table-cell office:value-type="float" office:value="1612748400" table:style-name="ce1">
            <text:p>1612748400</text:p>
          </table:table-cell>
          <table:table-cell office:value-type="date" office:date-value="2021-02-08T01:40:00" table:style-name="ce2">
            <text:p>08/02/2021 01:40</text:p>
          </table:table-cell>
          <table:table-cell office:value-type="string" table:style-name="ce1">
            <text:p>BTC/USD</text:p>
          </table:table-cell>
          <table:table-cell office:value-type="float" office:value="38625.47" table:style-name="ce1">
            <text:p>38625.47</text:p>
          </table:table-cell>
          <table:table-cell office:value-type="float" office:value="38625.47" table:style-name="ce1">
            <text:p>38625.47</text:p>
          </table:table-cell>
          <table:table-cell office:value-type="float" office:value="38625.47" table:style-name="ce1">
            <text:p>38625.47</text:p>
          </table:table-cell>
          <table:table-cell office:value-type="float" office:value="38625.47" table:style-name="ce1">
            <text:p>38625.47</text:p>
          </table:table-cell>
          <table:table-cell office:value-type="float" office:value="4.0733499999999999E-3" table:style-name="ce1">
            <text:p>0.00407335</text:p>
          </table:table-cell>
          <table:table-cell office:value-type="float" office:value="157.33505822449999" table:style-name="ce1">
            <text:p>157.3350582</text:p>
          </table:table-cell>
          <table:table-cell table:number-columns-repeated="16375"/>
        </table:table-row>
        <table:table-row table:style-name="ro1">
          <table:table-cell office:value-type="float" office:value="1612748340" table:style-name="ce1">
            <text:p>1612748340</text:p>
          </table:table-cell>
          <table:table-cell office:value-type="date" office:date-value="2021-02-08T01:39:00" table:style-name="ce2">
            <text:p>08/02/2021 01:39</text:p>
          </table:table-cell>
          <table:table-cell office:value-type="string" table:style-name="ce1">
            <text:p>BTC/USD</text:p>
          </table:table-cell>
          <table:table-cell office:value-type="float" office:value="38595.120000000003" table:style-name="ce1">
            <text:p>38595.12</text:p>
          </table:table-cell>
          <table:table-cell office:value-type="float" office:value="38609.660000000003" table:style-name="ce1">
            <text:p>38609.66</text:p>
          </table:table-cell>
          <table:table-cell office:value-type="float" office:value="38595.120000000003" table:style-name="ce1">
            <text:p>38595.12</text:p>
          </table:table-cell>
          <table:table-cell office:value-type="float" office:value="38609.660000000003" table:style-name="ce1">
            <text:p>38609.66</text:p>
          </table:table-cell>
          <table:table-cell office:value-type="float" office:value="0.19595209999999999" table:style-name="ce1">
            <text:p>0.1959521</text:p>
          </table:table-cell>
          <table:table-cell office:value-type="float" office:value="7565.6439572859999" table:style-name="ce1">
            <text:p>7565.643957</text:p>
          </table:table-cell>
          <table:table-cell table:number-columns-repeated="16375"/>
        </table:table-row>
        <table:table-row table:style-name="ro1">
          <table:table-cell office:value-type="float" office:value="1612748280" table:style-name="ce1">
            <text:p>1612748280</text:p>
          </table:table-cell>
          <table:table-cell office:value-type="date" office:date-value="2021-02-08T01:38:00" table:style-name="ce2">
            <text:p>08/02/2021 01:38</text:p>
          </table:table-cell>
          <table:table-cell office:value-type="string" table:style-name="ce1">
            <text:p>BTC/USD</text:p>
          </table:table-cell>
          <table:table-cell office:value-type="float" office:value="38588.9" table:style-name="ce1">
            <text:p>38588.9</text:p>
          </table:table-cell>
          <table:table-cell office:value-type="float" office:value="38590.43" table:style-name="ce1">
            <text:p>38590.43</text:p>
          </table:table-cell>
          <table:table-cell office:value-type="float" office:value="38588.9" table:style-name="ce1">
            <text:p>38588.9</text:p>
          </table:table-cell>
          <table:table-cell office:value-type="float" office:value="38590.43" table:style-name="ce1">
            <text:p>38590.43</text:p>
          </table:table-cell>
          <table:table-cell office:value-type="float" office:value="2.0117099999999999" table:style-name="ce1">
            <text:p>2.01171</text:p>
          </table:table-cell>
          <table:table-cell office:value-type="float" office:value="77632.753935300003" table:style-name="ce1">
            <text:p>77632.75394</text:p>
          </table:table-cell>
          <table:table-cell table:number-columns-repeated="16375"/>
        </table:table-row>
        <table:table-row table:style-name="ro1">
          <table:table-cell office:value-type="float" office:value="1612748220" table:style-name="ce1">
            <text:p>1612748220</text:p>
          </table:table-cell>
          <table:table-cell office:value-type="date" office:date-value="2021-02-08T01:37:00" table:style-name="ce2">
            <text:p>08/02/2021 01:37</text:p>
          </table:table-cell>
          <table:table-cell office:value-type="string" table:style-name="ce1">
            <text:p>BTC/USD</text:p>
          </table:table-cell>
          <table:table-cell office:value-type="float" office:value="38603.18" table:style-name="ce1">
            <text:p>38603.18</text:p>
          </table:table-cell>
          <table:table-cell office:value-type="float" office:value="38634.71" table:style-name="ce1">
            <text:p>38634.71</text:p>
          </table:table-cell>
          <table:table-cell office:value-type="float" office:value="38603.18" table:style-name="ce1">
            <text:p>38603.18</text:p>
          </table:table-cell>
          <table:table-cell office:value-type="float" office:value="38614.81" table:style-name="ce1">
            <text:p>38614.81</text:p>
          </table:table-cell>
          <table:table-cell office:value-type="float" office:value="7.1990470000000001E-2" table:style-name="ce1">
            <text:p>0.07199047</text:p>
          </table:table-cell>
          <table:table-cell office:value-type="float" office:value="2779.8983208606901" table:style-name="ce1">
            <text:p>2779.898321</text:p>
          </table:table-cell>
          <table:table-cell table:number-columns-repeated="16375"/>
        </table:table-row>
        <table:table-row table:style-name="ro1">
          <table:table-cell office:value-type="float" office:value="1612748160" table:style-name="ce1">
            <text:p>1612748160</text:p>
          </table:table-cell>
          <table:table-cell office:value-type="date" office:date-value="2021-02-08T01:36:00" table:style-name="ce2">
            <text:p>08/02/2021 01:36</text:p>
          </table:table-cell>
          <table:table-cell office:value-type="string" table:style-name="ce1">
            <text:p>BTC/USD</text:p>
          </table:table-cell>
          <table:table-cell office:value-type="float" office:value="38602.230000000003" table:style-name="ce1">
            <text:p>38602.23</text:p>
          </table:table-cell>
          <table:table-cell office:value-type="float" office:value="38649.64" table:style-name="ce1">
            <text:p>38649.64</text:p>
          </table:table-cell>
          <table:table-cell office:value-type="float" office:value="38602.230000000003" table:style-name="ce1">
            <text:p>38602.23</text:p>
          </table:table-cell>
          <table:table-cell office:value-type="float" office:value="38649.64" table:style-name="ce1">
            <text:p>38649.64</text:p>
          </table:table-cell>
          <table:table-cell office:value-type="float" office:value="0.58695721999999995" table:style-name="ce1">
            <text:p>0.58695722</text:p>
          </table:table-cell>
          <table:table-cell office:value-type="float" office:value="22685.685248400699" table:style-name="ce1">
            <text:p>22685.68525</text:p>
          </table:table-cell>
          <table:table-cell table:number-columns-repeated="16375"/>
        </table:table-row>
        <table:table-row table:style-name="ro1">
          <table:table-cell office:value-type="float" office:value="1612748100" table:style-name="ce1">
            <text:p>1612748100</text:p>
          </table:table-cell>
          <table:table-cell office:value-type="date" office:date-value="2021-02-08T01:35:00" table:style-name="ce2">
            <text:p>08/02/2021 01:35</text:p>
          </table:table-cell>
          <table:table-cell office:value-type="string" table:style-name="ce1">
            <text:p>BTC/USD</text:p>
          </table:table-cell>
          <table:table-cell office:value-type="float" office:value="38569.68" table:style-name="ce1">
            <text:p>38569.68</text:p>
          </table:table-cell>
          <table:table-cell office:value-type="float" office:value="38609.300000000003" table:style-name="ce1">
            <text:p>38609.3</text:p>
          </table:table-cell>
          <table:table-cell office:value-type="float" office:value="38562.99" table:style-name="ce1">
            <text:p>38562.99</text:p>
          </table:table-cell>
          <table:table-cell office:value-type="float" office:value="38602.230000000003" table:style-name="ce1">
            <text:p>38602.23</text:p>
          </table:table-cell>
          <table:table-cell office:value-type="float" office:value="0.54399248" table:style-name="ce1">
            <text:p>0.54399248</text:p>
          </table:table-cell>
          <table:table-cell office:value-type="float" office:value="20999.322831230402" table:style-name="ce1">
            <text:p>20999.32283</text:p>
          </table:table-cell>
          <table:table-cell table:number-columns-repeated="16375"/>
        </table:table-row>
        <table:table-row table:style-name="ro1">
          <table:table-cell office:value-type="float" office:value="1612748040" table:style-name="ce1">
            <text:p>1612748040</text:p>
          </table:table-cell>
          <table:table-cell office:value-type="date" office:date-value="2021-02-08T01:34:00" table:style-name="ce2">
            <text:p>08/02/2021 01:34</text:p>
          </table:table-cell>
          <table:table-cell office:value-type="string" table:style-name="ce1">
            <text:p>BTC/USD</text:p>
          </table:table-cell>
          <table:table-cell office:value-type="float" office:value="38530.839999999997" table:style-name="ce1">
            <text:p>38530.84</text:p>
          </table:table-cell>
          <table:table-cell office:value-type="float" office:value="38591.15" table:style-name="ce1">
            <text:p>38591.15</text:p>
          </table:table-cell>
          <table:table-cell office:value-type="float" office:value="38530.839999999997" table:style-name="ce1">
            <text:p>38530.84</text:p>
          </table:table-cell>
          <table:table-cell office:value-type="float" office:value="38591.15" table:style-name="ce1">
            <text:p>38591.15</text:p>
          </table:table-cell>
          <table:table-cell office:value-type="float" office:value="1.57214012" table:style-name="ce1">
            <text:p>1.57214012</text:p>
          </table:table-cell>
          <table:table-cell office:value-type="float" office:value="60670.695191938001" table:style-name="ce1">
            <text:p>60670.69519</text:p>
          </table:table-cell>
          <table:table-cell table:number-columns-repeated="16375"/>
        </table:table-row>
        <table:table-row table:style-name="ro1">
          <table:table-cell office:value-type="float" office:value="1612747980" table:style-name="ce1">
            <text:p>1612747980</text:p>
          </table:table-cell>
          <table:table-cell office:value-type="date" office:date-value="2021-02-08T01:33:00" table:style-name="ce2">
            <text:p>08/02/2021 01:33</text:p>
          </table:table-cell>
          <table:table-cell office:value-type="string" table:style-name="ce1">
            <text:p>BTC/USD</text:p>
          </table:table-cell>
          <table:table-cell office:value-type="float" office:value="38548.43" table:style-name="ce1">
            <text:p>38548.43</text:p>
          </table:table-cell>
          <table:table-cell office:value-type="float" office:value="38548.43" table:style-name="ce1">
            <text:p>38548.43</text:p>
          </table:table-cell>
          <table:table-cell office:value-type="float" office:value="38500" table:style-name="ce1">
            <text:p>38500</text:p>
          </table:table-cell>
          <table:table-cell office:value-type="float" office:value="38528.32" table:style-name="ce1">
            <text:p>38528.32</text:p>
          </table:table-cell>
          <table:table-cell office:value-type="float" office:value="14.00289976" table:style-name="ce1">
            <text:p>14.00289976</text:p>
          </table:table-cell>
          <table:table-cell office:value-type="float" office:value="539508.20288120303" table:style-name="ce1">
            <text:p>539508.2029</text:p>
          </table:table-cell>
          <table:table-cell table:number-columns-repeated="16375"/>
        </table:table-row>
        <table:table-row table:style-name="ro1">
          <table:table-cell office:value-type="float" office:value="1612747920" table:style-name="ce1">
            <text:p>1612747920</text:p>
          </table:table-cell>
          <table:table-cell office:value-type="date" office:date-value="2021-02-08T01:32:00" table:style-name="ce2">
            <text:p>08/02/2021 01:32</text:p>
          </table:table-cell>
          <table:table-cell office:value-type="string" table:style-name="ce1">
            <text:p>BTC/USD</text:p>
          </table:table-cell>
          <table:table-cell office:value-type="float" office:value="38611.14" table:style-name="ce1">
            <text:p>38611.14</text:p>
          </table:table-cell>
          <table:table-cell office:value-type="float" office:value="38613.699999999997" table:style-name="ce1">
            <text:p>38613.7</text:p>
          </table:table-cell>
          <table:table-cell office:value-type="float" office:value="38521.69" table:style-name="ce1">
            <text:p>38521.69</text:p>
          </table:table-cell>
          <table:table-cell office:value-type="float" office:value="38565.39" table:style-name="ce1">
            <text:p>38565.39</text:p>
          </table:table-cell>
          <table:table-cell office:value-type="float" office:value="3.5185898400000002" table:style-name="ce1">
            <text:p>3.51858984</text:p>
          </table:table-cell>
          <table:table-cell office:value-type="float" office:value="135695.78942963699" table:style-name="ce1">
            <text:p>135695.7894</text:p>
          </table:table-cell>
          <table:table-cell table:number-columns-repeated="16375"/>
        </table:table-row>
        <table:table-row table:style-name="ro1">
          <table:table-cell office:value-type="float" office:value="1612747860" table:style-name="ce1">
            <text:p>1612747860</text:p>
          </table:table-cell>
          <table:table-cell office:value-type="date" office:date-value="2021-02-08T01:31:00" table:style-name="ce2">
            <text:p>08/02/2021 01:31</text:p>
          </table:table-cell>
          <table:table-cell office:value-type="string" table:style-name="ce1">
            <text:p>BTC/USD</text:p>
          </table:table-cell>
          <table:table-cell office:value-type="float" office:value="38626.22" table:style-name="ce1">
            <text:p>38626.22</text:p>
          </table:table-cell>
          <table:table-cell office:value-type="float" office:value="38642.97" table:style-name="ce1">
            <text:p>38642.97</text:p>
          </table:table-cell>
          <table:table-cell office:value-type="float" office:value="38556.269999999997" table:style-name="ce1">
            <text:p>38556.27</text:p>
          </table:table-cell>
          <table:table-cell office:value-type="float" office:value="38596.86" table:style-name="ce1">
            <text:p>38596.86</text:p>
          </table:table-cell>
          <table:table-cell office:value-type="float" office:value="15.081716370000001" table:style-name="ce1">
            <text:p>15.08171637</text:p>
          </table:table-cell>
          <table:table-cell office:value-type="float" office:value="582106.89529259806" table:style-name="ce1">
            <text:p>582106.8953</text:p>
          </table:table-cell>
          <table:table-cell table:number-columns-repeated="16375"/>
        </table:table-row>
        <table:table-row table:style-name="ro1">
          <table:table-cell office:value-type="float" office:value="1612747800" table:style-name="ce1">
            <text:p>1612747800</text:p>
          </table:table-cell>
          <table:table-cell office:value-type="date" office:date-value="2021-02-08T01:30:00" table:style-name="ce2">
            <text:p>08/02/2021 01:30</text:p>
          </table:table-cell>
          <table:table-cell office:value-type="string" table:style-name="ce1">
            <text:p>BTC/USD</text:p>
          </table:table-cell>
          <table:table-cell office:value-type="float" office:value="38673.69" table:style-name="ce1">
            <text:p>38673.69</text:p>
          </table:table-cell>
          <table:table-cell office:value-type="float" office:value="38695.910000000003" table:style-name="ce1">
            <text:p>38695.91</text:p>
          </table:table-cell>
          <table:table-cell office:value-type="float" office:value="38609.54" table:style-name="ce1">
            <text:p>38609.54</text:p>
          </table:table-cell>
          <table:table-cell office:value-type="float" office:value="38609.54" table:style-name="ce1">
            <text:p>38609.54</text:p>
          </table:table-cell>
          <table:table-cell office:value-type="float" office:value="7.9082386199999997" table:style-name="ce1">
            <text:p>7.90823862</text:p>
          </table:table-cell>
          <table:table-cell office:value-type="float" office:value="305333.45532843401" table:style-name="ce1">
            <text:p>305333.4553</text:p>
          </table:table-cell>
          <table:table-cell table:number-columns-repeated="16375"/>
        </table:table-row>
        <table:table-row table:style-name="ro1">
          <table:table-cell office:value-type="float" office:value="1612747740" table:style-name="ce1">
            <text:p>1612747740</text:p>
          </table:table-cell>
          <table:table-cell office:value-type="date" office:date-value="2021-02-08T01:29:00" table:style-name="ce2">
            <text:p>08/02/2021 01:29</text:p>
          </table:table-cell>
          <table:table-cell office:value-type="string" table:style-name="ce1">
            <text:p>BTC/USD</text:p>
          </table:table-cell>
          <table:table-cell office:value-type="float" office:value="38700.07" table:style-name="ce1">
            <text:p>38700.07</text:p>
          </table:table-cell>
          <table:table-cell office:value-type="float" office:value="38700.07" table:style-name="ce1">
            <text:p>38700.07</text:p>
          </table:table-cell>
          <table:table-cell office:value-type="float" office:value="38685.56" table:style-name="ce1">
            <text:p>38685.56</text:p>
          </table:table-cell>
          <table:table-cell office:value-type="float" office:value="38685.56" table:style-name="ce1">
            <text:p>38685.56</text:p>
          </table:table-cell>
          <table:table-cell office:value-type="float" office:value="0.52386350999999998" table:style-name="ce1">
            <text:p>0.52386351</text:p>
          </table:table-cell>
          <table:table-cell office:value-type="float" office:value="20265.953247915499" table:style-name="ce1">
            <text:p>20265.95325</text:p>
          </table:table-cell>
          <table:table-cell table:number-columns-repeated="16375"/>
        </table:table-row>
        <table:table-row table:style-name="ro1">
          <table:table-cell office:value-type="float" office:value="1612747680" table:style-name="ce1">
            <text:p>1612747680</text:p>
          </table:table-cell>
          <table:table-cell office:value-type="date" office:date-value="2021-02-08T01:28:00" table:style-name="ce2">
            <text:p>08/02/2021 01:28</text:p>
          </table:table-cell>
          <table:table-cell office:value-type="string" table:style-name="ce1">
            <text:p>BTC/USD</text:p>
          </table:table-cell>
          <table:table-cell office:value-type="float" office:value="38669.03" table:style-name="ce1">
            <text:p>38669.03</text:p>
          </table:table-cell>
          <table:table-cell office:value-type="float" office:value="38709.58" table:style-name="ce1">
            <text:p>38709.58</text:p>
          </table:table-cell>
          <table:table-cell office:value-type="float" office:value="38669.03" table:style-name="ce1">
            <text:p>38669.03</text:p>
          </table:table-cell>
          <table:table-cell office:value-type="float" office:value="38700.120000000003" table:style-name="ce1">
            <text:p>38700.12</text:p>
          </table:table-cell>
          <table:table-cell office:value-type="float" office:value="2.690353" table:style-name="ce1">
            <text:p>2.690353</text:p>
          </table:table-cell>
          <table:table-cell office:value-type="float" office:value="104116.98394236001" table:style-name="ce1">
            <text:p>104116.9839</text:p>
          </table:table-cell>
          <table:table-cell table:number-columns-repeated="16375"/>
        </table:table-row>
        <table:table-row table:style-name="ro1">
          <table:table-cell office:value-type="float" office:value="1612747620" table:style-name="ce1">
            <text:p>1612747620</text:p>
          </table:table-cell>
          <table:table-cell office:value-type="date" office:date-value="2021-02-08T01:27:00" table:style-name="ce2">
            <text:p>08/02/2021 01:27</text:p>
          </table:table-cell>
          <table:table-cell office:value-type="string" table:style-name="ce1">
            <text:p>BTC/USD</text:p>
          </table:table-cell>
          <table:table-cell office:value-type="float" office:value="38726.67" table:style-name="ce1">
            <text:p>38726.67</text:p>
          </table:table-cell>
          <table:table-cell office:value-type="float" office:value="38726.67" table:style-name="ce1">
            <text:p>38726.67</text:p>
          </table:table-cell>
          <table:table-cell office:value-type="float" office:value="38669.699999999997" table:style-name="ce1">
            <text:p>38669.7</text:p>
          </table:table-cell>
          <table:table-cell office:value-type="float" office:value="38671.85" table:style-name="ce1">
            <text:p>38671.85</text:p>
          </table:table-cell>
          <table:table-cell office:value-type="float" office:value="0.76764562000000003" table:style-name="ce1">
            <text:p>0.76764562</text:p>
          </table:table-cell>
          <table:table-cell office:value-type="float" office:value="29686.276269796999" table:style-name="ce1">
            <text:p>29686.27627</text:p>
          </table:table-cell>
          <table:table-cell table:number-columns-repeated="16375"/>
        </table:table-row>
        <table:table-row table:style-name="ro1">
          <table:table-cell office:value-type="float" office:value="1612747560" table:style-name="ce1">
            <text:p>1612747560</text:p>
          </table:table-cell>
          <table:table-cell office:value-type="date" office:date-value="2021-02-08T01:26:00" table:style-name="ce2">
            <text:p>08/02/2021 01:26</text:p>
          </table:table-cell>
          <table:table-cell office:value-type="string" table:style-name="ce1">
            <text:p>BTC/USD</text:p>
          </table:table-cell>
          <table:table-cell office:value-type="float" office:value="38756.519999999997" table:style-name="ce1">
            <text:p>38756.52</text:p>
          </table:table-cell>
          <table:table-cell office:value-type="float" office:value="38771.31" table:style-name="ce1">
            <text:p>38771.31</text:p>
          </table:table-cell>
          <table:table-cell office:value-type="float" office:value="38700" table:style-name="ce1">
            <text:p>38700</text:p>
          </table:table-cell>
          <table:table-cell office:value-type="float" office:value="38700" table:style-name="ce1">
            <text:p>38700</text:p>
          </table:table-cell>
          <table:table-cell office:value-type="float" office:value="0.62911810999999995" table:style-name="ce1">
            <text:p>0.62911811</text:p>
          </table:table-cell>
          <table:table-cell office:value-type="float" office:value="24346.8708569999" table:style-name="ce1">
            <text:p>24346.87086</text:p>
          </table:table-cell>
          <table:table-cell table:number-columns-repeated="16375"/>
        </table:table-row>
        <table:table-row table:style-name="ro1">
          <table:table-cell office:value-type="float" office:value="1612747500" table:style-name="ce1">
            <text:p>1612747500</text:p>
          </table:table-cell>
          <table:table-cell office:value-type="date" office:date-value="2021-02-08T01:25:00" table:style-name="ce2">
            <text:p>08/02/2021 01:25</text:p>
          </table:table-cell>
          <table:table-cell office:value-type="string" table:style-name="ce1">
            <text:p>BTC/USD</text:p>
          </table:table-cell>
          <table:table-cell office:value-type="float" office:value="38752.339999999997" table:style-name="ce1">
            <text:p>38752.34</text:p>
          </table:table-cell>
          <table:table-cell office:value-type="float" office:value="38779.699999999997" table:style-name="ce1">
            <text:p>38779.7</text:p>
          </table:table-cell>
          <table:table-cell office:value-type="float" office:value="38748.839999999997" table:style-name="ce1">
            <text:p>38748.84</text:p>
          </table:table-cell>
          <table:table-cell office:value-type="float" office:value="38764.43" table:style-name="ce1">
            <text:p>38764.43</text:p>
          </table:table-cell>
          <table:table-cell office:value-type="float" office:value="0.65907961000000004" table:style-name="ce1">
            <text:p>0.65907961</text:p>
          </table:table-cell>
          <table:table-cell office:value-type="float" office:value="25548.845406272299" table:style-name="ce1">
            <text:p>25548.84541</text:p>
          </table:table-cell>
          <table:table-cell table:number-columns-repeated="16375"/>
        </table:table-row>
        <table:table-row table:style-name="ro1">
          <table:table-cell office:value-type="float" office:value="1612747440" table:style-name="ce1">
            <text:p>1612747440</text:p>
          </table:table-cell>
          <table:table-cell office:value-type="date" office:date-value="2021-02-08T01:24:00" table:style-name="ce2">
            <text:p>08/02/2021 01:24</text:p>
          </table:table-cell>
          <table:table-cell office:value-type="string" table:style-name="ce1">
            <text:p>BTC/USD</text:p>
          </table:table-cell>
          <table:table-cell office:value-type="float" office:value="38766.199999999997" table:style-name="ce1">
            <text:p>38766.2</text:p>
          </table:table-cell>
          <table:table-cell office:value-type="float" office:value="38766.199999999997" table:style-name="ce1">
            <text:p>38766.2</text:p>
          </table:table-cell>
          <table:table-cell office:value-type="float" office:value="38737.9" table:style-name="ce1">
            <text:p>38737.9</text:p>
          </table:table-cell>
          <table:table-cell office:value-type="float" office:value="38737.9" table:style-name="ce1">
            <text:p>38737.9</text:p>
          </table:table-cell>
          <table:table-cell office:value-type="float" office:value="0.39311117000000001" table:style-name="ce1">
            <text:p>0.39311117</text:p>
          </table:table-cell>
          <table:table-cell office:value-type="float" office:value="15228.301192343" table:style-name="ce1">
            <text:p>15228.30119</text:p>
          </table:table-cell>
          <table:table-cell table:number-columns-repeated="16375"/>
        </table:table-row>
        <table:table-row table:style-name="ro1">
          <table:table-cell office:value-type="float" office:value="1612747380" table:style-name="ce1">
            <text:p>1612747380</text:p>
          </table:table-cell>
          <table:table-cell office:value-type="date" office:date-value="2021-02-08T01:23:00" table:style-name="ce2">
            <text:p>08/02/2021 01:23</text:p>
          </table:table-cell>
          <table:table-cell office:value-type="string" table:style-name="ce1">
            <text:p>BTC/USD</text:p>
          </table:table-cell>
          <table:table-cell office:value-type="float" office:value="38787.71" table:style-name="ce1">
            <text:p>38787.71</text:p>
          </table:table-cell>
          <table:table-cell office:value-type="float" office:value="38787.71" table:style-name="ce1">
            <text:p>38787.71</text:p>
          </table:table-cell>
          <table:table-cell office:value-type="float" office:value="38722.39" table:style-name="ce1">
            <text:p>38722.39</text:p>
          </table:table-cell>
          <table:table-cell office:value-type="float" office:value="38740.82" table:style-name="ce1">
            <text:p>38740.82</text:p>
          </table:table-cell>
          <table:table-cell office:value-type="float" office:value="3.13159864" table:style-name="ce1">
            <text:p>3.13159864</text:p>
          </table:table-cell>
          <table:table-cell office:value-type="float" office:value="121320.69922448399" table:style-name="ce1">
            <text:p>121320.6992</text:p>
          </table:table-cell>
          <table:table-cell table:number-columns-repeated="16375"/>
        </table:table-row>
        <table:table-row table:style-name="ro1">
          <table:table-cell office:value-type="float" office:value="1612747320" table:style-name="ce1">
            <text:p>1612747320</text:p>
          </table:table-cell>
          <table:table-cell office:value-type="date" office:date-value="2021-02-08T01:22:00" table:style-name="ce2">
            <text:p>08/02/2021 01:22</text:p>
          </table:table-cell>
          <table:table-cell office:value-type="string" table:style-name="ce1">
            <text:p>BTC/USD</text:p>
          </table:table-cell>
          <table:table-cell office:value-type="float" office:value="38828.25" table:style-name="ce1">
            <text:p>38828.25</text:p>
          </table:table-cell>
          <table:table-cell office:value-type="float" office:value="38861.93" table:style-name="ce1">
            <text:p>38861.93</text:p>
          </table:table-cell>
          <table:table-cell office:value-type="float" office:value="38820.410000000003" table:style-name="ce1">
            <text:p>38820.41</text:p>
          </table:table-cell>
          <table:table-cell office:value-type="float" office:value="38824.76" table:style-name="ce1">
            <text:p>38824.76</text:p>
          </table:table-cell>
          <table:table-cell office:value-type="float" office:value="3.6018408399999999" table:style-name="ce1">
            <text:p>3.60184084</text:p>
          </table:table-cell>
          <table:table-cell office:value-type="float" office:value="139840.60617119799" table:style-name="ce1">
            <text:p>139840.6062</text:p>
          </table:table-cell>
          <table:table-cell table:number-columns-repeated="16375"/>
        </table:table-row>
        <table:table-row table:style-name="ro1">
          <table:table-cell office:value-type="float" office:value="1612747260" table:style-name="ce1">
            <text:p>1612747260</text:p>
          </table:table-cell>
          <table:table-cell office:value-type="date" office:date-value="2021-02-08T01:21:00" table:style-name="ce2">
            <text:p>08/02/2021 01:21</text:p>
          </table:table-cell>
          <table:table-cell office:value-type="string" table:style-name="ce1">
            <text:p>BTC/USD</text:p>
          </table:table-cell>
          <table:table-cell office:value-type="float" office:value="38827.03" table:style-name="ce1">
            <text:p>38827.03</text:p>
          </table:table-cell>
          <table:table-cell office:value-type="float" office:value="38834.07" table:style-name="ce1">
            <text:p>38834.07</text:p>
          </table:table-cell>
          <table:table-cell office:value-type="float" office:value="38803.93" table:style-name="ce1">
            <text:p>38803.93</text:p>
          </table:table-cell>
          <table:table-cell office:value-type="float" office:value="38821.57" table:style-name="ce1">
            <text:p>38821.57</text:p>
          </table:table-cell>
          <table:table-cell office:value-type="float" office:value="1.0866004600000001" table:style-name="ce1">
            <text:p>1.08660046</text:p>
          </table:table-cell>
          <table:table-cell office:value-type="float" office:value="42183.535819922203" table:style-name="ce1">
            <text:p>42183.53582</text:p>
          </table:table-cell>
          <table:table-cell table:number-columns-repeated="16375"/>
        </table:table-row>
        <table:table-row table:style-name="ro1">
          <table:table-cell office:value-type="float" office:value="1612747200" table:style-name="ce1">
            <text:p>1612747200</text:p>
          </table:table-cell>
          <table:table-cell office:value-type="date" office:date-value="2021-02-08T01:20:00" table:style-name="ce2">
            <text:p>08/02/2021 01:20</text:p>
          </table:table-cell>
          <table:table-cell office:value-type="string" table:style-name="ce1">
            <text:p>BTC/USD</text:p>
          </table:table-cell>
          <table:table-cell office:value-type="float" office:value="38821.35" table:style-name="ce1">
            <text:p>38821.35</text:p>
          </table:table-cell>
          <table:table-cell office:value-type="float" office:value="38841.25" table:style-name="ce1">
            <text:p>38841.25</text:p>
          </table:table-cell>
          <table:table-cell office:value-type="float" office:value="38821.35" table:style-name="ce1">
            <text:p>38821.35</text:p>
          </table:table-cell>
          <table:table-cell office:value-type="float" office:value="38824.400000000001" table:style-name="ce1">
            <text:p>38824.4</text:p>
          </table:table-cell>
          <table:table-cell office:value-type="float" office:value="2.7359249800000001" table:style-name="ce1">
            <text:p>2.73592498</text:p>
          </table:table-cell>
          <table:table-cell office:value-type="float" office:value="106220.645793512" table:style-name="ce1">
            <text:p>106220.6458</text:p>
          </table:table-cell>
          <table:table-cell table:number-columns-repeated="16375"/>
        </table:table-row>
        <table:table-row table:style-name="ro1">
          <table:table-cell office:value-type="float" office:value="1612747140" table:style-name="ce1">
            <text:p>1612747140</text:p>
          </table:table-cell>
          <table:table-cell office:value-type="date" office:date-value="2021-02-08T01:19:00" table:style-name="ce2">
            <text:p>08/02/2021 01:19</text:p>
          </table:table-cell>
          <table:table-cell office:value-type="string" table:style-name="ce1">
            <text:p>BTC/USD</text:p>
          </table:table-cell>
          <table:table-cell office:value-type="float" office:value="38791.46" table:style-name="ce1">
            <text:p>38791.46</text:p>
          </table:table-cell>
          <table:table-cell office:value-type="float" office:value="38828.61" table:style-name="ce1">
            <text:p>38828.61</text:p>
          </table:table-cell>
          <table:table-cell office:value-type="float" office:value="38787.43" table:style-name="ce1">
            <text:p>38787.43</text:p>
          </table:table-cell>
          <table:table-cell office:value-type="float" office:value="38821.26" table:style-name="ce1">
            <text:p>38821.26</text:p>
          </table:table-cell>
          <table:table-cell office:value-type="float" office:value="2.93930259" table:style-name="ce1">
            <text:p>2.93930259</text:p>
          </table:table-cell>
          <table:table-cell office:value-type="float" office:value="114107.430065063" table:style-name="ce1">
            <text:p>114107.4301</text:p>
          </table:table-cell>
          <table:table-cell table:number-columns-repeated="16375"/>
        </table:table-row>
        <table:table-row table:style-name="ro1">
          <table:table-cell office:value-type="float" office:value="1612747080" table:style-name="ce1">
            <text:p>1612747080</text:p>
          </table:table-cell>
          <table:table-cell office:value-type="date" office:date-value="2021-02-08T01:18:00" table:style-name="ce2">
            <text:p>08/02/2021 01:18</text:p>
          </table:table-cell>
          <table:table-cell office:value-type="string" table:style-name="ce1">
            <text:p>BTC/USD</text:p>
          </table:table-cell>
          <table:table-cell office:value-type="float" office:value="38827.379999999997" table:style-name="ce1">
            <text:p>38827.38</text:p>
          </table:table-cell>
          <table:table-cell office:value-type="float" office:value="38844.61" table:style-name="ce1">
            <text:p>38844.61</text:p>
          </table:table-cell>
          <table:table-cell office:value-type="float" office:value="38806.639999999999" table:style-name="ce1">
            <text:p>38806.64</text:p>
          </table:table-cell>
          <table:table-cell office:value-type="float" office:value="38810.85" table:style-name="ce1">
            <text:p>38810.85</text:p>
          </table:table-cell>
          <table:table-cell office:value-type="float" office:value="2.9362869900000002" table:style-name="ce1">
            <text:p>2.93628699</text:p>
          </table:table-cell>
          <table:table-cell office:value-type="float" office:value="113959.793925841" table:style-name="ce1">
            <text:p>113959.7939</text:p>
          </table:table-cell>
          <table:table-cell table:number-columns-repeated="16375"/>
        </table:table-row>
        <table:table-row table:style-name="ro1">
          <table:table-cell office:value-type="float" office:value="1612747020" table:style-name="ce1">
            <text:p>1612747020</text:p>
          </table:table-cell>
          <table:table-cell office:value-type="date" office:date-value="2021-02-08T01:17:00" table:style-name="ce2">
            <text:p>08/02/2021 01:17</text:p>
          </table:table-cell>
          <table:table-cell office:value-type="string" table:style-name="ce1">
            <text:p>BTC/USD</text:p>
          </table:table-cell>
          <table:table-cell office:value-type="float" office:value="38815.32" table:style-name="ce1">
            <text:p>38815.32</text:p>
          </table:table-cell>
          <table:table-cell office:value-type="float" office:value="38847.760000000002" table:style-name="ce1">
            <text:p>38847.76</text:p>
          </table:table-cell>
          <table:table-cell office:value-type="float" office:value="38815.32" table:style-name="ce1">
            <text:p>38815.32</text:p>
          </table:table-cell>
          <table:table-cell office:value-type="float" office:value="38845.85" table:style-name="ce1">
            <text:p>38845.85</text:p>
          </table:table-cell>
          <table:table-cell office:value-type="float" office:value="0.63798575999999996" table:style-name="ce1">
            <text:p>0.63798576</text:p>
          </table:table-cell>
          <table:table-cell office:value-type="float" office:value="24783.099135095901" table:style-name="ce1">
            <text:p>24783.09914</text:p>
          </table:table-cell>
          <table:table-cell table:number-columns-repeated="16375"/>
        </table:table-row>
        <table:table-row table:style-name="ro1">
          <table:table-cell office:value-type="float" office:value="1612746960" table:style-name="ce1">
            <text:p>1612746960</text:p>
          </table:table-cell>
          <table:table-cell office:value-type="date" office:date-value="2021-02-08T01:16:00" table:style-name="ce2">
            <text:p>08/02/2021 01:16</text:p>
          </table:table-cell>
          <table:table-cell office:value-type="string" table:style-name="ce1">
            <text:p>BTC/USD</text:p>
          </table:table-cell>
          <table:table-cell office:value-type="float" office:value="38823.300000000003" table:style-name="ce1">
            <text:p>38823.3</text:p>
          </table:table-cell>
          <table:table-cell office:value-type="float" office:value="38839.15" table:style-name="ce1">
            <text:p>38839.15</text:p>
          </table:table-cell>
          <table:table-cell office:value-type="float" office:value="38810.89" table:style-name="ce1">
            <text:p>38810.89</text:p>
          </table:table-cell>
          <table:table-cell office:value-type="float" office:value="38839.15" table:style-name="ce1">
            <text:p>38839.15</text:p>
          </table:table-cell>
          <table:table-cell office:value-type="float" office:value="3.09507844" table:style-name="ce1">
            <text:p>3.09507844</text:p>
          </table:table-cell>
          <table:table-cell office:value-type="float" office:value="120210.215792926" table:style-name="ce1">
            <text:p>120210.2158</text:p>
          </table:table-cell>
          <table:table-cell table:number-columns-repeated="16375"/>
        </table:table-row>
        <table:table-row table:style-name="ro1">
          <table:table-cell office:value-type="float" office:value="1612746900" table:style-name="ce1">
            <text:p>1612746900</text:p>
          </table:table-cell>
          <table:table-cell office:value-type="date" office:date-value="2021-02-08T01:15:00" table:style-name="ce2">
            <text:p>08/02/2021 01:15</text:p>
          </table:table-cell>
          <table:table-cell office:value-type="string" table:style-name="ce1">
            <text:p>BTC/USD</text:p>
          </table:table-cell>
          <table:table-cell office:value-type="float" office:value="38922.74" table:style-name="ce1">
            <text:p>38922.74</text:p>
          </table:table-cell>
          <table:table-cell office:value-type="float" office:value="38923.599999999999" table:style-name="ce1">
            <text:p>38923.6</text:p>
          </table:table-cell>
          <table:table-cell office:value-type="float" office:value="38827.769999999997" table:style-name="ce1">
            <text:p>38827.77</text:p>
          </table:table-cell>
          <table:table-cell office:value-type="float" office:value="38827.769999999997" table:style-name="ce1">
            <text:p>38827.77</text:p>
          </table:table-cell>
          <table:table-cell office:value-type="float" office:value="1.3114262000000001" table:style-name="ce1">
            <text:p>1.3114262</text:p>
          </table:table-cell>
          <table:table-cell office:value-type="float" office:value="50919.754865574003" table:style-name="ce1">
            <text:p>50919.75487</text:p>
          </table:table-cell>
          <table:table-cell table:number-columns-repeated="16375"/>
        </table:table-row>
        <table:table-row table:style-name="ro1">
          <table:table-cell office:value-type="float" office:value="1612746840" table:style-name="ce1">
            <text:p>1612746840</text:p>
          </table:table-cell>
          <table:table-cell office:value-type="date" office:date-value="2021-02-08T01:14:00" table:style-name="ce2">
            <text:p>08/02/2021 01:14</text:p>
          </table:table-cell>
          <table:table-cell office:value-type="string" table:style-name="ce1">
            <text:p>BTC/USD</text:p>
          </table:table-cell>
          <table:table-cell office:value-type="float" office:value="38939.599999999999" table:style-name="ce1">
            <text:p>38939.6</text:p>
          </table:table-cell>
          <table:table-cell office:value-type="float" office:value="38962.22" table:style-name="ce1">
            <text:p>38962.22</text:p>
          </table:table-cell>
          <table:table-cell office:value-type="float" office:value="38913.78" table:style-name="ce1">
            <text:p>38913.78</text:p>
          </table:table-cell>
          <table:table-cell office:value-type="float" office:value="38925.800000000003" table:style-name="ce1">
            <text:p>38925.8</text:p>
          </table:table-cell>
          <table:table-cell office:value-type="float" office:value="0.23949487999999999" table:style-name="ce1">
            <text:p>0.23949488</text:p>
          </table:table-cell>
          <table:table-cell office:value-type="float" office:value="9322.5297999039994" table:style-name="ce1">
            <text:p>9322.5298</text:p>
          </table:table-cell>
          <table:table-cell table:number-columns-repeated="16375"/>
        </table:table-row>
        <table:table-row table:style-name="ro1">
          <table:table-cell office:value-type="float" office:value="1612746780" table:style-name="ce1">
            <text:p>1612746780</text:p>
          </table:table-cell>
          <table:table-cell office:value-type="date" office:date-value="2021-02-08T01:13:00" table:style-name="ce2">
            <text:p>08/02/2021 01:13</text:p>
          </table:table-cell>
          <table:table-cell office:value-type="string" table:style-name="ce1">
            <text:p>BTC/USD</text:p>
          </table:table-cell>
          <table:table-cell office:value-type="float" office:value="38865.839999999997" table:style-name="ce1">
            <text:p>38865.84</text:p>
          </table:table-cell>
          <table:table-cell office:value-type="float" office:value="38900" table:style-name="ce1">
            <text:p>38900</text:p>
          </table:table-cell>
          <table:table-cell office:value-type="float" office:value="38865.839999999997" table:style-name="ce1">
            <text:p>38865.84</text:p>
          </table:table-cell>
          <table:table-cell office:value-type="float" office:value="38900" table:style-name="ce1">
            <text:p>38900</text:p>
          </table:table-cell>
          <table:table-cell office:value-type="float" office:value="0.61002475" table:style-name="ce1">
            <text:p>0.61002475</text:p>
          </table:table-cell>
          <table:table-cell office:value-type="float" office:value="23729.962775" table:style-name="ce1">
            <text:p>23729.96278</text:p>
          </table:table-cell>
          <table:table-cell table:number-columns-repeated="16375"/>
        </table:table-row>
        <table:table-row table:style-name="ro1">
          <table:table-cell office:value-type="float" office:value="1612746720" table:style-name="ce1">
            <text:p>1612746720</text:p>
          </table:table-cell>
          <table:table-cell office:value-type="date" office:date-value="2021-02-08T01:12:00" table:style-name="ce2">
            <text:p>08/02/2021 01:12</text:p>
          </table:table-cell>
          <table:table-cell office:value-type="string" table:style-name="ce1">
            <text:p>BTC/USD</text:p>
          </table:table-cell>
          <table:table-cell office:value-type="float" office:value="38850" table:style-name="ce1">
            <text:p>38850</text:p>
          </table:table-cell>
          <table:table-cell office:value-type="float" office:value="38877.94" table:style-name="ce1">
            <text:p>38877.94</text:p>
          </table:table-cell>
          <table:table-cell office:value-type="float" office:value="38831.97" table:style-name="ce1">
            <text:p>38831.97</text:p>
          </table:table-cell>
          <table:table-cell office:value-type="float" office:value="38858.82" table:style-name="ce1">
            <text:p>38858.82</text:p>
          </table:table-cell>
          <table:table-cell office:value-type="float" office:value="4.4527127699999998" table:style-name="ce1">
            <text:p>4.45271277</text:p>
          </table:table-cell>
          <table:table-cell office:value-type="float" office:value="173027.16404113101" table:style-name="ce1">
            <text:p>173027.164</text:p>
          </table:table-cell>
          <table:table-cell table:number-columns-repeated="16375"/>
        </table:table-row>
        <table:table-row table:style-name="ro1">
          <table:table-cell office:value-type="float" office:value="1612746660" table:style-name="ce1">
            <text:p>1612746660</text:p>
          </table:table-cell>
          <table:table-cell office:value-type="date" office:date-value="2021-02-08T01:11:00" table:style-name="ce2">
            <text:p>08/02/2021 01:11</text:p>
          </table:table-cell>
          <table:table-cell office:value-type="string" table:style-name="ce1">
            <text:p>BTC/USD</text:p>
          </table:table-cell>
          <table:table-cell office:value-type="float" office:value="38829.660000000003" table:style-name="ce1">
            <text:p>38829.66</text:p>
          </table:table-cell>
          <table:table-cell office:value-type="float" office:value="38850" table:style-name="ce1">
            <text:p>38850</text:p>
          </table:table-cell>
          <table:table-cell office:value-type="float" office:value="38808.51" table:style-name="ce1">
            <text:p>38808.51</text:p>
          </table:table-cell>
          <table:table-cell office:value-type="float" office:value="38850" table:style-name="ce1">
            <text:p>38850</text:p>
          </table:table-cell>
          <table:table-cell office:value-type="float" office:value="3.0174109800000002" table:style-name="ce1">
            <text:p>3.01741098</text:p>
          </table:table-cell>
          <table:table-cell office:value-type="float" office:value="117226.41657299999" table:style-name="ce1">
            <text:p>117226.4166</text:p>
          </table:table-cell>
          <table:table-cell table:number-columns-repeated="16375"/>
        </table:table-row>
        <table:table-row table:style-name="ro1">
          <table:table-cell office:value-type="float" office:value="1612746600" table:style-name="ce1">
            <text:p>1612746600</text:p>
          </table:table-cell>
          <table:table-cell office:value-type="date" office:date-value="2021-02-08T01:10:00" table:style-name="ce2">
            <text:p>08/02/2021 01:10</text:p>
          </table:table-cell>
          <table:table-cell office:value-type="string" table:style-name="ce1">
            <text:p>BTC/USD</text:p>
          </table:table-cell>
          <table:table-cell office:value-type="float" office:value="38798.79" table:style-name="ce1">
            <text:p>38798.79</text:p>
          </table:table-cell>
          <table:table-cell office:value-type="float" office:value="38844.14" table:style-name="ce1">
            <text:p>38844.14</text:p>
          </table:table-cell>
          <table:table-cell office:value-type="float" office:value="38798.79" table:style-name="ce1">
            <text:p>38798.79</text:p>
          </table:table-cell>
          <table:table-cell office:value-type="float" office:value="38816.26" table:style-name="ce1">
            <text:p>38816.26</text:p>
          </table:table-cell>
          <table:table-cell office:value-type="float" office:value="0.92982951999999996" table:style-name="ce1">
            <text:p>0.92982952</text:p>
          </table:table-cell>
          <table:table-cell office:value-type="float" office:value="36092.504403995197" table:style-name="ce1">
            <text:p>36092.5044</text:p>
          </table:table-cell>
          <table:table-cell table:number-columns-repeated="16375"/>
        </table:table-row>
        <table:table-row table:style-name="ro1">
          <table:table-cell office:value-type="float" office:value="1612746540" table:style-name="ce1">
            <text:p>1612746540</text:p>
          </table:table-cell>
          <table:table-cell office:value-type="date" office:date-value="2021-02-08T01:09:00" table:style-name="ce2">
            <text:p>08/02/2021 01:09</text:p>
          </table:table-cell>
          <table:table-cell office:value-type="string" table:style-name="ce1">
            <text:p>BTC/USD</text:p>
          </table:table-cell>
          <table:table-cell office:value-type="float" office:value="38785.18" table:style-name="ce1">
            <text:p>38785.18</text:p>
          </table:table-cell>
          <table:table-cell office:value-type="float" office:value="38795.82" table:style-name="ce1">
            <text:p>38795.82</text:p>
          </table:table-cell>
          <table:table-cell office:value-type="float" office:value="38785.18" table:style-name="ce1">
            <text:p>38785.18</text:p>
          </table:table-cell>
          <table:table-cell office:value-type="float" office:value="38795.82" table:style-name="ce1">
            <text:p>38795.82</text:p>
          </table:table-cell>
          <table:table-cell office:value-type="float" office:value="1.5665480000000001" table:style-name="ce1">
            <text:p>1.566548</text:p>
          </table:table-cell>
          <table:table-cell office:value-type="float" office:value="60775.51422936" table:style-name="ce1">
            <text:p>60775.51423</text:p>
          </table:table-cell>
          <table:table-cell table:number-columns-repeated="16375"/>
        </table:table-row>
        <table:table-row table:style-name="ro1">
          <table:table-cell office:value-type="float" office:value="1612746480" table:style-name="ce1">
            <text:p>1612746480</text:p>
          </table:table-cell>
          <table:table-cell office:value-type="date" office:date-value="2021-02-08T01:08:00" table:style-name="ce2">
            <text:p>08/02/2021 01:08</text:p>
          </table:table-cell>
          <table:table-cell office:value-type="string" table:style-name="ce1">
            <text:p>BTC/USD</text:p>
          </table:table-cell>
          <table:table-cell office:value-type="float" office:value="38757.24" table:style-name="ce1">
            <text:p>38757.24</text:p>
          </table:table-cell>
          <table:table-cell office:value-type="float" office:value="38770.050000000003" table:style-name="ce1">
            <text:p>38770.05</text:p>
          </table:table-cell>
          <table:table-cell office:value-type="float" office:value="38757.24" table:style-name="ce1">
            <text:p>38757.24</text:p>
          </table:table-cell>
          <table:table-cell office:value-type="float" office:value="38766.67" table:style-name="ce1">
            <text:p>38766.67</text:p>
          </table:table-cell>
          <table:table-cell office:value-type="float" office:value="1.46985623" table:style-name="ce1">
            <text:p>1.46985623</text:p>
          </table:table-cell>
          <table:table-cell office:value-type="float" office:value="56981.431415854" table:style-name="ce1">
            <text:p>56981.43142</text:p>
          </table:table-cell>
          <table:table-cell table:number-columns-repeated="16375"/>
        </table:table-row>
        <table:table-row table:style-name="ro1">
          <table:table-cell office:value-type="float" office:value="1612746420" table:style-name="ce1">
            <text:p>1612746420</text:p>
          </table:table-cell>
          <table:table-cell office:value-type="date" office:date-value="2021-02-08T01:07:00" table:style-name="ce2">
            <text:p>08/02/2021 01:07</text:p>
          </table:table-cell>
          <table:table-cell office:value-type="string" table:style-name="ce1">
            <text:p>BTC/USD</text:p>
          </table:table-cell>
          <table:table-cell office:value-type="float" office:value="38840.07" table:style-name="ce1">
            <text:p>38840.07</text:p>
          </table:table-cell>
          <table:table-cell office:value-type="float" office:value="38841.68" table:style-name="ce1">
            <text:p>38841.68</text:p>
          </table:table-cell>
          <table:table-cell office:value-type="float" office:value="38806.050000000003" table:style-name="ce1">
            <text:p>38806.05</text:p>
          </table:table-cell>
          <table:table-cell office:value-type="float" office:value="38806.050000000003" table:style-name="ce1">
            <text:p>38806.05</text:p>
          </table:table-cell>
          <table:table-cell office:value-type="float" office:value="1.99723472" table:style-name="ce1">
            <text:p>1.99723472</text:p>
          </table:table-cell>
          <table:table-cell office:value-type="float" office:value="77504.790406055996" table:style-name="ce1">
            <text:p>77504.79041</text:p>
          </table:table-cell>
          <table:table-cell table:number-columns-repeated="16375"/>
        </table:table-row>
        <table:table-row table:style-name="ro1">
          <table:table-cell office:value-type="float" office:value="1612746360" table:style-name="ce1">
            <text:p>1612746360</text:p>
          </table:table-cell>
          <table:table-cell office:value-type="date" office:date-value="2021-02-08T01:06:00" table:style-name="ce2">
            <text:p>08/02/2021 01:06</text:p>
          </table:table-cell>
          <table:table-cell office:value-type="string" table:style-name="ce1">
            <text:p>BTC/USD</text:p>
          </table:table-cell>
          <table:table-cell office:value-type="float" office:value="38792.339999999997" table:style-name="ce1">
            <text:p>38792.34</text:p>
          </table:table-cell>
          <table:table-cell office:value-type="float" office:value="38856.68" table:style-name="ce1">
            <text:p>38856.68</text:p>
          </table:table-cell>
          <table:table-cell office:value-type="float" office:value="38792.339999999997" table:style-name="ce1">
            <text:p>38792.34</text:p>
          </table:table-cell>
          <table:table-cell office:value-type="float" office:value="38832.54" table:style-name="ce1">
            <text:p>38832.54</text:p>
          </table:table-cell>
          <table:table-cell office:value-type="float" office:value="1.8159651400000001" table:style-name="ce1">
            <text:p>1.81596514</text:p>
          </table:table-cell>
          <table:table-cell office:value-type="float" office:value="70518.538937655598" table:style-name="ce1">
            <text:p>70518.53894</text:p>
          </table:table-cell>
          <table:table-cell table:number-columns-repeated="16375"/>
        </table:table-row>
        <table:table-row table:style-name="ro1">
          <table:table-cell office:value-type="float" office:value="1612746300" table:style-name="ce1">
            <text:p>1612746300</text:p>
          </table:table-cell>
          <table:table-cell office:value-type="date" office:date-value="2021-02-08T01:05:00" table:style-name="ce2">
            <text:p>08/02/2021 01:05</text:p>
          </table:table-cell>
          <table:table-cell office:value-type="string" table:style-name="ce1">
            <text:p>BTC/USD</text:p>
          </table:table-cell>
          <table:table-cell office:value-type="float" office:value="38734.25" table:style-name="ce1">
            <text:p>38734.25</text:p>
          </table:table-cell>
          <table:table-cell office:value-type="float" office:value="38814.69" table:style-name="ce1">
            <text:p>38814.69</text:p>
          </table:table-cell>
          <table:table-cell office:value-type="float" office:value="38734.25" table:style-name="ce1">
            <text:p>38734.25</text:p>
          </table:table-cell>
          <table:table-cell office:value-type="float" office:value="38801.919999999998" table:style-name="ce1">
            <text:p>38801.92</text:p>
          </table:table-cell>
          <table:table-cell office:value-type="float" office:value="6.4973487399999996" table:style-name="ce1">
            <text:p>6.49734874</text:p>
          </table:table-cell>
          <table:table-cell office:value-type="float" office:value="252109.60602158" table:style-name="ce1">
            <text:p>252109.606</text:p>
          </table:table-cell>
          <table:table-cell table:number-columns-repeated="16375"/>
        </table:table-row>
        <table:table-row table:style-name="ro1">
          <table:table-cell office:value-type="float" office:value="1612746240" table:style-name="ce1">
            <text:p>1612746240</text:p>
          </table:table-cell>
          <table:table-cell office:value-type="date" office:date-value="2021-02-08T01:04:00" table:style-name="ce2">
            <text:p>08/02/2021 01:04</text:p>
          </table:table-cell>
          <table:table-cell office:value-type="string" table:style-name="ce1">
            <text:p>BTC/USD</text:p>
          </table:table-cell>
          <table:table-cell office:value-type="float" office:value="38680.85" table:style-name="ce1">
            <text:p>38680.85</text:p>
          </table:table-cell>
          <table:table-cell office:value-type="float" office:value="38717.14" table:style-name="ce1">
            <text:p>38717.14</text:p>
          </table:table-cell>
          <table:table-cell office:value-type="float" office:value="38669.58" table:style-name="ce1">
            <text:p>38669.58</text:p>
          </table:table-cell>
          <table:table-cell office:value-type="float" office:value="38717.14" table:style-name="ce1">
            <text:p>38717.14</text:p>
          </table:table-cell>
          <table:table-cell office:value-type="float" office:value="4.3030734199999996" table:style-name="ce1">
            <text:p>4.30307342</text:p>
          </table:table-cell>
          <table:table-cell office:value-type="float" office:value="166602.696032418" table:style-name="ce1">
            <text:p>166602.696</text:p>
          </table:table-cell>
          <table:table-cell table:number-columns-repeated="16375"/>
        </table:table-row>
        <table:table-row table:style-name="ro1">
          <table:table-cell office:value-type="float" office:value="1612746180" table:style-name="ce1">
            <text:p>1612746180</text:p>
          </table:table-cell>
          <table:table-cell office:value-type="date" office:date-value="2021-02-08T01:03:00" table:style-name="ce2">
            <text:p>08/02/2021 01:03</text:p>
          </table:table-cell>
          <table:table-cell office:value-type="string" table:style-name="ce1">
            <text:p>BTC/USD</text:p>
          </table:table-cell>
          <table:table-cell office:value-type="float" office:value="38733.61" table:style-name="ce1">
            <text:p>38733.61</text:p>
          </table:table-cell>
          <table:table-cell office:value-type="float" office:value="38733.61" table:style-name="ce1">
            <text:p>38733.61</text:p>
          </table:table-cell>
          <table:table-cell office:value-type="float" office:value="38651" table:style-name="ce1">
            <text:p>38651</text:p>
          </table:table-cell>
          <table:table-cell office:value-type="float" office:value="38692.199999999997" table:style-name="ce1">
            <text:p>38692.2</text:p>
          </table:table-cell>
          <table:table-cell office:value-type="float" office:value="11.211437650000001" table:style-name="ce1">
            <text:p>11.21143765</text:p>
          </table:table-cell>
          <table:table-cell office:value-type="float" office:value="433795.18784133001" table:style-name="ce1">
            <text:p>433795.1878</text:p>
          </table:table-cell>
          <table:table-cell table:number-columns-repeated="16375"/>
        </table:table-row>
        <table:table-row table:style-name="ro1">
          <table:table-cell office:value-type="float" office:value="1612746120" table:style-name="ce1">
            <text:p>1612746120</text:p>
          </table:table-cell>
          <table:table-cell office:value-type="date" office:date-value="2021-02-08T01:02:00" table:style-name="ce2">
            <text:p>08/02/2021 01:02</text:p>
          </table:table-cell>
          <table:table-cell office:value-type="string" table:style-name="ce1">
            <text:p>BTC/USD</text:p>
          </table:table-cell>
          <table:table-cell office:value-type="float" office:value="38779.49" table:style-name="ce1">
            <text:p>38779.49</text:p>
          </table:table-cell>
          <table:table-cell office:value-type="float" office:value="38779.49" table:style-name="ce1">
            <text:p>38779.49</text:p>
          </table:table-cell>
          <table:table-cell office:value-type="float" office:value="38777.120000000003" table:style-name="ce1">
            <text:p>38777.12</text:p>
          </table:table-cell>
          <table:table-cell office:value-type="float" office:value="38777.120000000003" table:style-name="ce1">
            <text:p>38777.12</text:p>
          </table:table-cell>
          <table:table-cell office:value-type="float" office:value="0.50800000000000001" table:style-name="ce1">
            <text:p>0.508</text:p>
          </table:table-cell>
          <table:table-cell office:value-type="float" office:value="19698.776959999999" table:style-name="ce1">
            <text:p>19698.77696</text:p>
          </table:table-cell>
          <table:table-cell table:number-columns-repeated="16375"/>
        </table:table-row>
        <table:table-row table:style-name="ro1">
          <table:table-cell office:value-type="float" office:value="1612746060" table:style-name="ce1">
            <text:p>1612746060</text:p>
          </table:table-cell>
          <table:table-cell office:value-type="date" office:date-value="2021-02-08T01:01:00" table:style-name="ce2">
            <text:p>08/02/2021 01:01</text:p>
          </table:table-cell>
          <table:table-cell office:value-type="string" table:style-name="ce1">
            <text:p>BTC/USD</text:p>
          </table:table-cell>
          <table:table-cell office:value-type="float" office:value="38832.75" table:style-name="ce1">
            <text:p>38832.75</text:p>
          </table:table-cell>
          <table:table-cell office:value-type="float" office:value="38858.74" table:style-name="ce1">
            <text:p>38858.74</text:p>
          </table:table-cell>
          <table:table-cell office:value-type="float" office:value="38822.839999999997" table:style-name="ce1">
            <text:p>38822.84</text:p>
          </table:table-cell>
          <table:table-cell office:value-type="float" office:value="38840.76" table:style-name="ce1">
            <text:p>38840.76</text:p>
          </table:table-cell>
          <table:table-cell office:value-type="float" office:value="3.9795344400000001" table:style-name="ce1">
            <text:p>3.97953444</text:p>
          </table:table-cell>
          <table:table-cell office:value-type="float" office:value="154568.142095774" table:style-name="ce1">
            <text:p>154568.1421</text:p>
          </table:table-cell>
          <table:table-cell table:number-columns-repeated="16375"/>
        </table:table-row>
        <table:table-row table:style-name="ro1">
          <table:table-cell office:value-type="float" office:value="1612746000" table:style-name="ce1">
            <text:p>1612746000</text:p>
          </table:table-cell>
          <table:table-cell office:value-type="date" office:date-value="2021-02-08T01:00:00" table:style-name="ce2">
            <text:p>08/02/2021 01:00</text:p>
          </table:table-cell>
          <table:table-cell office:value-type="string" table:style-name="ce1">
            <text:p>BTC/USD</text:p>
          </table:table-cell>
          <table:table-cell office:value-type="float" office:value="38784.31" table:style-name="ce1">
            <text:p>38784.31</text:p>
          </table:table-cell>
          <table:table-cell office:value-type="float" office:value="38813.83" table:style-name="ce1">
            <text:p>38813.83</text:p>
          </table:table-cell>
          <table:table-cell office:value-type="float" office:value="38784.31" table:style-name="ce1">
            <text:p>38784.31</text:p>
          </table:table-cell>
          <table:table-cell office:value-type="float" office:value="38801.22" table:style-name="ce1">
            <text:p>38801.22</text:p>
          </table:table-cell>
          <table:table-cell office:value-type="float" office:value="2.3302702200000001" table:style-name="ce1">
            <text:p>2.33027022</text:p>
          </table:table-cell>
          <table:table-cell office:value-type="float" office:value="90417.327465668393" table:style-name="ce1">
            <text:p>90417.32747</text:p>
          </table:table-cell>
          <table:table-cell table:number-columns-repeated="16375"/>
        </table:table-row>
        <table:table-row table:style-name="ro1">
          <table:table-cell office:value-type="float" office:value="1612745940" table:style-name="ce1">
            <text:p>1612745940</text:p>
          </table:table-cell>
          <table:table-cell office:value-type="date" office:date-value="2021-02-08T00:59:00" table:style-name="ce2">
            <text:p>08/02/2021 00:59</text:p>
          </table:table-cell>
          <table:table-cell office:value-type="string" table:style-name="ce1">
            <text:p>BTC/USD</text:p>
          </table:table-cell>
          <table:table-cell office:value-type="float" office:value="38750.15" table:style-name="ce1">
            <text:p>38750.15</text:p>
          </table:table-cell>
          <table:table-cell office:value-type="float" office:value="38769.54" table:style-name="ce1">
            <text:p>38769.54</text:p>
          </table:table-cell>
          <table:table-cell office:value-type="float" office:value="38741.730000000003" table:style-name="ce1">
            <text:p>38741.73</text:p>
          </table:table-cell>
          <table:table-cell office:value-type="float" office:value="38769.54" table:style-name="ce1">
            <text:p>38769.54</text:p>
          </table:table-cell>
          <table:table-cell office:value-type="float" office:value="1.6726304700000001" table:style-name="ce1">
            <text:p>1.67263047</text:p>
          </table:table-cell>
          <table:table-cell office:value-type="float" office:value="64847.113911883796" table:style-name="ce1">
            <text:p>64847.11391</text:p>
          </table:table-cell>
          <table:table-cell table:number-columns-repeated="16375"/>
        </table:table-row>
        <table:table-row table:style-name="ro1">
          <table:table-cell office:value-type="float" office:value="1612745880" table:style-name="ce1">
            <text:p>1612745880</text:p>
          </table:table-cell>
          <table:table-cell office:value-type="date" office:date-value="2021-02-08T00:58:00" table:style-name="ce2">
            <text:p>08/02/2021 00:58</text:p>
          </table:table-cell>
          <table:table-cell office:value-type="string" table:style-name="ce1">
            <text:p>BTC/USD</text:p>
          </table:table-cell>
          <table:table-cell office:value-type="float" office:value="38815.32" table:style-name="ce1">
            <text:p>38815.32</text:p>
          </table:table-cell>
          <table:table-cell office:value-type="float" office:value="38824.910000000003" table:style-name="ce1">
            <text:p>38824.91</text:p>
          </table:table-cell>
          <table:table-cell office:value-type="float" office:value="38740.300000000003" table:style-name="ce1">
            <text:p>38740.3</text:p>
          </table:table-cell>
          <table:table-cell office:value-type="float" office:value="38740.449999999997" table:style-name="ce1">
            <text:p>38740.45</text:p>
          </table:table-cell>
          <table:table-cell office:value-type="float" office:value="4.0693799899999998" table:style-name="ce1">
            <text:p>4.06937999</text:p>
          </table:table-cell>
          <table:table-cell office:value-type="float" office:value="157649.61203359501" table:style-name="ce1">
            <text:p>157649.612</text:p>
          </table:table-cell>
          <table:table-cell table:number-columns-repeated="16375"/>
        </table:table-row>
        <table:table-row table:style-name="ro1">
          <table:table-cell office:value-type="float" office:value="1612745820" table:style-name="ce1">
            <text:p>1612745820</text:p>
          </table:table-cell>
          <table:table-cell office:value-type="date" office:date-value="2021-02-08T00:57:00" table:style-name="ce2">
            <text:p>08/02/2021 00:57</text:p>
          </table:table-cell>
          <table:table-cell office:value-type="string" table:style-name="ce1">
            <text:p>BTC/USD</text:p>
          </table:table-cell>
          <table:table-cell office:value-type="float" office:value="38809.269999999997" table:style-name="ce1">
            <text:p>38809.27</text:p>
          </table:table-cell>
          <table:table-cell office:value-type="float" office:value="38809.35" table:style-name="ce1">
            <text:p>38809.35</text:p>
          </table:table-cell>
          <table:table-cell office:value-type="float" office:value="38796.400000000001" table:style-name="ce1">
            <text:p>38796.4</text:p>
          </table:table-cell>
          <table:table-cell office:value-type="float" office:value="38805.089999999997" table:style-name="ce1">
            <text:p>38805.09</text:p>
          </table:table-cell>
          <table:table-cell office:value-type="float" office:value="4.0952487" table:style-name="ce1">
            <text:p>4.0952487</text:p>
          </table:table-cell>
          <table:table-cell office:value-type="float" office:value="158916.49437588299" table:style-name="ce1">
            <text:p>158916.4944</text:p>
          </table:table-cell>
          <table:table-cell table:number-columns-repeated="16375"/>
        </table:table-row>
        <table:table-row table:style-name="ro1">
          <table:table-cell office:value-type="float" office:value="1612745760" table:style-name="ce1">
            <text:p>1612745760</text:p>
          </table:table-cell>
          <table:table-cell office:value-type="date" office:date-value="2021-02-08T00:56:00" table:style-name="ce2">
            <text:p>08/02/2021 00:56</text:p>
          </table:table-cell>
          <table:table-cell office:value-type="string" table:style-name="ce1">
            <text:p>BTC/USD</text:p>
          </table:table-cell>
          <table:table-cell office:value-type="float" office:value="38780.589999999997" table:style-name="ce1">
            <text:p>38780.59</text:p>
          </table:table-cell>
          <table:table-cell office:value-type="float" office:value="38827.03" table:style-name="ce1">
            <text:p>38827.03</text:p>
          </table:table-cell>
          <table:table-cell office:value-type="float" office:value="38741.949999999997" table:style-name="ce1">
            <text:p>38741.95</text:p>
          </table:table-cell>
          <table:table-cell office:value-type="float" office:value="38827.03" table:style-name="ce1">
            <text:p>38827.03</text:p>
          </table:table-cell>
          <table:table-cell office:value-type="float" office:value="4.4517243899999999" table:style-name="ce1">
            <text:p>4.45172439</text:p>
          </table:table-cell>
          <table:table-cell office:value-type="float" office:value="172847.236442261" table:style-name="ce1">
            <text:p>172847.2364</text:p>
          </table:table-cell>
          <table:table-cell table:number-columns-repeated="16375"/>
        </table:table-row>
        <table:table-row table:style-name="ro1">
          <table:table-cell office:value-type="float" office:value="1612745700" table:style-name="ce1">
            <text:p>1612745700</text:p>
          </table:table-cell>
          <table:table-cell office:value-type="date" office:date-value="2021-02-08T00:55:00" table:style-name="ce2">
            <text:p>08/02/2021 00:55</text:p>
          </table:table-cell>
          <table:table-cell office:value-type="string" table:style-name="ce1">
            <text:p>BTC/USD</text:p>
          </table:table-cell>
          <table:table-cell office:value-type="float" office:value="38778.519999999997" table:style-name="ce1">
            <text:p>38778.52</text:p>
          </table:table-cell>
          <table:table-cell office:value-type="float" office:value="38787.53" table:style-name="ce1">
            <text:p>38787.53</text:p>
          </table:table-cell>
          <table:table-cell office:value-type="float" office:value="38778.519999999997" table:style-name="ce1">
            <text:p>38778.52</text:p>
          </table:table-cell>
          <table:table-cell office:value-type="float" office:value="38787.53" table:style-name="ce1">
            <text:p>38787.53</text:p>
          </table:table-cell>
          <table:table-cell office:value-type="float" office:value="1.8381543899999999" table:style-name="ce1">
            <text:p>1.83815439</text:p>
          </table:table-cell>
          <table:table-cell office:value-type="float" office:value="71297.468546756601" table:style-name="ce1">
            <text:p>71297.46855</text:p>
          </table:table-cell>
          <table:table-cell table:number-columns-repeated="16375"/>
        </table:table-row>
        <table:table-row table:style-name="ro1">
          <table:table-cell office:value-type="float" office:value="1612745640" table:style-name="ce1">
            <text:p>1612745640</text:p>
          </table:table-cell>
          <table:table-cell office:value-type="date" office:date-value="2021-02-08T00:54:00" table:style-name="ce2">
            <text:p>08/02/2021 00:54</text:p>
          </table:table-cell>
          <table:table-cell office:value-type="string" table:style-name="ce1">
            <text:p>BTC/USD</text:p>
          </table:table-cell>
          <table:table-cell office:value-type="float" office:value="38754.42" table:style-name="ce1">
            <text:p>38754.42</text:p>
          </table:table-cell>
          <table:table-cell office:value-type="float" office:value="38783.79" table:style-name="ce1">
            <text:p>38783.79</text:p>
          </table:table-cell>
          <table:table-cell office:value-type="float" office:value="38754.42" table:style-name="ce1">
            <text:p>38754.42</text:p>
          </table:table-cell>
          <table:table-cell office:value-type="float" office:value="38766.29" table:style-name="ce1">
            <text:p>38766.29</text:p>
          </table:table-cell>
          <table:table-cell office:value-type="float" office:value="1.2037026399999999" table:style-name="ce1">
            <text:p>1.20370264</text:p>
          </table:table-cell>
          <table:table-cell office:value-type="float" office:value="46663.085616005599" table:style-name="ce1">
            <text:p>46663.08562</text:p>
          </table:table-cell>
          <table:table-cell table:number-columns-repeated="16375"/>
        </table:table-row>
        <table:table-row table:style-name="ro1">
          <table:table-cell office:value-type="float" office:value="1612745580" table:style-name="ce1">
            <text:p>1612745580</text:p>
          </table:table-cell>
          <table:table-cell office:value-type="date" office:date-value="2021-02-08T00:53:00" table:style-name="ce2">
            <text:p>08/02/2021 00:53</text:p>
          </table:table-cell>
          <table:table-cell office:value-type="string" table:style-name="ce1">
            <text:p>BTC/USD</text:p>
          </table:table-cell>
          <table:table-cell office:value-type="float" office:value="38784.449999999997" table:style-name="ce1">
            <text:p>38784.45</text:p>
          </table:table-cell>
          <table:table-cell office:value-type="float" office:value="38794.550000000003" table:style-name="ce1">
            <text:p>38794.55</text:p>
          </table:table-cell>
          <table:table-cell office:value-type="float" office:value="38754.42" table:style-name="ce1">
            <text:p>38754.42</text:p>
          </table:table-cell>
          <table:table-cell office:value-type="float" office:value="38754.42" table:style-name="ce1">
            <text:p>38754.42</text:p>
          </table:table-cell>
          <table:table-cell office:value-type="float" office:value="1.6214971899999999" table:style-name="ce1">
            <text:p>1.62149719</text:p>
          </table:table-cell>
          <table:table-cell office:value-type="float" office:value="62840.183130079698" table:style-name="ce1">
            <text:p>62840.18313</text:p>
          </table:table-cell>
          <table:table-cell table:number-columns-repeated="16375"/>
        </table:table-row>
        <table:table-row table:style-name="ro1">
          <table:table-cell office:value-type="float" office:value="1612745520" table:style-name="ce1">
            <text:p>1612745520</text:p>
          </table:table-cell>
          <table:table-cell office:value-type="date" office:date-value="2021-02-08T00:52:00" table:style-name="ce2">
            <text:p>08/02/2021 00:52</text:p>
          </table:table-cell>
          <table:table-cell office:value-type="string" table:style-name="ce1">
            <text:p>BTC/USD</text:p>
          </table:table-cell>
          <table:table-cell office:value-type="float" office:value="38755.5" table:style-name="ce1">
            <text:p>38755.5</text:p>
          </table:table-cell>
          <table:table-cell office:value-type="float" office:value="38771.980000000003" table:style-name="ce1">
            <text:p>38771.98</text:p>
          </table:table-cell>
          <table:table-cell office:value-type="float" office:value="38731.25" table:style-name="ce1">
            <text:p>38731.25</text:p>
          </table:table-cell>
          <table:table-cell office:value-type="float" office:value="38771.980000000003" table:style-name="ce1">
            <text:p>38771.98</text:p>
          </table:table-cell>
          <table:table-cell office:value-type="float" office:value="1.32572687" table:style-name="ce1">
            <text:p>1.32572687</text:p>
          </table:table-cell>
          <table:table-cell office:value-type="float" office:value="51401.055689102599" table:style-name="ce1">
            <text:p>51401.05569</text:p>
          </table:table-cell>
          <table:table-cell table:number-columns-repeated="16375"/>
        </table:table-row>
        <table:table-row table:style-name="ro1">
          <table:table-cell office:value-type="float" office:value="1612745460" table:style-name="ce1">
            <text:p>1612745460</text:p>
          </table:table-cell>
          <table:table-cell office:value-type="date" office:date-value="2021-02-08T00:51:00" table:style-name="ce2">
            <text:p>08/02/2021 00:51</text:p>
          </table:table-cell>
          <table:table-cell office:value-type="string" table:style-name="ce1">
            <text:p>BTC/USD</text:p>
          </table:table-cell>
          <table:table-cell office:value-type="float" office:value="38814.080000000002" table:style-name="ce1">
            <text:p>38814.08</text:p>
          </table:table-cell>
          <table:table-cell office:value-type="float" office:value="38819.879999999997" table:style-name="ce1">
            <text:p>38819.88</text:p>
          </table:table-cell>
          <table:table-cell office:value-type="float" office:value="38787.449999999997" table:style-name="ce1">
            <text:p>38787.45</text:p>
          </table:table-cell>
          <table:table-cell office:value-type="float" office:value="38791.86" table:style-name="ce1">
            <text:p>38791.86</text:p>
          </table:table-cell>
          <table:table-cell office:value-type="float" office:value="1.4034406699999999" table:style-name="ce1">
            <text:p>1.40344067</text:p>
          </table:table-cell>
          <table:table-cell office:value-type="float" office:value="54442.073988946198" table:style-name="ce1">
            <text:p>54442.07399</text:p>
          </table:table-cell>
          <table:table-cell table:number-columns-repeated="16375"/>
        </table:table-row>
        <table:table-row table:style-name="ro1">
          <table:table-cell office:value-type="float" office:value="1612745400" table:style-name="ce1">
            <text:p>1612745400</text:p>
          </table:table-cell>
          <table:table-cell office:value-type="date" office:date-value="2021-02-08T00:50:00" table:style-name="ce2">
            <text:p>08/02/2021 00:50</text:p>
          </table:table-cell>
          <table:table-cell office:value-type="string" table:style-name="ce1">
            <text:p>BTC/USD</text:p>
          </table:table-cell>
          <table:table-cell office:value-type="float" office:value="38766.879999999997" table:style-name="ce1">
            <text:p>38766.88</text:p>
          </table:table-cell>
          <table:table-cell office:value-type="float" office:value="38813.1" table:style-name="ce1">
            <text:p>38813.1</text:p>
          </table:table-cell>
          <table:table-cell office:value-type="float" office:value="38766.879999999997" table:style-name="ce1">
            <text:p>38766.88</text:p>
          </table:table-cell>
          <table:table-cell office:value-type="float" office:value="38813.1" table:style-name="ce1">
            <text:p>38813.1</text:p>
          </table:table-cell>
          <table:table-cell office:value-type="float" office:value="1.4959154299999999" table:style-name="ce1">
            <text:p>1.49591543</text:p>
          </table:table-cell>
          <table:table-cell office:value-type="float" office:value="58061.115176132997" table:style-name="ce1">
            <text:p>58061.11518</text:p>
          </table:table-cell>
          <table:table-cell table:number-columns-repeated="16375"/>
        </table:table-row>
        <table:table-row table:style-name="ro1">
          <table:table-cell office:value-type="float" office:value="1612745340" table:style-name="ce1">
            <text:p>1612745340</text:p>
          </table:table-cell>
          <table:table-cell office:value-type="date" office:date-value="2021-02-08T00:49:00" table:style-name="ce2">
            <text:p>08/02/2021 00:49</text:p>
          </table:table-cell>
          <table:table-cell office:value-type="string" table:style-name="ce1">
            <text:p>BTC/USD</text:p>
          </table:table-cell>
          <table:table-cell office:value-type="float" office:value="38804.79" table:style-name="ce1">
            <text:p>38804.79</text:p>
          </table:table-cell>
          <table:table-cell office:value-type="float" office:value="38804.79" table:style-name="ce1">
            <text:p>38804.79</text:p>
          </table:table-cell>
          <table:table-cell office:value-type="float" office:value="38739.74" table:style-name="ce1">
            <text:p>38739.74</text:p>
          </table:table-cell>
          <table:table-cell office:value-type="float" office:value="38739.86" table:style-name="ce1">
            <text:p>38739.86</text:p>
          </table:table-cell>
          <table:table-cell office:value-type="float" office:value="2.4195722100000001" table:style-name="ce1">
            <text:p>2.41957221</text:p>
          </table:table-cell>
          <table:table-cell office:value-type="float" office:value="93733.888675290596" table:style-name="ce1">
            <text:p>93733.88868</text:p>
          </table:table-cell>
          <table:table-cell table:number-columns-repeated="16375"/>
        </table:table-row>
        <table:table-row table:style-name="ro1">
          <table:table-cell office:value-type="float" office:value="1612745280" table:style-name="ce1">
            <text:p>1612745280</text:p>
          </table:table-cell>
          <table:table-cell office:value-type="date" office:date-value="2021-02-08T00:48:00" table:style-name="ce2">
            <text:p>08/02/2021 00:48</text:p>
          </table:table-cell>
          <table:table-cell office:value-type="string" table:style-name="ce1">
            <text:p>BTC/USD</text:p>
          </table:table-cell>
          <table:table-cell office:value-type="float" office:value="38779.57" table:style-name="ce1">
            <text:p>38779.57</text:p>
          </table:table-cell>
          <table:table-cell office:value-type="float" office:value="38820.54" table:style-name="ce1">
            <text:p>38820.54</text:p>
          </table:table-cell>
          <table:table-cell office:value-type="float" office:value="38779.57" table:style-name="ce1">
            <text:p>38779.57</text:p>
          </table:table-cell>
          <table:table-cell office:value-type="float" office:value="38820.54" table:style-name="ce1">
            <text:p>38820.54</text:p>
          </table:table-cell>
          <table:table-cell office:value-type="float" office:value="7.8733720299999996" table:style-name="ce1">
            <text:p>7.87337203</text:p>
          </table:table-cell>
          <table:table-cell office:value-type="float" office:value="305648.553825496" table:style-name="ce1">
            <text:p>305648.5538</text:p>
          </table:table-cell>
          <table:table-cell table:number-columns-repeated="16375"/>
        </table:table-row>
        <table:table-row table:style-name="ro1">
          <table:table-cell office:value-type="float" office:value="1612745220" table:style-name="ce1">
            <text:p>1612745220</text:p>
          </table:table-cell>
          <table:table-cell office:value-type="date" office:date-value="2021-02-08T00:47:00" table:style-name="ce2">
            <text:p>08/02/2021 00:47</text:p>
          </table:table-cell>
          <table:table-cell office:value-type="string" table:style-name="ce1">
            <text:p>BTC/USD</text:p>
          </table:table-cell>
          <table:table-cell office:value-type="float" office:value="38783.1" table:style-name="ce1">
            <text:p>38783.1</text:p>
          </table:table-cell>
          <table:table-cell office:value-type="float" office:value="38813.160000000003" table:style-name="ce1">
            <text:p>38813.16</text:p>
          </table:table-cell>
          <table:table-cell office:value-type="float" office:value="38779.82" table:style-name="ce1">
            <text:p>38779.82</text:p>
          </table:table-cell>
          <table:table-cell office:value-type="float" office:value="38779.82" table:style-name="ce1">
            <text:p>38779.82</text:p>
          </table:table-cell>
          <table:table-cell office:value-type="float" office:value="1.47706932" table:style-name="ce1">
            <text:p>1.47706932</text:p>
          </table:table-cell>
          <table:table-cell office:value-type="float" office:value="57280.482357122397" table:style-name="ce1">
            <text:p>57280.48236</text:p>
          </table:table-cell>
          <table:table-cell table:number-columns-repeated="16375"/>
        </table:table-row>
        <table:table-row table:style-name="ro1">
          <table:table-cell office:value-type="float" office:value="1612745160" table:style-name="ce1">
            <text:p>1612745160</text:p>
          </table:table-cell>
          <table:table-cell office:value-type="date" office:date-value="2021-02-08T00:46:00" table:style-name="ce2">
            <text:p>08/02/2021 00:46</text:p>
          </table:table-cell>
          <table:table-cell office:value-type="string" table:style-name="ce1">
            <text:p>BTC/USD</text:p>
          </table:table-cell>
          <table:table-cell office:value-type="float" office:value="38835.980000000003" table:style-name="ce1">
            <text:p>38835.98</text:p>
          </table:table-cell>
          <table:table-cell office:value-type="float" office:value="38839.21" table:style-name="ce1">
            <text:p>38839.21</text:p>
          </table:table-cell>
          <table:table-cell office:value-type="float" office:value="38790.68" table:style-name="ce1">
            <text:p>38790.68</text:p>
          </table:table-cell>
          <table:table-cell office:value-type="float" office:value="38790.68" table:style-name="ce1">
            <text:p>38790.68</text:p>
          </table:table-cell>
          <table:table-cell office:value-type="float" office:value="2.2947850600000002" table:style-name="ce1">
            <text:p>2.29478506</text:p>
          </table:table-cell>
          <table:table-cell office:value-type="float" office:value="89016.272931240805" table:style-name="ce1">
            <text:p>89016.27293</text:p>
          </table:table-cell>
          <table:table-cell table:number-columns-repeated="16375"/>
        </table:table-row>
        <table:table-row table:style-name="ro1">
          <table:table-cell office:value-type="float" office:value="1612745100" table:style-name="ce1">
            <text:p>1612745100</text:p>
          </table:table-cell>
          <table:table-cell office:value-type="date" office:date-value="2021-02-08T00:45:00" table:style-name="ce2">
            <text:p>08/02/2021 00:45</text:p>
          </table:table-cell>
          <table:table-cell office:value-type="string" table:style-name="ce1">
            <text:p>BTC/USD</text:p>
          </table:table-cell>
          <table:table-cell office:value-type="float" office:value="38796.65" table:style-name="ce1">
            <text:p>38796.65</text:p>
          </table:table-cell>
          <table:table-cell office:value-type="float" office:value="38827.31" table:style-name="ce1">
            <text:p>38827.31</text:p>
          </table:table-cell>
          <table:table-cell office:value-type="float" office:value="38791.620000000003" table:style-name="ce1">
            <text:p>38791.62</text:p>
          </table:table-cell>
          <table:table-cell office:value-type="float" office:value="38827.31" table:style-name="ce1">
            <text:p>38827.31</text:p>
          </table:table-cell>
          <table:table-cell office:value-type="float" office:value="0.10136665" table:style-name="ce1">
            <text:p>0.10136665</text:p>
          </table:table-cell>
          <table:table-cell office:value-type="float" office:value="3935.7943432114998" table:style-name="ce1">
            <text:p>3935.794343</text:p>
          </table:table-cell>
          <table:table-cell table:number-columns-repeated="16375"/>
        </table:table-row>
        <table:table-row table:style-name="ro1">
          <table:table-cell office:value-type="float" office:value="1612745040" table:style-name="ce1">
            <text:p>1612745040</text:p>
          </table:table-cell>
          <table:table-cell office:value-type="date" office:date-value="2021-02-08T00:44:00" table:style-name="ce2">
            <text:p>08/02/2021 00:44</text:p>
          </table:table-cell>
          <table:table-cell office:value-type="string" table:style-name="ce1">
            <text:p>BTC/USD</text:p>
          </table:table-cell>
          <table:table-cell office:value-type="float" office:value="38807.730000000003" table:style-name="ce1">
            <text:p>38807.73</text:p>
          </table:table-cell>
          <table:table-cell office:value-type="float" office:value="38813.879999999997" table:style-name="ce1">
            <text:p>38813.88</text:p>
          </table:table-cell>
          <table:table-cell office:value-type="float" office:value="38753.269999999997" table:style-name="ce1">
            <text:p>38753.27</text:p>
          </table:table-cell>
          <table:table-cell office:value-type="float" office:value="38805.08" table:style-name="ce1">
            <text:p>38805.08</text:p>
          </table:table-cell>
          <table:table-cell office:value-type="float" office:value="0.84703961000000005" table:style-name="ce1">
            <text:p>0.84703961</text:p>
          </table:table-cell>
          <table:table-cell office:value-type="float" office:value="32869.439829218798" table:style-name="ce1">
            <text:p>32869.43983</text:p>
          </table:table-cell>
          <table:table-cell table:number-columns-repeated="16375"/>
        </table:table-row>
        <table:table-row table:style-name="ro1">
          <table:table-cell office:value-type="float" office:value="1612744980" table:style-name="ce1">
            <text:p>1612744980</text:p>
          </table:table-cell>
          <table:table-cell office:value-type="date" office:date-value="2021-02-08T00:43:00" table:style-name="ce2">
            <text:p>08/02/2021 00:43</text:p>
          </table:table-cell>
          <table:table-cell office:value-type="string" table:style-name="ce1">
            <text:p>BTC/USD</text:p>
          </table:table-cell>
          <table:table-cell office:value-type="float" office:value="38801.949999999997" table:style-name="ce1">
            <text:p>38801.95</text:p>
          </table:table-cell>
          <table:table-cell office:value-type="float" office:value="38831.050000000003" table:style-name="ce1">
            <text:p>38831.05</text:p>
          </table:table-cell>
          <table:table-cell office:value-type="float" office:value="38801.949999999997" table:style-name="ce1">
            <text:p>38801.95</text:p>
          </table:table-cell>
          <table:table-cell office:value-type="float" office:value="38805.51" table:style-name="ce1">
            <text:p>38805.51</text:p>
          </table:table-cell>
          <table:table-cell office:value-type="float" office:value="0.8004" table:style-name="ce1">
            <text:p>0.8004</text:p>
          </table:table-cell>
          <table:table-cell office:value-type="float" office:value="31059.930204" table:style-name="ce1">
            <text:p>31059.9302</text:p>
          </table:table-cell>
          <table:table-cell table:number-columns-repeated="16375"/>
        </table:table-row>
        <table:table-row table:style-name="ro1">
          <table:table-cell office:value-type="float" office:value="1612744920" table:style-name="ce1">
            <text:p>1612744920</text:p>
          </table:table-cell>
          <table:table-cell office:value-type="date" office:date-value="2021-02-08T00:42:00" table:style-name="ce2">
            <text:p>08/02/2021 00:42</text:p>
          </table:table-cell>
          <table:table-cell office:value-type="string" table:style-name="ce1">
            <text:p>BTC/USD</text:p>
          </table:table-cell>
          <table:table-cell office:value-type="float" office:value="38820.959999999999" table:style-name="ce1">
            <text:p>38820.96</text:p>
          </table:table-cell>
          <table:table-cell office:value-type="float" office:value="38824.61" table:style-name="ce1">
            <text:p>38824.61</text:p>
          </table:table-cell>
          <table:table-cell office:value-type="float" office:value="38779.54" table:style-name="ce1">
            <text:p>38779.54</text:p>
          </table:table-cell>
          <table:table-cell office:value-type="float" office:value="38794.39" table:style-name="ce1">
            <text:p>38794.39</text:p>
          </table:table-cell>
          <table:table-cell office:value-type="float" office:value="1.6646508099999999" table:style-name="ce1">
            <text:p>1.66465081</text:p>
          </table:table-cell>
          <table:table-cell office:value-type="float" office:value="64579.112736955802" table:style-name="ce1">
            <text:p>64579.11274</text:p>
          </table:table-cell>
          <table:table-cell table:number-columns-repeated="16375"/>
        </table:table-row>
        <table:table-row table:style-name="ro1">
          <table:table-cell office:value-type="float" office:value="1612744860" table:style-name="ce1">
            <text:p>1612744860</text:p>
          </table:table-cell>
          <table:table-cell office:value-type="date" office:date-value="2021-02-08T00:41:00" table:style-name="ce2">
            <text:p>08/02/2021 00:41</text:p>
          </table:table-cell>
          <table:table-cell office:value-type="string" table:style-name="ce1">
            <text:p>BTC/USD</text:p>
          </table:table-cell>
          <table:table-cell office:value-type="float" office:value="38824.04" table:style-name="ce1">
            <text:p>38824.04</text:p>
          </table:table-cell>
          <table:table-cell office:value-type="float" office:value="38850.1" table:style-name="ce1">
            <text:p>38850.1</text:p>
          </table:table-cell>
          <table:table-cell office:value-type="float" office:value="38815.03" table:style-name="ce1">
            <text:p>38815.03</text:p>
          </table:table-cell>
          <table:table-cell office:value-type="float" office:value="38834.839999999997" table:style-name="ce1">
            <text:p>38834.84</text:p>
          </table:table-cell>
          <table:table-cell office:value-type="float" office:value="4.0445544900000003" table:style-name="ce1">
            <text:p>4.04455449</text:p>
          </table:table-cell>
          <table:table-cell office:value-type="float" office:value="157069.62649043099" table:style-name="ce1">
            <text:p>157069.6265</text:p>
          </table:table-cell>
          <table:table-cell table:number-columns-repeated="16375"/>
        </table:table-row>
        <table:table-row table:style-name="ro1">
          <table:table-cell office:value-type="float" office:value="1612744800" table:style-name="ce1">
            <text:p>1612744800</text:p>
          </table:table-cell>
          <table:table-cell office:value-type="date" office:date-value="2021-02-08T00:40:00" table:style-name="ce2">
            <text:p>08/02/2021 00:40</text:p>
          </table:table-cell>
          <table:table-cell office:value-type="string" table:style-name="ce1">
            <text:p>BTC/USD</text:p>
          </table:table-cell>
          <table:table-cell office:value-type="float" office:value="38793.760000000002" table:style-name="ce1">
            <text:p>38793.76</text:p>
          </table:table-cell>
          <table:table-cell office:value-type="float" office:value="38816.61" table:style-name="ce1">
            <text:p>38816.61</text:p>
          </table:table-cell>
          <table:table-cell office:value-type="float" office:value="38778.370000000003" table:style-name="ce1">
            <text:p>38778.37</text:p>
          </table:table-cell>
          <table:table-cell office:value-type="float" office:value="38816.61" table:style-name="ce1">
            <text:p>38816.61</text:p>
          </table:table-cell>
          <table:table-cell office:value-type="float" office:value="1.3124032400000001" table:style-name="ce1">
            <text:p>1.31240324</text:p>
          </table:table-cell>
          <table:table-cell office:value-type="float" office:value="50943.0447298164" table:style-name="ce1">
            <text:p>50943.04473</text:p>
          </table:table-cell>
          <table:table-cell table:number-columns-repeated="16375"/>
        </table:table-row>
        <table:table-row table:style-name="ro1">
          <table:table-cell office:value-type="float" office:value="1612744740" table:style-name="ce1">
            <text:p>1612744740</text:p>
          </table:table-cell>
          <table:table-cell office:value-type="date" office:date-value="2021-02-08T00:39:00" table:style-name="ce2">
            <text:p>08/02/2021 00:39</text:p>
          </table:table-cell>
          <table:table-cell office:value-type="string" table:style-name="ce1">
            <text:p>BTC/USD</text:p>
          </table:table-cell>
          <table:table-cell office:value-type="float" office:value="38747.919999999998" table:style-name="ce1">
            <text:p>38747.92</text:p>
          </table:table-cell>
          <table:table-cell office:value-type="float" office:value="38797.93" table:style-name="ce1">
            <text:p>38797.93</text:p>
          </table:table-cell>
          <table:table-cell office:value-type="float" office:value="38747.919999999998" table:style-name="ce1">
            <text:p>38747.92</text:p>
          </table:table-cell>
          <table:table-cell office:value-type="float" office:value="38778.32" table:style-name="ce1">
            <text:p>38778.32</text:p>
          </table:table-cell>
          <table:table-cell office:value-type="float" office:value="1.4950676199999999" table:style-name="ce1">
            <text:p>1.49506762</text:p>
          </table:table-cell>
          <table:table-cell office:value-type="float" office:value="57976.2105899983" table:style-name="ce1">
            <text:p>57976.21059</text:p>
          </table:table-cell>
          <table:table-cell table:number-columns-repeated="16375"/>
        </table:table-row>
        <table:table-row table:style-name="ro1">
          <table:table-cell office:value-type="float" office:value="1612744680" table:style-name="ce1">
            <text:p>1612744680</text:p>
          </table:table-cell>
          <table:table-cell office:value-type="date" office:date-value="2021-02-08T00:38:00" table:style-name="ce2">
            <text:p>08/02/2021 00:38</text:p>
          </table:table-cell>
          <table:table-cell office:value-type="string" table:style-name="ce1">
            <text:p>BTC/USD</text:p>
          </table:table-cell>
          <table:table-cell office:value-type="float" office:value="38729.11" table:style-name="ce1">
            <text:p>38729.11</text:p>
          </table:table-cell>
          <table:table-cell office:value-type="float" office:value="38757.449999999997" table:style-name="ce1">
            <text:p>38757.45</text:p>
          </table:table-cell>
          <table:table-cell office:value-type="float" office:value="38728.44" table:style-name="ce1">
            <text:p>38728.44</text:p>
          </table:table-cell>
          <table:table-cell office:value-type="float" office:value="38728.44" table:style-name="ce1">
            <text:p>38728.44</text:p>
          </table:table-cell>
          <table:table-cell office:value-type="float" office:value="1.7618191000000001" table:style-name="ce1">
            <text:p>1.7618191</text:p>
          </table:table-cell>
          <table:table-cell office:value-type="float" office:value="68232.505305204002" table:style-name="ce1">
            <text:p>68232.50531</text:p>
          </table:table-cell>
          <table:table-cell table:number-columns-repeated="16375"/>
        </table:table-row>
        <table:table-row table:style-name="ro1">
          <table:table-cell office:value-type="float" office:value="1612744620" table:style-name="ce1">
            <text:p>1612744620</text:p>
          </table:table-cell>
          <table:table-cell office:value-type="date" office:date-value="2021-02-08T00:37:00" table:style-name="ce2">
            <text:p>08/02/2021 00:37</text:p>
          </table:table-cell>
          <table:table-cell office:value-type="string" table:style-name="ce1">
            <text:p>BTC/USD</text:p>
          </table:table-cell>
          <table:table-cell office:value-type="float" office:value="38760" table:style-name="ce1">
            <text:p>38760</text:p>
          </table:table-cell>
          <table:table-cell office:value-type="float" office:value="38760" table:style-name="ce1">
            <text:p>38760</text:p>
          </table:table-cell>
          <table:table-cell office:value-type="float" office:value="38724.69" table:style-name="ce1">
            <text:p>38724.69</text:p>
          </table:table-cell>
          <table:table-cell office:value-type="float" office:value="38728.839999999997" table:style-name="ce1">
            <text:p>38728.84</text:p>
          </table:table-cell>
          <table:table-cell office:value-type="float" office:value="3.6579018599999999" table:style-name="ce1">
            <text:p>3.65790186</text:p>
          </table:table-cell>
          <table:table-cell office:value-type="float" office:value="141666.29587164201" table:style-name="ce1">
            <text:p>141666.2959</text:p>
          </table:table-cell>
          <table:table-cell table:number-columns-repeated="16375"/>
        </table:table-row>
        <table:table-row table:style-name="ro1">
          <table:table-cell office:value-type="float" office:value="1612744560" table:style-name="ce1">
            <text:p>1612744560</text:p>
          </table:table-cell>
          <table:table-cell office:value-type="date" office:date-value="2021-02-08T00:36:00" table:style-name="ce2">
            <text:p>08/02/2021 00:36</text:p>
          </table:table-cell>
          <table:table-cell office:value-type="string" table:style-name="ce1">
            <text:p>BTC/USD</text:p>
          </table:table-cell>
          <table:table-cell office:value-type="float" office:value="38737.370000000003" table:style-name="ce1">
            <text:p>38737.37</text:p>
          </table:table-cell>
          <table:table-cell office:value-type="float" office:value="38775.870000000003" table:style-name="ce1">
            <text:p>38775.87</text:p>
          </table:table-cell>
          <table:table-cell office:value-type="float" office:value="38717.800000000003" table:style-name="ce1">
            <text:p>38717.8</text:p>
          </table:table-cell>
          <table:table-cell office:value-type="float" office:value="38760" table:style-name="ce1">
            <text:p>38760</text:p>
          </table:table-cell>
          <table:table-cell office:value-type="float" office:value="5.58779921" table:style-name="ce1">
            <text:p>5.58779921</text:p>
          </table:table-cell>
          <table:table-cell office:value-type="float" office:value="216583.09737959999" table:style-name="ce1">
            <text:p>216583.0974</text:p>
          </table:table-cell>
          <table:table-cell table:number-columns-repeated="16375"/>
        </table:table-row>
        <table:table-row table:style-name="ro1">
          <table:table-cell office:value-type="float" office:value="1612744500" table:style-name="ce1">
            <text:p>1612744500</text:p>
          </table:table-cell>
          <table:table-cell office:value-type="date" office:date-value="2021-02-08T00:35:00" table:style-name="ce2">
            <text:p>08/02/2021 00:35</text:p>
          </table:table-cell>
          <table:table-cell office:value-type="string" table:style-name="ce1">
            <text:p>BTC/USD</text:p>
          </table:table-cell>
          <table:table-cell office:value-type="float" office:value="38797.089999999997" table:style-name="ce1">
            <text:p>38797.09</text:p>
          </table:table-cell>
          <table:table-cell office:value-type="float" office:value="38797.089999999997" table:style-name="ce1">
            <text:p>38797.09</text:p>
          </table:table-cell>
          <table:table-cell office:value-type="float" office:value="38723.25" table:style-name="ce1">
            <text:p>38723.25</text:p>
          </table:table-cell>
          <table:table-cell office:value-type="float" office:value="38725.660000000003" table:style-name="ce1">
            <text:p>38725.66</text:p>
          </table:table-cell>
          <table:table-cell office:value-type="float" office:value="1.06730338" table:style-name="ce1">
            <text:p>1.06730338</text:p>
          </table:table-cell>
          <table:table-cell office:value-type="float" office:value="41332.027810730797" table:style-name="ce1">
            <text:p>41332.02781</text:p>
          </table:table-cell>
          <table:table-cell table:number-columns-repeated="16375"/>
        </table:table-row>
        <table:table-row table:style-name="ro1">
          <table:table-cell office:value-type="float" office:value="1612744440" table:style-name="ce1">
            <text:p>1612744440</text:p>
          </table:table-cell>
          <table:table-cell office:value-type="date" office:date-value="2021-02-08T00:34:00" table:style-name="ce2">
            <text:p>08/02/2021 00:34</text:p>
          </table:table-cell>
          <table:table-cell office:value-type="string" table:style-name="ce1">
            <text:p>BTC/USD</text:p>
          </table:table-cell>
          <table:table-cell office:value-type="float" office:value="38799.68" table:style-name="ce1">
            <text:p>38799.68</text:p>
          </table:table-cell>
          <table:table-cell office:value-type="float" office:value="38824.71" table:style-name="ce1">
            <text:p>38824.71</text:p>
          </table:table-cell>
          <table:table-cell office:value-type="float" office:value="38783.360000000001" table:style-name="ce1">
            <text:p>38783.36</text:p>
          </table:table-cell>
          <table:table-cell office:value-type="float" office:value="38814.31" table:style-name="ce1">
            <text:p>38814.31</text:p>
          </table:table-cell>
          <table:table-cell office:value-type="float" office:value="1.8511809699999999" table:style-name="ce1">
            <text:p>1.85118097</text:p>
          </table:table-cell>
          <table:table-cell office:value-type="float" office:value="71852.312035680603" table:style-name="ce1">
            <text:p>71852.31204</text:p>
          </table:table-cell>
          <table:table-cell table:number-columns-repeated="16375"/>
        </table:table-row>
        <table:table-row table:style-name="ro1">
          <table:table-cell office:value-type="float" office:value="1612744380" table:style-name="ce1">
            <text:p>1612744380</text:p>
          </table:table-cell>
          <table:table-cell office:value-type="date" office:date-value="2021-02-08T00:33:00" table:style-name="ce2">
            <text:p>08/02/2021 00:33</text:p>
          </table:table-cell>
          <table:table-cell office:value-type="string" table:style-name="ce1">
            <text:p>BTC/USD</text:p>
          </table:table-cell>
          <table:table-cell office:value-type="float" office:value="38813.46" table:style-name="ce1">
            <text:p>38813.46</text:p>
          </table:table-cell>
          <table:table-cell office:value-type="float" office:value="38813.74" table:style-name="ce1">
            <text:p>38813.74</text:p>
          </table:table-cell>
          <table:table-cell office:value-type="float" office:value="38795.5" table:style-name="ce1">
            <text:p>38795.5</text:p>
          </table:table-cell>
          <table:table-cell office:value-type="float" office:value="38795.629999999997" table:style-name="ce1">
            <text:p>38795.63</text:p>
          </table:table-cell>
          <table:table-cell office:value-type="float" office:value="2.53021831" table:style-name="ce1">
            <text:p>2.53021831</text:p>
          </table:table-cell>
          <table:table-cell office:value-type="float" office:value="98161.413373985299" table:style-name="ce1">
            <text:p>98161.41337</text:p>
          </table:table-cell>
          <table:table-cell table:number-columns-repeated="16375"/>
        </table:table-row>
        <table:table-row table:style-name="ro1">
          <table:table-cell office:value-type="float" office:value="1612744320" table:style-name="ce1">
            <text:p>1612744320</text:p>
          </table:table-cell>
          <table:table-cell office:value-type="date" office:date-value="2021-02-08T00:32:00" table:style-name="ce2">
            <text:p>08/02/2021 00:32</text:p>
          </table:table-cell>
          <table:table-cell office:value-type="string" table:style-name="ce1">
            <text:p>BTC/USD</text:p>
          </table:table-cell>
          <table:table-cell office:value-type="float" office:value="38844.31" table:style-name="ce1">
            <text:p>38844.31</text:p>
          </table:table-cell>
          <table:table-cell office:value-type="float" office:value="38853.03" table:style-name="ce1">
            <text:p>38853.03</text:p>
          </table:table-cell>
          <table:table-cell office:value-type="float" office:value="38801.11" table:style-name="ce1">
            <text:p>38801.11</text:p>
          </table:table-cell>
          <table:table-cell office:value-type="float" office:value="38801.11" table:style-name="ce1">
            <text:p>38801.11</text:p>
          </table:table-cell>
          <table:table-cell office:value-type="float" office:value="1.5850153899999999" table:style-name="ce1">
            <text:p>1.58501539</text:p>
          </table:table-cell>
          <table:table-cell office:value-type="float" office:value="61500.356499082802" table:style-name="ce1">
            <text:p>61500.3565</text:p>
          </table:table-cell>
          <table:table-cell table:number-columns-repeated="16375"/>
        </table:table-row>
        <table:table-row table:style-name="ro1">
          <table:table-cell office:value-type="float" office:value="1612744260" table:style-name="ce1">
            <text:p>1612744260</text:p>
          </table:table-cell>
          <table:table-cell office:value-type="date" office:date-value="2021-02-08T00:31:00" table:style-name="ce2">
            <text:p>08/02/2021 00:31</text:p>
          </table:table-cell>
          <table:table-cell office:value-type="string" table:style-name="ce1">
            <text:p>BTC/USD</text:p>
          </table:table-cell>
          <table:table-cell office:value-type="float" office:value="38809.879999999997" table:style-name="ce1">
            <text:p>38809.88</text:p>
          </table:table-cell>
          <table:table-cell office:value-type="float" office:value="38875.31" table:style-name="ce1">
            <text:p>38875.31</text:p>
          </table:table-cell>
          <table:table-cell office:value-type="float" office:value="38806.22" table:style-name="ce1">
            <text:p>38806.22</text:p>
          </table:table-cell>
          <table:table-cell office:value-type="float" office:value="38832.04" table:style-name="ce1">
            <text:p>38832.04</text:p>
          </table:table-cell>
          <table:table-cell office:value-type="float" office:value="15.669358920000001" table:style-name="ce1">
            <text:p>15.66935892</text:p>
          </table:table-cell>
          <table:table-cell office:value-type="float" office:value="608473.17235579598" table:style-name="ce1">
            <text:p>608473.1724</text:p>
          </table:table-cell>
          <table:table-cell table:number-columns-repeated="16375"/>
        </table:table-row>
        <table:table-row table:style-name="ro1">
          <table:table-cell office:value-type="float" office:value="1612744200" table:style-name="ce1">
            <text:p>1612744200</text:p>
          </table:table-cell>
          <table:table-cell office:value-type="date" office:date-value="2021-02-08T00:30:00" table:style-name="ce2">
            <text:p>08/02/2021 00:30</text:p>
          </table:table-cell>
          <table:table-cell office:value-type="string" table:style-name="ce1">
            <text:p>BTC/USD</text:p>
          </table:table-cell>
          <table:table-cell office:value-type="float" office:value="38856.85" table:style-name="ce1">
            <text:p>38856.85</text:p>
          </table:table-cell>
          <table:table-cell office:value-type="float" office:value="38869.96" table:style-name="ce1">
            <text:p>38869.96</text:p>
          </table:table-cell>
          <table:table-cell office:value-type="float" office:value="38809.879999999997" table:style-name="ce1">
            <text:p>38809.88</text:p>
          </table:table-cell>
          <table:table-cell office:value-type="float" office:value="38809.879999999997" table:style-name="ce1">
            <text:p>38809.88</text:p>
          </table:table-cell>
          <table:table-cell office:value-type="float" office:value="3.53322797" table:style-name="ce1">
            <text:p>3.53322797</text:p>
          </table:table-cell>
          <table:table-cell office:value-type="float" office:value="137124.15352834301" table:style-name="ce1">
            <text:p>137124.1535</text:p>
          </table:table-cell>
          <table:table-cell table:number-columns-repeated="16375"/>
        </table:table-row>
        <table:table-row table:style-name="ro1">
          <table:table-cell office:value-type="float" office:value="1612744140" table:style-name="ce1">
            <text:p>1612744140</text:p>
          </table:table-cell>
          <table:table-cell office:value-type="date" office:date-value="2021-02-08T00:29:00" table:style-name="ce2">
            <text:p>08/02/2021 00:29</text:p>
          </table:table-cell>
          <table:table-cell office:value-type="string" table:style-name="ce1">
            <text:p>BTC/USD</text:p>
          </table:table-cell>
          <table:table-cell office:value-type="float" office:value="38869.279999999999" table:style-name="ce1">
            <text:p>38869.28</text:p>
          </table:table-cell>
          <table:table-cell office:value-type="float" office:value="38899.19" table:style-name="ce1">
            <text:p>38899.19</text:p>
          </table:table-cell>
          <table:table-cell office:value-type="float" office:value="38869.279999999999" table:style-name="ce1">
            <text:p>38869.28</text:p>
          </table:table-cell>
          <table:table-cell office:value-type="float" office:value="38878.03" table:style-name="ce1">
            <text:p>38878.03</text:p>
          </table:table-cell>
          <table:table-cell office:value-type="float" office:value="2.8096493599999999" table:style-name="ce1">
            <text:p>2.80964936</text:p>
          </table:table-cell>
          <table:table-cell office:value-type="float" office:value="109233.63210756" table:style-name="ce1">
            <text:p>109233.6321</text:p>
          </table:table-cell>
          <table:table-cell table:number-columns-repeated="16375"/>
        </table:table-row>
        <table:table-row table:style-name="ro1">
          <table:table-cell office:value-type="float" office:value="1612744080" table:style-name="ce1">
            <text:p>1612744080</text:p>
          </table:table-cell>
          <table:table-cell office:value-type="date" office:date-value="2021-02-08T00:28:00" table:style-name="ce2">
            <text:p>08/02/2021 00:28</text:p>
          </table:table-cell>
          <table:table-cell office:value-type="string" table:style-name="ce1">
            <text:p>BTC/USD</text:p>
          </table:table-cell>
          <table:table-cell office:value-type="float" office:value="38863.21" table:style-name="ce1">
            <text:p>38863.21</text:p>
          </table:table-cell>
          <table:table-cell office:value-type="float" office:value="38877.47" table:style-name="ce1">
            <text:p>38877.47</text:p>
          </table:table-cell>
          <table:table-cell office:value-type="float" office:value="38853.730000000003" table:style-name="ce1">
            <text:p>38853.73</text:p>
          </table:table-cell>
          <table:table-cell office:value-type="float" office:value="38853.730000000003" table:style-name="ce1">
            <text:p>38853.73</text:p>
          </table:table-cell>
          <table:table-cell office:value-type="float" office:value="3.29318716" table:style-name="ce1">
            <text:p>3.29318716</text:p>
          </table:table-cell>
          <table:table-cell office:value-type="float" office:value="127952.604754106" table:style-name="ce1">
            <text:p>127952.6048</text:p>
          </table:table-cell>
          <table:table-cell table:number-columns-repeated="16375"/>
        </table:table-row>
        <table:table-row table:style-name="ro1">
          <table:table-cell office:value-type="float" office:value="1612744020" table:style-name="ce1">
            <text:p>1612744020</text:p>
          </table:table-cell>
          <table:table-cell office:value-type="date" office:date-value="2021-02-08T00:27:00" table:style-name="ce2">
            <text:p>08/02/2021 00:27</text:p>
          </table:table-cell>
          <table:table-cell office:value-type="string" table:style-name="ce1">
            <text:p>BTC/USD</text:p>
          </table:table-cell>
          <table:table-cell office:value-type="float" office:value="38829.71" table:style-name="ce1">
            <text:p>38829.71</text:p>
          </table:table-cell>
          <table:table-cell office:value-type="float" office:value="38874.21" table:style-name="ce1">
            <text:p>38874.21</text:p>
          </table:table-cell>
          <table:table-cell office:value-type="float" office:value="38829.71" table:style-name="ce1">
            <text:p>38829.71</text:p>
          </table:table-cell>
          <table:table-cell office:value-type="float" office:value="38858.480000000003" table:style-name="ce1">
            <text:p>38858.48</text:p>
          </table:table-cell>
          <table:table-cell office:value-type="float" office:value="2.3866528300000001" table:style-name="ce1">
            <text:p>2.38665283</text:p>
          </table:table-cell>
          <table:table-cell office:value-type="float" office:value="92741.701261498398" table:style-name="ce1">
            <text:p>92741.70126</text:p>
          </table:table-cell>
          <table:table-cell table:number-columns-repeated="16375"/>
        </table:table-row>
        <table:table-row table:style-name="ro1">
          <table:table-cell office:value-type="float" office:value="1612743960" table:style-name="ce1">
            <text:p>1612743960</text:p>
          </table:table-cell>
          <table:table-cell office:value-type="date" office:date-value="2021-02-08T00:26:00" table:style-name="ce2">
            <text:p>08/02/2021 00:26</text:p>
          </table:table-cell>
          <table:table-cell office:value-type="string" table:style-name="ce1">
            <text:p>BTC/USD</text:p>
          </table:table-cell>
          <table:table-cell office:value-type="float" office:value="38885.79" table:style-name="ce1">
            <text:p>38885.79</text:p>
          </table:table-cell>
          <table:table-cell office:value-type="float" office:value="38886.85" table:style-name="ce1">
            <text:p>38886.85</text:p>
          </table:table-cell>
          <table:table-cell office:value-type="float" office:value="38818.65" table:style-name="ce1">
            <text:p>38818.65</text:p>
          </table:table-cell>
          <table:table-cell office:value-type="float" office:value="38818.65" table:style-name="ce1">
            <text:p>38818.65</text:p>
          </table:table-cell>
          <table:table-cell office:value-type="float" office:value="3.7056745599999998" table:style-name="ce1">
            <text:p>3.70567456</text:p>
          </table:table-cell>
          <table:table-cell office:value-type="float" office:value="143849.283758543" table:style-name="ce1">
            <text:p>143849.2838</text:p>
          </table:table-cell>
          <table:table-cell table:number-columns-repeated="16375"/>
        </table:table-row>
        <table:table-row table:style-name="ro1">
          <table:table-cell office:value-type="float" office:value="1612743900" table:style-name="ce1">
            <text:p>1612743900</text:p>
          </table:table-cell>
          <table:table-cell office:value-type="date" office:date-value="2021-02-08T00:25:00" table:style-name="ce2">
            <text:p>08/02/2021 00:25</text:p>
          </table:table-cell>
          <table:table-cell office:value-type="string" table:style-name="ce1">
            <text:p>BTC/USD</text:p>
          </table:table-cell>
          <table:table-cell office:value-type="float" office:value="38915.620000000003" table:style-name="ce1">
            <text:p>38915.62</text:p>
          </table:table-cell>
          <table:table-cell office:value-type="float" office:value="38928" table:style-name="ce1">
            <text:p>38928</text:p>
          </table:table-cell>
          <table:table-cell office:value-type="float" office:value="38900.129999999997" table:style-name="ce1">
            <text:p>38900.13</text:p>
          </table:table-cell>
          <table:table-cell office:value-type="float" office:value="38900.129999999997" table:style-name="ce1">
            <text:p>38900.13</text:p>
          </table:table-cell>
          <table:table-cell office:value-type="float" office:value="0.66853483999999996" table:style-name="ce1">
            <text:p>0.66853484</text:p>
          </table:table-cell>
          <table:table-cell office:value-type="float" office:value="26006.092185529102" table:style-name="ce1">
            <text:p>26006.09219</text:p>
          </table:table-cell>
          <table:table-cell table:number-columns-repeated="16375"/>
        </table:table-row>
        <table:table-row table:style-name="ro1">
          <table:table-cell office:value-type="float" office:value="1612743840" table:style-name="ce1">
            <text:p>1612743840</text:p>
          </table:table-cell>
          <table:table-cell office:value-type="date" office:date-value="2021-02-08T00:24:00" table:style-name="ce2">
            <text:p>08/02/2021 00:24</text:p>
          </table:table-cell>
          <table:table-cell office:value-type="string" table:style-name="ce1">
            <text:p>BTC/USD</text:p>
          </table:table-cell>
          <table:table-cell office:value-type="float" office:value="38928.629999999997" table:style-name="ce1">
            <text:p>38928.63</text:p>
          </table:table-cell>
          <table:table-cell office:value-type="float" office:value="38948.99" table:style-name="ce1">
            <text:p>38948.99</text:p>
          </table:table-cell>
          <table:table-cell office:value-type="float" office:value="38924.43" table:style-name="ce1">
            <text:p>38924.43</text:p>
          </table:table-cell>
          <table:table-cell office:value-type="float" office:value="38928.720000000001" table:style-name="ce1">
            <text:p>38928.72</text:p>
          </table:table-cell>
          <table:table-cell office:value-type="float" office:value="1.4611037099999999" table:style-name="ce1">
            <text:p>1.46110371</text:p>
          </table:table-cell>
          <table:table-cell office:value-type="float" office:value="56878.897217551203" table:style-name="ce1">
            <text:p>56878.89722</text:p>
          </table:table-cell>
          <table:table-cell table:number-columns-repeated="16375"/>
        </table:table-row>
        <table:table-row table:style-name="ro1">
          <table:table-cell office:value-type="float" office:value="1612743780" table:style-name="ce1">
            <text:p>1612743780</text:p>
          </table:table-cell>
          <table:table-cell office:value-type="date" office:date-value="2021-02-08T00:23:00" table:style-name="ce2">
            <text:p>08/02/2021 00:23</text:p>
          </table:table-cell>
          <table:table-cell office:value-type="string" table:style-name="ce1">
            <text:p>BTC/USD</text:p>
          </table:table-cell>
          <table:table-cell office:value-type="float" office:value="38876.78" table:style-name="ce1">
            <text:p>38876.78</text:p>
          </table:table-cell>
          <table:table-cell office:value-type="float" office:value="38949.26" table:style-name="ce1">
            <text:p>38949.26</text:p>
          </table:table-cell>
          <table:table-cell office:value-type="float" office:value="38876.78" table:style-name="ce1">
            <text:p>38876.78</text:p>
          </table:table-cell>
          <table:table-cell office:value-type="float" office:value="38923.46" table:style-name="ce1">
            <text:p>38923.46</text:p>
          </table:table-cell>
          <table:table-cell office:value-type="float" office:value="3.1573736499999998" table:style-name="ce1">
            <text:p>3.15737365</text:p>
          </table:table-cell>
          <table:table-cell office:value-type="float" office:value="122895.906970828" table:style-name="ce1">
            <text:p>122895.907</text:p>
          </table:table-cell>
          <table:table-cell table:number-columns-repeated="16375"/>
        </table:table-row>
        <table:table-row table:style-name="ro1">
          <table:table-cell office:value-type="float" office:value="1612743720" table:style-name="ce1">
            <text:p>1612743720</text:p>
          </table:table-cell>
          <table:table-cell office:value-type="date" office:date-value="2021-02-08T00:22:00" table:style-name="ce2">
            <text:p>08/02/2021 00:22</text:p>
          </table:table-cell>
          <table:table-cell office:value-type="string" table:style-name="ce1">
            <text:p>BTC/USD</text:p>
          </table:table-cell>
          <table:table-cell office:value-type="float" office:value="38953.129999999997" table:style-name="ce1">
            <text:p>38953.13</text:p>
          </table:table-cell>
          <table:table-cell office:value-type="float" office:value="38953.129999999997" table:style-name="ce1">
            <text:p>38953.13</text:p>
          </table:table-cell>
          <table:table-cell office:value-type="float" office:value="38883.11" table:style-name="ce1">
            <text:p>38883.11</text:p>
          </table:table-cell>
          <table:table-cell office:value-type="float" office:value="38883.11" table:style-name="ce1">
            <text:p>38883.11</text:p>
          </table:table-cell>
          <table:table-cell office:value-type="float" office:value="1.3383620899999999" table:style-name="ce1">
            <text:p>1.33836209</text:p>
          </table:table-cell>
          <table:table-cell office:value-type="float" office:value="52039.680365299901" table:style-name="ce1">
            <text:p>52039.68037</text:p>
          </table:table-cell>
          <table:table-cell table:number-columns-repeated="16375"/>
        </table:table-row>
        <table:table-row table:style-name="ro1">
          <table:table-cell office:value-type="float" office:value="1612743660" table:style-name="ce1">
            <text:p>1612743660</text:p>
          </table:table-cell>
          <table:table-cell office:value-type="date" office:date-value="2021-02-08T00:21:00" table:style-name="ce2">
            <text:p>08/02/2021 00:21</text:p>
          </table:table-cell>
          <table:table-cell office:value-type="string" table:style-name="ce1">
            <text:p>BTC/USD</text:p>
          </table:table-cell>
          <table:table-cell office:value-type="float" office:value="39001.54" table:style-name="ce1">
            <text:p>39001.54</text:p>
          </table:table-cell>
          <table:table-cell office:value-type="float" office:value="39020.51" table:style-name="ce1">
            <text:p>39020.51</text:p>
          </table:table-cell>
          <table:table-cell office:value-type="float" office:value="38909.980000000003" table:style-name="ce1">
            <text:p>38909.98</text:p>
          </table:table-cell>
          <table:table-cell office:value-type="float" office:value="38909.980000000003" table:style-name="ce1">
            <text:p>38909.98</text:p>
          </table:table-cell>
          <table:table-cell office:value-type="float" office:value="2.3635639899999998" table:style-name="ce1">
            <text:p>2.36356399</text:p>
          </table:table-cell>
          <table:table-cell office:value-type="float" office:value="91966.227579620201" table:style-name="ce1">
            <text:p>91966.22758</text:p>
          </table:table-cell>
          <table:table-cell table:number-columns-repeated="16375"/>
        </table:table-row>
        <table:table-row table:style-name="ro1">
          <table:table-cell office:value-type="float" office:value="1612743600" table:style-name="ce1">
            <text:p>1612743600</text:p>
          </table:table-cell>
          <table:table-cell office:value-type="date" office:date-value="2021-02-08T00:20:00" table:style-name="ce2">
            <text:p>08/02/2021 00:20</text:p>
          </table:table-cell>
          <table:table-cell office:value-type="string" table:style-name="ce1">
            <text:p>BTC/USD</text:p>
          </table:table-cell>
          <table:table-cell office:value-type="float" office:value="39036.519999999997" table:style-name="ce1">
            <text:p>39036.52</text:p>
          </table:table-cell>
          <table:table-cell office:value-type="float" office:value="39057.61" table:style-name="ce1">
            <text:p>39057.61</text:p>
          </table:table-cell>
          <table:table-cell office:value-type="float" office:value="39000.06" table:style-name="ce1">
            <text:p>39000.06</text:p>
          </table:table-cell>
          <table:table-cell office:value-type="float" office:value="39000.06" table:style-name="ce1">
            <text:p>39000.06</text:p>
          </table:table-cell>
          <table:table-cell office:value-type="float" office:value="0.90673135000000005" table:style-name="ce1">
            <text:p>0.90673135</text:p>
          </table:table-cell>
          <table:table-cell office:value-type="float" office:value="35362.577053881003" table:style-name="ce1">
            <text:p>35362.57705</text:p>
          </table:table-cell>
          <table:table-cell table:number-columns-repeated="16375"/>
        </table:table-row>
        <table:table-row table:style-name="ro1">
          <table:table-cell office:value-type="float" office:value="1612743540" table:style-name="ce1">
            <text:p>1612743540</text:p>
          </table:table-cell>
          <table:table-cell office:value-type="date" office:date-value="2021-02-08T00:19:00" table:style-name="ce2">
            <text:p>08/02/2021 00:19</text:p>
          </table:table-cell>
          <table:table-cell office:value-type="string" table:style-name="ce1">
            <text:p>BTC/USD</text:p>
          </table:table-cell>
          <table:table-cell office:value-type="float" office:value="39063.89" table:style-name="ce1">
            <text:p>39063.89</text:p>
          </table:table-cell>
          <table:table-cell office:value-type="float" office:value="39063.89" table:style-name="ce1">
            <text:p>39063.89</text:p>
          </table:table-cell>
          <table:table-cell office:value-type="float" office:value="39010.54" table:style-name="ce1">
            <text:p>39010.54</text:p>
          </table:table-cell>
          <table:table-cell office:value-type="float" office:value="39025.46" table:style-name="ce1">
            <text:p>39025.46</text:p>
          </table:table-cell>
          <table:table-cell office:value-type="float" office:value="1.4508148999999999" table:style-name="ce1">
            <text:p>1.4508149</text:p>
          </table:table-cell>
          <table:table-cell office:value-type="float" office:value="56618.718847353899" table:style-name="ce1">
            <text:p>56618.71885</text:p>
          </table:table-cell>
          <table:table-cell table:number-columns-repeated="16375"/>
        </table:table-row>
        <table:table-row table:style-name="ro1">
          <table:table-cell office:value-type="float" office:value="1612743480" table:style-name="ce1">
            <text:p>1612743480</text:p>
          </table:table-cell>
          <table:table-cell office:value-type="date" office:date-value="2021-02-08T00:18:00" table:style-name="ce2">
            <text:p>08/02/2021 00:18</text:p>
          </table:table-cell>
          <table:table-cell office:value-type="string" table:style-name="ce1">
            <text:p>BTC/USD</text:p>
          </table:table-cell>
          <table:table-cell office:value-type="float" office:value="39088.199999999997" table:style-name="ce1">
            <text:p>39088.2</text:p>
          </table:table-cell>
          <table:table-cell office:value-type="float" office:value="39088.199999999997" table:style-name="ce1">
            <text:p>39088.2</text:p>
          </table:table-cell>
          <table:table-cell office:value-type="float" office:value="39043.919999999998" table:style-name="ce1">
            <text:p>39043.92</text:p>
          </table:table-cell>
          <table:table-cell office:value-type="float" office:value="39063.65" table:style-name="ce1">
            <text:p>39063.65</text:p>
          </table:table-cell>
          <table:table-cell office:value-type="float" office:value="4.3479735000000002" table:style-name="ce1">
            <text:p>4.3479735</text:p>
          </table:table-cell>
          <table:table-cell office:value-type="float" office:value="169847.71501327501" table:style-name="ce1">
            <text:p>169847.715</text:p>
          </table:table-cell>
          <table:table-cell table:number-columns-repeated="16375"/>
        </table:table-row>
        <table:table-row table:style-name="ro1">
          <table:table-cell office:value-type="float" office:value="1612743420" table:style-name="ce1">
            <text:p>1612743420</text:p>
          </table:table-cell>
          <table:table-cell office:value-type="date" office:date-value="2021-02-08T00:17:00" table:style-name="ce2">
            <text:p>08/02/2021 00:17</text:p>
          </table:table-cell>
          <table:table-cell office:value-type="string" table:style-name="ce1">
            <text:p>BTC/USD</text:p>
          </table:table-cell>
          <table:table-cell office:value-type="float" office:value="39080.06" table:style-name="ce1">
            <text:p>39080.06</text:p>
          </table:table-cell>
          <table:table-cell office:value-type="float" office:value="39092.36" table:style-name="ce1">
            <text:p>39092.36</text:p>
          </table:table-cell>
          <table:table-cell office:value-type="float" office:value="39080.06" table:style-name="ce1">
            <text:p>39080.06</text:p>
          </table:table-cell>
          <table:table-cell office:value-type="float" office:value="39088.080000000002" table:style-name="ce1">
            <text:p>39088.08</text:p>
          </table:table-cell>
          <table:table-cell office:value-type="float" office:value="2.5066899" table:style-name="ce1">
            <text:p>2.5066899</text:p>
          </table:table-cell>
          <table:table-cell office:value-type="float" office:value="97981.695346392007" table:style-name="ce1">
            <text:p>97981.69535</text:p>
          </table:table-cell>
          <table:table-cell table:number-columns-repeated="16375"/>
        </table:table-row>
        <table:table-row table:style-name="ro1">
          <table:table-cell office:value-type="float" office:value="1612743360" table:style-name="ce1">
            <text:p>1612743360</text:p>
          </table:table-cell>
          <table:table-cell office:value-type="date" office:date-value="2021-02-08T00:16:00" table:style-name="ce2">
            <text:p>08/02/2021 00:16</text:p>
          </table:table-cell>
          <table:table-cell office:value-type="string" table:style-name="ce1">
            <text:p>BTC/USD</text:p>
          </table:table-cell>
          <table:table-cell office:value-type="float" office:value="39072.04" table:style-name="ce1">
            <text:p>39072.04</text:p>
          </table:table-cell>
          <table:table-cell office:value-type="float" office:value="39114.199999999997" table:style-name="ce1">
            <text:p>39114.2</text:p>
          </table:table-cell>
          <table:table-cell office:value-type="float" office:value="39042.410000000003" table:style-name="ce1">
            <text:p>39042.41</text:p>
          </table:table-cell>
          <table:table-cell office:value-type="float" office:value="39095.269999999997" table:style-name="ce1">
            <text:p>39095.27</text:p>
          </table:table-cell>
          <table:table-cell office:value-type="float" office:value="2.57226321" table:style-name="ce1">
            <text:p>2.57226321</text:p>
          </table:table-cell>
          <table:table-cell office:value-type="float" office:value="100563.32470601601" table:style-name="ce1">
            <text:p>100563.3247</text:p>
          </table:table-cell>
          <table:table-cell table:number-columns-repeated="16375"/>
        </table:table-row>
        <table:table-row table:style-name="ro1">
          <table:table-cell office:value-type="float" office:value="1612743300" table:style-name="ce1">
            <text:p>1612743300</text:p>
          </table:table-cell>
          <table:table-cell office:value-type="date" office:date-value="2021-02-08T00:15:00" table:style-name="ce2">
            <text:p>08/02/2021 00:15</text:p>
          </table:table-cell>
          <table:table-cell office:value-type="string" table:style-name="ce1">
            <text:p>BTC/USD</text:p>
          </table:table-cell>
          <table:table-cell office:value-type="float" office:value="39123.72" table:style-name="ce1">
            <text:p>39123.72</text:p>
          </table:table-cell>
          <table:table-cell office:value-type="float" office:value="39127.61" table:style-name="ce1">
            <text:p>39127.61</text:p>
          </table:table-cell>
          <table:table-cell office:value-type="float" office:value="39074.400000000001" table:style-name="ce1">
            <text:p>39074.4</text:p>
          </table:table-cell>
          <table:table-cell office:value-type="float" office:value="39074.400000000001" table:style-name="ce1">
            <text:p>39074.4</text:p>
          </table:table-cell>
          <table:table-cell office:value-type="float" office:value="4.3324981999999999" table:style-name="ce1">
            <text:p>4.3324982</text:p>
          </table:table-cell>
          <table:table-cell office:value-type="float" office:value="169289.76766608001" table:style-name="ce1">
            <text:p>169289.7677</text:p>
          </table:table-cell>
          <table:table-cell table:number-columns-repeated="16375"/>
        </table:table-row>
        <table:table-row table:style-name="ro1">
          <table:table-cell office:value-type="float" office:value="1612743240" table:style-name="ce1">
            <text:p>1612743240</text:p>
          </table:table-cell>
          <table:table-cell office:value-type="date" office:date-value="2021-02-08T00:14:00" table:style-name="ce2">
            <text:p>08/02/2021 00:14</text:p>
          </table:table-cell>
          <table:table-cell office:value-type="string" table:style-name="ce1">
            <text:p>BTC/USD</text:p>
          </table:table-cell>
          <table:table-cell office:value-type="float" office:value="39159.050000000003" table:style-name="ce1">
            <text:p>39159.05</text:p>
          </table:table-cell>
          <table:table-cell office:value-type="float" office:value="39159.050000000003" table:style-name="ce1">
            <text:p>39159.05</text:p>
          </table:table-cell>
          <table:table-cell office:value-type="float" office:value="39133.65" table:style-name="ce1">
            <text:p>39133.65</text:p>
          </table:table-cell>
          <table:table-cell office:value-type="float" office:value="39133.65" table:style-name="ce1">
            <text:p>39133.65</text:p>
          </table:table-cell>
          <table:table-cell office:value-type="float" office:value="1.0119867300000001" table:style-name="ce1">
            <text:p>1.01198673</text:p>
          </table:table-cell>
          <table:table-cell office:value-type="float" office:value="39602.734496464502" table:style-name="ce1">
            <text:p>39602.7345</text:p>
          </table:table-cell>
          <table:table-cell table:number-columns-repeated="16375"/>
        </table:table-row>
        <table:table-row table:style-name="ro1">
          <table:table-cell office:value-type="float" office:value="1612743180" table:style-name="ce1">
            <text:p>1612743180</text:p>
          </table:table-cell>
          <table:table-cell office:value-type="date" office:date-value="2021-02-08T00:13:00" table:style-name="ce2">
            <text:p>08/02/2021 00:13</text:p>
          </table:table-cell>
          <table:table-cell office:value-type="string" table:style-name="ce1">
            <text:p>BTC/USD</text:p>
          </table:table-cell>
          <table:table-cell office:value-type="float" office:value="39159" table:style-name="ce1">
            <text:p>39159</text:p>
          </table:table-cell>
          <table:table-cell office:value-type="float" office:value="39162.1" table:style-name="ce1">
            <text:p>39162.1</text:p>
          </table:table-cell>
          <table:table-cell office:value-type="float" office:value="39143.56" table:style-name="ce1">
            <text:p>39143.56</text:p>
          </table:table-cell>
          <table:table-cell office:value-type="float" office:value="39143.56" table:style-name="ce1">
            <text:p>39143.56</text:p>
          </table:table-cell>
          <table:table-cell office:value-type="float" office:value="7.9921498499999997" table:style-name="ce1">
            <text:p>7.99214985</text:p>
          </table:table-cell>
          <table:table-cell office:value-type="float" office:value="312841.19718246598" table:style-name="ce1">
            <text:p>312841.1972</text:p>
          </table:table-cell>
          <table:table-cell table:number-columns-repeated="16375"/>
        </table:table-row>
        <table:table-row table:style-name="ro1">
          <table:table-cell office:value-type="float" office:value="1612743120" table:style-name="ce1">
            <text:p>1612743120</text:p>
          </table:table-cell>
          <table:table-cell office:value-type="date" office:date-value="2021-02-08T00:12:00" table:style-name="ce2">
            <text:p>08/02/2021 00:12</text:p>
          </table:table-cell>
          <table:table-cell office:value-type="string" table:style-name="ce1">
            <text:p>BTC/USD</text:p>
          </table:table-cell>
          <table:table-cell office:value-type="float" office:value="39109.5" table:style-name="ce1">
            <text:p>39109.5</text:p>
          </table:table-cell>
          <table:table-cell office:value-type="float" office:value="39159" table:style-name="ce1">
            <text:p>39159</text:p>
          </table:table-cell>
          <table:table-cell office:value-type="float" office:value="39109.5" table:style-name="ce1">
            <text:p>39109.5</text:p>
          </table:table-cell>
          <table:table-cell office:value-type="float" office:value="39112.61" table:style-name="ce1">
            <text:p>39112.61</text:p>
          </table:table-cell>
          <table:table-cell office:value-type="float" office:value="1.69270236" table:style-name="ce1">
            <text:p>1.69270236</text:p>
          </table:table-cell>
          <table:table-cell office:value-type="float" office:value="66206.007252759606" table:style-name="ce1">
            <text:p>66206.00725</text:p>
          </table:table-cell>
          <table:table-cell table:number-columns-repeated="16375"/>
        </table:table-row>
        <table:table-row table:style-name="ro1">
          <table:table-cell office:value-type="float" office:value="1612743060" table:style-name="ce1">
            <text:p>1612743060</text:p>
          </table:table-cell>
          <table:table-cell office:value-type="date" office:date-value="2021-02-08T00:11:00" table:style-name="ce2">
            <text:p>08/02/2021 00:11</text:p>
          </table:table-cell>
          <table:table-cell office:value-type="string" table:style-name="ce1">
            <text:p>BTC/USD</text:p>
          </table:table-cell>
          <table:table-cell office:value-type="float" office:value="39093.129999999997" table:style-name="ce1">
            <text:p>39093.13</text:p>
          </table:table-cell>
          <table:table-cell office:value-type="float" office:value="39147.379999999997" table:style-name="ce1">
            <text:p>39147.38</text:p>
          </table:table-cell>
          <table:table-cell office:value-type="float" office:value="39093.129999999997" table:style-name="ce1">
            <text:p>39093.13</text:p>
          </table:table-cell>
          <table:table-cell office:value-type="float" office:value="39120.29" table:style-name="ce1">
            <text:p>39120.29</text:p>
          </table:table-cell>
          <table:table-cell office:value-type="float" office:value="9.8113519599999997" table:style-name="ce1">
            <text:p>9.81135196</text:p>
          </table:table-cell>
          <table:table-cell office:value-type="float" office:value="383822.93396726798" table:style-name="ce1">
            <text:p>383822.934</text:p>
          </table:table-cell>
          <table:table-cell table:number-columns-repeated="16375"/>
        </table:table-row>
        <table:table-row table:style-name="ro1">
          <table:table-cell office:value-type="float" office:value="1612743000" table:style-name="ce1">
            <text:p>1612743000</text:p>
          </table:table-cell>
          <table:table-cell office:value-type="date" office:date-value="2021-02-08T00:10:00" table:style-name="ce2">
            <text:p>08/02/2021 00:10</text:p>
          </table:table-cell>
          <table:table-cell office:value-type="string" table:style-name="ce1">
            <text:p>BTC/USD</text:p>
          </table:table-cell>
          <table:table-cell office:value-type="float" office:value="39026.97" table:style-name="ce1">
            <text:p>39026.97</text:p>
          </table:table-cell>
          <table:table-cell office:value-type="float" office:value="39099" table:style-name="ce1">
            <text:p>39099</text:p>
          </table:table-cell>
          <table:table-cell office:value-type="float" office:value="39026.97" table:style-name="ce1">
            <text:p>39026.97</text:p>
          </table:table-cell>
          <table:table-cell office:value-type="float" office:value="39099" table:style-name="ce1">
            <text:p>39099</text:p>
          </table:table-cell>
          <table:table-cell office:value-type="float" office:value="3.6301164799999999" table:style-name="ce1">
            <text:p>3.63011648</text:p>
          </table:table-cell>
          <table:table-cell office:value-type="float" office:value="141933.92425151999" table:style-name="ce1">
            <text:p>141933.9243</text:p>
          </table:table-cell>
          <table:table-cell table:number-columns-repeated="16375"/>
        </table:table-row>
        <table:table-row table:style-name="ro1">
          <table:table-cell office:value-type="float" office:value="1612742940" table:style-name="ce1">
            <text:p>1612742940</text:p>
          </table:table-cell>
          <table:table-cell office:value-type="date" office:date-value="2021-02-08T00:09:00" table:style-name="ce2">
            <text:p>08/02/2021 00:09</text:p>
          </table:table-cell>
          <table:table-cell office:value-type="string" table:style-name="ce1">
            <text:p>BTC/USD</text:p>
          </table:table-cell>
          <table:table-cell office:value-type="float" office:value="39027.199999999997" table:style-name="ce1">
            <text:p>39027.2</text:p>
          </table:table-cell>
          <table:table-cell office:value-type="float" office:value="39042.300000000003" table:style-name="ce1">
            <text:p>39042.3</text:p>
          </table:table-cell>
          <table:table-cell office:value-type="float" office:value="39025.74" table:style-name="ce1">
            <text:p>39025.74</text:p>
          </table:table-cell>
          <table:table-cell office:value-type="float" office:value="39025.74" table:style-name="ce1">
            <text:p>39025.74</text:p>
          </table:table-cell>
          <table:table-cell office:value-type="float" office:value="0.14580270000000001" table:style-name="ce1">
            <text:p>0.1458027</text:p>
          </table:table-cell>
          <table:table-cell office:value-type="float" office:value="5690.0582614980003" table:style-name="ce1">
            <text:p>5690.058261</text:p>
          </table:table-cell>
          <table:table-cell table:number-columns-repeated="16375"/>
        </table:table-row>
        <table:table-row table:style-name="ro1">
          <table:table-cell office:value-type="float" office:value="1612742880" table:style-name="ce1">
            <text:p>1612742880</text:p>
          </table:table-cell>
          <table:table-cell office:value-type="date" office:date-value="2021-02-08T00:08:00" table:style-name="ce2">
            <text:p>08/02/2021 00:08</text:p>
          </table:table-cell>
          <table:table-cell office:value-type="string" table:style-name="ce1">
            <text:p>BTC/USD</text:p>
          </table:table-cell>
          <table:table-cell office:value-type="float" office:value="38998.99" table:style-name="ce1">
            <text:p>38998.99</text:p>
          </table:table-cell>
          <table:table-cell office:value-type="float" office:value="39050" table:style-name="ce1">
            <text:p>39050</text:p>
          </table:table-cell>
          <table:table-cell office:value-type="float" office:value="38998.99" table:style-name="ce1">
            <text:p>38998.99</text:p>
          </table:table-cell>
          <table:table-cell office:value-type="float" office:value="39049.03" table:style-name="ce1">
            <text:p>39049.03</text:p>
          </table:table-cell>
          <table:table-cell office:value-type="float" office:value="3.6203610799999999" table:style-name="ce1">
            <text:p>3.62036108</text:p>
          </table:table-cell>
          <table:table-cell office:value-type="float" office:value="141371.58842375199" table:style-name="ce1">
            <text:p>141371.5884</text:p>
          </table:table-cell>
          <table:table-cell table:number-columns-repeated="16375"/>
        </table:table-row>
        <table:table-row table:style-name="ro1">
          <table:table-cell office:value-type="float" office:value="1612742820" table:style-name="ce1">
            <text:p>1612742820</text:p>
          </table:table-cell>
          <table:table-cell office:value-type="date" office:date-value="2021-02-08T00:07:00" table:style-name="ce2">
            <text:p>08/02/2021 00:07</text:p>
          </table:table-cell>
          <table:table-cell office:value-type="string" table:style-name="ce1">
            <text:p>BTC/USD</text:p>
          </table:table-cell>
          <table:table-cell office:value-type="float" office:value="38967.03" table:style-name="ce1">
            <text:p>38967.03</text:p>
          </table:table-cell>
          <table:table-cell office:value-type="float" office:value="38999" table:style-name="ce1">
            <text:p>38999</text:p>
          </table:table-cell>
          <table:table-cell office:value-type="float" office:value="38957.64" table:style-name="ce1">
            <text:p>38957.64</text:p>
          </table:table-cell>
          <table:table-cell office:value-type="float" office:value="38999" table:style-name="ce1">
            <text:p>38999</text:p>
          </table:table-cell>
          <table:table-cell office:value-type="float" office:value="1.44415848" table:style-name="ce1">
            <text:p>1.44415848</text:p>
          </table:table-cell>
          <table:table-cell office:value-type="float" office:value="56320.736561520003" table:style-name="ce1">
            <text:p>56320.73656</text:p>
          </table:table-cell>
          <table:table-cell table:number-columns-repeated="16375"/>
        </table:table-row>
        <table:table-row table:style-name="ro1">
          <table:table-cell office:value-type="float" office:value="1612742760" table:style-name="ce1">
            <text:p>1612742760</text:p>
          </table:table-cell>
          <table:table-cell office:value-type="date" office:date-value="2021-02-08T00:06:00" table:style-name="ce2">
            <text:p>08/02/2021 00:06</text:p>
          </table:table-cell>
          <table:table-cell office:value-type="string" table:style-name="ce1">
            <text:p>BTC/USD</text:p>
          </table:table-cell>
          <table:table-cell office:value-type="float" office:value="38935.550000000003" table:style-name="ce1">
            <text:p>38935.55</text:p>
          </table:table-cell>
          <table:table-cell office:value-type="float" office:value="38960.1" table:style-name="ce1">
            <text:p>38960.1</text:p>
          </table:table-cell>
          <table:table-cell office:value-type="float" office:value="38923.5" table:style-name="ce1">
            <text:p>38923.5</text:p>
          </table:table-cell>
          <table:table-cell office:value-type="float" office:value="38927.25" table:style-name="ce1">
            <text:p>38927.25</text:p>
          </table:table-cell>
          <table:table-cell office:value-type="float" office:value="6.18610126" table:style-name="ce1">
            <text:p>6.18610126</text:p>
          </table:table-cell>
          <table:table-cell office:value-type="float" office:value="240807.910273335" table:style-name="ce1">
            <text:p>240807.9103</text:p>
          </table:table-cell>
          <table:table-cell table:number-columns-repeated="16375"/>
        </table:table-row>
        <table:table-row table:style-name="ro1">
          <table:table-cell office:value-type="float" office:value="1612742700" table:style-name="ce1">
            <text:p>1612742700</text:p>
          </table:table-cell>
          <table:table-cell office:value-type="date" office:date-value="2021-02-08T00:05:00" table:style-name="ce2">
            <text:p>08/02/2021 00:05</text:p>
          </table:table-cell>
          <table:table-cell office:value-type="string" table:style-name="ce1">
            <text:p>BTC/USD</text:p>
          </table:table-cell>
          <table:table-cell office:value-type="float" office:value="38934.870000000003" table:style-name="ce1">
            <text:p>38934.87</text:p>
          </table:table-cell>
          <table:table-cell office:value-type="float" office:value="38939.19" table:style-name="ce1">
            <text:p>38939.19</text:p>
          </table:table-cell>
          <table:table-cell office:value-type="float" office:value="38882.92" table:style-name="ce1">
            <text:p>38882.92</text:p>
          </table:table-cell>
          <table:table-cell office:value-type="float" office:value="38919.57" table:style-name="ce1">
            <text:p>38919.57</text:p>
          </table:table-cell>
          <table:table-cell office:value-type="float" office:value="1.2927894799999999" table:style-name="ce1">
            <text:p>1.29278948</text:p>
          </table:table-cell>
          <table:table-cell office:value-type="float" office:value="50314.8106621236" table:style-name="ce1">
            <text:p>50314.81066</text:p>
          </table:table-cell>
          <table:table-cell table:number-columns-repeated="16375"/>
        </table:table-row>
        <table:table-row table:style-name="ro1">
          <table:table-cell office:value-type="float" office:value="1612742640" table:style-name="ce1">
            <text:p>1612742640</text:p>
          </table:table-cell>
          <table:table-cell office:value-type="date" office:date-value="2021-02-08T00:04:00" table:style-name="ce2">
            <text:p>08/02/2021 00:04</text:p>
          </table:table-cell>
          <table:table-cell office:value-type="string" table:style-name="ce1">
            <text:p>BTC/USD</text:p>
          </table:table-cell>
          <table:table-cell office:value-type="float" office:value="38895" table:style-name="ce1">
            <text:p>38895</text:p>
          </table:table-cell>
          <table:table-cell office:value-type="float" office:value="38999" table:style-name="ce1">
            <text:p>38999</text:p>
          </table:table-cell>
          <table:table-cell office:value-type="float" office:value="38895" table:style-name="ce1">
            <text:p>38895</text:p>
          </table:table-cell>
          <table:table-cell office:value-type="float" office:value="38976.04" table:style-name="ce1">
            <text:p>38976.04</text:p>
          </table:table-cell>
          <table:table-cell office:value-type="float" office:value="6.8763942399999998" table:style-name="ce1">
            <text:p>6.87639424</text:p>
          </table:table-cell>
          <table:table-cell office:value-type="float" office:value="268014.61695400899" table:style-name="ce1">
            <text:p>268014.617</text:p>
          </table:table-cell>
          <table:table-cell table:number-columns-repeated="16375"/>
        </table:table-row>
        <table:table-row table:style-name="ro1">
          <table:table-cell office:value-type="float" office:value="1612742580" table:style-name="ce1">
            <text:p>1612742580</text:p>
          </table:table-cell>
          <table:table-cell office:value-type="date" office:date-value="2021-02-08T00:03:00" table:style-name="ce2">
            <text:p>08/02/2021 00:03</text:p>
          </table:table-cell>
          <table:table-cell office:value-type="string" table:style-name="ce1">
            <text:p>BTC/USD</text:p>
          </table:table-cell>
          <table:table-cell office:value-type="float" office:value="38808.99" table:style-name="ce1">
            <text:p>38808.99</text:p>
          </table:table-cell>
          <table:table-cell office:value-type="float" office:value="38860.57" table:style-name="ce1">
            <text:p>38860.57</text:p>
          </table:table-cell>
          <table:table-cell office:value-type="float" office:value="38808.99" table:style-name="ce1">
            <text:p>38808.99</text:p>
          </table:table-cell>
          <table:table-cell office:value-type="float" office:value="38860.57" table:style-name="ce1">
            <text:p>38860.57</text:p>
          </table:table-cell>
          <table:table-cell office:value-type="float" office:value="2.1688648100000001" table:style-name="ce1">
            <text:p>2.16886481</text:p>
          </table:table-cell>
          <table:table-cell office:value-type="float" office:value="84283.322769541701" table:style-name="ce1">
            <text:p>84283.32277</text:p>
          </table:table-cell>
          <table:table-cell table:number-columns-repeated="16375"/>
        </table:table-row>
        <table:table-row table:style-name="ro1">
          <table:table-cell office:value-type="float" office:value="1612742520" table:style-name="ce1">
            <text:p>1612742520</text:p>
          </table:table-cell>
          <table:table-cell office:value-type="date" office:date-value="2021-02-08T00:02:00" table:style-name="ce2">
            <text:p>08/02/2021 00:02</text:p>
          </table:table-cell>
          <table:table-cell office:value-type="string" table:style-name="ce1">
            <text:p>BTC/USD</text:p>
          </table:table-cell>
          <table:table-cell office:value-type="float" office:value="38840" table:style-name="ce1">
            <text:p>38840</text:p>
          </table:table-cell>
          <table:table-cell office:value-type="float" office:value="38840" table:style-name="ce1">
            <text:p>38840</text:p>
          </table:table-cell>
          <table:table-cell office:value-type="float" office:value="38770.199999999997" table:style-name="ce1">
            <text:p>38770.2</text:p>
          </table:table-cell>
          <table:table-cell office:value-type="float" office:value="38794.15" table:style-name="ce1">
            <text:p>38794.15</text:p>
          </table:table-cell>
          <table:table-cell office:value-type="float" office:value="2.43315547" table:style-name="ce1">
            <text:p>2.43315547</text:p>
          </table:table-cell>
          <table:table-cell office:value-type="float" office:value="94392.198276500494" table:style-name="ce1">
            <text:p>94392.19828</text:p>
          </table:table-cell>
          <table:table-cell table:number-columns-repeated="16375"/>
        </table:table-row>
        <table:table-row table:style-name="ro1">
          <table:table-cell office:value-type="float" office:value="1612742460" table:style-name="ce1">
            <text:p>1612742460</text:p>
          </table:table-cell>
          <table:table-cell office:value-type="date" office:date-value="2021-02-08T00:01:00" table:style-name="ce2">
            <text:p>08/02/2021 00:01</text:p>
          </table:table-cell>
          <table:table-cell office:value-type="string" table:style-name="ce1">
            <text:p>BTC/USD</text:p>
          </table:table-cell>
          <table:table-cell office:value-type="float" office:value="38867.74" table:style-name="ce1">
            <text:p>38867.74</text:p>
          </table:table-cell>
          <table:table-cell office:value-type="float" office:value="38885.61" table:style-name="ce1">
            <text:p>38885.61</text:p>
          </table:table-cell>
          <table:table-cell office:value-type="float" office:value="38853" table:style-name="ce1">
            <text:p>38853</text:p>
          </table:table-cell>
          <table:table-cell office:value-type="float" office:value="38853" table:style-name="ce1">
            <text:p>38853</text:p>
          </table:table-cell>
          <table:table-cell office:value-type="float" office:value="4.6429950800000004" table:style-name="ce1">
            <text:p>4.64299508</text:p>
          </table:table-cell>
          <table:table-cell office:value-type="float" office:value="180394.28784323999" table:style-name="ce1">
            <text:p>180394.2878</text:p>
          </table:table-cell>
          <table:table-cell table:number-columns-repeated="16375"/>
        </table:table-row>
        <table:table-row table:style-name="ro1">
          <table:table-cell office:value-type="float" office:value="1612742400" table:style-name="ce1">
            <text:p>1612742400</text:p>
          </table:table-cell>
          <table:table-cell office:value-type="date" office:date-value="2021-02-08T00:00:00" table:style-name="ce2">
            <text:p>08/02/2021 00:00</text:p>
          </table:table-cell>
          <table:table-cell office:value-type="string" table:style-name="ce1">
            <text:p>BTC/USD</text:p>
          </table:table-cell>
          <table:table-cell office:value-type="float" office:value="38870.36" table:style-name="ce1">
            <text:p>38870.36</text:p>
          </table:table-cell>
          <table:table-cell office:value-type="float" office:value="38907.81" table:style-name="ce1">
            <text:p>38907.81</text:p>
          </table:table-cell>
          <table:table-cell office:value-type="float" office:value="38870.36" table:style-name="ce1">
            <text:p>38870.36</text:p>
          </table:table-cell>
          <table:table-cell office:value-type="float" office:value="38884.629999999997" table:style-name="ce1">
            <text:p>38884.63</text:p>
          </table:table-cell>
          <table:table-cell office:value-type="float" office:value="1.9029741499999999" table:style-name="ce1">
            <text:p>1.90297415</text:p>
          </table:table-cell>
          <table:table-cell office:value-type="float" office:value="73996.445722314398" table:style-name="ce1">
            <text:p>73996.44572</text:p>
          </table:table-cell>
          <table:table-cell table:number-columns-repeated="16375"/>
        </table:table-row>
        <table:table-row table:number-rows-repeated="104819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Eva Pappa</meta:initial-creator>
    <dc:creator>Eva Pappa</dc:creator>
    <meta:creation-date>2021-02-09T01:07:27Z</meta:creation-date>
    <dc:date>2021-02-09T01:08:32Z</dc:date>
  </office:meta>
</office:document-meta>
</file>